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0.9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fill-color="#ccccff" draw:textarea-horizontal-align="center" draw:textarea-vertical-align="middle"/>
    </style:style>
    <style:style style:name="gr4" style:family="graphic" style:parent-style-name="standard">
      <style:graphic-properties draw:fill="solid" draw:fill-color="#cccc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0.5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1.8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1.5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3.309cm"/>
    </style:style>
    <style:style style:name="gr9" style:family="graphic" style:parent-style-name="standard">
      <style:graphic-properties svg:stroke-width="0.2cm" draw:marker-start-width="0.5cm" draw:marker-end="Arrow" draw:marker-end-width="0.55cm" draw:textarea-horizontal-align="center" draw:textarea-vertical-align="middle" fo:padding-top="0.1cm" fo:padding-bottom="0.1cm" fo:padding-left="0.1cm" fo:padding-right="0.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2.903cm"/>
    </style:style>
    <style:style style:name="gr11" style:family="graphic" style:parent-style-name="standard">
      <style:graphic-properties draw:stroke="none" draw:fill="none" draw:fill-color="#ffffff" fo:min-height="1.0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cm" fo:min-width="1.206cm"/>
    </style:style>
    <style:style style:name="gr13" style:family="graphic" style:parent-style-name="objectwithoutfill">
      <style:graphic-properties draw:marker-end="Arrow" draw:fill="none" draw:textarea-horizontal-align="center" draw:textarea-vertical-align="middle"/>
    </style:style>
    <style:style style:name="gr14" style:family="graphic" style:parent-style-name="standard">
      <style:graphic-properties draw:stroke="none" draw:fill="none" draw:fill-color="#ffffff" fo:min-height="2.021cm"/>
    </style:style>
    <style:style style:name="gr15" style:family="graphic" style:parent-style-name="objectwithoutfill">
      <style:graphic-properties draw:fill="solid" draw:fill-color="#b3b3b3" draw:textarea-horizontal-align="center" draw:textarea-vertical-align="middle"/>
    </style:style>
    <style:style style:name="gr16" style:family="graphic" style:parent-style-name="standard">
      <style:graphic-properties draw:fill-color="#cccc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1.395cm"/>
    </style:style>
    <style:style style:name="gr18" style:family="graphic" style:parent-style-name="standard">
      <style:graphic-properties draw:marker-end="Arrow" draw:marker-end-width="0.25cm" draw:textarea-horizontal-align="center" draw:textarea-vertical-align="middle"/>
    </style:style>
    <style:style style:name="gr19" style:family="graphic" style:parent-style-name="standard">
      <style:graphic-properties draw:fill-color="#ccccff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7cm" fo:min-width="4.715cm"/>
    </style:style>
    <style:style style:name="gr21" style:family="graphic" style:parent-style-name="objectwithoutfill">
      <style:graphic-properties svg:stroke-width="0.1cm" draw:marker-start-width="0.35cm" draw:marker-end-width="0.35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2.52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7cm" fo:min-width="3.37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7cm" fo:min-width="3.269cm"/>
    </style:style>
    <style:style style:name="gr25" style:family="graphic" style:parent-style-name="objectwithoutfill">
      <style:graphic-properties svg:stroke-width="0.1cm" draw:marker-start-width="0.35cm" draw:marker-end-width="0.35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26" style:family="graphic" style:parent-style-name="standard">
      <style:graphic-properties draw:stroke="none" draw:fill="none" draw:fill-color="#ffffff" fo:min-height="2.36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1.31cm"/>
    </style:style>
    <style:style style:name="gr28" style:family="graphic" style:parent-style-name="standard">
      <style:graphic-properties draw:fill="solid" draw:fill-color="#ccccff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0.45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1.82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1.70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2.161cm"/>
    </style:style>
    <style:style style:name="gr33" style:family="graphic" style:parent-style-name="standard">
      <style:graphic-properties svg:stroke-width="0.1cm" draw:marker-start-width="0.35cm" draw:marker-end-width="0.35cm" draw:fill="solid" draw:fill-color="#ccccff" draw:textarea-horizontal-align="center" draw:textarea-vertical-align="middle" fo:padding-top="0.05cm" fo:padding-bottom="0.05cm" fo:padding-left="0.05cm" fo:padding-right="0.05cm"/>
    </style:style>
    <style:style style:name="gr34" style:family="graphic" style:parent-style-name="standard">
      <style:graphic-properties svg:stroke-width="0.1cm" draw:marker-start-width="0.35cm" draw:marker-end-width="0.35cm" draw:fill="solid" draw:fill-color="#ccccff" draw:textarea-horizontal-align="center" draw:textarea-vertical-align="middle" fo:padding-top="0.05cm" fo:padding-bottom="0.05cm" fo:padding-left="0.05cm" fo:padding-right="0.05cm"/>
    </style:style>
    <style:style style:name="gr35" style:family="graphic" style:parent-style-name="standard">
      <style:graphic-properties draw:fill="solid" draw:fill-color="#993366" draw:textarea-horizontal-align="center" draw:textarea-vertical-align="middle"/>
    </style:style>
    <style:style style:name="gr36" style:family="graphic" style:parent-style-name="standard">
      <style:graphic-properties svg:stroke-width="0cm" draw:marker-start-width="0.2cm" draw:marker-end-width="0.2cm" draw:fill="solid" draw:fill-color="#993366" draw:textarea-horizontal-align="center" draw:textarea-vertical-align="middle"/>
    </style:style>
    <style:style style:name="gr37" style:family="graphic" style:parent-style-name="objectwithoutfill">
      <style:graphic-properties draw:fill="solid" draw:fill-color="#ffffff" draw:textarea-horizontal-align="center" draw:textarea-vertical-align="middle"/>
    </style:style>
    <style:style style:name="gr38" style:family="graphic" style:parent-style-name="objectwithoutfill">
      <style:graphic-properties draw:fill="solid" draw:fill-color="#e6e6ff" draw:fill-image-width="0cm" draw:fill-image-height="0cm" draw:textarea-horizontal-align="center" draw:textarea-vertical-align="middle"/>
    </style:style>
    <style:style style:name="gr39" style:family="graphic" style:parent-style-name="objectwithoutfill">
      <style:graphic-properties draw:fill="solid" draw:fill-color="#e6e6ff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2.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3cm" fo:min-width="1.56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3cm" fo:min-width="1.63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3cm" fo:min-width="2.2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cm" fo:min-width="4.211cm"/>
    </style:style>
    <style:style style:name="gr45" style:family="graphic" style:parent-style-name="objectwithoutfill">
      <style:graphic-properties draw:marker-end="Arrow" draw:marker-end-width="0.508cm" draw:fill="none" draw:textarea-horizontal-align="center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cm" fo:min-width="3.18cm"/>
    </style:style>
    <style:style style:name="gr48" style:family="graphic" style:parent-style-name="standard">
      <style:graphic-properties draw:fill="solid" draw:fill-color="#e6e64c" draw:textarea-horizontal-align="center" draw:textarea-vertical-align="middle"/>
    </style:style>
    <style:style style:name="gr49" style:family="graphic" style:parent-style-name="standard">
      <style:graphic-properties draw:fill="none" draw:textarea-horizontal-align="center" draw:textarea-vertical-align="middle"/>
    </style:style>
    <style:style style:name="gr50" style:family="graphic" style:parent-style-name="standard">
      <style:graphic-properties draw:fill="none" draw:fill-color="#e6e64c" draw:textarea-horizontal-align="center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0.61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0.65cm"/>
    </style:style>
    <style:style style:name="gr53" style:family="graphic" style:parent-style-name="objectwithoutfill">
      <style:graphic-properties draw:fill="none"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0.37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0.34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0.67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0.754cm"/>
    </style:style>
    <style:style style:name="gr58" style:family="graphic" style:parent-style-name="objectwithoutfill">
      <style:graphic-properties draw:fill="none" draw:textarea-horizontal-align="center" draw:textarea-vertical-align="middle"/>
    </style:style>
    <style:style style:name="gr59" style:family="graphic" style:parent-style-name="standard">
      <style:graphic-properties draw:fill="solid" draw:fill-color="#000000" draw:textarea-horizontal-align="center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15.451cm"/>
    </style:style>
    <style:style style:name="gr61" style:family="graphic" style:parent-style-name="objectwithoutfill">
      <style:graphic-properties draw:fill="solid" draw:fill-color="#e6e6e6" draw:textarea-horizontal-align="center" draw:textarea-vertical-align="middle"/>
    </style:style>
    <style:style style:name="gr62" style:family="graphic" style:parent-style-name="standard">
      <style:graphic-properties draw:stroke="solid" svg:stroke-width="0.2cm" draw:marker-start-width="0.5cm" draw:marker-end="Arrow" draw:marker-end-width="0.55cm" draw:textarea-horizontal-align="center" draw:textarea-vertical-align="middle" fo:padding-top="0.1cm" fo:padding-bottom="0.1cm" fo:padding-left="0.1cm" fo:padding-right="0.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12.055cm"/>
    </style:style>
    <style:style style:name="gr64" style:family="graphic" style:parent-style-name="objectwithoutfill">
      <style:graphic-properties svg:stroke-width="0.102cm" svg:stroke-color="#ff3333" draw:marker-start-width="0.61cm" draw:marker-end="Arrow" draw:marker-end-width="0.61cm" draw:fill="none" draw:textarea-horizontal-align="center" draw:textarea-vertical-align="middle" fo:padding-top="0.051cm" fo:padding-bottom="0.051cm" fo:padding-left="0.051cm" fo:padding-right="0.05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cm" fo:min-width="2.21cm"/>
    </style:style>
    <style:style style:name="gr66" style:family="graphic" style:parent-style-name="objectwithoutfill">
      <style:graphic-properties draw:fill="solid" draw:fill-color="#ccccff" draw:textarea-horizontal-align="center" draw:textarea-vertical-align="middle"/>
    </style:style>
    <style:style style:name="gr67" style:family="graphic" style:parent-style-name="objectwithoutfill">
      <style:graphic-properties draw:fill="solid" draw:fill-color="#ccccff" draw:textarea-horizontal-align="center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1.40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5cm" fo:min-width="1.472cm"/>
    </style:style>
    <style:style style:name="gr70" style:family="graphic" style:parent-style-name="objectwithoutfill">
      <style:graphic-properties draw:fill="solid" draw:fill-color="#9999cc" draw:textarea-horizontal-align="center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5cm" fo:min-width="1.47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2.001cm"/>
    </style:style>
    <style:style style:name="gr73" style:family="graphic" style:parent-style-name="objectwithoutfill">
      <style:graphic-properties svg:stroke-width="0cm" draw:marker-start-width="0.2cm" draw:marker-end-width="0.2cm" draw:fill="none" draw:textarea-horizontal-align="center" draw:textarea-vertical-align="middle"/>
    </style:style>
    <style:style style:name="gr74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3.14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3.0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3.08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2.95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cm" fo:min-width="4.89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5.40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5.14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2.40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2.52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5.596cm"/>
    </style:style>
    <style:style style:name="gr85" style:family="graphic" style:parent-style-name="standard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2.066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2.334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5.54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08cm" fo:min-width="1.082cm"/>
    </style:style>
    <style:style style:name="gr90" style:family="graphic" style:parent-style-name="standard">
      <style:graphic-properties draw:stroke="none" draw:fill="none" draw:fill-color="#ffffff" fo:min-height="1.08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8cm" fo:min-width="5.705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8cm" fo:min-width="2.06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8cm" fo:min-width="5.65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3.972cm"/>
    </style:style>
    <style:style style:name="gr95" style:family="graphic" style:parent-style-name="standard">
      <style:graphic-properties draw:textarea-horizontal-align="center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1.542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3.136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3.467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1.804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1.749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3.646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3.338cm"/>
    </style:style>
    <style:style style:name="gr103" style:family="graphic" style:parent-style-name="standard">
      <style:graphic-properties draw:stroke="none" draw:fill="none" draw:fill-color="#ffffff" fo:min-height="1.943cm"/>
    </style:style>
    <style:style style:name="gr104" style:family="graphic" style:parent-style-name="standard">
      <style:graphic-properties draw:fill="solid" draw:fill-color="#ffcc99" draw:textarea-horizontal-align="center" draw:textarea-vertical-align="middle"/>
    </style:style>
    <style:style style:name="gr105" style:family="graphic" style:parent-style-name="standard">
      <style:graphic-properties draw:fill="solid" draw:fill-color="#ffcc99" draw:fill-image-width="0cm" draw:fill-image-height="0cm" draw:textarea-horizontal-align="center" draw:textarea-vertical-align="middle"/>
    </style:style>
    <style:style style:name="gr106" style:family="graphic" style:parent-style-name="standard">
      <style:graphic-properties draw:fill="solid" draw:fill-color="#e6e64c" draw:fill-image-width="0cm" draw:fill-image-height="0cm" draw:textarea-horizontal-align="center" draw:textarea-vertical-align="middle"/>
    </style:style>
    <style:style style:name="gr107" style:family="graphic" style:parent-style-name="standard">
      <style:graphic-properties draw:stroke="none" draw:fill="none" draw:fill-color="#ccccff" fo:min-height="1.368cm"/>
    </style:style>
    <style:style style:name="gr108" style:family="graphic" style:parent-style-name="objectwithoutfill">
      <style:graphic-properties draw:fill="none" draw:fill-color="#ccccff" draw:textarea-horizontal-align="center" draw:textarea-vertical-align="middle"/>
    </style:style>
    <style:style style:name="gr109" style:family="graphic" style:parent-style-name="objectwithoutfill">
      <style:graphic-properties draw:fill="none" draw:fill-color="#ccccff" draw:textarea-horizontal-align="center" draw:textarea-vertical-align="middle"/>
    </style:style>
    <style:style style:name="gr110" style:family="graphic" style:parent-style-name="objectwithoutfill">
      <style:graphic-properties draw:fill="solid" draw:fill-color="#ffcc99" draw:textarea-horizontal-align="center" draw:textarea-vertical-align="middle"/>
    </style:style>
    <style:style style:name="gr111" style:family="graphic" style:parent-style-name="objectwithoutfill">
      <style:graphic-properties draw:fill="solid" draw:fill-color="#e6e64c" draw:textarea-horizontal-align="center" draw:textarea-vertical-align="middle"/>
    </style:style>
    <style:style style:name="gr112" style:family="graphic" style:parent-style-name="standard">
      <style:graphic-properties draw:stroke="none" draw:fill="none" draw:fill-color="#ccccff" fo:min-height="0.982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6cm" fo:min-width="0.433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6cm" fo:min-width="0.383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6cm" fo:min-width="1.988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7cm" fo:min-width="3.021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6cm" fo:min-width="0.764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cm" fo:min-width="3.309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4.145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cm" fo:min-width="3.7cm"/>
    </style:style>
    <style:style style:name="gr121" style:family="graphic" style:parent-style-name="standard">
      <style:graphic-properties draw:stroke="none" draw:fill="solid" draw:fill-color="#ccccff" draw:textarea-horizontal-align="center" draw:textarea-vertical-align="middle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cm" fo:min-width="4.101cm"/>
    </style:style>
    <style:style style:name="gr123" style:family="graphic" style:parent-style-name="standard">
      <style:graphic-properties draw:marker-end="Arrow" draw:marker-end-width="0.25cm" draw:fill="solid" draw:fill-color="#ccccff" draw:textarea-horizontal-align="center" draw:textarea-vertical-align="middle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0.451cm"/>
    </style:style>
    <style:style style:name="gr125" style:family="graphic" style:parent-style-name="objectwithoutfill">
      <style:graphic-properties draw:fill="solid" draw:fill-color="#ffffff" draw:textarea-horizontal-align="center" draw:textarea-vertical-align="middle"/>
    </style:style>
    <style:style style:name="gr126" style:family="graphic" style:parent-style-name="standard">
      <style:graphic-properties svg:stroke-width="0.2cm" svg:stroke-color="#00ff00" draw:marker-start-width="0.5cm" draw:marker-end-width="0.5cm" draw:fill="none" draw:fill-color="#ccccff" draw:textarea-horizontal-align="center" draw:textarea-vertical-align="middle" fo:padding-top="0.1cm" fo:padding-bottom="0.1cm" fo:padding-left="0.1cm" fo:padding-right="0.1cm"/>
    </style:style>
    <style:style style:name="gr127" style:family="graphic" style:parent-style-name="standard">
      <style:graphic-properties draw:stroke="none" draw:fill="none" draw:fill-color="#ccccff" fo:min-height="1.085cm"/>
    </style:style>
    <style:style style:name="pr1" style:family="presentation" style:parent-style-name="modello-notes">
      <style:graphic-properties draw:fill-color="#ffffff" draw:auto-grow-height="true" fo:min-height="12.785cm"/>
    </style:style>
    <style:style style:name="pr2" style:family="presentation" style:parent-style-name="modello-title">
      <style:graphic-properties draw:fill-color="#ffffff" draw:auto-grow-height="true" fo:min-height="1.605cm"/>
    </style:style>
    <style:style style:name="pr3" style:family="presentation" style:parent-style-name="modello-outline1">
      <style:graphic-properties draw:fill-color="#ffffff" draw:auto-grow-height="true" fo:min-height="16.042cm"/>
    </style:style>
    <style:style style:name="pr4" style:family="presentation" style:parent-style-name="modello-outline1">
      <style:graphic-properties draw:fill-color="#ffffff" draw:auto-grow-height="true" fo:min-height="10.616cm"/>
    </style:style>
    <style:style style:name="pr5" style:family="presentation" style:parent-style-name="modello-outline1">
      <style:graphic-properties draw:fill-color="#ffffff" draw:auto-grow-height="true" fo:min-height="10.287cm"/>
    </style:style>
    <style:style style:name="pr6" style:family="presentation" style:parent-style-name="modello-outline1">
      <style:graphic-properties draw:fill-color="#ffffff" draw:auto-grow-height="true" fo:min-height="8.075cm"/>
    </style:style>
    <style:style style:name="pr7" style:family="presentation" style:parent-style-name="modello-outline1">
      <style:graphic-properties draw:fill-color="#ffffff" draw:auto-grow-height="true" fo:min-height="15.368cm"/>
    </style:style>
    <style:style style:name="pr8" style:family="presentation" style:parent-style-name="modello-outline1">
      <style:graphic-properties draw:fill-color="#ffffff" draw:auto-grow-height="true" fo:min-height="6.972cm"/>
    </style:style>
    <style:style style:name="pr9" style:family="presentation" style:parent-style-name="modello-notes">
      <style:graphic-properties draw:fill-color="#ffffff" fo:min-height="12.785cm"/>
    </style:style>
    <style:style style:name="pr10" style:family="presentation" style:parent-style-name="modello-outline1">
      <style:graphic-properties draw:fill-color="#ffffff" draw:auto-grow-height="true" fo:min-height="15.04cm"/>
    </style:style>
    <style:style style:name="pr11" style:family="presentation" style:parent-style-name="modello-outline1">
      <style:graphic-properties draw:fill-color="#ffffff" draw:auto-grow-height="true" fo:min-height="15.814cm"/>
    </style:style>
    <style:style style:name="pr12" style:family="presentation" style:parent-style-name="modello-outline1">
      <style:graphic-properties draw:fill-color="#ffffff" draw:auto-grow-height="true" fo:min-height="14.171cm"/>
    </style:style>
    <style:style style:name="pr13" style:family="presentation" style:parent-style-name="modello-outline1">
      <style:graphic-properties draw:fill-color="#ffffff" draw:auto-grow-height="true" fo:min-height="15.993cm"/>
    </style:style>
    <style:style style:name="pr14" style:family="presentation" style:parent-style-name="modello-outline1">
      <style:graphic-properties draw:fill-color="#ffffff" draw:auto-grow-height="true" fo:min-height="13.511cm"/>
    </style:style>
    <style:style style:name="pr15" style:family="presentation" style:parent-style-name="modello-outline1">
      <style:graphic-properties draw:fill-color="#ffffff" draw:auto-grow-height="true" fo:min-height="13.225cm"/>
    </style:style>
    <style:style style:name="pr16" style:family="presentation" style:parent-style-name="modello-outline1">
      <style:graphic-properties draw:fill-color="#ffffff" draw:auto-grow-height="true" fo:min-height="16.132cm"/>
    </style:style>
    <style:style style:name="pr17" style:family="presentation" style:parent-style-name="modello-outline1" style:list-style-name="L3">
      <style:graphic-properties draw:fill-color="#ffffff" draw:auto-grow-height="true" fo:min-height="6.972cm"/>
    </style:style>
    <style:style style:name="pr18" style:family="presentation" style:parent-style-name="modello-outline1" style:list-style-name="L3">
      <style:graphic-properties draw:fill-color="#ffffff" draw:auto-grow-height="true" fo:min-height="15.585cm"/>
    </style:style>
    <style:style style:name="pr19" style:family="presentation" style:parent-style-name="modello-outline1">
      <style:graphic-properties draw:fill-color="#ffffff" draw:auto-grow-height="true" fo:min-height="6.543cm"/>
    </style:style>
    <style:style style:name="pr20" style:family="presentation" style:parent-style-name="modello-outline1">
      <style:graphic-properties draw:fill-color="#ffffff" draw:auto-grow-height="true" fo:min-height="9.728cm"/>
    </style:style>
    <style:style style:name="pr21" style:family="presentation" style:parent-style-name="modello-outline1">
      <style:graphic-properties draw:fill-color="#ffffff" draw:auto-grow-height="true" fo:min-height="6.421cm"/>
    </style:style>
    <style:style style:name="pr22" style:family="presentation" style:parent-style-name="modello-outline1">
      <style:graphic-properties draw:fill-color="#ffffff" draw:auto-grow-height="true" fo:min-height="16.089cm"/>
    </style:style>
    <style:style style:name="pr23" style:family="presentation" style:parent-style-name="modello-outline1">
      <style:graphic-properties draw:fill-color="#ffffff" draw:auto-grow-height="true" fo:min-height="15.816cm"/>
    </style:style>
    <style:style style:name="pr24" style:family="presentation" style:parent-style-name="modello-outline1">
      <style:graphic-properties draw:fill-color="#ffffff" draw:auto-grow-height="true" fo:min-height="16.483cm"/>
    </style:style>
    <style:style style:name="pr25" style:family="presentation" style:parent-style-name="modello-outline1">
      <style:graphic-properties draw:fill-color="#ffffff" draw:auto-grow-height="true" fo:min-height="13.453cm"/>
    </style:style>
    <style:style style:name="pr26" style:family="presentation" style:parent-style-name="modello-outline1">
      <style:graphic-properties draw:fill-color="#ffffff" draw:auto-grow-height="true" fo:min-height="12.457cm"/>
    </style:style>
    <style:style style:name="pr27" style:family="presentation" style:parent-style-name="modello-outline1">
      <style:graphic-properties draw:fill-color="#ffffff" draw:auto-grow-height="true" fo:min-height="11.185cm"/>
    </style:style>
    <style:style style:name="pr28" style:family="presentation" style:parent-style-name="modello-outline1">
      <style:graphic-properties draw:fill-color="#ffffff" draw:auto-grow-height="true" fo:min-height="16.458cm"/>
    </style:style>
    <style:style style:name="pr29" style:family="presentation" style:parent-style-name="modello-outline1">
      <style:graphic-properties draw:fill-color="#ffffff" draw:auto-grow-height="true" fo:min-height="14.701cm"/>
    </style:style>
    <style:style style:name="pr30" style:family="presentation" style:parent-style-name="modello-outline1">
      <style:graphic-properties draw:fill-color="#ffffff" draw:auto-grow-height="true" fo:min-height="16.211cm"/>
    </style:style>
    <style:style style:name="pr31" style:family="presentation" style:parent-style-name="modello-outline1">
      <style:graphic-properties draw:fill-color="#ffffff" draw:auto-grow-height="true" fo:min-height="14.224cm"/>
    </style:style>
    <style:style style:name="pr32" style:family="presentation" style:parent-style-name="modello-outline1">
      <style:graphic-properties draw:fill-color="#ffffff" draw:auto-grow-height="true" fo:min-height="15.009cm"/>
    </style:style>
    <style:style style:name="pr33" style:family="presentation" style:parent-style-name="modello-outline1">
      <style:graphic-properties draw:fill-color="#ffffff" fo:min-height="15.045cm"/>
    </style:style>
    <style:style style:name="pr34" style:family="presentation" style:parent-style-name="modello-outline1">
      <style:graphic-properties draw:fill-color="#ffffff" draw:auto-grow-height="true" fo:min-height="4.217cm"/>
    </style:style>
    <style:style style:name="pr35" style:family="presentation" style:parent-style-name="modello-outline1">
      <style:graphic-properties draw:fill-color="#ffffff" draw:auto-grow-height="true" fo:min-height="12.034cm"/>
    </style:style>
    <style:style style:name="pr36" style:family="presentation" style:parent-style-name="modello-outline1">
      <style:graphic-properties draw:fill-color="#ffffff" draw:auto-grow-height="true" fo:min-height="15.512cm"/>
    </style:style>
    <style:style style:name="pr37" style:family="presentation" style:parent-style-name="modello-outline1">
      <style:graphic-properties draw:fill-color="#ffffff" draw:auto-grow-height="true" fo:min-height="11.707cm"/>
    </style:style>
    <style:style style:name="pr38" style:family="presentation" style:parent-style-name="modello-outline1">
      <style:graphic-properties draw:fill-color="#ffffff" draw:auto-grow-height="true" fo:min-height="16.405cm"/>
    </style:style>
    <style:style style:name="pr39" style:family="presentation" style:parent-style-name="modello-outline1">
      <style:graphic-properties draw:fill-color="#ffffff" draw:auto-grow-height="true" fo:min-height="14.74cm"/>
    </style:style>
    <style:style style:name="pr40" style:family="presentation" style:parent-style-name="modello-outline1">
      <style:graphic-properties draw:fill-color="#ffffff" draw:auto-grow-height="true" fo:min-height="16.065cm"/>
    </style:style>
    <style:style style:name="pr41" style:family="presentation" style:parent-style-name="modello-outline1">
      <style:graphic-properties draw:fill-color="#ffffff" draw:auto-grow-height="true" fo:min-height="13.549cm"/>
    </style:style>
    <style:style style:name="pr42" style:family="presentation" style:parent-style-name="modello-outline1">
      <style:graphic-properties draw:fill-color="#ffffff" fo:min-height="2.051cm"/>
    </style:style>
    <style:style style:name="pr43" style:family="presentation" style:parent-style-name="modello-outline1">
      <style:graphic-properties draw:fill-color="#ffffff" fo:min-height="2.012cm"/>
    </style:style>
    <style:style style:name="pr44" style:family="presentation" style:parent-style-name="modello-outline1">
      <style:graphic-properties draw:fill-color="#ffffff" draw:auto-grow-height="true" fo:min-height="15.771cm"/>
    </style:style>
    <style:style style:name="pr45" style:family="presentation" style:parent-style-name="modello-outline1">
      <style:graphic-properties draw:fill-color="#ffffff" draw:auto-grow-height="true" fo:min-height="11.40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margin-left="0cm" fo:margin-right="0cm" fo:text-align="center" fo:text-indent="0cm"/>
      <style:text-properties fo:font-size="26.5pt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1.058cm" fo:margin-right="0cm" fo:text-indent="-1.058cm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0000" fo:font-family="'Century Schoolbook'" style:font-family-generic="roman" style:font-pitch="variable" fo:font-size="20pt"/>
    </style:style>
    <style:style style:name="P9" style:family="paragraph">
      <style:paragraph-properties fo:margin-left="0cm" fo:margin-right="0cm" fo:text-indent="0cm"/>
      <style:text-properties fo:color="#ff0000" fo:font-family="'Comic Sans MS'" style:font-family-generic="script" style:font-pitch="variable" fo:font-size="22.1000003814697pt"/>
    </style:style>
    <style:style style:name="P10" style:family="paragraph">
      <style:paragraph-properties fo:text-align="center"/>
      <style:text-properties fo:color="#ff0000" fo:font-family="'Comic Sans MS'" style:font-family-generic="script" style:font-pitch="variable" fo:font-size="20pt"/>
    </style:style>
    <style:style style:name="P11" style:family="paragraph">
      <style:paragraph-properties fo:margin-left="0cm" fo:margin-right="0cm" fo:text-indent="0cm"/>
      <style:text-properties fo:color="#ff0000" fo:font-family="'Comic Sans MS'" style:font-family-generic="script" style:font-pitch="variable" fo:font-size="20pt"/>
    </style:style>
    <style:style style:name="P12" style:family="paragraph">
      <style:paragraph-properties fo:margin-left="0cm" fo:margin-right="0cm" fo:text-indent="0cm"/>
      <style:text-properties fo:font-family="'Comic Sans MS'" style:font-family-generic="script" style:font-pitch="variable" fo:font-size="17.6000003814697pt"/>
    </style:style>
    <style:style style:name="P13" style:family="paragraph">
      <style:paragraph-properties fo:margin-left="0cm" fo:margin-right="0cm" fo:text-indent="0cm"/>
      <style:text-properties fo:color="#ffffff" fo:font-family="'Comic Sans MS'" style:font-family-generic="script" style:font-pitch="variable" fo:font-size="22.1000003814697pt"/>
    </style:style>
    <style:style style:name="P14" style:family="paragraph">
      <style:paragraph-properties fo:margin-left="0cm" fo:margin-right="0cm" fo:text-align="center" fo:text-indent="0cm"/>
      <style:text-properties fo:font-family="'Comic Sans MS'" style:font-style-name="Normale" style:font-family-generic="script" style:font-pitch="variable" fo:font-size="22.1000003814697pt" style:font-size-asian="24pt"/>
    </style:style>
    <style:style style:name="P15" style:family="paragraph">
      <style:paragraph-properties fo:margin-left="0cm" fo:margin-right="0cm" fo:text-align="center" fo:text-indent="0cm"/>
      <style:text-properties fo:color="#ff0000" fo:font-family="'Comic Sans MS'" style:font-family-generic="script" style:font-pitch="variable" fo:font-size="22.1000003814697pt"/>
    </style:style>
    <style:style style:name="P16" style:family="paragraph">
      <style:paragraph-properties fo:margin-left="0cm" fo:margin-right="0cm" fo:text-align="center" fo:text-indent="0cm"/>
      <style:text-properties fo:font-family="'Comic Sans MS'" style:font-style-name="Normale" style:font-family-generic="script" style:font-pitch="variable" fo:font-size="20pt" style:font-size-asian="24pt"/>
    </style:style>
    <style:style style:name="P17" style:family="paragraph">
      <style:paragraph-properties fo:margin-left="0cm" fo:margin-right="0cm" fo:text-align="center" fo:text-indent="0cm"/>
      <style:text-properties fo:color="#000000" fo:font-family="'Comic Sans MS'" style:font-family-generic="script" style:font-pitch="variable" fo:font-size="52.9000015258789pt"/>
    </style:style>
    <style:style style:name="P18" style:family="paragraph">
      <style:paragraph-properties fo:margin-left="0cm" fo:margin-right="0cm" fo:text-align="center" fo:text-indent="0cm"/>
      <style:text-properties fo:color="#000000" fo:font-family="'Comic Sans MS'" style:font-family-generic="script" style:font-pitch="variable" fo:font-size="48pt"/>
    </style:style>
    <style:style style:name="P19" style:family="paragraph">
      <style:paragraph-properties fo:margin-left="0cm" fo:margin-right="0cm" fo:text-align="center" fo:text-indent="0cm"/>
      <style:text-properties fo:font-family="'Comic Sans MS'" style:font-family-generic="script" style:font-pitch="variable" fo:font-size="22.1000003814697pt" style:font-size-asian="24pt"/>
    </style:style>
    <style:style style:name="P20" style:family="paragraph">
      <style:paragraph-properties fo:margin-left="0cm" fo:margin-right="0cm" fo:text-indent="0cm"/>
      <style:text-properties fo:color="#ff0000" fo:font-family="'Comic Sans MS'" style:font-family-generic="script" style:font-pitch="variable" fo:font-size="19.8999996185303pt" style:font-size-asian="24pt"/>
    </style:style>
    <style:style style:name="P21" style:family="paragraph">
      <style:paragraph-properties fo:text-align="center"/>
      <style:text-properties fo:font-family="'Comic Sans MS'" style:font-family-generic="script" style:font-pitch="variable" fo:font-size="20pt" style:font-size-asian="24pt"/>
    </style:style>
    <style:style style:name="P22" style:family="paragraph">
      <style:paragraph-properties fo:margin-left="0cm" fo:margin-right="0cm" fo:text-align="center" fo:text-indent="0cm"/>
      <style:text-properties fo:font-family="'Comic Sans MS'" style:font-family-generic="script" style:font-pitch="variable" fo:font-size="20pt" style:font-size-asian="24pt"/>
    </style:style>
    <style:style style:name="P23" style:family="paragraph">
      <style:text-properties fo:color="#ff0000" fo:font-family="'Comic Sans MS'" style:font-family-generic="script" style:font-pitch="variable" fo:font-size="20pt"/>
    </style:style>
    <style:style style:name="P24" style:family="paragraph">
      <style:paragraph-properties fo:text-align="center"/>
      <style:text-properties fo:color="#000000" fo:font-family="'Comic Sans MS'" style:font-family-generic="script" style:font-pitch="variable" fo:font-size="18pt"/>
    </style:style>
    <style:style style:name="P25" style:family="paragraph">
      <style:paragraph-properties fo:margin-left="0cm" fo:margin-right="0cm" fo:text-indent="0cm"/>
      <style:text-properties fo:font-family="'Comic Sans MS'" style:font-family-generic="script" style:font-pitch="variable" fo:font-size="19.8999996185303pt"/>
    </style:style>
    <style:style style:name="P26" style:family="paragraph">
      <style:paragraph-properties fo:text-align="center"/>
      <style:text-properties fo:font-family="'Comic Sans MS'" style:font-family-generic="script" style:font-pitch="variable" fo:font-size="18pt"/>
    </style:style>
    <style:style style:name="P27" style:family="paragraph">
      <style:paragraph-properties fo:margin-left="0cm" fo:margin-right="0cm" fo:text-indent="0cm"/>
      <style:text-properties fo:color="#ff0000" fo:font-family="'Comic Sans MS'" style:font-family-generic="script" style:font-pitch="variable" fo:font-size="16.6000003814697pt" style:font-size-asian="24pt"/>
    </style:style>
    <style:style style:name="P28" style:family="paragraph">
      <style:paragraph-properties fo:margin-left="0cm" fo:margin-right="0cm" fo:text-indent="0cm"/>
      <style:text-properties fo:color="#ff0000" fo:font-family="'Comic Sans MS'" style:font-family-generic="script" style:font-pitch="variable" fo:font-size="19.8999996185303pt"/>
    </style:style>
    <style:style style:name="P29" style:family="paragraph">
      <style:text-properties fo:color="#ff0000" fo:font-family="'Comic Sans MS'" style:font-family-generic="script" style:font-pitch="variable" fo:font-size="18pt"/>
    </style:style>
    <style:style style:name="P30" style:family="paragraph">
      <style:paragraph-properties fo:text-align="center"/>
      <style:text-properties fo:color="#ff0000" fo:font-family="'Comic Sans MS'" style:font-family-generic="script" style:font-pitch="variable" fo:font-size="18pt"/>
    </style:style>
    <style:style style:name="P31" style:family="paragraph">
      <style:paragraph-properties fo:margin-left="0cm" fo:margin-right="0cm" fo:margin-top="0.64cm" fo:margin-bottom="0cm" style:line-height-at-least="0.93cm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  <style:tab-stop style:position="26.881cm"/>
        </style:tab-stops>
      </style:paragraph-properties>
    </style:style>
    <style:style style:name="P32" style:family="paragraph">
      <style:paragraph-properties fo:margin-left="0cm" fo:margin-right="0cm" fo:margin-top="0.305cm" fo:margin-bottom="0cm" fo:line-height="118%" fo:text-align="start" fo:text-indent="0cm" style:punctuation-wrap="simple" style:line-break="normal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  <style:tab-stop style:position="25.294cm"/>
        </style:tab-stops>
      </style:paragraph-properties>
    </style:style>
    <style:style style:name="P33" style:family="paragraph">
      <style:paragraph-properties fo:margin-left="0cm" fo:margin-right="0cm" fo:margin-top="0.54cm" fo:margin-bottom="0cm" style:line-height-at-least="0.93cm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  <style:tab-stop style:position="26.881cm"/>
        </style:tab-stops>
      </style:paragraph-properties>
    </style:style>
    <style:style style:name="P34" style:family="paragraph">
      <style:paragraph-properties fo:margin-left="0cm" fo:margin-right="0cm" fo:margin-top="0.205cm" fo:margin-bottom="0cm" fo:line-height="118%" fo:text-align="start" fo:text-indent="0cm" style:punctuation-wrap="simple" style:line-break="normal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  <style:tab-stop style:position="25.294cm"/>
        </style:tab-stops>
      </style:paragraph-properties>
    </style:style>
    <style:style style:name="P35" style:family="paragraph">
      <style:paragraph-properties text:enable-numbering="true" fo:margin-left="1.058cm" fo:margin-right="0cm" fo:margin-top="0.54cm" fo:margin-bottom="0cm" style:line-height-at-least="0.93cm" fo:text-align="start" fo:text-indent="-1.058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  <style:tab-stop style:position="26.881cm"/>
        </style:tab-stops>
      </style:paragraph-properties>
    </style:style>
    <style:style style:name="P36" style:family="paragraph">
      <style:text-properties fo:font-family="'Comic Sans MS'" style:font-family-generic="script" style:font-pitch="variable" fo:font-size="16pt" style:font-size-asian="24pt"/>
    </style:style>
    <style:style style:name="P37" style:family="paragraph">
      <style:paragraph-properties fo:margin-left="0cm" fo:margin-right="0cm" fo:text-indent="0cm"/>
      <style:text-properties fo:font-family="'Comic Sans MS'" style:font-family-generic="script" style:font-pitch="variable" fo:font-size="16pt" style:font-size-asian="24pt"/>
    </style:style>
    <style:style style:name="P38" style:family="paragraph">
      <style:paragraph-properties fo:margin-left="0cm" fo:margin-right="0cm" fo:text-indent="0cm"/>
      <style:text-properties fo:color="#ff0000" fo:font-family="'Comic Sans MS'" style:font-family-generic="script" style:font-pitch="variable" fo:font-size="18pt"/>
    </style:style>
    <style:style style:name="P39" style:family="paragraph">
      <style:paragraph-properties fo:margin-left="0cm" fo:margin-right="0cm" fo:text-indent="0cm"/>
      <style:text-properties fo:font-family="'Comic Sans MS'" style:font-family-generic="script" style:font-pitch="variable" fo:font-size="15pt" style:font-size-asian="24pt"/>
    </style:style>
    <style:style style:name="P40" style:family="paragraph">
      <style:text-properties fo:font-family="'Comic Sans MS'" style:font-family-generic="script" style:font-pitch="variable" fo:font-size="18pt" style:font-size-asian="24pt"/>
    </style:style>
    <style:style style:name="P41" style:family="paragraph">
      <style:paragraph-properties fo:margin-left="0cm" fo:margin-right="0cm" fo:text-indent="0cm"/>
      <style:text-properties fo:color="#000000" fo:font-family="'Comic Sans MS'" style:font-family-generic="script" style:font-pitch="variable" fo:font-size="22.1000003814697pt"/>
    </style:style>
    <style:style style:name="P42" style:family="paragraph">
      <style:paragraph-properties fo:margin-left="0cm" fo:margin-right="0cm" fo:text-indent="0cm"/>
      <style:text-properties fo:color="#0000ff" fo:font-family="'Comic Sans MS'" style:font-family-generic="script" style:font-pitch="variable" fo:font-size="22.1000003814697pt"/>
    </style:style>
    <style:style style:name="P43" style:family="paragraph">
      <style:paragraph-properties fo:margin-left="0cm" fo:margin-right="0cm" fo:text-indent="0cm"/>
      <style:text-properties fo:color="#000000" fo:font-family="'Comic Sans MS'" style:font-family-generic="script" style:font-pitch="variable" fo:font-size="22.1000003814697pt" fo:font-weight="bold" style:font-size-asian="24pt"/>
    </style:style>
    <style:style style:name="P44" style:family="paragraph">
      <style:paragraph-properties fo:margin-left="0cm" fo:margin-right="0cm" fo:text-indent="0cm"/>
      <style:text-properties fo:color="#0000ff" fo:font-family="'Comic Sans MS'" style:font-family-generic="script" style:font-pitch="variable" fo:font-size="22.1000003814697pt" style:font-size-asian="24pt"/>
    </style:style>
    <style:style style:name="P45" style:family="paragraph">
      <style:paragraph-properties fo:margin-left="0cm" fo:margin-right="0cm" fo:text-align="center" fo:text-indent="0cm"/>
      <style:text-properties fo:color="#ff0000" fo:font-family="'Comic Sans MS'" style:font-family-generic="script" style:font-pitch="variable" fo:font-size="16.6000003814697pt" style:font-size-asian="24pt"/>
    </style:style>
    <style:style style:name="P46" style:family="paragraph">
      <style:paragraph-properties fo:margin-left="0cm" fo:margin-right="0cm" fo:text-align="center" fo:text-indent="0cm"/>
      <style:text-properties fo:color="#000000" fo:font-family="'Comic Sans MS'" style:font-family-generic="script" style:font-pitch="variable" fo:font-size="36pt" style:font-size-asian="36pt" style:font-size-complex="36pt"/>
    </style:style>
    <style:style style:name="P47" style:family="paragraph">
      <style:paragraph-properties fo:margin-left="0cm" fo:margin-right="0cm" fo:text-align="center" fo:text-indent="0cm"/>
      <style:text-properties fo:color="#000000" fo:font-family="'Comic Sans MS'" style:font-family-generic="script" style:font-pitch="variable" fo:font-size="22.1000003814697pt"/>
    </style:style>
    <style:style style:name="P48" style:family="paragraph">
      <style:paragraph-properties fo:margin-left="0cm" fo:margin-right="0cm" fo:text-indent="0cm"/>
      <style:text-properties fo:color="#ff0000" fo:font-family="'Comic Sans MS'" style:font-family-generic="script" style:font-pitch="variable" fo:font-size="24.2999992370605pt"/>
    </style:style>
    <style:style style:name="P49" style:family="paragraph">
      <style:paragraph-properties fo:margin-left="0cm" fo:margin-right="0cm" fo:text-indent="0cm"/>
      <style:text-properties fo:color="#0000ff" fo:font-family="'Comic Sans MS'" style:font-family-generic="script" style:font-pitch="variable" fo:font-size="19.8999996185303pt"/>
    </style:style>
    <style:style style:name="P50" style:family="paragraph">
      <style:paragraph-properties fo:margin-left="0cm" fo:margin-right="0cm" fo:text-align="end" fo:text-indent="0cm"/>
    </style:style>
    <style:style style:name="P51" style:family="paragraph">
      <style:paragraph-properties fo:margin-left="0cm" fo:margin-right="0cm" fo:text-align="end" fo:text-indent="0cm"/>
      <style:text-properties fo:color="#0000ff" fo:font-family="'Comic Sans MS'" style:font-family-generic="script" style:font-pitch="variable" fo:font-size="19.8999996185303pt"/>
    </style:style>
    <style:style style:name="P52" style:family="paragraph">
      <style:paragraph-properties fo:text-align="center"/>
      <style:text-properties fo:font-family="'Comic Sans MS'" style:font-family-generic="script" style:font-pitch="variable" fo:font-size="20pt"/>
    </style:style>
    <style:style style:name="P53" style:family="paragraph">
      <style:paragraph-properties fo:margin-left="0cm" fo:margin-right="0cm" fo:text-indent="0cm"/>
      <style:text-properties fo:color="#ff0000" fo:font-family="'Comic Sans MS'" style:font-style-name="Normale" style:font-family-generic="script" style:font-pitch="variable" fo:font-size="22.1000003814697pt" style:font-size-asian="24pt"/>
    </style:style>
    <style:style style:name="P54" style:family="paragraph">
      <style:paragraph-properties fo:margin-left="0cm" fo:margin-right="0cm" fo:text-indent="0cm"/>
      <style:text-properties fo:font-family="'Comic Sans MS'" style:font-family-generic="script" style:font-pitch="variable" fo:font-size="18.7999992370605pt"/>
    </style:style>
    <style:style style:name="P55" style:family="paragraph">
      <style:text-properties fo:color="#ff0000" fo:font-family="'Comic Sans MS'" style:font-style-name="Normale" style:font-family-generic="script" style:font-pitch="variable" fo:font-size="20pt" style:font-size-asian="24pt"/>
    </style:style>
    <style:style style:name="P56" style:family="paragraph">
      <style:paragraph-properties fo:margin-left="0cm" fo:margin-right="0cm" fo:margin-top="0cm" fo:margin-bottom="0cm" fo:line-height="91%" fo:text-indent="0cm"/>
    </style:style>
    <style:style style:name="P57" style:family="paragraph">
      <style:paragraph-properties fo:margin-left="0cm" fo:margin-right="0cm" fo:margin-top="0cm" fo:margin-bottom="0cm" fo:line-height="91%" fo:text-indent="0cm"/>
      <style:text-properties fo:font-family="'Comic Sans MS'" style:font-family-generic="script" style:font-pitch="variable" fo:font-size="18.7999992370605pt"/>
    </style:style>
    <style:style style:name="P58" style:family="paragraph">
      <style:paragraph-properties fo:margin-left="0cm" fo:margin-right="0cm" fo:text-indent="0cm"/>
      <style:text-properties fo:color="#ff0000" fo:font-family="'Comic Sans MS'" style:font-style-name="Normale" style:font-family-generic="script" style:font-pitch="variable" fo:font-size="20pt" style:font-size-asian="24pt"/>
    </style:style>
    <style:style style:name="P59" style:family="paragraph">
      <style:paragraph-properties fo:margin-left="0cm" fo:margin-right="0cm" fo:text-indent="0cm"/>
      <style:text-properties fo:font-family="'Comic Sans MS'" style:font-family-generic="script" style:font-pitch="variable" fo:font-size="22.1000003814697pt"/>
    </style:style>
    <style:style style:name="P60" style:family="paragraph">
      <style:paragraph-properties fo:margin-left="0cm" fo:margin-right="0cm" fo:text-align="center" fo:text-indent="0cm"/>
      <style:text-properties fo:font-family="'Comic Sans MS'" style:font-family-generic="script" style:font-pitch="variable" fo:font-size="22.1000003814697pt"/>
    </style:style>
    <style:style style:name="P61" style:family="paragraph">
      <style:paragraph-properties fo:margin-left="0cm" fo:margin-right="0cm" fo:text-indent="0cm"/>
      <style:text-properties fo:color="#0000ff" fo:font-family="'Comic Sans MS'" style:font-style-name="Normale" style:font-family-generic="script" style:font-pitch="variable" fo:font-size="22.1000003814697pt" style:font-size-asian="24pt"/>
    </style:style>
    <style:style style:name="P62" style:family="paragraph">
      <style:paragraph-properties fo:margin-left="0cm" fo:margin-right="0cm" fo:margin-top="0.34cm" fo:margin-bottom="0cm" style:line-height-at-least="0.93cm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  <style:tab-stop style:position="26.881cm"/>
        </style:tab-stops>
      </style:paragraph-properties>
    </style:style>
    <style:style style:name="P63" style:family="paragraph">
      <style:paragraph-properties text:enable-numbering="true" fo:margin-left="1.058cm" fo:margin-right="0cm" fo:margin-top="0.34cm" fo:margin-bottom="0cm" style:line-height-at-least="0.93cm" fo:text-align="start" fo:text-indent="-1.058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  <style:tab-stop style:position="26.881cm"/>
        </style:tab-stops>
      </style:paragraph-properties>
      <style:text-properties fo:color="#000000" fo:font-size="20pt" fo:font-weight="normal"/>
    </style:style>
    <style:style style:name="T1" style:family="text">
      <style:text-properties fo:font-size="32pt" fo:font-style="italic" fo:font-weight="bold" style:font-weight-asian="bold" style:font-weight-complex="bold"/>
    </style:style>
    <style:style style:name="T2" style:family="text">
      <style:text-properties fo:font-family="'Times New Roman'" style:font-style-name="Normale" style:font-family-generic="roman" style:font-pitch="variable" fo:font-size="32pt" fo:font-style="italic" style:font-family-asian="'Times New Roman'" style:font-style-name-asian="Normale" style:font-family-generic-asian="roman" style:font-pitch-asian="variable" style:font-family-complex="'Times New Roman'" style:font-style-name-complex="Normale" style:font-family-generic-complex="roman" style:font-pitch-complex="variable"/>
    </style:style>
    <style:style style:name="T3" style:family="text">
      <style:text-properties fo:font-family="'Times New Roman'" style:font-style-name="Normale" style:font-family-generic="roman" style:font-pitch="variable" fo:font-size="32pt" fo:font-style="italic" fo:font-weight="bold" style:font-family-asian="'Times New Roman'" style:font-style-name-asian="Normale" style:font-family-generic-asian="roman" style:font-pitch-asian="variable" style:font-weight-asian="bold" style:font-family-complex="'Times New Roman'" style:font-style-name-complex="Normale" style:font-family-generic-complex="roman" style:font-pitch-complex="variable" style:font-weight-complex="bold"/>
    </style:style>
    <style:style style:name="T4" style:family="text">
      <style:text-properties fo:font-size="32pt" fo:font-style="italic"/>
    </style:style>
    <style:style style:name="T5" style:family="text">
      <style:text-properties fo:font-size="26.5pt" fo:font-weight="bold" style:font-weight-asian="bold" style:font-weight-complex="bold"/>
    </style:style>
    <style:style style:name="T6" style:family="text">
      <style:text-properties fo:font-family="'Courier New'" style:font-pitch="fixed" fo:font-size="12pt" fo:language="en" fo:country="GB" fo:font-weight="bold" style:font-family-asian="'Times New Roman'" style:font-style-name-asian="Normale" style:font-family-generic-asian="roman" style:font-pitch-asian="variable" style:font-size-asian="24pt" style:font-family-complex="'Times New Roman'" style:font-style-name-complex="Normale" style:font-family-generic-complex="roman" style:font-pitch-complex="variable" style:font-size-complex="12pt"/>
    </style:style>
    <style:style style:name="T7" style:family="text">
      <style:text-properties fo:font-family="'Courier New'" style:font-pitch="fixed" fo:font-size="12pt" fo:font-weight="bold" style:font-family-asian="'Times New Roman'" style:font-style-name-asian="Normale" style:font-family-generic-asian="roman" style:font-pitch-asian="variable" style:font-size-asian="24pt" style:font-family-complex="'Times New Roman'" style:font-style-name-complex="Normale" style:font-family-generic-complex="roman" style:font-pitch-complex="variable"/>
    </style:style>
    <style:style style:name="T8" style:family="text">
      <style:text-properties fo:font-family="'Times New Roman'" style:font-style-name="Normale" style:font-family-generic="roman" style:font-pitch="variable" fo:font-size="24pt" fo:font-style="italic" fo:font-weight="bold" style:font-family-asian="'Times New Roman'" style:font-style-name-asian="Normale" style:font-family-generic-asian="roman" style:font-pitch-asian="variable" style:font-size-asian="24pt" style:font-weight-asian="bold" style:font-family-complex="'Times New Roman'" style:font-style-name-complex="Normale" style:font-family-generic-complex="roman" style:font-pitch-complex="variable" style:font-size-complex="24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ff0000" fo:font-style="italic"/>
    </style:style>
    <style:style style:name="T11" style:family="text">
      <style:text-properties fo:color="#000000" fo:font-style="italic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ff0000" fo:font-family="'Comic Sans MS'" style:font-family-generic="script" style:font-pitch="variable" fo:font-size="20pt"/>
    </style:style>
    <style:style style:name="T14" style:family="text">
      <style:text-properties fo:font-family="'Comic Sans MS'" style:font-family-generic="script" style:font-pitch="variable" fo:font-size="1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normal"/>
    </style:style>
    <style:style style:name="T17" style:family="text">
      <style:text-properties fo:font-style="normal" fo:font-weight="bold" style:font-weight-asian="bold" style:font-weight-complex="bold"/>
    </style:style>
    <style:style style:name="T18" style:family="text">
      <style:text-properties fo:color="#ffffff" fo:font-family="'Comic Sans MS'" style:font-family-generic="script" style:font-pitch="variable" fo:font-size="20pt"/>
    </style:style>
    <style:style style:name="T19" style:family="text">
      <style:text-properties fo:font-family="'Comic Sans MS'" style:font-style-name="Normale" style:font-family-generic="script" style:font-pitch="variable" fo:font-size="20pt" style:font-size-asian="24pt"/>
    </style:style>
    <style:style style:name="T20" style:family="text">
      <style:text-properties fo:font-size="26.5pt"/>
    </style:style>
    <style:style style:name="T21" style:family="text">
      <style:text-properties fo:color="#000000" fo:font-family="'Comic Sans MS'" style:font-family-generic="script" style:font-pitch="variable" fo:font-size="20pt"/>
    </style:style>
    <style:style style:name="T22" style:family="text">
      <style:text-properties fo:color="#000000" fo:font-family="'Comic Sans MS'" style:font-family-generic="script" style:font-pitch="variable" fo:font-size="48pt"/>
    </style:style>
    <style:style style:name="T23" style:family="text">
      <style:text-properties fo:color="#000000" fo:font-family="'Comic Sans MS'" style:font-style-name="Normale" style:font-family-generic="script" style:font-pitch="variable" fo:font-size="48pt" style:font-family-asian="'Comic Sans MS'" style:font-style-name-asian="Normale" style:font-family-generic-asian="script" style:font-pitch-asian="variable" style:font-family-complex="'Comic Sans MS'" style:font-style-name-complex="Normale" style:font-family-generic-complex="script" style:font-pitch-complex="variable"/>
    </style:style>
    <style:style style:name="T24" style:family="text">
      <style:text-properties fo:font-family="'Comic Sans MS'" style:font-family-generic="script" style:font-pitch="variable" fo:font-size="20pt" style:font-size-asian="24pt"/>
    </style:style>
    <style:style style:name="T25" style:family="text">
      <style:text-properties fo:color="#ff0000" fo:font-family="'Comic Sans MS'" style:font-family-generic="script" style:font-pitch="variable" fo:font-size="18pt" style:font-size-asian="24pt"/>
    </style:style>
    <style:style style:name="T26" style:family="text">
      <style:text-properties fo:color="#ff0000" style:text-position="-33% 58%" fo:font-family="'Comic Sans MS'" style:font-family-generic="script" style:font-pitch="variable" fo:font-size="20pt"/>
    </style:style>
    <style:style style:name="T27" style:family="text">
      <style:text-properties fo:color="#ff0000" style:text-position="0% 100%" fo:font-family="'Comic Sans MS'" style:font-family-generic="script" style:font-pitch="variable" fo:font-size="20pt"/>
    </style:style>
    <style:style style:name="T28" style:family="text">
      <style:text-properties fo:font-style="italic"/>
    </style:style>
    <style:style style:name="T29" style:family="text">
      <style:text-properties fo:color="#000000" fo:font-style="normal"/>
    </style:style>
    <style:style style:name="T30" style:family="text">
      <style:text-properties fo:font-family="'Comic Sans MS'" style:font-family-generic="script" style:font-pitch="variable" fo:font-size="18pt"/>
    </style:style>
    <style:style style:name="T31" style:family="text">
      <style:text-properties style:text-position="-33% 58%" fo:font-family="'Comic Sans MS'" style:font-family-generic="script" style:font-pitch="variable" fo:font-size="18pt"/>
    </style:style>
    <style:style style:name="T32" style:family="text">
      <style:text-properties fo:color="#ff0000" fo:font-family="'Comic Sans MS'" style:font-family-generic="script" style:font-pitch="variable" fo:font-size="15pt" style:font-size-asian="24pt"/>
    </style:style>
    <style:style style:name="T33" style:family="text">
      <style:text-properties fo:font-weight="bold"/>
    </style:style>
    <style:style style:name="T34" style:family="text">
      <style:text-properties fo:color="#ff0000" fo:font-family="'Comic Sans MS'" style:font-family-generic="script" style:font-pitch="variable" fo:font-size="18pt"/>
    </style:style>
    <style:style style:name="T35" style:family="text">
      <style:text-properties fo:color="#ff0000" style:text-position="-33% 58%" fo:font-family="'Comic Sans MS'" style:font-family-generic="script" style:font-pitch="variable" fo:font-size="18pt"/>
    </style:style>
    <style:style style:name="T36" style:family="text">
      <style:text-properties fo:color="#ff0000" style:text-position="0% 100%" fo:font-family="'Comic Sans MS'" style:font-family-generic="script" style:font-pitch="variable" fo:font-size="18pt"/>
    </style:style>
    <style:style style:name="T37" style:family="text">
      <style:text-properties fo:color="#ff0000" style:text-outline="false" style:text-line-through-style="none" style:text-position="0% 100%" fo:font-family="Arial" style:font-family-generic="swiss" style:font-pitch="variable" fo:font-size="23pt" fo:language="it" fo:country="IT" fo:font-style="normal" fo:text-shadow="none" style:text-underline-style="none" fo:font-weight="bold" style:font-family-asian="'HG Mincho Light J'" style:font-pitch-asian="variable" style:font-size-asian="24pt" style:language-asian="it" style:country-asian="IT" style:font-style-asian="normal" style:font-weight-asian="normal" style:font-family-complex="'Arial Unicode MS'" style:font-pitch-complex="variable" style:font-size-complex="24pt" style:language-complex="it" style:country-complex="IT" style:font-style-complex="normal" style:font-weight-complex="normal" style:font-relief="none"/>
    </style:style>
    <style:style style:name="T38" style:family="text">
      <style:text-properties fo:color="#000000" style:text-outline="false" style:text-line-through-style="none" style:text-position="0% 100%" fo:font-family="Arial" style:font-family-generic="swiss" style:font-pitch="variable" fo:font-size="21pt" fo:language="it" fo:country="IT" fo:font-style="normal" fo:text-shadow="none" style:text-underline-style="none" fo:font-weight="normal" style:font-family-asian="'HG Mincho Light J'" style:font-pitch-asian="variable" style:font-size-asian="23pt" style:language-asian="it" style:country-asian="IT" style:font-style-asian="normal" style:font-weight-asian="normal" style:font-family-complex="'Arial Unicode MS'" style:font-pitch-complex="variable" style:font-size-complex="23pt" style:language-complex="it" style:country-complex="IT" style:font-style-complex="normal" style:font-weight-complex="normal" style:font-relief="none"/>
    </style:style>
    <style:style style:name="T39" style:family="text">
      <style:text-properties fo:color="#3333cc" style:text-outline="false" style:text-line-through-style="none" style:text-position="0% 100%" fo:font-family="Arial" style:font-family-generic="swiss" style:font-pitch="variable" fo:font-size="23pt" fo:language="it" fo:country="IT" fo:font-style="normal" fo:text-shadow="none" style:text-underline-style="none" fo:font-weight="bold" style:font-family-asian="'HG Mincho Light J'" style:font-pitch-asian="variable" style:font-size-asian="24pt" style:language-asian="it" style:country-asian="IT" style:font-style-asian="normal" style:font-weight-asian="normal" style:font-family-complex="'Arial Unicode MS'" style:font-pitch-complex="variable" style:font-size-complex="24pt" style:language-complex="it" style:country-complex="IT" style:font-style-complex="normal" style:font-weight-complex="normal" style:font-relief="none"/>
    </style:style>
    <style:style style:name="T40" style:family="text">
      <style:text-properties fo:font-family="'Comic Sans MS'" style:font-family-generic="script" style:font-pitch="variable" fo:font-size="16pt" style:font-size-asian="24pt"/>
    </style:style>
    <style:style style:name="T41" style:family="text">
      <style:text-properties style:text-position="-33% 58%" fo:font-family="'Comic Sans MS'" style:font-family-generic="script" style:font-pitch="variable" fo:font-size="16pt" style:font-size-asian="24pt"/>
    </style:style>
    <style:style style:name="T42" style:family="text">
      <style:text-properties style:text-position="0% 100%" fo:font-family="'Comic Sans MS'" style:font-family-generic="script" style:font-pitch="variable" fo:font-size="16pt" style:font-size-asian="24pt"/>
    </style:style>
    <style:style style:name="T43" style:family="text">
      <style:text-properties fo:font-family="'Comic Sans MS'" style:font-family-generic="script" style:font-pitch="variable" fo:font-size="15pt" style:font-size-asian="24pt"/>
    </style:style>
    <style:style style:name="T44" style:family="text">
      <style:text-properties style:text-position="-33% 58%" fo:font-family="'Comic Sans MS'" style:font-family-generic="script" style:font-pitch="variable" fo:font-size="15pt" style:font-size-asian="24pt"/>
    </style:style>
    <style:style style:name="T45" style:family="text">
      <style:text-properties style:text-position="0% 100%" fo:font-family="'Comic Sans MS'" style:font-family-generic="script" style:font-pitch="variable" fo:font-size="15pt" style:font-size-asian="24pt"/>
    </style:style>
    <style:style style:name="T46" style:family="text">
      <style:text-properties fo:color="#0000ff" fo:font-family="'Comic Sans MS'" style:font-family-generic="script" style:font-pitch="variable" fo:font-size="20pt"/>
    </style:style>
    <style:style style:name="T47" style:family="text">
      <style:text-properties fo:color="#0000ff" fo:font-family="'Comic Sans MS'" style:font-style-name="Normale" style:font-family-generic="script" style:font-pitch="variable" fo:font-size="20pt" style:font-family-asian="'Comic Sans MS'" style:font-style-name-asian="Normale" style:font-family-generic-asian="script" style:font-pitch-asian="variable" style:font-family-complex="'Comic Sans MS'" style:font-style-name-complex="Normale" style:font-family-generic-complex="script" style:font-pitch-complex="variable"/>
    </style:style>
    <style:style style:name="T48" style:family="text">
      <style:text-properties fo:color="#0000cc" fo:font-size="18pt" fo:font-weight="bold" style:font-size-asian="18pt" style:font-weight-asian="bold" style:font-size-complex="18pt" style:font-weight-complex="bold"/>
    </style:style>
    <style:style style:name="T49" style:family="text">
      <style:text-properties fo:font-size="18pt" style:font-size-asian="18pt" style:font-size-complex="18pt"/>
    </style:style>
    <style:style style:name="T50" style:family="text">
      <style:text-properties fo:font-size="18pt" fo:font-weight="bold" style:font-size-asian="18pt" style:font-weight-asian="bold" style:font-size-complex="18pt" style:font-weight-complex="bold"/>
    </style:style>
    <style:style style:name="T51" style:family="text">
      <style:text-properties fo:font-size="20pt" style:font-size-asian="20pt" style:font-size-complex="20pt"/>
    </style:style>
    <style:style style:name="T52" style:family="text">
      <style:text-properties fo:color="#000000" fo:font-family="'Comic Sans MS'" style:font-family-generic="script" style:font-pitch="variable" fo:font-size="20pt" fo:font-weight="bold" style:font-size-asian="24pt"/>
    </style:style>
    <style:style style:name="T53" style:family="text">
      <style:text-properties fo:color="#0000ff" fo:font-family="'Comic Sans MS'" style:font-family-generic="script" style:font-pitch="variable" fo:font-size="20pt" style:font-size-asian="24pt"/>
    </style:style>
    <style:style style:name="T54" style:family="text">
      <style:text-properties fo:color="#ff0000" fo:font-size="21pt" fo:font-style="italic"/>
    </style:style>
    <style:style style:name="T55" style:family="text">
      <style:text-properties fo:color="#ff0000" fo:font-family="'Comic Sans MS'" style:font-family-generic="script" style:font-pitch="variable" fo:font-size="20pt" fo:font-weight="bold" style:font-size-asian="24pt"/>
    </style:style>
    <style:style style:name="T56" style:family="text">
      <style:text-properties fo:color="#0000ff" style:text-position="-33% 58%" fo:font-family="'Comic Sans MS'" style:font-family-generic="script" style:font-pitch="variable" fo:font-size="20pt"/>
    </style:style>
    <style:style style:name="T57" style:family="text">
      <style:text-properties fo:color="#000000" fo:font-family="'Comic Sans MS'" style:font-family-generic="script" style:font-pitch="variable" fo:font-size="36pt" style:font-size-asian="36pt" style:font-size-complex="36pt"/>
    </style:style>
    <style:style style:name="T58" style:family="text">
      <style:text-properties fo:color="#000000" fo:font-family="'Comic Sans MS'" style:font-style-name="Normale" style:font-family-generic="script" style:font-pitch="variable" fo:font-size="36pt" style:font-family-asian="'Comic Sans MS'" style:font-style-name-asian="Normale" style:font-family-generic-asian="script" style:font-pitch-asian="variable" style:font-size-asian="36pt" style:font-family-complex="'Comic Sans MS'" style:font-style-name-complex="Normale" style:font-family-generic-complex="script" style:font-pitch-complex="variable" style:font-size-complex="36pt"/>
    </style:style>
    <style:style style:name="T59" style:family="text">
      <style:text-properties fo:color="#000000" style:text-position="-33% 58%" fo:font-family="'Comic Sans MS'" style:font-family-generic="script" style:font-pitch="variable" fo:font-size="20pt"/>
    </style:style>
    <style:style style:name="T60" style:family="text">
      <style:text-properties fo:color="#ff0000" fo:font-family="'Comic Sans MS'" style:font-family-generic="script" style:font-pitch="variable" fo:font-size="22pt"/>
    </style:style>
    <style:style style:name="T61" style:family="text">
      <style:text-properties fo:color="#ff0000" style:text-position="-33% 58%" fo:font-family="'Comic Sans MS'" style:font-family-generic="script" style:font-pitch="variable" fo:font-size="22pt"/>
    </style:style>
    <style:style style:name="T62" style:family="text">
      <style:text-properties fo:color="#0000ff" fo:font-family="'Comic Sans MS'" style:font-family-generic="script" style:font-pitch="variable" fo:font-size="18pt"/>
    </style:style>
    <style:style style:name="T63" style:family="text">
      <style:text-properties fo:color="#ff0000" fo:font-family="'Comic Sans MS'" style:font-style-name="Normale" style:font-family-generic="script" style:font-pitch="variable" fo:font-size="20pt" style:font-size-asian="24pt"/>
    </style:style>
    <style:style style:name="T64" style:family="text">
      <style:text-properties fo:font-family="'Comic Sans MS'" style:font-family-generic="script" style:font-pitch="variable" fo:font-size="17pt"/>
    </style:style>
    <style:style style:name="T65" style:family="text">
      <style:text-properties fo:font-family="'Comic Sans MS'" style:font-family-generic="script" style:font-pitch="variable" fo:font-size="20pt"/>
    </style:style>
    <style:style style:name="T66" style:family="text">
      <style:text-properties fo:color="#0000ff" fo:font-family="'Comic Sans MS'" style:font-style-name="Normale" style:font-family-generic="script" style:font-pitch="variable" fo:font-size="20pt" style:font-size-asian="24pt"/>
    </style:style>
    <style:style style:name="T67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it" fo:country="IT" fo:font-style="normal" fo:text-shadow="none" style:text-underline-style="none" fo:font-weight="normal" style:font-family-asian="'HG Mincho Light J'" style:font-pitch-asian="variable" style:font-size-asian="24pt" style:language-asian="it" style:country-asian="IT" style:font-style-asian="normal" style:font-weight-asian="normal" style:font-family-complex="'Arial Unicode MS'" style:font-pitch-complex="variable" style:font-size-complex="24pt" style:language-complex="it" style:country-complex="IT" style:font-style-complex="normal" style:font-weight-complex="normal" style:font-relief="none"/>
    </style:style>
    <style:style style:name="T68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it" fo:country="IT" fo:font-style="normal" fo:text-shadow="none" style:text-underline-style="none" fo:font-weight="normal" style:font-family-asian="'HG Mincho Light J'" style:font-pitch-asian="variable" style:font-size-asian="23pt" style:language-asian="it" style:country-asian="IT" style:font-style-asian="normal" style:font-weight-asian="normal" style:font-family-complex="'Arial Unicode MS'" style:font-pitch-complex="variable" style:font-size-complex="23pt" style:language-complex="it" style:country-complex="I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1.058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587cm" text:min-label-width="1.058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3.175cm" text:min-label-width="0.635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4.339cm" text:min-label-width="0.635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503cm" text:min-label-width="0.635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5.503cm" text:min-label-width="0.635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5.503cm" text:min-label-width="0.635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5.503cm" text:min-label-width="0.635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modello" presentation:presentation-page-layout-name="AL1T1">
        <office:forms form:automatic-focus="false" form:apply-design-mode="false"/>
        <draw:frame draw:style-name="gr1" draw:text-style-name="P4" draw:layer="layout" svg:width="28.402cm" svg:height="20.994cm" svg:x="0.644cm" svg:y="0.687cm">
          <draw:text-box>
            <text:p text:style-name="P1"><text:span text:style-name="T1">Concetti Generali sulla Gestione della memoria</text:span></text:p>
            <text:p text:style-name="P1"><text:span text:style-name="T2"/></text:p>
            <text:p text:style-name="P1"><text:span text:style-name="T3">Binding Address,Allocazione,Segmentazione,Paginazione</text:span></text:p>
            <text:p text:style-name="P1"><text:span text:style-name="T3">Memoria Virtuale (swap)</text:span></text:p>
            <text:p text:style-name="P1"><text:span text:style-name="T4"/></text:p>
            <text:p text:style-name="P1"><text:span text:style-name="T4">Dispense estratte (e parzialmente modificate) dal documento:</text:span></text:p>
            <text:p text:style-name="P1"><text:span text:style-name="T1">Sistemi Operativi</text:span></text:p>
            <text:p text:style-name="P1"><text:span text:style-name="T1">Modulo 6: Gestione della memoria</text:span></text:p>
            <text:p text:style-name="P1"><text:span text:style-name="T1">A.A. 2009-2010</text:span></text:p>
            <text:p text:style-name="P1"><text:span text:style-name="T5">Renzo Davoli </text:span></text:p>
            <text:p text:style-name="P1"><text:span text:style-name="T5">Alberto Montresor</text:span></text:p>
            <text:p text:style-name="P2"><text:span text:style-name="T6">Copyright © <text:s/>2002-2005 Renzo Davoli, Alberto Montresor</text:span></text:p>
            <text:p text:style-name="P3"><text:span text:style-name="T7">Permission is granted to copy, distribute and/or modify this document under the terms of the GNU Free Documentation License, Version 1.2 or any later version published by the Free Software Foundation; with no Invariant Sections, no Front-Cover Texts, and no Back-Cover Texts. A copy of the license can be found at: </text:span><text:span text:style-name="T7"><text:a xlink:href="http://www.gnu.org/licenses/fdl.html#TOC1">http://www.gnu.org/licenses/fdl.html#TOC1</text:a></text:span><text:span text:style-name="T7"> </text:span></text:p>
            <text:p text:style-name="P1"><text:span text:style-name="T8">Un sentito ringraziamento ai colleghi per aver concesso l'uso della loro opera.</text:span></text:p>
            <text:p text:style-name="P1"><text:span text:style-name="T8">Gli eventuali errori sono stati introdotti da me.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1"/>
          <draw:frame presentation:style-name="pr1" draw:text-style-name="P5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Sommario</text:p>
          </draw:text-box>
        </draw:frame>
        <draw:frame presentation:style-name="pr3" draw:text-style-name="P6" draw:layer="layout" svg:width="27.719cm" svg:height="16.042cm" svg:x="0.99cm" svg:y="3.5cm" presentation:class="outline" presentation:user-transformed="true">
          <draw:text-box>
            <text:list text:style-name="L3">
              <text:list-item>
                <text:p text:style-name="P2">Compiti del gestore della memoria del sistema operativo</text:p>
                <text:list>
                  <text:list-item>
                    <text:p>tenere traccia della memoria libera e occupata</text:p>
                  </text:list-item>
                  <text:list-item>
                    <text:p>allocare memoria ai processi e deallocarla quando non più necessaria</text:p>
                  </text:list-item>
                  <text:list-item>
                    <text:p>Il gestore può avere necessità di appoggiarsi alla memoria secondaria (disco), al fine di emulare memoria principale</text:p>
                  </text:list-item>
                </text:list>
              </text:list-item>
              <text:list-item>
                <text:p text:style-name="P2"><text:span text:style-name="T9">_</text:span>__________________________________________________</text:p>
              </text:list-item>
              <text:list-item>
                <text:p text:style-name="P2">Binding, loading, linking</text:p>
              </text:list-item>
              <text:list-item>
                <text:p text:style-name="P2">Allocazione contigua</text:p>
              </text:list-item>
              <text:list-item>
                <text:p text:style-name="P2">Paginazione</text:p>
              </text:list-item>
              <text:list-item>
                <text:p text:style-name="P2">Segmentazione</text:p>
              </text:list-item>
              <text:list-item>
                <text:p text:style-name="P2">Memoria virtuale</text:p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2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Introduzione</text:p>
          </draw:text-box>
        </draw:frame>
        <draw:frame presentation:style-name="pr4" draw:text-style-name="P6" draw:layer="layout" svg:width="27.719cm" svg:height="10.616cm" svg:x="0.99cm" svg:y="3.5cm" presentation:class="outline" presentation:user-transformed="true">
          <draw:text-box>
            <text:list text:style-name="L3">
              <text:list-item>
                <text:p text:style-name="P2">Prospettiva storica</text:p>
                <text:list>
                  <text:list-item>
                    <text:p text:style-name="P2">partiremo vedendo i meccanismi di gestione della memoria più semplici; </text:p>
                  </text:list-item>
                  <text:list-item>
                    <text:p text:style-name="P2">a volte possono sempre banali, ma...</text:p>
                  </text:list-item>
                </text:list>
              </text:list-item>
              <text:list-item>
                <text:p text:style-name="P2">... ma nell'informatica, la storia ripete se stessa:</text:p>
                <text:list>
                  <text:list-item>
                    <text:p text:style-name="P2">alcuni di questi meccanismi vengono ancora utilizzati in sistemi operativi speciali per palmari, sistemi embedded (microcontrollori), smart-car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3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Binding Address</text:p>
          </draw:text-box>
        </draw:frame>
        <draw:frame presentation:style-name="pr5" draw:text-style-name="P6" draw:layer="layout" svg:width="27.719cm" svg:height="10.287cm" svg:x="0.99cm" svg:y="3.5cm" presentation:class="outline" presentation:user-transformed="true">
          <draw:text-box>
            <text:list text:style-name="L3">
              <text:list-item>
                <text:p text:style-name="P2">Definizione</text:p>
                <text:list>
                  <text:list-item>
                    <text:p text:style-name="P2">con il termine <text:span text:style-name="T10">binding address </text:span><text:span text:style-name="T11">o (</text:span><text:span text:style-name="T10">rilocazione</text:span><text:span text:style-name="T11">)</text:span> si indica l'associazione di <text:span text:style-name="T12">indirizzi di memoria fisica</text:span> ai dati e alle istruzioni di un programma</text:p>
                  </text:list-item>
                </text:list>
              </text:list-item>
              <text:list-item>
                <text:p text:style-name="P2">Il binding può avvenire</text:p>
                <text:list>
                  <text:list-item>
                    <text:p text:style-name="P2">durante la compilazione</text:p>
                  </text:list-item>
                  <text:list-item>
                    <text:p text:style-name="P2">durante il caricamento del programma in memoria per l'esecuzione</text:p>
                  </text:list-item>
                  <text:list-item>
                    <text:p text:style-name="P2">durante l'esecuzio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4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Binding Address</text:p>
          </draw:text-box>
        </draw:frame>
        <draw:frame presentation:style-name="pr6" draw:text-style-name="P6" draw:layer="layout" svg:width="27.719cm" svg:height="8.075cm" svg:x="0.99cm" svg:y="3.5cm" presentation:class="outline" presentation:user-transformed="true">
          <draw:text-box>
            <text:list text:style-name="L3">
              <text:list-item>
                <text:p text:style-name="P2">Binding durante la compilazione del programma</text:p>
                <text:list>
                  <text:list-item>
                    <text:p text:style-name="P2">gli indirizzi vengono calcolati al momento della compilazione e resteranno gli stessi ad ogni esecuzione del programma</text:p>
                  </text:list-item>
                  <text:list-item>
                    <text:p text:style-name="P2">il codice generato viene detto codice <text:span text:style-name="T10">assoluto</text:span></text:p>
                  </text:list-item>
                  <text:list-item>
                    <text:p text:style-name="P2">Esempi: </text:p>
                    <text:list>
                      <text:list-item>
                        <text:p text:style-name="P2">codice per microcontrollori, per il kernel, file COM in MS-DOS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3" draw:text-style-name="P7" draw:layer="layout" svg:width="11.693cm" svg:height="1.654cm" svg:x="0.584cm" svg:y="16.755cm">
          <text:p/>
        </draw:rect>
        <draw:rect draw:style-name="gr4" draw:text-style-name="P8" draw:layer="layout" svg:width="4.093cm" svg:height="1.654cm" svg:x="5.261cm" svg:y="13.338cm">
          <text:p/>
        </draw:rect>
        <draw:frame draw:style-name="gr5" draw:text-style-name="P9" draw:layer="layout" svg:width="0.507cm" svg:height="1.084cm" svg:x="0.701cm" svg:y="18.409cm">
          <draw:text-box>
            <text:p text:style-name="P2"><text:span text:style-name="T13">0</text:span></text:p>
          </draw:text-box>
        </draw:frame>
        <draw:frame draw:style-name="gr6" draw:text-style-name="P9" draw:layer="layout" svg:width="1.888cm" svg:height="1.084cm" svg:x="10.406cm" svg:y="18.41cm">
          <draw:text-box>
            <text:p text:style-name="P2"><text:span text:style-name="T13">1024</text:span></text:p>
          </draw:text-box>
        </draw:frame>
        <draw:frame draw:style-name="gr7" draw:text-style-name="P9" draw:layer="layout" svg:width="1.517cm" svg:height="1.084cm" svg:x="4.794cm" svg:y="12.346cm">
          <draw:text-box>
            <text:p text:style-name="P2"><text:span text:style-name="T13">384</text:span></text:p>
          </draw:text-box>
        </draw:frame>
        <draw:frame draw:style-name="gr7" draw:text-style-name="P9" draw:layer="layout" svg:width="1.517cm" svg:height="1.084cm" svg:x="8.653cm" svg:y="12.347cm">
          <draw:text-box>
            <text:p text:style-name="P2"><text:span text:style-name="T13">768</text:span></text:p>
          </draw:text-box>
        </draw:frame>
        <draw:frame draw:style-name="gr8" draw:text-style-name="P9" draw:layer="layout" svg:width="3.309cm" svg:height="1.084cm" svg:x="0.895cm" svg:y="16.976cm">
          <draw:text-box>
            <text:p text:style-name="P2"><text:span text:style-name="T13">Memoria</text:span></text:p>
          </draw:text-box>
        </draw:frame>
        <draw:rect draw:style-name="gr3" draw:text-style-name="P7" draw:layer="layout" svg:width="11.693cm" svg:height="1.654cm" svg:x="17.54cm" svg:y="15.543cm">
          <text:p/>
        </draw:rect>
        <draw:frame draw:style-name="gr5" draw:text-style-name="P9" draw:layer="layout" svg:width="0.507cm" svg:height="1.084cm" svg:x="17.54cm" svg:y="17.196cm">
          <draw:text-box>
            <text:p text:style-name="P2"><text:span text:style-name="T13">0</text:span></text:p>
          </draw:text-box>
        </draw:frame>
        <draw:frame draw:style-name="gr6" draw:text-style-name="P9" draw:layer="layout" svg:width="1.888cm" svg:height="1.084cm" svg:x="27.479cm" svg:y="17.197cm">
          <draw:text-box>
            <text:p text:style-name="P2"><text:span text:style-name="T13">1024</text:span></text:p>
          </draw:text-box>
        </draw:frame>
        <draw:frame draw:style-name="gr8" draw:text-style-name="P9" draw:layer="layout" svg:width="3.309cm" svg:height="1.084cm" svg:x="17.851cm" svg:y="15.763cm">
          <draw:text-box>
            <text:p text:style-name="P2"><text:span text:style-name="T13">Memoria</text:span></text:p>
          </draw:text-box>
        </draw:frame>
        <draw:line draw:style-name="gr9" draw:text-style-name="P10" draw:layer="layout" svg:x1="13.447cm" svg:y1="15.984cm" svg:x2="16.37cm" svg:y2="15.984cm">
          <text:p/>
        </draw:line>
        <draw:frame draw:style-name="gr10" draw:text-style-name="P9" draw:layer="layout" svg:width="2.903cm" svg:height="1.084cm" svg:x="13.446cm" svg:y="14.661cm">
          <draw:text-box>
            <text:p text:style-name="P2"><text:span text:style-name="T13">Loading</text:span></text:p>
          </draw:text-box>
        </draw:frame>
        <draw:frame draw:style-name="gr11" draw:text-style-name="P11" draw:layer="layout" svg:width="0.002cm" svg:height="1.085cm" svg:x="10.617cm" svg:y="10.848cm">
          <draw:text-box>
            <text:p/>
          </draw:text-box>
        </draw:frame>
        <draw:frame draw:style-name="gr12" draw:text-style-name="P12" draw:layer="layout" svg:width="1.206cm" svg:height="1.77cm" svg:x="5.722cm" svg:y="13.228cm">
          <draw:text-box>
            <text:p text:style-name="P2"><text:span text:style-name="T14">jal</text:span></text:p>
            <text:p text:style-name="P2"><text:span text:style-name="T14">762</text:span></text:p>
          </draw:text-box>
        </draw:frame>
        <draw:path draw:style-name="gr13" draw:layer="layout" svg:width="2.922cm" svg:height="0.489cm" svg:x="5.846cm" svg:y="14.881cm" svg:viewBox="0 0 2923 490" svg:d="M0 0c1169 1102 2923 0 2923 0">
          <text:p/>
        </draw:path>
        <draw:rect draw:style-name="gr4" draw:text-style-name="P8" draw:layer="layout" svg:width="4.093cm" svg:height="1.654cm" svg:x="22.216cm" svg:y="15.544cm">
          <text:p/>
        </draw:rect>
        <draw:frame draw:style-name="gr7" draw:text-style-name="P9" draw:layer="layout" svg:width="1.517cm" svg:height="1.084cm" svg:x="21.748cm" svg:y="14.552cm">
          <draw:text-box>
            <text:p text:style-name="P2"><text:span text:style-name="T13">384</text:span></text:p>
          </draw:text-box>
        </draw:frame>
        <draw:frame draw:style-name="gr7" draw:text-style-name="P9" draw:layer="layout" svg:width="1.517cm" svg:height="1.084cm" svg:x="25.608cm" svg:y="14.553cm">
          <draw:text-box>
            <text:p text:style-name="P2"><text:span text:style-name="T13">768</text:span></text:p>
          </draw:text-box>
        </draw:frame>
        <draw:frame draw:style-name="gr12" draw:text-style-name="P12" draw:layer="layout" svg:width="1.206cm" svg:height="1.77cm" svg:x="22.677cm" svg:y="15.434cm">
          <draw:text-box>
            <text:p text:style-name="P2"><text:span text:style-name="T14">jal</text:span></text:p>
            <text:p text:style-name="P2"><text:span text:style-name="T14">762</text:span></text:p>
          </draw:text-box>
        </draw:frame>
        <draw:path draw:style-name="gr13" draw:layer="layout" svg:width="2.922cm" svg:height="0.489cm" svg:x="22.801cm" svg:y="17.087cm" svg:viewBox="0 0 2923 490" svg:d="M0 0c1169 1102 2923 0 2923 0">
          <text:p/>
        </draw:path>
        <presentation:notes draw:style-name="dp2">
          <draw:page-thumbnail draw:style-name="gr2" draw:layer="layout" svg:width="14.199cm" svg:height="10.649cm" svg:x="2.743cm" svg:y="2.13cm" draw:page-number="5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Binding Address</text:p>
          </draw:text-box>
        </draw:frame>
        <draw:frame presentation:style-name="pr5" draw:text-style-name="P6" draw:layer="layout" svg:width="27.719cm" svg:height="10.287cm" svg:x="0.99cm" svg:y="3.5cm" presentation:class="outline" presentation:user-transformed="true">
          <draw:text-box>
            <text:list text:style-name="L3">
              <text:list-item>
                <text:p text:style-name="P2">Binding durante la compilazione </text:p>
                <text:list>
                  <text:list-item>
                    <text:p text:style-name="P2">vantaggi<text:tab/></text:p>
                    <text:list>
                      <text:list-item>
                        <text:p text:style-name="P2">non richiede hardware speciale</text:p>
                      </text:list-item>
                      <text:list-item>
                        <text:p text:style-name="P2">semplice</text:p>
                      </text:list-item>
                      <text:list-item>
                        <text:p text:style-name="P2">molto veloce</text:p>
                      </text:list-item>
                    </text:list>
                  </text:list-item>
                  <text:list-item>
                    <text:p text:style-name="P2">svantaggi</text:p>
                    <text:list>
                      <text:list-item>
                        <text:p text:style-name="P2">non funziona con la multiprogrammazi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6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Binding Address</text:p>
          </draw:text-box>
        </draw:frame>
        <draw:frame presentation:style-name="pr5" draw:text-style-name="P6" draw:layer="layout" svg:width="27.719cm" svg:height="10.287cm" svg:x="0.99cm" svg:y="3.5cm" presentation:class="outline" presentation:user-transformed="true">
          <draw:text-box>
            <text:list text:style-name="L3">
              <text:list-item>
                <text:p text:style-name="P2">Binding durante il caricamento</text:p>
                <text:list>
                  <text:list-item>
                    <text:p text:style-name="P2">il codice generato dal compilatore non contiene indirizzi assoluti ma relativi (rispetto all' Instruction Pointer <text:span text:style-name="T15">oppure</text:span> rispetto ad un indirizzo base,<text:span text:style-name="T15"> l'inizio del segmento</text:span>)</text:p>
                  </text:list-item>
                  <text:list-item>
                    <text:p text:style-name="P2">questo tipo di codice viene detto <text:span text:style-name="T10">rilocabile</text:span></text:p>
                  </text:list-item>
                </text:list>
              </text:list-item>
              <text:list-item>
                <text:p text:style-name="P2"><text:span text:style-name="T16">Durante il caricamento</text:span></text:p>
                <text:list>
                  <text:list-item>
                    <text:p text:style-name="P2"><text:span text:style-name="T16">il loader si preoccupa di </text:span><text:span text:style-name="T17">aggiornare tutti i riferimenti agli indirizzi di memoria</text:span><text:span text:style-name="T16"> coerentemente al punto iniziale di caricamento</text:span></text:p>
                  </text:list-item>
                </text:list>
              </text:list-item>
            </text:list>
          </draw:text-box>
        </draw:frame>
        <draw:rect draw:style-name="gr3" draw:text-style-name="P7" draw:layer="layout" svg:width="11.693cm" svg:height="1.654cm" svg:x="0.584cm" svg:y="16.755cm">
          <text:p/>
        </draw:rect>
        <draw:frame draw:style-name="gr5" draw:text-style-name="P9" draw:layer="layout" svg:width="0.507cm" svg:height="1.084cm" svg:x="0.701cm" svg:y="18.409cm">
          <draw:text-box>
            <text:p text:style-name="P2"><text:span text:style-name="T13">0</text:span></text:p>
          </draw:text-box>
        </draw:frame>
        <draw:frame draw:style-name="gr6" draw:text-style-name="P9" draw:layer="layout" svg:width="1.888cm" svg:height="1.084cm" svg:x="10.406cm" svg:y="18.41cm">
          <draw:text-box>
            <text:p text:style-name="P2"><text:span text:style-name="T13">1024</text:span></text:p>
          </draw:text-box>
        </draw:frame>
        <draw:frame draw:style-name="gr8" draw:text-style-name="P9" draw:layer="layout" svg:width="3.309cm" svg:height="1.084cm" svg:x="0.895cm" svg:y="16.976cm">
          <draw:text-box>
            <text:p text:style-name="P2"><text:span text:style-name="T13">Memoria</text:span></text:p>
          </draw:text-box>
        </draw:frame>
        <draw:rect draw:style-name="gr3" draw:text-style-name="P7" draw:layer="layout" svg:width="11.693cm" svg:height="1.654cm" svg:x="17.54cm" svg:y="15.543cm">
          <text:p/>
        </draw:rect>
        <draw:frame draw:style-name="gr5" draw:text-style-name="P9" draw:layer="layout" svg:width="0.507cm" svg:height="1.084cm" svg:x="17.54cm" svg:y="17.196cm">
          <draw:text-box>
            <text:p text:style-name="P2"><text:span text:style-name="T13">0</text:span></text:p>
          </draw:text-box>
        </draw:frame>
        <draw:frame draw:style-name="gr6" draw:text-style-name="P9" draw:layer="layout" svg:width="1.888cm" svg:height="1.084cm" svg:x="27.479cm" svg:y="17.197cm">
          <draw:text-box>
            <text:p text:style-name="P2"><text:span text:style-name="T13">1024</text:span></text:p>
          </draw:text-box>
        </draw:frame>
        <draw:frame draw:style-name="gr8" draw:text-style-name="P9" draw:layer="layout" svg:width="3.309cm" svg:height="1.084cm" svg:x="17.851cm" svg:y="15.763cm">
          <draw:text-box>
            <text:p text:style-name="P2"><text:span text:style-name="T13">Memoria</text:span></text:p>
          </draw:text-box>
        </draw:frame>
        <draw:line draw:style-name="gr9" draw:text-style-name="P10" draw:layer="layout" svg:x1="13.447cm" svg:y1="15.984cm" svg:x2="16.37cm" svg:y2="15.984cm">
          <text:p/>
        </draw:line>
        <draw:frame draw:style-name="gr10" draw:text-style-name="P9" draw:layer="layout" svg:width="2.903cm" svg:height="1.084cm" svg:x="13.446cm" svg:y="14.661cm">
          <draw:text-box>
            <text:p text:style-name="P2"><text:span text:style-name="T13">Loading</text:span></text:p>
          </draw:text-box>
        </draw:frame>
        <draw:rect draw:style-name="gr4" draw:text-style-name="P8" draw:layer="layout" svg:width="4.093cm" svg:height="1.654cm" svg:x="5.261cm" svg:y="14.442cm">
          <text:p/>
        </draw:rect>
        <draw:frame draw:style-name="gr7" draw:text-style-name="P9" draw:layer="layout" svg:width="1.517cm" svg:height="1.084cm" svg:x="4.794cm" svg:y="13.449cm">
          <draw:text-box>
            <text:p text:style-name="P2"><text:span text:style-name="T13">0</text:span></text:p>
          </draw:text-box>
        </draw:frame>
        <draw:frame draw:style-name="gr7" draw:text-style-name="P9" draw:layer="layout" svg:width="1.517cm" svg:height="1.084cm" svg:x="8.653cm" svg:y="13.451cm">
          <draw:text-box>
            <text:p text:style-name="P2"><text:span text:style-name="T13">384</text:span></text:p>
          </draw:text-box>
        </draw:frame>
        <draw:frame draw:style-name="gr12" draw:text-style-name="P12" draw:layer="layout" svg:width="1.206cm" svg:height="1.77cm" svg:x="5.722cm" svg:y="14.331cm">
          <draw:text-box>
            <text:p text:style-name="P2"><text:span text:style-name="T14">jal</text:span></text:p>
            <text:p text:style-name="P2"><text:span text:style-name="T14">378</text:span></text:p>
          </draw:text-box>
        </draw:frame>
        <draw:path draw:style-name="gr13" draw:layer="layout" svg:width="2.922cm" svg:height="0.489cm" svg:x="5.846cm" svg:y="15.985cm" svg:viewBox="0 0 2923 490" svg:d="M0 0c1169 1102 2923 0 2923 0">
          <text:p/>
        </draw:path>
        <draw:rect draw:style-name="gr4" draw:text-style-name="P8" draw:layer="layout" svg:width="4.093cm" svg:height="1.654cm" svg:x="22.45cm" svg:y="15.545cm">
          <text:p/>
        </draw:rect>
        <draw:frame draw:style-name="gr7" draw:text-style-name="P9" draw:layer="layout" svg:width="1.517cm" svg:height="1.084cm" svg:x="21.982cm" svg:y="14.553cm">
          <draw:text-box>
            <text:p text:style-name="P2"><text:span text:style-name="T13">384</text:span></text:p>
          </draw:text-box>
        </draw:frame>
        <draw:frame draw:style-name="gr7" draw:text-style-name="P9" draw:layer="layout" svg:width="1.517cm" svg:height="1.084cm" svg:x="25.842cm" svg:y="14.554cm">
          <draw:text-box>
            <text:p text:style-name="P2"><text:span text:style-name="T13">768</text:span></text:p>
          </draw:text-box>
        </draw:frame>
        <draw:frame draw:style-name="gr12" draw:text-style-name="P12" draw:layer="layout" svg:width="1.206cm" svg:height="1.77cm" svg:x="22.911cm" svg:y="15.435cm">
          <draw:text-box>
            <text:p text:style-name="P2"><text:span text:style-name="T14">jal</text:span></text:p>
            <text:p text:style-name="P2"><text:span text:style-name="T14">762</text:span></text:p>
          </draw:text-box>
        </draw:frame>
        <draw:path draw:style-name="gr13" draw:layer="layout" svg:width="2.922cm" svg:height="0.489cm" svg:x="23.034cm" svg:y="17.088cm" svg:viewBox="0 0 2923 490" svg:d="M0 0c1169 1102 2923 0 2923 0">
          <text:p/>
        </draw:path>
        <draw:frame draw:style-name="gr14" draw:text-style-name="P2" draw:layer="layout" svg:width="3.768cm" svg:height="2.021cm" svg:x="19.232cm" svg:y="18.488cm">
          <draw:text-box>
            <text:p text:style-name="P2"><text:span text:style-name="T14">Nota:</text:span></text:p>
            <text:p text:style-name="P2"><text:span text:style-name="T14">762=384+378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7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Binding Address</text:p>
          </draw:text-box>
        </draw:frame>
        <draw:frame presentation:style-name="pr5" draw:text-style-name="P6" draw:layer="layout" svg:width="27.719cm" svg:height="10.287cm" svg:x="0.99cm" svg:y="3.5cm" presentation:class="outline" presentation:user-transformed="true">
          <draw:text-box>
            <text:list text:style-name="L3">
              <text:list-item>
                <text:p text:style-name="P2">Binding durante il caricamento</text:p>
                <text:list>
                  <text:list-item>
                    <text:p text:style-name="P2">vantaggi</text:p>
                    <text:list>
                      <text:list-item>
                        <text:p text:style-name="P2">permette di gestire multiprogrammazione</text:p>
                      </text:list-item>
                      <text:list-item>
                        <text:p text:style-name="P2">non richiede uso di hardware particolare</text:p>
                      </text:list-item>
                    </text:list>
                  </text:list-item>
                  <text:list-item>
                    <text:p text:style-name="P2">svantaggi</text:p>
                    <text:list>
                      <text:list-item>
                        <text:p text:style-name="P2">richiede una traduzione degli indirizzi da parte del loader, e quindi formati particolare dei file eseguibil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8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Binding Address</text:p>
          </draw:text-box>
        </draw:frame>
        <draw:frame presentation:style-name="pr5" draw:text-style-name="P6" draw:layer="layout" svg:width="27.719cm" svg:height="10.287cm" svg:x="0.99cm" svg:y="3.5cm" presentation:class="outline" presentation:user-transformed="true">
          <draw:text-box>
            <text:list text:style-name="L3">
              <text:list-item>
                <text:p text:style-name="P2">Binding durante l'esecuzione</text:p>
                <text:list>
                  <text:list-item>
                    <text:p text:style-name="P2">l'individuazione dell'indirizzo di memoria effettivo viene effettuata <text:line-break/>durante l'esecuzione da un componente hardware apposito: <text:line-break/>la <text:span text:style-name="T10">memory management unit </text:span>(MMU)</text:p>
                  </text:list-item>
                </text:list>
              </text:list-item>
            </text:list>
          </draw:text-box>
        </draw:frame>
        <draw:rect draw:style-name="gr3" draw:text-style-name="P7" draw:layer="layout" svg:width="11.693cm" svg:height="1.654cm" svg:x="0.584cm" svg:y="16.757cm">
          <text:p/>
        </draw:rect>
        <draw:frame draw:style-name="gr5" draw:text-style-name="P9" draw:layer="layout" svg:width="0.507cm" svg:height="1.084cm" svg:x="0.701cm" svg:y="18.41cm">
          <draw:text-box>
            <text:p text:style-name="P2"><text:span text:style-name="T13">0</text:span></text:p>
          </draw:text-box>
        </draw:frame>
        <draw:frame draw:style-name="gr6" draw:text-style-name="P9" draw:layer="layout" svg:width="1.888cm" svg:height="1.084cm" svg:x="10.406cm" svg:y="18.411cm">
          <draw:text-box>
            <text:p text:style-name="P2"><text:span text:style-name="T13">1024</text:span></text:p>
          </draw:text-box>
        </draw:frame>
        <draw:frame draw:style-name="gr8" draw:text-style-name="P9" draw:layer="layout" svg:width="3.309cm" svg:height="1.084cm" svg:x="0.895cm" svg:y="16.977cm">
          <draw:text-box>
            <text:p text:style-name="P2"><text:span text:style-name="T13">Memoria</text:span></text:p>
          </draw:text-box>
        </draw:frame>
        <draw:rect draw:style-name="gr3" draw:text-style-name="P7" draw:layer="layout" svg:width="11.693cm" svg:height="1.654cm" svg:x="17.54cm" svg:y="15.544cm">
          <text:p/>
        </draw:rect>
        <draw:frame draw:style-name="gr5" draw:text-style-name="P9" draw:layer="layout" svg:width="0.507cm" svg:height="1.084cm" svg:x="17.54cm" svg:y="17.197cm">
          <draw:text-box>
            <text:p text:style-name="P2"><text:span text:style-name="T13">0</text:span></text:p>
          </draw:text-box>
        </draw:frame>
        <draw:frame draw:style-name="gr6" draw:text-style-name="P9" draw:layer="layout" svg:width="1.888cm" svg:height="1.084cm" svg:x="27.479cm" svg:y="17.199cm">
          <draw:text-box>
            <text:p text:style-name="P2"><text:span text:style-name="T13">1024</text:span></text:p>
          </draw:text-box>
        </draw:frame>
        <draw:frame draw:style-name="gr8" draw:text-style-name="P9" draw:layer="layout" svg:width="3.309cm" svg:height="1.084cm" svg:x="17.851cm" svg:y="15.764cm">
          <draw:text-box>
            <text:p text:style-name="P2"><text:span text:style-name="T13">Memoria</text:span></text:p>
          </draw:text-box>
        </draw:frame>
        <draw:line draw:style-name="gr9" draw:text-style-name="P10" draw:layer="layout" svg:x1="13.447cm" svg:y1="15.985cm" svg:x2="16.37cm" svg:y2="15.985cm">
          <text:p/>
        </draw:line>
        <draw:frame draw:style-name="gr10" draw:text-style-name="P9" draw:layer="layout" svg:width="2.903cm" svg:height="1.084cm" svg:x="13.446cm" svg:y="14.662cm">
          <draw:text-box>
            <text:p text:style-name="P2"><text:span text:style-name="T13">Loading</text:span></text:p>
          </draw:text-box>
        </draw:frame>
        <draw:rect draw:style-name="gr4" draw:text-style-name="P8" draw:layer="layout" svg:width="4.093cm" svg:height="1.654cm" svg:x="5.261cm" svg:y="14.443cm">
          <text:p/>
        </draw:rect>
        <draw:frame draw:style-name="gr7" draw:text-style-name="P9" draw:layer="layout" svg:width="1.517cm" svg:height="1.084cm" svg:x="4.794cm" svg:y="13.451cm">
          <draw:text-box>
            <text:p text:style-name="P2"><text:span text:style-name="T13">0</text:span></text:p>
          </draw:text-box>
        </draw:frame>
        <draw:frame draw:style-name="gr7" draw:text-style-name="P9" draw:layer="layout" svg:width="1.517cm" svg:height="1.084cm" svg:x="8.653cm" svg:y="13.452cm">
          <draw:text-box>
            <text:p text:style-name="P2"><text:span text:style-name="T13">384</text:span></text:p>
          </draw:text-box>
        </draw:frame>
        <draw:frame draw:style-name="gr12" draw:text-style-name="P12" draw:layer="layout" svg:width="1.206cm" svg:height="1.77cm" svg:x="5.722cm" svg:y="14.332cm">
          <draw:text-box>
            <text:p text:style-name="P2"><text:span text:style-name="T14">jal</text:span></text:p>
            <text:p text:style-name="P2"><text:span text:style-name="T14">378</text:span></text:p>
          </draw:text-box>
        </draw:frame>
        <draw:path draw:style-name="gr13" draw:layer="layout" svg:width="2.922cm" svg:height="0.489cm" svg:x="5.846cm" svg:y="15.986cm" svg:viewBox="0 0 2923 490" svg:d="M0 0c1169 1102 2923 0 2923 0">
          <text:p/>
        </draw:path>
        <draw:rect draw:style-name="gr4" draw:text-style-name="P8" draw:layer="layout" svg:width="4.093cm" svg:height="1.654cm" svg:x="22.45cm" svg:y="15.546cm">
          <text:p/>
        </draw:rect>
        <draw:frame draw:style-name="gr7" draw:text-style-name="P9" draw:layer="layout" svg:width="1.517cm" svg:height="1.084cm" svg:x="21.982cm" svg:y="14.554cm">
          <draw:text-box>
            <text:p text:style-name="P2"><text:span text:style-name="T13">384</text:span></text:p>
          </draw:text-box>
        </draw:frame>
        <draw:frame draw:style-name="gr7" draw:text-style-name="P9" draw:layer="layout" svg:width="1.517cm" svg:height="1.084cm" svg:x="25.842cm" svg:y="14.555cm">
          <draw:text-box>
            <text:p text:style-name="P2"><text:span text:style-name="T13">768</text:span></text:p>
          </draw:text-box>
        </draw:frame>
        <draw:frame draw:style-name="gr12" draw:text-style-name="P12" draw:layer="layout" svg:width="1.206cm" svg:height="1.77cm" svg:x="22.911cm" svg:y="15.436cm">
          <draw:text-box>
            <text:p text:style-name="P2"><text:span text:style-name="T14">jal</text:span></text:p>
            <text:p text:style-name="P2"><text:span text:style-name="T14">378</text:span></text:p>
          </draw:text-box>
        </draw:frame>
        <draw:path draw:style-name="gr13" draw:layer="layout" svg:width="2.922cm" svg:height="2.213cm" svg:x="23.034cm" svg:y="17.089cm" svg:viewBox="0 0 2923 2214" svg:d="M0 0c1169 4981 2923 0 2923 0">
          <text:p/>
        </draw:path>
        <draw:rect draw:style-name="gr15" draw:text-style-name="P13" draw:layer="layout" svg:width="2.339cm" svg:height="1.102cm" svg:x="23.151cm" svg:y="18.519cm">
          <text:p text:style-name="P2"><text:span text:style-name="T18">MMU</text:span></text:p>
        </draw:rect>
        <presentation:notes draw:style-name="dp2">
          <draw:page-thumbnail draw:style-name="gr2" draw:layer="layout" svg:width="14.199cm" svg:height="10.649cm" svg:x="2.743cm" svg:y="2.13cm" draw:page-number="9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Indirizzi logici e indirizzi fisici</text:p>
          </draw:text-box>
        </draw:frame>
        <draw:frame presentation:style-name="pr7" draw:text-style-name="P6" draw:layer="layout" svg:width="27.719cm" svg:height="15.368cm" svg:x="0.99cm" svg:y="3.5cm" presentation:class="outline" presentation:user-transformed="true">
          <draw:text-box>
            <text:list text:style-name="L3">
              <text:list-item>
                <text:p text:style-name="P2">Spazio di indirizzamento logico</text:p>
                <text:list>
                  <text:list-item>
                    <text:p text:style-name="P2">ogni processo è associato ad uno <text:line-break/>spazio di indirizzamento logico</text:p>
                  </text:list-item>
                  <text:list-item>
                    <text:p text:style-name="P2">gli indirizzi usati in un processo sono<text:line-break/>indirizzi logici, ovvero riferimenti a <text:line-break/>questo spazio di indirizzamento</text:p>
                  </text:list-item>
                </text:list>
              </text:list-item>
              <text:list-item>
                <text:p text:style-name="P2">Spazio di indirizzamento fisico</text:p>
                <text:list>
                  <text:list-item>
                    <text:p text:style-name="P2">ad ogni indirizzo logico corrisponde un<text:line-break/>indirizzo fisico</text:p>
                  </text:list-item>
                  <text:list-item>
                    <text:p text:style-name="P2">la MMU opera come una funzione di<text:line-break/>traduzione da indirizzi logici a indirizzi<text:line-break/>fisici</text:p>
                  </text:list-item>
                </text:list>
              </text:list-item>
            </text:list>
          </draw:text-box>
        </draw:frame>
        <draw:rect draw:style-name="gr16" draw:text-style-name="P14" xml:id="id1" draw:id="id1" draw:layer="layout" svg:width="5.846cm" svg:height="2.204cm" svg:x="20.228cm" svg:y="3.555cm">
          <text:p text:style-name="P1"><text:span text:style-name="T19">Indirizzi</text:span></text:p>
          <text:p text:style-name="P1"><text:span text:style-name="T19">Logici</text:span></text:p>
        </draw:rect>
        <draw:rect draw:style-name="gr16" draw:text-style-name="P14" xml:id="id3" draw:id="id3" draw:layer="layout" svg:width="5.846cm" svg:height="2.164cm" svg:x="20.228cm" svg:y="16.162cm">
          <text:p text:style-name="P1"><text:span text:style-name="T19">Indirizzi</text:span></text:p>
          <text:p text:style-name="P1"><text:span text:style-name="T19">Fisici</text:span></text:p>
        </draw:rect>
        <draw:rect draw:style-name="gr16" draw:text-style-name="P14" xml:id="id2" draw:id="id2" draw:layer="layout" svg:width="5.846cm" svg:height="5.512cm" svg:x="20.228cm" svg:y="8.157cm">
          <text:p text:style-name="P1"><text:span text:style-name="T19">MMU</text:span></text:p>
        </draw:rect>
        <draw:frame draw:style-name="gr17" draw:text-style-name="P15" draw:layer="layout" svg:width="1.395cm" svg:height="1.084cm" svg:x="26.305cm" svg:y="3.996cm">
          <draw:text-box>
            <text:p text:style-name="P1"><text:span text:style-name="T13">Cpu</text:span></text:p>
          </draw:text-box>
        </draw:frame>
        <draw:frame draw:style-name="gr8" draw:text-style-name="P15" draw:layer="layout" svg:width="3.309cm" svg:height="1.084cm" svg:x="26.306cm" svg:y="16.636cm">
          <draw:text-box>
            <text:p text:style-name="P1"><text:span text:style-name="T13">Memoria</text:span></text:p>
          </draw:text-box>
        </draw:frame>
        <draw:connector draw:style-name="gr18" draw:text-style-name="P7" draw:layer="layout" draw:type="line" svg:x1="23.151cm" svg:y1="5.759cm" svg:x2="23.151cm" svg:y2="8.157cm" draw:start-shape="id1" draw:start-glue-point="2" draw:end-shape="id2" draw:end-glue-point="0" svg:d="M23151 5759v2398">
          <text:p/>
        </draw:connector>
        <draw:connector draw:style-name="gr18" draw:text-style-name="P7" draw:layer="layout" draw:type="line" svg:x1="23.151cm" svg:y1="13.669cm" svg:x2="23.151cm" svg:y2="16.162cm" draw:start-shape="id2" draw:start-glue-point="2" draw:end-shape="id3" draw:end-glue-point="0" svg:d="M23151 13669v2493">
          <text:p/>
        </draw:connector>
        <presentation:notes draw:style-name="dp2">
          <draw:page-thumbnail draw:style-name="gr2" draw:layer="layout" svg:width="14.199cm" svg:height="10.649cm" svg:x="2.743cm" svg:y="2.13cm" draw:page-number="10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Esempi di MMU - Registro di rilocazione</text:p>
          </draw:text-box>
        </draw:frame>
        <draw:frame presentation:style-name="pr8" draw:text-style-name="P6" draw:layer="layout" svg:width="27.719cm" svg:height="6.972cm" svg:x="0.99cm" svg:y="3.5cm" presentation:class="outline" presentation:user-transformed="true">
          <draw:text-box>
            <text:list text:style-name="L3">
              <text:list-item>
                <text:p text:style-name="P2">Descrizione</text:p>
                <text:list>
                  <text:list-item>
                    <text:p text:style-name="P2">se il valore del registro di rilocazione è R, uno spazio logico 0...Max viene tradotto in uno spazio fisico R...R+MAX</text:p>
                  </text:list-item>
                  <text:list-item>
                    <text:p text:style-name="P2">esempio: nei processori Intel 80x86, esistono 4 registri base per il calcolo degli indirizzi (CS, DS, SS, ES)</text:p>
                  </text:list-item>
                </text:list>
              </text:list-item>
            </text:list>
          </draw:text-box>
        </draw:frame>
        <draw:rect draw:style-name="gr16" draw:text-style-name="P4" draw:layer="layout" svg:width="5.846cm" svg:height="2.205cm" svg:x="2.455cm" svg:y="14.44cm">
          <text:p text:style-name="P2"><text:span text:style-name="T20">Cpu</text:span></text:p>
        </draw:rect>
        <draw:rect draw:style-name="gr16" draw:text-style-name="P14" draw:layer="layout" svg:width="5.846cm" svg:height="2.204cm" svg:x="2.455cm" svg:y="14.441cm">
          <text:p text:style-name="P1"><text:span text:style-name="T19">Indirizzi</text:span></text:p>
          <text:p text:style-name="P1"><text:span text:style-name="T19">Logici</text:span></text:p>
        </draw:rect>
        <draw:rect draw:style-name="gr16" draw:text-style-name="P14" draw:layer="layout" svg:width="5.846cm" svg:height="2.204cm" svg:x="21.047cm" svg:y="14.441cm">
          <text:p text:style-name="P1"><text:span text:style-name="T19">Indirizzi</text:span></text:p>
          <text:p text:style-name="P1"><text:span text:style-name="T19">Fisici</text:span></text:p>
        </draw:rect>
        <draw:rect draw:style-name="gr19" draw:text-style-name="P16" draw:layer="layout" svg:width="5.846cm" svg:height="8.268cm" svg:x="11.809cm" svg:y="11.354cm">
          <text:p/>
        </draw:rect>
        <draw:line draw:style-name="gr18" draw:text-style-name="P7" draw:layer="layout" svg:x1="8.301cm" svg:y1="15.543cm" svg:x2="11.809cm" svg:y2="15.543cm">
          <text:p/>
        </draw:line>
        <draw:line draw:style-name="gr18" draw:text-style-name="P7" draw:layer="layout" svg:x1="17.656cm" svg:y1="15.543cm" svg:x2="21.164cm" svg:y2="15.543cm">
          <text:p/>
        </draw:line>
        <draw:frame draw:style-name="gr17" draw:text-style-name="P15" draw:layer="layout" svg:width="1.395cm" svg:height="1.084cm" svg:x="4.79cm" svg:y="12.677cm">
          <draw:text-box>
            <text:p text:style-name="P1"><text:span text:style-name="T13">Cpu</text:span></text:p>
          </draw:text-box>
        </draw:frame>
        <draw:frame draw:style-name="gr8" draw:text-style-name="P15" draw:layer="layout" svg:width="3.309cm" svg:height="1.084cm" svg:x="22.448cm" svg:y="12.678cm">
          <draw:text-box>
            <text:p text:style-name="P1"><text:span text:style-name="T13">Memoria</text:span></text:p>
          </draw:text-box>
        </draw:frame>
        <draw:frame draw:style-name="gr20" draw:text-style-name="P15" draw:layer="layout" svg:width="4.715cm" svg:height="3.357cm" svg:x="12.394cm" svg:y="11.905cm">
          <draw:text-box>
            <text:p text:style-name="P1"><text:span text:style-name="T21">Registro</text:span><text:span text:style-name="T21"><text:line-break/></text:span><text:span text:style-name="T21">. Rilocazione</text:span></text:p>
            <text:p text:style-name="P1"><text:span text:style-name="T13">24000</text:span></text:p>
          </draw:text-box>
        </draw:frame>
        <draw:ellipse draw:style-name="gr21" draw:text-style-name="P17" draw:layer="layout" svg:width="1.754cm" svg:height="1.654cm" svg:x="13.914cm" svg:y="17.086cm">
          <text:p text:style-name="P1"><text:span text:style-name="T22">+</text:span></text:p>
        </draw:ellipse>
        <draw:frame draw:style-name="gr7" draw:text-style-name="P15" draw:layer="layout" svg:width="1.517cm" svg:height="1.084cm" svg:x="4.791cm" svg:y="17.419cm">
          <draw:text-box>
            <text:p text:style-name="P1"><text:span text:style-name="T13">897</text:span></text:p>
          </draw:text-box>
        </draw:frame>
        <draw:frame draw:style-name="gr22" draw:text-style-name="P15" draw:layer="layout" svg:width="2.527cm" svg:height="1.084cm" svg:x="22.916cm" svg:y="17.419cm">
          <draw:text-box>
            <text:p text:style-name="P1"><text:span text:style-name="T13">24897</text:span></text:p>
          </draw:text-box>
        </draw:frame>
        <draw:line draw:style-name="gr18" draw:text-style-name="P10" draw:layer="layout" svg:x1="7.015cm" svg:y1="17.968cm" svg:x2="12.862cm" svg:y2="17.968cm">
          <text:p/>
        </draw:line>
        <draw:line draw:style-name="gr18" draw:text-style-name="P10" draw:layer="layout" svg:x1="16.399cm" svg:y1="17.996cm" svg:x2="22.246cm" svg:y2="17.996cm">
          <text:p/>
        </draw:line>
        <presentation:notes draw:style-name="dp2">
          <draw:page-thumbnail draw:style-name="gr2" draw:layer="layout" svg:width="14.199cm" svg:height="10.649cm" svg:x="2.743cm" svg:y="2.13cm" draw:page-number="11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 presentation:user-transformed="true">
          <draw:text-box>
            <text:p text:style-name="P2">Esempi di MMU- Registro di rilocazione e limite</text:p>
          </draw:text-box>
        </draw:frame>
        <draw:frame presentation:style-name="pr8" draw:text-style-name="P6" draw:layer="layout" svg:width="27.719cm" svg:height="6.972cm" svg:x="0.99cm" svg:y="3.5cm" presentation:class="outline" presentation:user-transformed="true">
          <draw:text-box>
            <text:list text:style-name="L3">
              <text:list-item>
                <text:p text:style-name="P2">Descrizione</text:p>
                <text:list>
                  <text:list-item>
                    <text:p text:style-name="P2">il registro limite viene utilizzato per implementare meccanismi di protezione della memoria</text:p>
                  </text:list-item>
                </text:list>
              </text:list-item>
            </text:list>
          </draw:text-box>
        </draw:frame>
        <draw:rect draw:style-name="gr16" draw:text-style-name="P14" draw:layer="layout" svg:width="5.846cm" svg:height="2.204cm" svg:x="1.753cm" svg:y="12.346cm">
          <text:p text:style-name="P1"><text:span text:style-name="T19">Indirizzi</text:span></text:p>
          <text:p text:style-name="P1"><text:span text:style-name="T19">Logici</text:span></text:p>
        </draw:rect>
        <draw:rect draw:style-name="gr16" draw:text-style-name="P14" draw:layer="layout" svg:width="5.846cm" svg:height="2.204cm" svg:x="22.216cm" svg:y="12.346cm">
          <text:p text:style-name="P1"><text:span text:style-name="T19">Indirizzi</text:span></text:p>
          <text:p text:style-name="P1"><text:span text:style-name="T19">Fisici</text:span></text:p>
        </draw:rect>
        <draw:rect draw:style-name="gr19" draw:text-style-name="P16" draw:layer="layout" svg:width="9.939cm" svg:height="9.37cm" svg:x="9.938cm" svg:y="9.259cm">
          <text:p/>
        </draw:rect>
        <draw:line draw:style-name="gr18" draw:text-style-name="P7" draw:layer="layout" svg:x1="7.6cm" svg:y1="13.448cm" svg:x2="9.939cm" svg:y2="13.448cm">
          <text:p/>
        </draw:line>
        <draw:line draw:style-name="gr18" draw:text-style-name="P7" draw:layer="layout" svg:x1="19.877cm" svg:y1="13.448cm" svg:x2="22.216cm" svg:y2="13.448cm">
          <text:p/>
        </draw:line>
        <draw:frame draw:style-name="gr17" draw:text-style-name="P15" draw:layer="layout" svg:width="1.395cm" svg:height="1.084cm" svg:x="5.375cm" svg:y="10.582cm">
          <draw:text-box>
            <text:p text:style-name="P1"><text:span text:style-name="T13">Cpu</text:span></text:p>
          </draw:text-box>
        </draw:frame>
        <draw:frame draw:style-name="gr8" draw:text-style-name="P15" draw:layer="layout" svg:width="3.309cm" svg:height="1.084cm" svg:x="23.617cm" svg:y="10.583cm">
          <draw:text-box>
            <text:p text:style-name="P1"><text:span text:style-name="T13">Memoria</text:span></text:p>
          </draw:text-box>
        </draw:frame>
        <draw:frame draw:style-name="gr23" draw:text-style-name="P15" draw:layer="layout" svg:width="3.373cm" svg:height="3.357cm" svg:x="15.551cm" svg:y="9.811cm">
          <draw:text-box>
            <text:p text:style-name="P1"><text:span text:style-name="T21">Registro</text:span><text:span text:style-name="T21"><text:line-break/></text:span><text:span text:style-name="T21">. Rilocaz.</text:span></text:p>
            <text:p text:style-name="P1"><text:span text:style-name="T13">24000</text:span></text:p>
          </draw:text-box>
        </draw:frame>
        <draw:ellipse draw:style-name="gr21" draw:text-style-name="P17" draw:layer="layout" svg:width="1.754cm" svg:height="1.654cm" svg:x="16.369cm" svg:y="14.991cm">
          <text:p text:style-name="P1"><text:span text:style-name="T22">+</text:span></text:p>
        </draw:ellipse>
        <draw:frame draw:style-name="gr7" draw:text-style-name="P15" draw:layer="layout" svg:width="1.517cm" svg:height="1.084cm" svg:x="5.376cm" svg:y="15.325cm">
          <draw:text-box>
            <text:p text:style-name="P1"><text:span text:style-name="T13">897</text:span></text:p>
          </draw:text-box>
        </draw:frame>
        <draw:frame draw:style-name="gr22" draw:text-style-name="P15" draw:layer="layout" svg:width="2.527cm" svg:height="1.084cm" svg:x="24.086cm" svg:y="15.325cm">
          <draw:text-box>
            <text:p text:style-name="P1"><text:span text:style-name="T13">24897</text:span></text:p>
          </draw:text-box>
        </draw:frame>
        <draw:line draw:style-name="gr18" draw:text-style-name="P10" draw:layer="layout" svg:x1="6.781cm" svg:y1="15.873cm" svg:x2="11.107cm" svg:y2="15.873cm">
          <text:p/>
        </draw:line>
        <draw:line draw:style-name="gr18" draw:text-style-name="P10" draw:layer="layout" svg:x1="18.708cm" svg:y1="15.873cm" svg:x2="23.385cm" svg:y2="15.873cm">
          <text:p/>
        </draw:line>
        <draw:frame draw:style-name="gr24" draw:text-style-name="P15" draw:layer="layout" svg:width="3.269cm" svg:height="3.357cm" svg:x="10.757cm" svg:y="9.812cm">
          <draw:text-box>
            <text:p text:style-name="P1"><text:span text:style-name="T21">Registro</text:span><text:span text:style-name="T21"><text:line-break/></text:span><text:span text:style-name="T21">. Limite</text:span></text:p>
            <text:p text:style-name="P1"><text:span text:style-name="T13">1000</text:span></text:p>
          </draw:text-box>
        </draw:frame>
        <draw:ellipse draw:style-name="gr25" draw:text-style-name="P18" draw:layer="layout" svg:width="1.754cm" svg:height="1.654cm" svg:x="11.692cm" svg:y="15.102cm">
          <text:p/>
        </draw:ellipse>
        <draw:frame draw:style-name="gr26" draw:text-style-name="P17" draw:layer="layout" svg:width="1cm" svg:height="2.363cm" svg:x="12cm" svg:y="15cm">
          <draw:text-box>
            <text:p text:style-name="P1"><text:span text:style-name="T23">≤</text:span></text:p>
          </draw:text-box>
        </draw:frame>
        <draw:line draw:style-name="gr18" draw:text-style-name="P10" draw:layer="layout" svg:x1="14.031cm" svg:y1="15.873cm" svg:x2="15.785cm" svg:y2="15.873cm">
          <text:p/>
        </draw:line>
        <draw:line draw:style-name="gr18" draw:text-style-name="P10" draw:layer="layout" svg:x1="12.628cm" svg:y1="16.976cm" svg:x2="12.628cm" svg:y2="18.63cm">
          <text:p/>
        </draw:line>
        <draw:frame draw:style-name="gr27" draw:text-style-name="P15" draw:layer="layout" svg:width="1.31cm" svg:height="1.084cm" svg:x="12.862cm" svg:y="17.527cm">
          <draw:text-box>
            <text:p text:style-name="P1"><text:span text:style-name="T13">Err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12"/>
          <draw:frame presentation:style-name="pr9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 di memoria</text:p>
          </draw:text-box>
        </draw:frame>
        <draw:frame presentation:style-name="pr5" draw:text-style-name="P6" draw:layer="layout" svg:width="27.719cm" svg:height="10.287cm" svg:x="0.99cm" svg:y="3.5cm" presentation:class="outline" presentation:user-transformed="true">
          <draw:text-box>
            <text:list text:style-name="L3">
              <text:list-item>
                <text:p text:style-name="P2">E' una delle funzioni principali del gestore di memoria</text:p>
              </text:list-item>
              <text:list-item>
                <text:p text:style-name="P2">Consiste nel reperire ed assegnare uno spazio di memoria <text:s/>fisica</text:p>
                <text:list>
                  <text:list-item>
                    <text:p text:style-name="P2">a un programma che viene attivato</text:p>
                  </text:list-item>
                  <text:list-item>
                    <text:p text:style-name="P2">oppure per soddisfare ulteriori richieste effettuate dai programmi durante la loro esecuzi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13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: definizioni</text:p>
          </draw:text-box>
        </draw:frame>
        <draw:frame presentation:style-name="pr10" draw:text-style-name="P6" draw:layer="layout" svg:width="27.719cm" svg:height="15.04cm" svg:x="0.99cm" svg:y="3.5cm" presentation:class="outline" presentation:user-transformed="true">
          <draw:text-box>
            <text:list text:style-name="L3">
              <text:list-item>
                <text:p text:style-name="P2">Allocazione contigua</text:p>
                <text:list>
                  <text:list-item>
                    <text:p text:style-name="P2">tutto lo spazio assegnato ad un programma deve essere formato da celle consecutive</text:p>
                  </text:list-item>
                </text:list>
              </text:list-item>
              <text:list-item>
                <text:p text:style-name="P2">Allocazione non contigua</text:p>
                <text:list>
                  <text:list-item>
                    <text:p text:style-name="P2">è possibile assegnare a un programma aree di memorie separate</text:p>
                  </text:list-item>
                </text:list>
              </text:list-item>
              <text:list-item>
                <text:p text:style-name="P2">Nota</text:p>
                <text:list>
                  <text:list-item>
                    <text:p text:style-name="P2">la MMU deve essere in grado di gestire la conversione degli indirizzi in modo coerente alla allocazione</text:p>
                  </text:list-item>
                  <text:list-item>
                    <text:p text:style-name="P2">esempio: la MMU basata su rilocazione gestisce solo allocazione contigua (per uno stesso segmento, ma possono esistere più segmenti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14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: statica o dinamica</text:p>
          </draw:text-box>
        </draw:frame>
        <draw:frame presentation:style-name="pr5" draw:text-style-name="P6" draw:layer="layout" svg:width="27.719cm" svg:height="10.287cm" svg:x="0.99cm" svg:y="3.5cm" presentation:class="outline" presentation:user-transformed="true">
          <draw:text-box>
            <text:list text:style-name="L3">
              <text:list-item>
                <text:p text:style-name="P2">Statica</text:p>
                <text:list>
                  <text:list-item>
                    <text:p text:style-name="P2">un programma deve mantenere la propria aerea di memoria dal caricamento alla terminazione</text:p>
                  </text:list-item>
                  <text:list-item>
                    <text:p text:style-name="P2">non è possibile rilocare il programma durante l'esecuzione</text:p>
                  </text:list-item>
                </text:list>
              </text:list-item>
              <text:list-item>
                <text:p text:style-name="P2">Dinamica</text:p>
                <text:list>
                  <text:list-item>
                    <text:p text:style-name="P2">durante l'esecuzione, un programma può essere spostato all'interno della memor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15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 a partizioni fisse</text:p>
          </draw:text-box>
        </draw:frame>
        <draw:frame presentation:style-name="pr11" draw:text-style-name="P6" draw:layer="layout" svg:width="27.719cm" svg:height="15.814cm" svg:x="0.928cm" svg:y="3.509cm" presentation:class="outline" presentation:user-transformed="true">
          <draw:text-box>
            <text:list text:style-name="L3">
              <text:list-item>
                <text:p text:style-name="P2">Descrizione</text:p>
                <text:list>
                  <text:list-item>
                    <text:p text:style-name="P2">la memoria disponibile (quella <text:line-break/>non occupata dal s.o.) viene <text:line-break/>suddivisa in partizioni</text:p>
                  </text:list-item>
                  <text:list-item>
                    <text:p text:style-name="P2">ogni processo viene caricato in <text:line-break/>una delle partizioni libere che ha <text:line-break/>dimensione sufficiente a contenerlo</text:p>
                  </text:list-item>
                </text:list>
              </text:list-item>
              <text:list-item>
                <text:p text:style-name="P2">Caratteristiche</text:p>
                <text:list>
                  <text:list-item>
                    <text:p text:style-name="P2">statica e contigua</text:p>
                  </text:list-item>
                  <text:list-item>
                    <text:p text:style-name="P2">vantaggi: molto semplice</text:p>
                  </text:list-item>
                  <text:list-item>
                    <text:p text:style-name="P2">svantaggi: spreco di memoria, <text:s/>grado di parallelismo limitato<text:line-break/>dal numero di partizioni</text:p>
                  </text:list-item>
                </text:list>
              </text:list-item>
            </text:list>
          </draw:text-box>
        </draw:frame>
        <draw:rect draw:style-name="gr28" draw:text-style-name="P19" draw:layer="layout" svg:width="7.016cm" svg:height="2.205cm" svg:x="19.877cm" svg:y="8.818cm">
          <text:p text:style-name="P2"><text:span text:style-name="T24">Partizione 2</text:span></text:p>
        </draw:rect>
        <draw:rect draw:style-name="gr28" draw:text-style-name="P19" draw:layer="layout" svg:width="7.016cm" svg:height="4.409cm" svg:x="19.877cm" svg:y="4.409cm">
          <text:p text:style-name="P2"><text:span text:style-name="T24">Partizione 3</text:span></text:p>
        </draw:rect>
        <draw:rect draw:style-name="gr28" draw:text-style-name="P19" draw:layer="layout" svg:width="7.016cm" svg:height="1.654cm" svg:x="19.877cm" svg:y="11.023cm">
          <text:p text:style-name="P2"><text:span text:style-name="T24">Partizione 1</text:span></text:p>
        </draw:rect>
        <draw:rect draw:style-name="gr28" draw:text-style-name="P19" draw:layer="layout" svg:width="7.016cm" svg:height="2.756cm" svg:x="19.877cm" svg:y="12.677cm">
          <text:p text:style-name="P1"><text:span text:style-name="T24">Sistema</text:span><text:span text:style-name="T24"><text:line-break/></text:span><text:span text:style-name="T24">Operativo</text:span></text:p>
        </draw:rect>
        <draw:rect draw:style-name="gr28" draw:text-style-name="P19" draw:layer="layout" svg:width="7.016cm" svg:height="2.205cm" svg:x="19.877cm" svg:y="8.818cm">
          <text:p text:style-name="P2"><text:span text:style-name="T24">Partizione 2</text:span></text:p>
        </draw:rect>
        <draw:frame draw:style-name="gr29" draw:text-style-name="P20" draw:layer="layout" svg:width="0.457cm" svg:height="0.981cm" svg:x="27.384cm" svg:y="14.661cm">
          <draw:text-box>
            <text:p text:style-name="P2"><text:span text:style-name="T25">0</text:span></text:p>
          </draw:text-box>
        </draw:frame>
        <draw:frame draw:style-name="gr30" draw:text-style-name="P20" draw:layer="layout" svg:width="1.824cm" svg:height="0.981cm" svg:x="27.384cm" svg:y="12.127cm">
          <draw:text-box>
            <text:p text:style-name="P2"><text:span text:style-name="T25">320K</text:span></text:p>
          </draw:text-box>
        </draw:frame>
        <draw:frame draw:style-name="gr31" draw:text-style-name="P20" draw:layer="layout" svg:width="1.705cm" svg:height="0.981cm" svg:x="27.385cm" svg:y="10.474cm">
          <draw:text-box>
            <text:p text:style-name="P2"><text:span text:style-name="T25">512K</text:span></text:p>
          </draw:text-box>
        </draw:frame>
        <draw:frame draw:style-name="gr30" draw:text-style-name="P20" draw:layer="layout" svg:width="1.824cm" svg:height="0.981cm" svg:x="27.387cm" svg:y="8.271cm">
          <draw:text-box>
            <text:p text:style-name="P2"><text:span text:style-name="T25">768K</text:span></text:p>
          </draw:text-box>
        </draw:frame>
        <draw:frame draw:style-name="gr32" draw:text-style-name="P20" draw:layer="layout" svg:width="2.161cm" svg:height="0.981cm" svg:x="27.388cm" svg:y="3.972cm">
          <draw:text-box>
            <text:p text:style-name="P2"><text:span text:style-name="T25">1280K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16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 a partizioni fisse</text:p>
          </draw:text-box>
        </draw:frame>
        <draw:frame presentation:style-name="pr12" draw:text-style-name="P6" draw:layer="layout" svg:width="27.719cm" svg:height="14.171cm" svg:x="0.99cm" svg:y="3.5cm" presentation:class="outline" presentation:user-transformed="true">
          <draw:text-box>
            <text:list text:style-name="L3">
              <text:list-item>
                <text:p text:style-name="P2">Gestione memoria</text:p>
                <text:list>
                  <text:list-item>
                    <text:p text:style-name="P2">è possibile utilizzare una coda di programmi da eseguire per partizione, oppure una coda comune per tutte le partizioni</text:p>
                  </text:list-item>
                </text:list>
              </text:list-item>
              <text:list-item>
                <text:p text:style-name="P2">Sistemi monoprogrammati</text:p>
                <text:list>
                  <text:list-item>
                    <text:p text:style-name="P2">esiste una sola partizione, <text:line-break/>dove viene caricato un <text:line-break/>unico programma utente</text:p>
                  </text:list-item>
                  <text:list-item>
                    <text:p text:style-name="P2">esempio:</text:p>
                    <text:list>
                      <text:list-item>
                        <text:p text:style-name="P2">MS-DOS</text:p>
                      </text:list-item>
                      <text:list-item>
                        <text:p text:style-name="P2">sistemi embedded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8" draw:text-style-name="P19" draw:layer="layout" svg:width="7.016cm" svg:height="8.268cm" svg:x="17.89cm" svg:y="8.708cm">
          <text:p text:style-name="P2"><text:span text:style-name="T24">Spazio</text:span><text:span text:style-name="T24"><text:line-break/></text:span><text:span text:style-name="T24">utente</text:span></text:p>
        </draw:rect>
        <draw:rect draw:style-name="gr28" draw:text-style-name="P19" draw:layer="layout" svg:width="7.016cm" svg:height="2.756cm" svg:x="17.89cm" svg:y="16.976cm">
          <text:p text:style-name="P1"><text:span text:style-name="T24">Sistema</text:span><text:span text:style-name="T24"><text:line-break/></text:span><text:span text:style-name="T24">Operativo</text:span></text:p>
        </draw:rect>
        <draw:frame draw:style-name="gr29" draw:text-style-name="P20" draw:layer="layout" svg:width="0.457cm" svg:height="0.981cm" svg:x="25.397cm" svg:y="18.96cm">
          <draw:text-box>
            <text:p text:style-name="P2"><text:span text:style-name="T25">0</text:span></text:p>
          </draw:text-box>
        </draw:frame>
        <draw:frame draw:style-name="gr32" draw:text-style-name="P20" draw:layer="layout" svg:width="2.161cm" svg:height="0.981cm" svg:x="25.399cm" svg:y="8.271cm">
          <draw:text-box>
            <text:p text:style-name="P2"><text:span text:style-name="T25">1280K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17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Frammentazione interna</text:p>
          </draw:text-box>
        </draw:frame>
        <draw:frame presentation:style-name="pr13" draw:text-style-name="P6" draw:layer="layout" svg:width="27.719cm" svg:height="15.993cm" svg:x="0.99cm" svg:y="3.5cm" presentation:class="outline" presentation:user-transformed="true">
          <draw:text-box>
            <text:list text:style-name="L3">
              <text:list-item>
                <text:p text:style-name="P2">Nell'allocazione a partizione fisse</text:p>
                <text:list>
                  <text:list-item>
                    <text:p text:style-name="P2">se un processo occupa una dimensione <text:line-break/>inferiore a quella della partizione che lo <text:line-break/>contiene, lo spazio non utilizzato è <text:line-break/>sprecato</text:p>
                  </text:list-item>
                  <text:list-item>
                    <text:p text:style-name="P2">la presenza di spazio inutilizzato <text:line-break/>all'interno di un'unità di allocazione <text:line-break/>si chiama <text:span text:style-name="T10">frammentazione interna</text:span></text:p>
                  </text:list-item>
                </text:list>
              </text:list-item>
              <text:list-item>
                <text:p text:style-name="P2">Nota:</text:p>
                <text:list>
                  <text:list-item>
                    <text:p text:style-name="P2">il fenomeno della frammentazione interna<text:line-break/>non è limitata all'allocazione a partizioni fisse, ma è generale<text:line-break/>a tutti gli approcci in cui è possibile allocare più memoria di<text:line-break/>quanto richiesto (per motivi di organizzazione)</text:p>
                  </text:list-item>
                </text:list>
              </text:list-item>
            </text:list>
          </draw:text-box>
        </draw:frame>
        <draw:rect draw:style-name="gr28" draw:text-style-name="P19" draw:layer="layout" svg:width="7.016cm" svg:height="2.205cm" svg:x="21.048cm" svg:y="8.118cm">
          <text:p text:style-name="P2"><text:span text:style-name="T24">Partizione 2</text:span></text:p>
        </draw:rect>
        <draw:rect draw:style-name="gr33" draw:text-style-name="P21" draw:layer="layout" svg:width="7.016cm" svg:height="4.41cm" svg:x="21.046cm" svg:y="3.709cm">
          <text:p/>
        </draw:rect>
        <draw:rect draw:style-name="gr33" draw:text-style-name="P22" draw:layer="layout" svg:width="7.016cm" svg:height="1.654cm" svg:x="21.047cm" svg:y="10.323cm">
          <text:p/>
        </draw:rect>
        <draw:rect draw:style-name="gr34" draw:text-style-name="P19" draw:layer="layout" svg:width="7.016cm" svg:height="2.756cm" svg:x="21.047cm" svg:y="11.977cm">
          <text:p text:style-name="P1"><text:span text:style-name="T24">Sistema</text:span><text:span text:style-name="T24"><text:line-break/></text:span><text:span text:style-name="T24">Operativo</text:span></text:p>
        </draw:rect>
        <draw:rect draw:style-name="gr33" draw:text-style-name="P21" draw:layer="layout" svg:width="7.016cm" svg:height="2.205cm" svg:x="21.047cm" svg:y="8.118cm">
          <text:p/>
        </draw:rect>
        <draw:rect draw:style-name="gr35" draw:text-style-name="P21" draw:layer="layout" svg:width="6.899cm" svg:height="3.23cm" svg:x="21.105cm" svg:y="4.811cm">
          <text:p/>
        </draw:rect>
        <draw:rect draw:style-name="gr35" draw:text-style-name="P21" draw:layer="layout" svg:width="6.899cm" svg:height="1.047cm" svg:x="21.105cm" svg:y="9.221cm">
          <text:p/>
        </draw:rect>
        <draw:rect draw:style-name="gr36" draw:text-style-name="P21" draw:layer="layout" svg:width="6.899cm" svg:height="1.047cm" svg:x="21.105cm" svg:y="10.874cm">
          <text:p/>
        </draw:rect>
        <presentation:notes draw:style-name="dp2">
          <draw:page-thumbnail draw:style-name="gr2" draw:layer="layout" svg:width="14.199cm" svg:height="10.649cm" svg:x="2.743cm" svg:y="2.13cm" draw:page-number="18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 a partizioni dinamiche</text:p>
          </draw:text-box>
        </draw:frame>
        <draw:frame presentation:style-name="pr14" draw:text-style-name="P6" draw:layer="layout" svg:width="27.719cm" svg:height="13.511cm" svg:x="0.99cm" svg:y="3.5cm" presentation:class="outline" presentation:user-transformed="true">
          <draw:text-box>
            <text:list text:style-name="L3">
              <text:list-item>
                <text:p text:style-name="P2">Descrizione</text:p>
                <text:list>
                  <text:list-item>
                    <text:p text:style-name="P2">la memoria disponibile (nella quantità richiesta) viene assegnata ai processi che ne fanno richiesta</text:p>
                  </text:list-item>
                  <text:list-item>
                    <text:p text:style-name="P2">nella memoria possono essere presenti diverse zone inutilizzate</text:p>
                    <text:list>
                      <text:list-item>
                        <text:p text:style-name="P2">per effetto della terminazione di processi</text:p>
                      </text:list-item>
                      <text:list-item>
                        <text:p text:style-name="P2">oppure per non completo utilizzo dell'area disponibile da parte dei processi attivi</text:p>
                      </text:list-item>
                    </text:list>
                  </text:list-item>
                </text:list>
              </text:list-item>
              <text:list-item>
                <text:p text:style-name="P2">Caratteristiche</text:p>
                <text:list>
                  <text:list-item>
                    <text:p text:style-name="P2">statica e contigua</text:p>
                  </text:list-item>
                  <text:list-item>
                    <text:p text:style-name="P2">esistono diverse politiche per la scelta dell'area da utilizz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19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 a partizioni dinamiche</text:p>
          </draw:text-box>
        </draw:frame>
        <draw:rect draw:style-name="gr37" draw:text-style-name="P23" draw:layer="layout" svg:width="2.923cm" svg:height="9.921cm" svg:x="1.169cm" svg:y="4.409cm">
          <text:p/>
        </draw:rect>
        <draw:rect draw:style-name="gr38" draw:text-style-name="P9" draw:layer="layout" svg:width="2.923cm" svg:height="3.307cm" svg:x="1.169cm" svg:y="14.33cm">
          <text:p text:style-name="P2"><text:span text:style-name="T13">S.O.</text:span></text:p>
        </draw:rect>
        <draw:rect draw:style-name="gr37" draw:text-style-name="P23" draw:layer="layout" svg:width="2.923cm" svg:height="9.921cm" svg:x="5.846cm" svg:y="4.409cm">
          <text:p/>
        </draw:rect>
        <draw:rect draw:style-name="gr39" draw:text-style-name="P9" draw:layer="layout" svg:width="2.923cm" svg:height="3.307cm" svg:x="5.846cm" svg:y="14.33cm">
          <text:p text:style-name="P2"><text:span text:style-name="T13">S.O.</text:span></text:p>
        </draw:rect>
        <draw:rect draw:style-name="gr39" draw:text-style-name="P9" draw:layer="layout" svg:width="2.923cm" svg:height="2.205cm" svg:x="5.846cm" svg:y="12.125cm">
          <text:p text:style-name="P2"><text:span text:style-name="T13">P</text:span><text:span text:style-name="T26">1</text:span></text:p>
        </draw:rect>
        <draw:rect draw:style-name="gr37" draw:text-style-name="P23" draw:layer="layout" svg:width="2.923cm" svg:height="9.921cm" svg:x="10.523cm" svg:y="4.409cm">
          <text:p/>
        </draw:rect>
        <draw:rect draw:style-name="gr39" draw:text-style-name="P9" draw:layer="layout" svg:width="2.923cm" svg:height="3.307cm" svg:x="10.523cm" svg:y="14.33cm">
          <text:p text:style-name="P2"><text:span text:style-name="T13">S.O.</text:span></text:p>
        </draw:rect>
        <draw:rect draw:style-name="gr39" draw:text-style-name="P9" draw:layer="layout" svg:width="2.923cm" svg:height="2.205cm" svg:x="10.523cm" svg:y="12.125cm">
          <text:p text:style-name="P2"><text:span text:style-name="T13">P</text:span><text:span text:style-name="T26">1</text:span></text:p>
        </draw:rect>
        <draw:rect draw:style-name="gr39" draw:text-style-name="P9" draw:layer="layout" svg:width="2.923cm" svg:height="3.307cm" svg:x="10.523cm" svg:y="8.818cm">
          <text:p text:style-name="P2"><text:span text:style-name="T13">P</text:span><text:span text:style-name="T26">2</text:span></text:p>
        </draw:rect>
        <draw:rect draw:style-name="gr37" draw:text-style-name="P23" draw:layer="layout" svg:width="2.923cm" svg:height="9.921cm" svg:x="15.2cm" svg:y="4.409cm">
          <text:p/>
        </draw:rect>
        <draw:rect draw:style-name="gr39" draw:text-style-name="P9" draw:layer="layout" svg:width="2.923cm" svg:height="3.307cm" svg:x="15.2cm" svg:y="14.33cm">
          <text:p text:style-name="P2"><text:span text:style-name="T13">S.O.</text:span></text:p>
        </draw:rect>
        <draw:rect draw:style-name="gr39" draw:text-style-name="P9" draw:layer="layout" svg:width="2.923cm" svg:height="2.205cm" svg:x="15.2cm" svg:y="12.125cm">
          <text:p text:style-name="P2"><text:span text:style-name="T13">P</text:span><text:span text:style-name="T26">1</text:span></text:p>
        </draw:rect>
        <draw:rect draw:style-name="gr39" draw:text-style-name="P9" draw:layer="layout" svg:width="2.923cm" svg:height="3.307cm" svg:x="15.2cm" svg:y="8.818cm">
          <text:p text:style-name="P2"><text:span text:style-name="T13">P</text:span><text:span text:style-name="T26">2</text:span></text:p>
        </draw:rect>
        <draw:rect draw:style-name="gr39" draw:text-style-name="P9" draw:layer="layout" svg:width="2.923cm" svg:height="2.756cm" svg:x="15.2cm" svg:y="6.062cm">
          <text:p text:style-name="P2"><text:span text:style-name="T13">P</text:span><text:span text:style-name="T26">3</text:span></text:p>
        </draw:rect>
        <draw:rect draw:style-name="gr37" draw:text-style-name="P23" draw:layer="layout" svg:width="2.923cm" svg:height="9.921cm" svg:x="19.877cm" svg:y="4.409cm">
          <text:p/>
        </draw:rect>
        <draw:rect draw:style-name="gr39" draw:text-style-name="P9" draw:layer="layout" svg:width="2.923cm" svg:height="3.307cm" svg:x="19.877cm" svg:y="14.33cm">
          <text:p text:style-name="P2"><text:span text:style-name="T13">S.O.</text:span></text:p>
        </draw:rect>
        <draw:rect draw:style-name="gr39" draw:text-style-name="P9" draw:layer="layout" svg:width="2.923cm" svg:height="2.205cm" svg:x="19.877cm" svg:y="12.125cm">
          <text:p text:style-name="P2"><text:span text:style-name="T13">P</text:span><text:span text:style-name="T26">1</text:span></text:p>
        </draw:rect>
        <draw:rect draw:style-name="gr39" draw:text-style-name="P9" draw:layer="layout" svg:width="2.923cm" svg:height="2.756cm" svg:x="19.877cm" svg:y="6.062cm">
          <text:p text:style-name="P2"><text:span text:style-name="T13">P</text:span><text:span text:style-name="T26">3</text:span></text:p>
        </draw:rect>
        <draw:rect draw:style-name="gr39" draw:text-style-name="P9" draw:layer="layout" svg:width="2.923cm" svg:height="4.409cm" svg:x="24.555cm" svg:y="7.716cm">
          <text:p text:style-name="P2"><text:span text:style-name="T13">P</text:span><text:span text:style-name="T26">4</text:span></text:p>
        </draw:rect>
        <draw:frame draw:style-name="gr40" draw:text-style-name="P9" draw:layer="layout" svg:width="2.23cm" svg:height="1.084cm" svg:x="1.403cm" svg:y="18.203cm">
          <draw:text-box>
            <text:p text:style-name="P2"><text:span text:style-name="T13">Inizio</text:span></text:p>
          </draw:text-box>
        </draw:frame>
        <draw:frame draw:style-name="gr41" draw:text-style-name="P9" draw:layer="layout" svg:width="1.561cm" svg:height="1.243cm" svg:x="6.081cm" svg:y="18.204cm">
          <draw:text-box>
            <text:p text:style-name="P2"><text:span text:style-name="T13">P</text:span><text:span text:style-name="T26">1</text:span><text:span text:style-name="T13"> in</text:span></text:p>
          </draw:text-box>
        </draw:frame>
        <draw:frame draw:style-name="gr42" draw:text-style-name="P9" draw:layer="layout" svg:width="1.636cm" svg:height="1.243cm" svg:x="10.525cm" svg:y="18.204cm">
          <draw:text-box>
            <text:p text:style-name="P2"><text:span text:style-name="T13">P</text:span><text:span text:style-name="T26">2</text:span><text:span text:style-name="T13"> in</text:span></text:p>
          </draw:text-box>
        </draw:frame>
        <draw:frame draw:style-name="gr42" draw:text-style-name="P9" draw:layer="layout" svg:width="1.636cm" svg:height="1.243cm" svg:x="15.204cm" svg:y="18.204cm">
          <draw:text-box>
            <text:p text:style-name="P2"><text:span text:style-name="T13">P</text:span><text:span text:style-name="T26">3</text:span><text:span text:style-name="T13"> in</text:span></text:p>
          </draw:text-box>
        </draw:frame>
        <draw:frame draw:style-name="gr43" draw:text-style-name="P9" draw:layer="layout" svg:width="2.23cm" svg:height="1.243cm" svg:x="19.999cm" svg:y="18.204cm">
          <draw:text-box>
            <text:p text:style-name="P2"><text:span text:style-name="T13">P</text:span><text:span text:style-name="T26">2</text:span><text:span text:style-name="T13"> out</text:span></text:p>
          </draw:text-box>
        </draw:frame>
        <draw:frame draw:style-name="gr44" draw:text-style-name="P9" draw:layer="layout" svg:width="4.211cm" svg:height="2.38cm" svg:x="24.56cm" svg:y="13.574cm">
          <draw:text-box>
            <text:p text:style-name="P2"><text:span text:style-name="T13">P</text:span><text:span text:style-name="T26">4</text:span><text:span text:style-name="T27">:</text:span><text:span text:style-name="T13"> non c'è </text:span><text:span text:style-name="T13"><text:line-break/></text:span><text:span text:style-name="T13">spazio</text:span></text:p>
          </draw:text-box>
        </draw:frame>
        <draw:line draw:style-name="gr45" draw:layer="layout" svg:x1="1.5cm" svg:y1="19.5cm" svg:x2="23cm" svg:y2="19.5cm">
          <text:p/>
        </draw:line>
        <draw:frame draw:style-name="gr46" draw:layer="layout" svg:width="3cm" svg:height="0.954cm" svg:x="21cm" svg:y="19.8cm">
          <draw:text-box>
            <text:p>time</text:p>
          </draw:text-box>
        </draw:frame>
        <presentation:notes draw:style-name="dp2">
          <draw:page-thumbnail draw:style-name="gr2" draw:layer="layout" svg:width="14.199cm" svg:height="10.649cm" svg:x="2.743cm" svg:y="2.13cm" draw:page-number="20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 presentation:user-transformed="true">
          <draw:text-box>
            <text:p text:style-name="P2">Frammentazione esterna</text:p>
          </draw:text-box>
        </draw:frame>
        <draw:frame presentation:style-name="pr15" draw:text-style-name="P6" draw:layer="layout" svg:width="27.719cm" svg:height="13.225cm" svg:x="0.99cm" svg:y="3.5cm" presentation:class="outline" presentation:user-transformed="true">
          <draw:text-box>
            <text:list text:style-name="L3">
              <text:list-item>
                <text:p text:style-name="P2">Problema</text:p>
                <text:list>
                  <text:list-item>
                    <text:p text:style-name="P2">dopo un certo numero di allocazioni e deallocazioni di memoria dovute all'attivazione e alla terminazione dei processi lo spazio libero appare suddiviso in piccole aree</text:p>
                  </text:list-item>
                  <text:list-item>
                    <text:p text:style-name="P2">è il fenomeno della <text:span text:style-name="T10">frammentazione esterna</text:span></text:p>
                  </text:list-item>
                </text:list>
              </text:list-item>
              <text:list-item>
                <text:p text:style-name="P2">Nota</text:p>
                <text:list>
                  <text:list-item>
                    <text:p text:style-name="P2">la frammentazione <text:span text:style-name="T28">interna</text:span> dipende dall'uso di unità di allocazione di dimensione diversa da quella richiesta</text:p>
                  </text:list-item>
                  <text:list-item>
                    <text:p text:style-name="P2">la frammentazione <text:span text:style-name="T28">esterna</text:span> deriva dal susseguirsi di allocazioni e deallocazion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21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Compattazione</text:p>
          </draw:text-box>
        </draw:frame>
        <draw:frame presentation:style-name="pr16" draw:text-style-name="P6" draw:layer="layout" svg:width="27.719cm" svg:height="16.132cm" svg:x="0.99cm" svg:y="3.5cm" presentation:class="outline" presentation:user-transformed="true">
          <draw:text-box>
            <text:list text:style-name="L3">
              <text:list-item>
                <text:p text:style-name="P2">Compattazione</text:p>
                <text:list>
                  <text:list-item>
                    <text:p text:style-name="P2"><text:span text:style-name="T29">se è possibile rilocare i programmi durante la loro esecuzione, </text:span><text:span text:style-name="T29"><text:line-break/></text:span><text:span text:style-name="T29">è allora possibile procedere alla </text:span><text:span text:style-name="T10">compattazione</text:span><text:span text:style-name="T29"> della memoria</text:span></text:p>
                  </text:list-item>
                  <text:list-item>
                    <text:p text:style-name="P2"><text:span text:style-name="T29">compattare la memoria significa spostare in memoria tutti i programmi in modo da riunire tutte le aree inutilizzate</text:span></text:p>
                  </text:list-item>
                  <text:list-item>
                    <text:p text:style-name="P2"><text:span text:style-name="T29">è un operazione volta a risolvere il problema della frammentazione esterna</text:span></text:p>
                  </text:list-item>
                </text:list>
              </text:list-item>
              <text:list-item>
                <text:p text:style-name="P2">Problemi</text:p>
                <text:list>
                  <text:list-item>
                    <text:p text:style-name="P2">è un operazione molto onerosa</text:p>
                    <text:list>
                      <text:list-item>
                        <text:p text:style-name="P2">occorre copiare (fisicamente) in memoria grandi quantità di dati</text:p>
                      </text:list-item>
                    </text:list>
                  </text:list-item>
                  <text:list-item>
                    <text:p text:style-name="P2">non può essere utilizzata in sistemi interattivi</text:p>
                    <text:list>
                      <text:list-item>
                        <text:p text:style-name="P2">i processi devono essere fermi durante la compattazi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22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 presentation:user-transformed="true">
          <draw:text-box>
            <text:p text:style-name="P2">Compattazione</text:p>
          </draw:text-box>
        </draw:frame>
        <draw:rect draw:style-name="gr37" draw:text-style-name="P23" draw:layer="layout" svg:width="2.923cm" svg:height="9.921cm" svg:x="1.169cm" svg:y="4.409cm">
          <text:p/>
        </draw:rect>
        <draw:rect draw:style-name="gr38" draw:text-style-name="P9" draw:layer="layout" svg:width="2.923cm" svg:height="3.307cm" svg:x="1.169cm" svg:y="14.33cm">
          <text:p text:style-name="P2"><text:span text:style-name="T13">S.O.</text:span></text:p>
        </draw:rect>
        <draw:rect draw:style-name="gr37" draw:text-style-name="P23" draw:layer="layout" svg:width="2.923cm" svg:height="9.921cm" svg:x="5.261cm" svg:y="4.409cm">
          <text:p/>
        </draw:rect>
        <draw:rect draw:style-name="gr39" draw:text-style-name="P9" draw:layer="layout" svg:width="2.923cm" svg:height="3.307cm" svg:x="5.261cm" svg:y="14.33cm">
          <text:p text:style-name="P2"><text:span text:style-name="T13">S.O.</text:span></text:p>
        </draw:rect>
        <draw:rect draw:style-name="gr39" draw:text-style-name="P9" draw:layer="layout" svg:width="2.923cm" svg:height="2.205cm" svg:x="5.261cm" svg:y="12.125cm">
          <text:p text:style-name="P2"><text:span text:style-name="T13">P</text:span><text:span text:style-name="T26">1</text:span></text:p>
        </draw:rect>
        <draw:rect draw:style-name="gr37" draw:text-style-name="P23" draw:layer="layout" svg:width="2.923cm" svg:height="9.921cm" svg:x="9.354cm" svg:y="4.409cm">
          <text:p/>
        </draw:rect>
        <draw:rect draw:style-name="gr39" draw:text-style-name="P9" draw:layer="layout" svg:width="2.923cm" svg:height="3.307cm" svg:x="9.354cm" svg:y="14.33cm">
          <text:p text:style-name="P2"><text:span text:style-name="T13">S.O.</text:span></text:p>
        </draw:rect>
        <draw:rect draw:style-name="gr39" draw:text-style-name="P9" draw:layer="layout" svg:width="2.923cm" svg:height="2.205cm" svg:x="9.354cm" svg:y="12.125cm">
          <text:p text:style-name="P2"><text:span text:style-name="T13">P</text:span><text:span text:style-name="T26">1</text:span></text:p>
        </draw:rect>
        <draw:rect draw:style-name="gr39" draw:text-style-name="P9" draw:layer="layout" svg:width="2.923cm" svg:height="3.307cm" svg:x="9.354cm" svg:y="8.818cm">
          <text:p text:style-name="P2"><text:span text:style-name="T13">P</text:span><text:span text:style-name="T26">2</text:span></text:p>
        </draw:rect>
        <draw:rect draw:style-name="gr37" draw:text-style-name="P23" draw:layer="layout" svg:width="2.923cm" svg:height="9.921cm" svg:x="13.446cm" svg:y="4.409cm">
          <text:p/>
        </draw:rect>
        <draw:rect draw:style-name="gr39" draw:text-style-name="P9" draw:layer="layout" svg:width="2.923cm" svg:height="3.307cm" svg:x="13.446cm" svg:y="14.33cm">
          <text:p text:style-name="P2"><text:span text:style-name="T13">S.O.</text:span></text:p>
        </draw:rect>
        <draw:rect draw:style-name="gr39" draw:text-style-name="P9" draw:layer="layout" svg:width="2.923cm" svg:height="2.205cm" svg:x="13.446cm" svg:y="12.125cm">
          <text:p text:style-name="P2"><text:span text:style-name="T13">P</text:span><text:span text:style-name="T26">1</text:span></text:p>
        </draw:rect>
        <draw:rect draw:style-name="gr39" draw:text-style-name="P9" draw:layer="layout" svg:width="2.923cm" svg:height="3.307cm" svg:x="13.446cm" svg:y="8.818cm">
          <text:p text:style-name="P2"><text:span text:style-name="T13">P</text:span><text:span text:style-name="T26">2</text:span></text:p>
        </draw:rect>
        <draw:rect draw:style-name="gr39" draw:text-style-name="P9" draw:layer="layout" svg:width="2.923cm" svg:height="2.756cm" svg:x="13.446cm" svg:y="6.062cm">
          <text:p text:style-name="P2"><text:span text:style-name="T13">P</text:span><text:span text:style-name="T26">3</text:span></text:p>
        </draw:rect>
        <draw:rect draw:style-name="gr37" draw:text-style-name="P23" draw:layer="layout" svg:width="2.923cm" svg:height="9.921cm" svg:x="17.539cm" svg:y="4.409cm">
          <text:p/>
        </draw:rect>
        <draw:rect draw:style-name="gr39" draw:text-style-name="P9" draw:layer="layout" svg:width="2.923cm" svg:height="3.307cm" svg:x="17.539cm" svg:y="14.33cm">
          <text:p text:style-name="P2"><text:span text:style-name="T13">S.O.</text:span></text:p>
        </draw:rect>
        <draw:rect draw:style-name="gr39" draw:text-style-name="P9" draw:layer="layout" svg:width="2.923cm" svg:height="2.205cm" svg:x="17.539cm" svg:y="12.125cm">
          <text:p text:style-name="P2"><text:span text:style-name="T13">P</text:span><text:span text:style-name="T26">1</text:span></text:p>
        </draw:rect>
        <draw:rect draw:style-name="gr39" draw:text-style-name="P9" draw:layer="layout" svg:width="2.923cm" svg:height="2.756cm" svg:x="17.539cm" svg:y="6.062cm">
          <text:p text:style-name="P2"><text:span text:style-name="T13">P</text:span><text:span text:style-name="T26">3</text:span></text:p>
        </draw:rect>
        <draw:frame draw:style-name="gr40" draw:text-style-name="P9" draw:layer="layout" svg:width="2.23cm" svg:height="1.084cm" svg:x="1.403cm" svg:y="18.203cm">
          <draw:text-box>
            <text:p text:style-name="P2"><text:span text:style-name="T13">Inizio</text:span></text:p>
          </draw:text-box>
        </draw:frame>
        <draw:frame draw:style-name="gr41" draw:text-style-name="P9" draw:layer="layout" svg:width="1.561cm" svg:height="1.243cm" svg:x="5.496cm" svg:y="18.204cm">
          <draw:text-box>
            <text:p text:style-name="P2"><text:span text:style-name="T13">P</text:span><text:span text:style-name="T26">1</text:span><text:span text:style-name="T13"> in</text:span></text:p>
          </draw:text-box>
        </draw:frame>
        <draw:frame draw:style-name="gr42" draw:text-style-name="P9" draw:layer="layout" svg:width="1.636cm" svg:height="1.243cm" svg:x="9.356cm" svg:y="18.204cm">
          <draw:text-box>
            <text:p text:style-name="P2"><text:span text:style-name="T13">P</text:span><text:span text:style-name="T26">2</text:span><text:span text:style-name="T13"> in</text:span></text:p>
          </draw:text-box>
        </draw:frame>
        <draw:frame draw:style-name="gr42" draw:text-style-name="P9" draw:layer="layout" svg:width="1.636cm" svg:height="1.243cm" svg:x="13.45cm" svg:y="18.204cm">
          <draw:text-box>
            <text:p text:style-name="P2"><text:span text:style-name="T13">P</text:span><text:span text:style-name="T26">3</text:span><text:span text:style-name="T13"> in</text:span></text:p>
          </draw:text-box>
        </draw:frame>
        <draw:frame draw:style-name="gr43" draw:text-style-name="P9" draw:layer="layout" svg:width="2.23cm" svg:height="1.243cm" svg:x="17.66cm" svg:y="18.204cm">
          <draw:text-box>
            <text:p text:style-name="P2"><text:span text:style-name="T13">P</text:span><text:span text:style-name="T26">2</text:span><text:span text:style-name="T13"> out</text:span></text:p>
          </draw:text-box>
        </draw:frame>
        <draw:rect draw:style-name="gr37" draw:text-style-name="P23" draw:layer="layout" svg:width="2.923cm" svg:height="9.921cm" svg:x="21.631cm" svg:y="4.409cm">
          <text:p/>
        </draw:rect>
        <draw:rect draw:style-name="gr39" draw:text-style-name="P9" draw:layer="layout" svg:width="2.923cm" svg:height="3.307cm" svg:x="21.631cm" svg:y="14.33cm">
          <text:p text:style-name="P2"><text:span text:style-name="T13">S.O.</text:span></text:p>
        </draw:rect>
        <draw:rect draw:style-name="gr39" draw:text-style-name="P9" draw:layer="layout" svg:width="2.923cm" svg:height="2.205cm" svg:x="21.631cm" svg:y="12.125cm">
          <text:p text:style-name="P2"><text:span text:style-name="T13">P</text:span><text:span text:style-name="T26">1</text:span></text:p>
        </draw:rect>
        <draw:rect draw:style-name="gr39" draw:text-style-name="P9" draw:layer="layout" svg:width="2.923cm" svg:height="2.756cm" svg:x="21.631cm" svg:y="9.37cm">
          <text:p text:style-name="P2"><text:span text:style-name="T13">P</text:span><text:span text:style-name="T26">3</text:span></text:p>
        </draw:rect>
        <draw:rect draw:style-name="gr37" draw:text-style-name="P23" draw:layer="layout" svg:width="2.923cm" svg:height="9.921cm" svg:x="21.631cm" svg:y="4.409cm">
          <text:p/>
        </draw:rect>
        <draw:rect draw:style-name="gr39" draw:text-style-name="P9" draw:layer="layout" svg:width="2.923cm" svg:height="3.307cm" svg:x="21.631cm" svg:y="14.33cm">
          <text:p text:style-name="P2"><text:span text:style-name="T13">S.O.</text:span></text:p>
        </draw:rect>
        <draw:rect draw:style-name="gr39" draw:text-style-name="P9" draw:layer="layout" svg:width="2.923cm" svg:height="2.205cm" svg:x="21.631cm" svg:y="12.125cm">
          <text:p text:style-name="P2"><text:span text:style-name="T13">P</text:span><text:span text:style-name="T26">1</text:span></text:p>
        </draw:rect>
        <draw:rect draw:style-name="gr39" draw:text-style-name="P9" draw:layer="layout" svg:width="2.923cm" svg:height="2.756cm" svg:x="21.631cm" svg:y="9.37cm">
          <text:p text:style-name="P2"><text:span text:style-name="T13">P</text:span><text:span text:style-name="T26">3</text:span></text:p>
        </draw:rect>
        <draw:frame draw:style-name="gr47" draw:text-style-name="P9" draw:layer="layout" svg:width="3.18cm" svg:height="2.22cm" svg:x="21.753cm" svg:y="18.204cm">
          <draw:text-box>
            <text:p text:style-name="P2"><text:span text:style-name="T13">Compat-</text:span></text:p>
            <text:p text:style-name="P2"><text:span text:style-name="T13">tazione</text:span></text:p>
          </draw:text-box>
        </draw:frame>
        <draw:rect draw:style-name="gr37" draw:text-style-name="P23" draw:layer="layout" svg:width="2.923cm" svg:height="9.921cm" svg:x="25.724cm" svg:y="4.409cm">
          <text:p/>
        </draw:rect>
        <draw:rect draw:style-name="gr39" draw:text-style-name="P9" draw:layer="layout" svg:width="2.923cm" svg:height="3.307cm" svg:x="25.724cm" svg:y="14.33cm">
          <text:p text:style-name="P2"><text:span text:style-name="T13">S.O.</text:span></text:p>
        </draw:rect>
        <draw:rect draw:style-name="gr39" draw:text-style-name="P9" draw:layer="layout" svg:width="2.923cm" svg:height="2.205cm" svg:x="25.724cm" svg:y="12.125cm">
          <text:p text:style-name="P2"><text:span text:style-name="T13">P</text:span><text:span text:style-name="T26">1</text:span></text:p>
        </draw:rect>
        <draw:rect draw:style-name="gr39" draw:text-style-name="P9" draw:layer="layout" svg:width="2.923cm" svg:height="2.756cm" svg:x="25.724cm" svg:y="9.37cm">
          <text:p text:style-name="P2"><text:span text:style-name="T13">P</text:span><text:span text:style-name="T26">3</text:span></text:p>
        </draw:rect>
        <draw:rect draw:style-name="gr37" draw:text-style-name="P23" draw:layer="layout" svg:width="2.923cm" svg:height="9.921cm" svg:x="25.724cm" svg:y="4.409cm">
          <text:p/>
        </draw:rect>
        <draw:rect draw:style-name="gr39" draw:text-style-name="P9" draw:layer="layout" svg:width="2.923cm" svg:height="3.307cm" svg:x="25.724cm" svg:y="14.33cm">
          <text:p text:style-name="P2"><text:span text:style-name="T13">S.O.</text:span></text:p>
        </draw:rect>
        <draw:rect draw:style-name="gr39" draw:text-style-name="P9" draw:layer="layout" svg:width="2.923cm" svg:height="2.205cm" svg:x="25.724cm" svg:y="12.125cm">
          <text:p text:style-name="P2"><text:span text:style-name="T13">P</text:span><text:span text:style-name="T26">1</text:span></text:p>
        </draw:rect>
        <draw:rect draw:style-name="gr39" draw:text-style-name="P9" draw:layer="layout" svg:width="2.923cm" svg:height="2.756cm" svg:x="25.724cm" svg:y="9.37cm">
          <text:p text:style-name="P2"><text:span text:style-name="T13">P</text:span><text:span text:style-name="T26">3</text:span></text:p>
        </draw:rect>
        <draw:rect draw:style-name="gr39" draw:text-style-name="P9" draw:layer="layout" svg:width="2.923cm" svg:height="4.409cm" svg:x="25.724cm" svg:y="4.96cm">
          <text:p text:style-name="P2"><text:span text:style-name="T13">P</text:span><text:span text:style-name="T26">4</text:span></text:p>
        </draw:rect>
        <draw:frame draw:style-name="gr43" draw:text-style-name="P9" draw:layer="layout" svg:width="2.23cm" svg:height="1.243cm" svg:x="25.964cm" svg:y="18.204cm">
          <draw:text-box>
            <text:p text:style-name="P2"><text:span text:style-name="T13">P</text:span><text:span text:style-name="T26">4</text:span><text:span text:style-name="T13"> in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23"/>
          <draw:frame presentation:style-name="pr9" draw:text-style-name="P2" draw:layer="layout" svg:width="14.437cm" svg:height="12.785cm" svg:x="2.563cm" svg:y="13.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 dinamica - Strutture dati</text:p>
          </draw:text-box>
        </draw:frame>
        <draw:frame presentation:style-name="pr5" draw:text-style-name="P6" draw:layer="layout" svg:width="27.719cm" svg:height="10.287cm" svg:x="0.99cm" svg:y="3.5cm" presentation:class="outline" presentation:user-transformed="true">
          <draw:text-box>
            <text:list text:style-name="L3">
              <text:list-item>
                <text:p text:style-name="P2">Quando la memoria è assegnata dinamicamente</text:p>
                <text:list>
                  <text:list-item>
                    <text:p text:style-name="P2">abbiamo bisogno di una struttura dati per mantenere informazioni sulle zone libere e sulle zone occupate</text:p>
                  </text:list-item>
                </text:list>
              </text:list-item>
              <text:list-item>
                <text:p text:style-name="P2">Strutture dati possibili</text:p>
                <text:list>
                  <text:list-item>
                    <text:p text:style-name="P2">mappe di bit</text:p>
                  </text:list-item>
                  <text:list-item>
                    <text:p text:style-name="P2">liste con puntatori</text:p>
                  </text:list-item>
                  <text:list-item>
                    <text:p text:style-name="P2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24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 Dinamica - Mappa di bit</text:p>
          </draw:text-box>
        </draw:frame>
        <draw:frame presentation:style-name="pr17" draw:text-style-name="P6" draw:layer="layout" svg:width="27.719cm" svg:height="6.972cm" svg:x="0.99cm" svg:y="3.5cm" presentation:class="outline" presentation:user-transformed="true">
          <draw:text-box>
            <text:list text:style-name="L3">
              <text:list-item>
                <text:p text:style-name="P2">Mappa di bit</text:p>
                <text:list>
                  <text:list-item>
                    <text:p text:style-name="P2">la memoria viene suddivisa in unità di allocazione</text:p>
                  </text:list-item>
                  <text:list-item>
                    <text:p text:style-name="P2">ad ogni unità di allocazione corrisponde un bit in una bitmap</text:p>
                  </text:list-item>
                  <text:list-item>
                    <text:p text:style-name="P2">le unità libere sono associate ad un bit di valore 0, le unità occupate sono associate ad un bit di valore 1</text:p>
                  </text:list-item>
                </text:list>
              </text:list-item>
            </text:list>
          </draw:text-box>
        </draw:frame>
        <draw:rect draw:style-name="gr48" draw:text-style-name="P7" xml:id="id5" draw:id="id5" draw:layer="layout" svg:width="1.169cm" svg:height="1.102cm" svg:x="1.169cm" svg:y="12.125cm">
          <text:p/>
        </draw:rect>
        <draw:rect draw:style-name="gr48" draw:text-style-name="P7" xml:id="id7" draw:id="id7" draw:layer="layout" svg:width="1.169cm" svg:height="1.102cm" svg:x="2.338cm" svg:y="12.125cm">
          <text:p/>
        </draw:rect>
        <draw:rect draw:style-name="gr48" draw:text-style-name="P7" draw:layer="layout" svg:width="1.169cm" svg:height="1.102cm" svg:x="3.507cm" svg:y="12.125cm">
          <text:p/>
        </draw:rect>
        <draw:rect draw:style-name="gr48" draw:text-style-name="P7" xml:id="id11" draw:id="id11" draw:layer="layout" svg:width="1.169cm" svg:height="1.102cm" svg:x="4.677cm" svg:y="12.125cm">
          <text:p/>
        </draw:rect>
        <draw:rect draw:style-name="gr48" draw:text-style-name="P7" xml:id="id13" draw:id="id13" draw:layer="layout" svg:width="1.169cm" svg:height="1.102cm" svg:x="5.846cm" svg:y="12.125cm">
          <text:p/>
        </draw:rect>
        <draw:rect draw:style-name="gr49" draw:text-style-name="P7" xml:id="id15" draw:id="id15" draw:layer="layout" svg:width="1.169cm" svg:height="1.102cm" svg:x="7.015cm" svg:y="12.125cm">
          <text:p/>
        </draw:rect>
        <draw:rect draw:style-name="gr49" draw:text-style-name="P7" xml:id="id17" draw:id="id17" draw:layer="layout" svg:width="1.169cm" svg:height="1.102cm" svg:x="8.185cm" svg:y="12.125cm">
          <text:p/>
        </draw:rect>
        <draw:rect draw:style-name="gr48" draw:text-style-name="P7" xml:id="id19" draw:id="id19" draw:layer="layout" svg:width="1.169cm" svg:height="1.102cm" svg:x="9.354cm" svg:y="12.125cm">
          <text:p/>
        </draw:rect>
        <draw:rect draw:style-name="gr48" draw:text-style-name="P7" draw:layer="layout" svg:width="1.169cm" svg:height="1.102cm" svg:x="10.523cm" svg:y="12.125cm">
          <text:p/>
        </draw:rect>
        <draw:rect draw:style-name="gr48" draw:text-style-name="P7" draw:layer="layout" svg:width="1.169cm" svg:height="1.102cm" svg:x="11.692cm" svg:y="12.125cm">
          <text:p/>
        </draw:rect>
        <draw:rect draw:style-name="gr48" draw:text-style-name="P7" draw:layer="layout" svg:width="1.169cm" svg:height="1.102cm" svg:x="12.862cm" svg:y="12.125cm">
          <text:p/>
        </draw:rect>
        <draw:rect draw:style-name="gr48" draw:text-style-name="P7" draw:layer="layout" svg:width="1.169cm" svg:height="1.102cm" svg:x="14.031cm" svg:y="12.125cm">
          <text:p/>
        </draw:rect>
        <draw:rect draw:style-name="gr50" draw:text-style-name="P7" draw:layer="layout" svg:width="1.169cm" svg:height="1.102cm" svg:x="15.2cm" svg:y="12.125cm">
          <text:p/>
        </draw:rect>
        <draw:rect draw:style-name="gr49" draw:text-style-name="P7" draw:layer="layout" svg:width="1.169cm" svg:height="1.102cm" svg:x="16.37cm" svg:y="12.125cm">
          <text:p/>
        </draw:rect>
        <draw:rect draw:style-name="gr49" draw:text-style-name="P7" draw:layer="layout" svg:width="1.169cm" svg:height="1.102cm" svg:x="17.539cm" svg:y="12.125cm">
          <text:p/>
        </draw:rect>
        <draw:rect draw:style-name="gr49" draw:text-style-name="P7" draw:layer="layout" svg:width="1.169cm" svg:height="1.102cm" svg:x="18.708cm" svg:y="12.125cm">
          <text:p/>
        </draw:rect>
        <draw:rect draw:style-name="gr49" draw:text-style-name="P7" draw:layer="layout" svg:width="1.169cm" svg:height="1.102cm" svg:x="19.877cm" svg:y="12.125cm">
          <text:p/>
        </draw:rect>
        <draw:rect draw:style-name="gr48" draw:text-style-name="P7" draw:layer="layout" svg:width="1.169cm" svg:height="1.102cm" svg:x="21.047cm" svg:y="12.125cm">
          <text:p/>
        </draw:rect>
        <draw:rect draw:style-name="gr48" draw:text-style-name="P7" draw:layer="layout" svg:width="1.169cm" svg:height="1.102cm" svg:x="22.216cm" svg:y="12.125cm">
          <text:p/>
        </draw:rect>
        <draw:rect draw:style-name="gr48" draw:text-style-name="P7" draw:layer="layout" svg:width="1.169cm" svg:height="1.102cm" svg:x="23.385cm" svg:y="12.125cm">
          <text:p/>
        </draw:rect>
        <draw:rect draw:style-name="gr49" draw:text-style-name="P7" draw:layer="layout" svg:width="1.169cm" svg:height="1.102cm" svg:x="24.555cm" svg:y="12.125cm">
          <text:p/>
        </draw:rect>
        <draw:rect draw:style-name="gr49" draw:text-style-name="P7" draw:layer="layout" svg:width="1.169cm" svg:height="1.102cm" svg:x="25.724cm" svg:y="12.125cm">
          <text:p/>
        </draw:rect>
        <draw:rect draw:style-name="gr49" draw:text-style-name="P7" draw:layer="layout" svg:width="1.169cm" svg:height="1.102cm" svg:x="26.893cm" svg:y="12.125cm">
          <text:p/>
        </draw:rect>
        <draw:rect draw:style-name="gr49" draw:text-style-name="P24" draw:layer="layout" svg:width="1.169cm" svg:height="1.102cm" svg:x="28.062cm" svg:y="12.125cm">
          <text:p/>
        </draw:rect>
        <draw:frame draw:style-name="gr51" draw:text-style-name="P25" xml:id="id9" draw:id="id9" draw:layer="layout" svg:width="0.616cm" svg:height="1.124cm" svg:x="3.858cm" svg:y="12.144cm">
          <draw:text-box>
            <text:p text:style-name="P2"><text:span text:style-name="T30">P</text:span><text:span text:style-name="T31">1</text:span></text:p>
          </draw:text-box>
        </draw:frame>
        <draw:frame draw:style-name="gr52" draw:text-style-name="P25" draw:layer="layout" svg:width="0.65cm" svg:height="1.124cm" svg:x="11.927cm" svg:y="12.144cm">
          <draw:text-box>
            <text:p text:style-name="P2"><text:span text:style-name="T30">P</text:span><text:span text:style-name="T31">2</text:span></text:p>
          </draw:text-box>
        </draw:frame>
        <draw:frame draw:style-name="gr52" draw:text-style-name="P25" draw:layer="layout" svg:width="0.65cm" svg:height="1.124cm" svg:x="22.452cm" svg:y="12.144cm">
          <draw:text-box>
            <text:p text:style-name="P2"><text:span text:style-name="T30">P</text:span><text:span text:style-name="T31">3</text:span></text:p>
          </draw:text-box>
        </draw:frame>
        <draw:rect draw:style-name="gr53" draw:text-style-name="P25" xml:id="id4" draw:id="id4" draw:layer="layout" svg:width="0.877cm" svg:height="0.734cm" svg:x="1.169cm" svg:y="15.433cm">
          <text:p text:style-name="P2"><text:span text:style-name="T30">1</text:span></text:p>
        </draw:rect>
        <draw:rect draw:style-name="gr53" draw:text-style-name="P25" xml:id="id6" draw:id="id6" draw:layer="layout" svg:width="0.877cm" svg:height="0.734cm" svg:x="2.046cm" svg:y="15.433cm">
          <text:p text:style-name="P2"><text:span text:style-name="T30">1</text:span></text:p>
        </draw:rect>
        <draw:rect draw:style-name="gr53" draw:text-style-name="P25" xml:id="id8" draw:id="id8" draw:layer="layout" svg:width="0.877cm" svg:height="0.734cm" svg:x="2.923cm" svg:y="15.433cm">
          <text:p text:style-name="P2"><text:span text:style-name="T30">1</text:span></text:p>
        </draw:rect>
        <draw:rect draw:style-name="gr53" draw:text-style-name="P25" xml:id="id10" draw:id="id10" draw:layer="layout" svg:width="0.877cm" svg:height="0.734cm" svg:x="3.8cm" svg:y="15.433cm">
          <text:p text:style-name="P2"><text:span text:style-name="T30">1</text:span></text:p>
        </draw:rect>
        <draw:rect draw:style-name="gr53" draw:text-style-name="P25" xml:id="id12" draw:id="id12" draw:layer="layout" svg:width="0.877cm" svg:height="0.734cm" svg:x="4.677cm" svg:y="15.433cm">
          <text:p text:style-name="P2"><text:span text:style-name="T30">1</text:span></text:p>
        </draw:rect>
        <draw:rect draw:style-name="gr53" draw:text-style-name="P25" xml:id="id14" draw:id="id14" draw:layer="layout" svg:width="0.877cm" svg:height="0.734cm" svg:x="5.554cm" svg:y="15.433cm">
          <text:p text:style-name="P2"><text:span text:style-name="T30">0</text:span></text:p>
        </draw:rect>
        <draw:rect draw:style-name="gr53" draw:text-style-name="P25" xml:id="id16" draw:id="id16" draw:layer="layout" svg:width="0.877cm" svg:height="0.734cm" svg:x="6.431cm" svg:y="15.433cm">
          <text:p text:style-name="P2"><text:span text:style-name="T30">0</text:span></text:p>
        </draw:rect>
        <draw:rect draw:style-name="gr53" draw:text-style-name="P25" xml:id="id18" draw:id="id18" draw:layer="layout" svg:width="0.877cm" svg:height="0.734cm" svg:x="7.308cm" svg:y="15.433cm">
          <text:p text:style-name="P2"><text:span text:style-name="T30">1</text:span></text:p>
        </draw:rect>
        <draw:rect draw:style-name="gr53" draw:text-style-name="P25" draw:layer="layout" svg:width="0.877cm" svg:height="0.736cm" svg:x="1.169cm" svg:y="16.167cm">
          <text:p text:style-name="P2"><text:span text:style-name="T30">1</text:span></text:p>
        </draw:rect>
        <draw:rect draw:style-name="gr53" draw:text-style-name="P25" draw:layer="layout" svg:width="0.877cm" svg:height="0.736cm" svg:x="2.046cm" svg:y="16.167cm">
          <text:p text:style-name="P2"><text:span text:style-name="T30">1</text:span></text:p>
        </draw:rect>
        <draw:rect draw:style-name="gr53" draw:text-style-name="P25" draw:layer="layout" svg:width="0.877cm" svg:height="0.736cm" svg:x="2.923cm" svg:y="16.167cm">
          <text:p text:style-name="P2"><text:span text:style-name="T30">1</text:span></text:p>
        </draw:rect>
        <draw:rect draw:style-name="gr53" draw:text-style-name="P25" draw:layer="layout" svg:width="0.877cm" svg:height="0.736cm" svg:x="3.8cm" svg:y="16.167cm">
          <text:p text:style-name="P2"><text:span text:style-name="T30">1</text:span></text:p>
        </draw:rect>
        <draw:rect draw:style-name="gr53" draw:text-style-name="P25" draw:layer="layout" svg:width="0.877cm" svg:height="0.736cm" svg:x="4.677cm" svg:y="16.167cm">
          <text:p text:style-name="P2"><text:span text:style-name="T30">0</text:span></text:p>
        </draw:rect>
        <draw:rect draw:style-name="gr53" draw:text-style-name="P25" draw:layer="layout" svg:width="0.877cm" svg:height="0.736cm" svg:x="5.554cm" svg:y="16.167cm">
          <text:p text:style-name="P2"><text:span text:style-name="T30">0</text:span></text:p>
        </draw:rect>
        <draw:rect draw:style-name="gr53" draw:text-style-name="P25" draw:layer="layout" svg:width="0.877cm" svg:height="0.736cm" svg:x="6.431cm" svg:y="16.167cm">
          <text:p text:style-name="P2"><text:span text:style-name="T30">0</text:span></text:p>
        </draw:rect>
        <draw:rect draw:style-name="gr53" draw:text-style-name="P25" draw:layer="layout" svg:width="0.877cm" svg:height="0.736cm" svg:x="7.308cm" svg:y="16.167cm">
          <text:p text:style-name="P2"><text:span text:style-name="T30">0</text:span></text:p>
        </draw:rect>
        <draw:rect draw:style-name="gr53" draw:text-style-name="P25" draw:layer="layout" svg:width="0.877cm" svg:height="0.734cm" svg:x="1.169cm" svg:y="16.903cm">
          <text:p text:style-name="P2"><text:span text:style-name="T30">0</text:span></text:p>
        </draw:rect>
        <draw:rect draw:style-name="gr53" draw:text-style-name="P25" draw:layer="layout" svg:width="0.877cm" svg:height="0.734cm" svg:x="2.046cm" svg:y="16.903cm">
          <text:p text:style-name="P2"><text:span text:style-name="T30">1</text:span></text:p>
        </draw:rect>
        <draw:rect draw:style-name="gr53" draw:text-style-name="P25" draw:layer="layout" svg:width="0.877cm" svg:height="0.734cm" svg:x="2.923cm" svg:y="16.903cm">
          <text:p text:style-name="P2"><text:span text:style-name="T30">1</text:span></text:p>
        </draw:rect>
        <draw:rect draw:style-name="gr53" draw:text-style-name="P25" draw:layer="layout" svg:width="0.877cm" svg:height="0.734cm" svg:x="3.8cm" svg:y="16.903cm">
          <text:p text:style-name="P2"><text:span text:style-name="T30">1</text:span></text:p>
        </draw:rect>
        <draw:rect draw:style-name="gr53" draw:text-style-name="P25" draw:layer="layout" svg:width="0.877cm" svg:height="0.734cm" svg:x="4.677cm" svg:y="16.903cm">
          <text:p text:style-name="P2"><text:span text:style-name="T30">0</text:span></text:p>
        </draw:rect>
        <draw:rect draw:style-name="gr53" draw:text-style-name="P25" draw:layer="layout" svg:width="0.877cm" svg:height="0.734cm" svg:x="5.554cm" svg:y="16.903cm">
          <text:p text:style-name="P2"><text:span text:style-name="T30">0</text:span></text:p>
        </draw:rect>
        <draw:rect draw:style-name="gr53" draw:text-style-name="P25" draw:layer="layout" svg:width="0.877cm" svg:height="0.734cm" svg:x="6.431cm" svg:y="16.903cm">
          <text:p text:style-name="P2"><text:span text:style-name="T30">0</text:span></text:p>
        </draw:rect>
        <draw:rect draw:style-name="gr53" draw:text-style-name="P25" draw:layer="layout" svg:width="0.877cm" svg:height="0.734cm" svg:x="7.308cm" svg:y="16.903cm">
          <text:p text:style-name="P2"><text:span text:style-name="T30">0</text:span></text:p>
        </draw:rect>
        <draw:connector draw:style-name="gr18" draw:text-style-name="P26" draw:layer="layout" draw:type="curve" svg:x1="1.607cm" svg:y1="15.433cm" svg:x2="1.753cm" svg:y2="13.227cm" draw:start-shape="id4" draw:start-glue-point="0" draw:end-shape="id5" draw:end-glue-point="2" svg:d="M1607 15433c0-1654 146-552 146-2206">
          <text:p/>
        </draw:connector>
        <draw:connector draw:style-name="gr18" draw:text-style-name="P26" draw:layer="layout" draw:type="curve" svg:x1="2.484cm" svg:y1="15.433cm" svg:x2="2.922cm" svg:y2="13.227cm" draw:start-shape="id6" draw:start-glue-point="0" draw:end-shape="id7" draw:end-glue-point="2" svg:d="M2484 15433c0-1654 438-552 438-2206">
          <text:p/>
        </draw:connector>
        <draw:connector draw:style-name="gr18" draw:text-style-name="P26" draw:layer="layout" draw:type="curve" svg:x1="3.361cm" svg:y1="15.433cm" svg:x2="4.166cm" svg:y2="13.268cm" draw:start-shape="id8" draw:start-glue-point="0" draw:end-shape="id9" draw:end-glue-point="2" svg:d="M3361 15433c0-1624 805-542 805-2165">
          <text:p/>
        </draw:connector>
        <draw:connector draw:style-name="gr18" draw:text-style-name="P26" draw:layer="layout" draw:type="curve" svg:x1="4.238cm" svg:y1="15.433cm" svg:x2="5.261cm" svg:y2="13.227cm" draw:start-shape="id10" draw:start-glue-point="0" draw:end-shape="id11" draw:end-glue-point="2" svg:d="M4238 15433c0-1654 1023-552 1023-2206">
          <text:p/>
        </draw:connector>
        <draw:connector draw:style-name="gr18" draw:text-style-name="P26" draw:layer="layout" draw:type="curve" svg:x1="5.115cm" svg:y1="15.433cm" svg:x2="6.43cm" svg:y2="13.227cm" draw:start-shape="id12" draw:start-glue-point="0" draw:end-shape="id13" draw:end-glue-point="2" svg:d="M5115 15433c0-1654 1315-552 1315-2206">
          <text:p/>
        </draw:connector>
        <draw:connector draw:style-name="gr18" draw:text-style-name="P26" draw:layer="layout" draw:type="curve" svg:x1="5.992cm" svg:y1="15.433cm" svg:x2="7.599cm" svg:y2="13.227cm" draw:start-shape="id14" draw:start-glue-point="0" draw:end-shape="id15" draw:end-glue-point="2" svg:d="M5992 15433c0-1654 1607-552 1607-2206">
          <text:p/>
        </draw:connector>
        <draw:connector draw:style-name="gr18" draw:text-style-name="P26" draw:layer="layout" draw:type="curve" svg:x1="6.869cm" svg:y1="15.433cm" svg:x2="8.769cm" svg:y2="13.227cm" draw:start-shape="id16" draw:start-glue-point="0" draw:end-shape="id17" draw:end-glue-point="2" svg:d="M6869 15433c0-1654 1900-552 1900-2206">
          <text:p/>
        </draw:connector>
        <draw:connector draw:style-name="gr18" draw:text-style-name="P26" draw:layer="layout" draw:type="curve" svg:x1="7.746cm" svg:y1="15.433cm" svg:x2="9.938cm" svg:y2="13.227cm" draw:start-shape="id18" draw:start-glue-point="0" draw:end-shape="id19" draw:end-glue-point="2" svg:d="M7746 15433c0-1654 2192-552 2192-2206">
          <text:p/>
        </draw:connector>
        <draw:frame draw:style-name="gr54" draw:text-style-name="P27" draw:layer="layout" svg:width="0.379cm" svg:height="0.814cm" svg:x="1.52cm" svg:y="11.218cm">
          <draw:text-box>
            <text:p text:style-name="P2"><text:span text:style-name="T32">0</text:span></text:p>
          </draw:text-box>
        </draw:frame>
        <draw:frame draw:style-name="gr55" draw:text-style-name="P27" draw:layer="layout" svg:width="0.341cm" svg:height="0.814cm" svg:x="2.69cm" svg:y="11.218cm">
          <draw:text-box>
            <text:p text:style-name="P2"><text:span text:style-name="T32">1</text:span></text:p>
          </draw:text-box>
        </draw:frame>
        <draw:frame draw:style-name="gr54" draw:text-style-name="P27" draw:layer="layout" svg:width="0.379cm" svg:height="0.814cm" svg:x="3.976cm" svg:y="11.218cm">
          <draw:text-box>
            <text:p text:style-name="P2"><text:span text:style-name="T32">2</text:span></text:p>
          </draw:text-box>
        </draw:frame>
        <draw:frame draw:style-name="gr54" draw:text-style-name="P27" draw:layer="layout" svg:width="0.379cm" svg:height="0.814cm" svg:x="5.03cm" svg:y="11.218cm">
          <draw:text-box>
            <text:p text:style-name="P2"><text:span text:style-name="T32">3</text:span></text:p>
          </draw:text-box>
        </draw:frame>
        <draw:frame draw:style-name="gr54" draw:text-style-name="P27" draw:layer="layout" svg:width="0.379cm" svg:height="0.814cm" svg:x="6.083cm" svg:y="11.218cm">
          <draw:text-box>
            <text:p text:style-name="P2"><text:span text:style-name="T32">4</text:span></text:p>
          </draw:text-box>
        </draw:frame>
        <draw:frame draw:style-name="gr54" draw:text-style-name="P27" draw:layer="layout" svg:width="0.379cm" svg:height="0.814cm" svg:x="7.371cm" svg:y="11.218cm">
          <draw:text-box>
            <text:p text:style-name="P2"><text:span text:style-name="T32">5</text:span></text:p>
          </draw:text-box>
        </draw:frame>
        <draw:frame draw:style-name="gr54" draw:text-style-name="P27" draw:layer="layout" svg:width="0.379cm" svg:height="0.814cm" svg:x="8.541cm" svg:y="11.218cm">
          <draw:text-box>
            <text:p text:style-name="P2"><text:span text:style-name="T32">6</text:span></text:p>
          </draw:text-box>
        </draw:frame>
        <draw:frame draw:style-name="gr54" draw:text-style-name="P27" draw:layer="layout" svg:width="0.379cm" svg:height="0.814cm" svg:x="9.712cm" svg:y="11.218cm">
          <draw:text-box>
            <text:p text:style-name="P2"><text:span text:style-name="T32">7</text:span></text:p>
          </draw:text-box>
        </draw:frame>
        <draw:frame draw:style-name="gr54" draw:text-style-name="P27" draw:layer="layout" svg:width="0.379cm" svg:height="0.814cm" svg:x="10.882cm" svg:y="11.218cm">
          <draw:text-box>
            <text:p text:style-name="P2"><text:span text:style-name="T32">8</text:span></text:p>
          </draw:text-box>
        </draw:frame>
        <draw:frame draw:style-name="gr54" draw:text-style-name="P27" draw:layer="layout" svg:width="0.379cm" svg:height="0.814cm" svg:x="10.883cm" svg:y="11.218cm">
          <draw:text-box>
            <text:p text:style-name="P2"><text:span text:style-name="T32">8</text:span></text:p>
          </draw:text-box>
        </draw:frame>
        <draw:frame draw:style-name="gr54" draw:text-style-name="P27" draw:layer="layout" svg:width="0.379cm" svg:height="0.814cm" svg:x="12.053cm" svg:y="11.218cm">
          <draw:text-box>
            <text:p text:style-name="P2"><text:span text:style-name="T32">9</text:span></text:p>
          </draw:text-box>
        </draw:frame>
        <draw:frame draw:style-name="gr56" draw:text-style-name="P27" draw:layer="layout" svg:width="0.679cm" svg:height="0.814cm" svg:x="12.989cm" svg:y="11.218cm">
          <draw:text-box>
            <text:p text:style-name="P2"><text:span text:style-name="T32">10</text:span></text:p>
          </draw:text-box>
        </draw:frame>
        <draw:frame draw:style-name="gr56" draw:text-style-name="P27" draw:layer="layout" svg:width="0.679cm" svg:height="0.814cm" svg:x="14.16cm" svg:y="11.218cm">
          <draw:text-box>
            <text:p text:style-name="P2"><text:span text:style-name="T32">11</text:span></text:p>
          </draw:text-box>
        </draw:frame>
        <draw:frame draw:style-name="gr56" draw:text-style-name="P27" draw:layer="layout" svg:width="0.679cm" svg:height="0.814cm" svg:x="15.446cm" svg:y="11.218cm">
          <draw:text-box>
            <text:p text:style-name="P2"><text:span text:style-name="T32">12</text:span></text:p>
          </draw:text-box>
        </draw:frame>
        <draw:frame draw:style-name="gr56" draw:text-style-name="P27" draw:layer="layout" svg:width="0.679cm" svg:height="0.814cm" svg:x="16.499cm" svg:y="11.218cm">
          <draw:text-box>
            <text:p text:style-name="P2"><text:span text:style-name="T32">13</text:span></text:p>
          </draw:text-box>
        </draw:frame>
        <draw:frame draw:style-name="gr56" draw:text-style-name="P27" draw:layer="layout" svg:width="0.679cm" svg:height="0.814cm" svg:x="17.787cm" svg:y="11.218cm">
          <draw:text-box>
            <text:p text:style-name="P2"><text:span text:style-name="T32">14</text:span></text:p>
          </draw:text-box>
        </draw:frame>
        <draw:frame draw:style-name="gr56" draw:text-style-name="P27" draw:layer="layout" svg:width="0.679cm" svg:height="0.814cm" svg:x="18.84cm" svg:y="11.218cm">
          <draw:text-box>
            <text:p text:style-name="P2"><text:span text:style-name="T32">15</text:span></text:p>
          </draw:text-box>
        </draw:frame>
        <draw:frame draw:style-name="gr56" draw:text-style-name="P27" draw:layer="layout" svg:width="0.679cm" svg:height="0.814cm" svg:x="20.011cm" svg:y="11.218cm">
          <draw:text-box>
            <text:p text:style-name="P2"><text:span text:style-name="T32">16</text:span></text:p>
          </draw:text-box>
        </draw:frame>
        <draw:frame draw:style-name="gr56" draw:text-style-name="P27" draw:layer="layout" svg:width="0.679cm" svg:height="0.814cm" svg:x="21.181cm" svg:y="11.218cm">
          <draw:text-box>
            <text:p text:style-name="P2"><text:span text:style-name="T32">17</text:span></text:p>
          </draw:text-box>
        </draw:frame>
        <draw:frame draw:style-name="gr56" draw:text-style-name="P27" draw:layer="layout" svg:width="0.679cm" svg:height="0.814cm" svg:x="22.352cm" svg:y="11.218cm">
          <draw:text-box>
            <text:p text:style-name="P2"><text:span text:style-name="T32">18</text:span></text:p>
          </draw:text-box>
        </draw:frame>
        <draw:frame draw:style-name="gr56" draw:text-style-name="P27" draw:layer="layout" svg:width="0.679cm" svg:height="0.814cm" svg:x="23.522cm" svg:y="11.218cm">
          <draw:text-box>
            <text:p text:style-name="P2"><text:span text:style-name="T32">19</text:span></text:p>
          </draw:text-box>
        </draw:frame>
        <draw:frame draw:style-name="gr57" draw:text-style-name="P27" draw:layer="layout" svg:width="0.754cm" svg:height="0.814cm" svg:x="24.693cm" svg:y="11.218cm">
          <draw:text-box>
            <text:p text:style-name="P2"><text:span text:style-name="T32">20</text:span></text:p>
          </draw:text-box>
        </draw:frame>
        <draw:frame draw:style-name="gr56" draw:text-style-name="P27" draw:layer="layout" svg:width="0.679cm" svg:height="0.814cm" svg:x="25.746cm" svg:y="11.218cm">
          <draw:text-box>
            <text:p text:style-name="P2"><text:span text:style-name="T32">21</text:span></text:p>
          </draw:text-box>
        </draw:frame>
        <draw:frame draw:style-name="gr57" draw:text-style-name="P27" draw:layer="layout" svg:width="0.754cm" svg:height="0.814cm" svg:x="27.034cm" svg:y="11.218cm">
          <draw:text-box>
            <text:p text:style-name="P2"><text:span text:style-name="T32">22</text:span></text:p>
          </draw:text-box>
        </draw:frame>
        <draw:frame draw:style-name="gr57" draw:text-style-name="P27" draw:layer="layout" svg:width="0.754cm" svg:height="0.814cm" svg:x="28.204cm" svg:y="11.218cm">
          <draw:text-box>
            <text:p text:style-name="P2"><text:span text:style-name="T32">23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25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 Dinamica - Mappa di bit</text:p>
          </draw:text-box>
        </draw:frame>
        <draw:frame presentation:style-name="pr18" draw:text-style-name="P6" draw:layer="layout" svg:width="28.242cm" svg:height="15.585cm" svg:x="0.99cm" svg:y="3.5cm" presentation:class="outline" presentation:user-transformed="true">
          <draw:text-box>
            <text:list text:style-name="L3">
              <text:list-item>
                <text:p text:style-name="P2">Note</text:p>
                <text:list>
                  <text:list-item>
                    <text:p text:style-name="P2">la dimensione dell'unità di allocazione è un parametro importante dell'algoritmo</text:p>
                  </text:list-item>
                  <text:list-item>
                    <text:p text:style-name="P2">trade-off fra dimensione della bitmap e frammentazione interna</text:p>
                  </text:list-item>
                </text:list>
              </text:list-item>
              <text:list-item>
                <text:p text:style-name="P2">Vantaggi</text:p>
                <text:list>
                  <text:list-item>
                    <text:p text:style-name="P2">la struttura dati ha una dimensione fissa e calcolabile a priori</text:p>
                  </text:list-item>
                </text:list>
              </text:list-item>
              <text:list-item>
                <text:p text:style-name="P2">Svantaggi</text:p>
                <text:list>
                  <text:list-item>
                    <text:p text:style-name="P2">per individuare uno spazio di memoria di dimensione <text:span text:style-name="T33">k</text:span> unità, è necessario cercare una sequenza di <text:span text:style-name="T33">k</text:span> bit 0 consecutivi</text:p>
                  </text:list-item>
                  <text:list-item>
                    <text:p text:style-name="P2">in generale, tale operazione è <text:span text:style-name="T33">O(m)</text:span>, dove <text:span text:style-name="T33">m</text:span> rappresenta il numero di unità di allocazi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26"/>
          <draw:frame presentation:style-name="pr1" draw:text-style-name="P2" draw:layer="layout" svg:width="14.437cm" svg:height="12.785cm" svg:x="2.624cm" svg:y="13.485cm" presentation:class="notes">
            <draw:text-box>
              <text:p text:style-name="P2">Citare che è possibile calcolare la percentuale di memoria utilizzata dalla bitmap.</text:p>
              <text:p text:style-name="P2">Ad esempio, se la dimensione di allocazione è 32 bit, avrò bisogno di un bit su 33 per la dimensione della tabella. Quindi il 3% (!) della memoria viene occupata dalla bitmap.</text:p>
              <text:p text:style-name="P2">Però già con valori dell'ordine dei 32 byte (256 bit), la dimensione della bitmap è inferiore al 0.5%.</text:p>
              <text:p text:style-name="P2"/>
            </draw:text-box>
          </draw:frame>
        </presentation:notes>
      </draw:page>
      <draw:page draw:name="page27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 presentation:user-transformed="true">
          <draw:text-box>
            <text:p text:style-name="P2">Allocazione dinamica - Lista con puntatori</text:p>
          </draw:text-box>
        </draw:frame>
        <draw:frame presentation:style-name="pr19" draw:text-style-name="P6" draw:layer="layout" svg:width="27.719cm" svg:height="6.543cm" svg:x="0.99cm" svg:y="3.5cm" presentation:class="outline" presentation:user-transformed="true">
          <draw:text-box>
            <text:list text:style-name="L3">
              <text:list-item>
                <text:p text:style-name="P2">Liste di puntatori</text:p>
                <text:list>
                  <text:list-item>
                    <text:p text:style-name="P2">si mantiene una lista dei blocchi allocati e liberi di memoria</text:p>
                  </text:list-item>
                  <text:list-item>
                    <text:p text:style-name="P2">ogni elemento della lista specifica </text:p>
                    <text:list>
                      <text:list-item>
                        <text:p text:style-name="P2">se si tratta di un processo (P) o di un blocco libero (hole, H)</text:p>
                      </text:list-item>
                      <text:list-item>
                        <text:p text:style-name="P2">la dimensione (inizio/fine) del segmento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48" draw:text-style-name="P7" draw:layer="layout" svg:width="1.169cm" svg:height="1.102cm" svg:x="1.169cm" svg:y="12.125cm">
          <text:p/>
        </draw:rect>
        <draw:rect draw:style-name="gr48" draw:text-style-name="P7" draw:layer="layout" svg:width="1.169cm" svg:height="1.102cm" svg:x="2.338cm" svg:y="12.125cm">
          <text:p/>
        </draw:rect>
        <draw:rect draw:style-name="gr48" draw:text-style-name="P7" draw:layer="layout" svg:width="1.169cm" svg:height="1.102cm" svg:x="3.507cm" svg:y="12.125cm">
          <text:p/>
        </draw:rect>
        <draw:rect draw:style-name="gr48" draw:text-style-name="P7" draw:layer="layout" svg:width="1.169cm" svg:height="1.102cm" svg:x="4.677cm" svg:y="12.125cm">
          <text:p/>
        </draw:rect>
        <draw:rect draw:style-name="gr48" draw:text-style-name="P7" draw:layer="layout" svg:width="1.169cm" svg:height="1.102cm" svg:x="5.846cm" svg:y="12.125cm">
          <text:p/>
        </draw:rect>
        <draw:rect draw:style-name="gr49" draw:text-style-name="P7" draw:layer="layout" svg:width="1.169cm" svg:height="1.102cm" svg:x="7.015cm" svg:y="12.125cm">
          <text:p/>
        </draw:rect>
        <draw:rect draw:style-name="gr49" draw:text-style-name="P7" draw:layer="layout" svg:width="1.169cm" svg:height="1.102cm" svg:x="8.185cm" svg:y="12.125cm">
          <text:p/>
        </draw:rect>
        <draw:rect draw:style-name="gr48" draw:text-style-name="P7" draw:layer="layout" svg:width="1.169cm" svg:height="1.102cm" svg:x="9.354cm" svg:y="12.125cm">
          <text:p/>
        </draw:rect>
        <draw:rect draw:style-name="gr48" draw:text-style-name="P7" draw:layer="layout" svg:width="1.169cm" svg:height="1.102cm" svg:x="10.523cm" svg:y="12.125cm">
          <text:p/>
        </draw:rect>
        <draw:rect draw:style-name="gr48" draw:text-style-name="P7" draw:layer="layout" svg:width="1.169cm" svg:height="1.102cm" svg:x="11.692cm" svg:y="12.125cm">
          <text:p/>
        </draw:rect>
        <draw:rect draw:style-name="gr48" draw:text-style-name="P7" draw:layer="layout" svg:width="1.169cm" svg:height="1.102cm" svg:x="12.862cm" svg:y="12.125cm">
          <text:p/>
        </draw:rect>
        <draw:rect draw:style-name="gr48" draw:text-style-name="P7" draw:layer="layout" svg:width="1.169cm" svg:height="1.102cm" svg:x="14.031cm" svg:y="12.125cm">
          <text:p/>
        </draw:rect>
        <draw:rect draw:style-name="gr50" draw:text-style-name="P7" draw:layer="layout" svg:width="1.169cm" svg:height="1.102cm" svg:x="15.2cm" svg:y="12.125cm">
          <text:p/>
        </draw:rect>
        <draw:rect draw:style-name="gr49" draw:text-style-name="P7" draw:layer="layout" svg:width="1.169cm" svg:height="1.102cm" svg:x="16.37cm" svg:y="12.125cm">
          <text:p/>
        </draw:rect>
        <draw:rect draw:style-name="gr49" draw:text-style-name="P7" draw:layer="layout" svg:width="1.169cm" svg:height="1.102cm" svg:x="17.539cm" svg:y="12.125cm">
          <text:p/>
        </draw:rect>
        <draw:rect draw:style-name="gr49" draw:text-style-name="P7" draw:layer="layout" svg:width="1.169cm" svg:height="1.102cm" svg:x="18.708cm" svg:y="12.125cm">
          <text:p/>
        </draw:rect>
        <draw:rect draw:style-name="gr49" draw:text-style-name="P7" draw:layer="layout" svg:width="1.169cm" svg:height="1.102cm" svg:x="19.877cm" svg:y="12.125cm">
          <text:p/>
        </draw:rect>
        <draw:rect draw:style-name="gr48" draw:text-style-name="P7" draw:layer="layout" svg:width="1.169cm" svg:height="1.102cm" svg:x="21.047cm" svg:y="12.125cm">
          <text:p/>
        </draw:rect>
        <draw:rect draw:style-name="gr48" draw:text-style-name="P7" draw:layer="layout" svg:width="1.169cm" svg:height="1.102cm" svg:x="22.216cm" svg:y="12.125cm">
          <text:p/>
        </draw:rect>
        <draw:rect draw:style-name="gr48" draw:text-style-name="P7" draw:layer="layout" svg:width="1.169cm" svg:height="1.102cm" svg:x="23.385cm" svg:y="12.125cm">
          <text:p/>
        </draw:rect>
        <draw:rect draw:style-name="gr49" draw:text-style-name="P7" draw:layer="layout" svg:width="1.169cm" svg:height="1.102cm" svg:x="24.555cm" svg:y="12.125cm">
          <text:p/>
        </draw:rect>
        <draw:rect draw:style-name="gr49" draw:text-style-name="P7" draw:layer="layout" svg:width="1.169cm" svg:height="1.102cm" svg:x="25.724cm" svg:y="12.125cm">
          <text:p/>
        </draw:rect>
        <draw:rect draw:style-name="gr49" draw:text-style-name="P7" draw:layer="layout" svg:width="1.169cm" svg:height="1.102cm" svg:x="26.893cm" svg:y="12.125cm">
          <text:p/>
        </draw:rect>
        <draw:rect draw:style-name="gr49" draw:text-style-name="P24" draw:layer="layout" svg:width="1.169cm" svg:height="1.102cm" svg:x="28.062cm" svg:y="12.125cm">
          <text:p/>
        </draw:rect>
        <draw:frame draw:style-name="gr51" draw:text-style-name="P25" draw:layer="layout" svg:width="0.616cm" svg:height="1.124cm" svg:x="3.858cm" svg:y="12.144cm">
          <draw:text-box>
            <text:p text:style-name="P2"><text:span text:style-name="T30">P</text:span><text:span text:style-name="T31">1</text:span></text:p>
          </draw:text-box>
        </draw:frame>
        <draw:frame draw:style-name="gr52" draw:text-style-name="P25" draw:layer="layout" svg:width="0.65cm" svg:height="1.124cm" svg:x="11.927cm" svg:y="12.144cm">
          <draw:text-box>
            <text:p text:style-name="P2"><text:span text:style-name="T30">P</text:span><text:span text:style-name="T31">2</text:span></text:p>
          </draw:text-box>
        </draw:frame>
        <draw:frame draw:style-name="gr52" draw:text-style-name="P25" draw:layer="layout" svg:width="0.65cm" svg:height="1.124cm" svg:x="22.452cm" svg:y="12.144cm">
          <draw:text-box>
            <text:p text:style-name="P2"><text:span text:style-name="T30">P</text:span><text:span text:style-name="T31">3</text:span></text:p>
          </draw:text-box>
        </draw:frame>
        <draw:frame draw:style-name="gr54" draw:text-style-name="P27" draw:layer="layout" svg:width="0.379cm" svg:height="0.814cm" svg:x="1.52cm" svg:y="11.218cm">
          <draw:text-box>
            <text:p text:style-name="P2"><text:span text:style-name="T32">0</text:span></text:p>
          </draw:text-box>
        </draw:frame>
        <draw:frame draw:style-name="gr55" draw:text-style-name="P27" draw:layer="layout" svg:width="0.341cm" svg:height="0.814cm" svg:x="2.69cm" svg:y="11.218cm">
          <draw:text-box>
            <text:p text:style-name="P2"><text:span text:style-name="T32">1</text:span></text:p>
          </draw:text-box>
        </draw:frame>
        <draw:frame draw:style-name="gr54" draw:text-style-name="P27" draw:layer="layout" svg:width="0.379cm" svg:height="0.814cm" svg:x="3.976cm" svg:y="11.218cm">
          <draw:text-box>
            <text:p text:style-name="P2"><text:span text:style-name="T32">2</text:span></text:p>
          </draw:text-box>
        </draw:frame>
        <draw:frame draw:style-name="gr54" draw:text-style-name="P27" draw:layer="layout" svg:width="0.379cm" svg:height="0.814cm" svg:x="5.03cm" svg:y="11.218cm">
          <draw:text-box>
            <text:p text:style-name="P2"><text:span text:style-name="T32">3</text:span></text:p>
          </draw:text-box>
        </draw:frame>
        <draw:frame draw:style-name="gr54" draw:text-style-name="P27" draw:layer="layout" svg:width="0.379cm" svg:height="0.814cm" svg:x="6.083cm" svg:y="11.218cm">
          <draw:text-box>
            <text:p text:style-name="P2"><text:span text:style-name="T32">4</text:span></text:p>
          </draw:text-box>
        </draw:frame>
        <draw:frame draw:style-name="gr54" draw:text-style-name="P27" draw:layer="layout" svg:width="0.379cm" svg:height="0.814cm" svg:x="7.371cm" svg:y="11.218cm">
          <draw:text-box>
            <text:p text:style-name="P2"><text:span text:style-name="T32">5</text:span></text:p>
          </draw:text-box>
        </draw:frame>
        <draw:frame draw:style-name="gr54" draw:text-style-name="P27" draw:layer="layout" svg:width="0.379cm" svg:height="0.814cm" svg:x="8.541cm" svg:y="11.218cm">
          <draw:text-box>
            <text:p text:style-name="P2"><text:span text:style-name="T32">6</text:span></text:p>
          </draw:text-box>
        </draw:frame>
        <draw:frame draw:style-name="gr54" draw:text-style-name="P27" draw:layer="layout" svg:width="0.379cm" svg:height="0.814cm" svg:x="9.712cm" svg:y="11.218cm">
          <draw:text-box>
            <text:p text:style-name="P2"><text:span text:style-name="T32">7</text:span></text:p>
          </draw:text-box>
        </draw:frame>
        <draw:frame draw:style-name="gr54" draw:text-style-name="P27" draw:layer="layout" svg:width="0.379cm" svg:height="0.814cm" svg:x="10.882cm" svg:y="11.218cm">
          <draw:text-box>
            <text:p text:style-name="P2"><text:span text:style-name="T32">8</text:span></text:p>
          </draw:text-box>
        </draw:frame>
        <draw:frame draw:style-name="gr54" draw:text-style-name="P27" draw:layer="layout" svg:width="0.379cm" svg:height="0.814cm" svg:x="10.883cm" svg:y="11.218cm">
          <draw:text-box>
            <text:p text:style-name="P2"><text:span text:style-name="T32">8</text:span></text:p>
          </draw:text-box>
        </draw:frame>
        <draw:frame draw:style-name="gr54" draw:text-style-name="P27" draw:layer="layout" svg:width="0.379cm" svg:height="0.814cm" svg:x="12.053cm" svg:y="11.218cm">
          <draw:text-box>
            <text:p text:style-name="P2"><text:span text:style-name="T32">9</text:span></text:p>
          </draw:text-box>
        </draw:frame>
        <draw:frame draw:style-name="gr56" draw:text-style-name="P27" draw:layer="layout" svg:width="0.679cm" svg:height="0.814cm" svg:x="12.989cm" svg:y="11.218cm">
          <draw:text-box>
            <text:p text:style-name="P2"><text:span text:style-name="T32">10</text:span></text:p>
          </draw:text-box>
        </draw:frame>
        <draw:frame draw:style-name="gr56" draw:text-style-name="P27" draw:layer="layout" svg:width="0.679cm" svg:height="0.814cm" svg:x="14.16cm" svg:y="11.218cm">
          <draw:text-box>
            <text:p text:style-name="P2"><text:span text:style-name="T32">11</text:span></text:p>
          </draw:text-box>
        </draw:frame>
        <draw:frame draw:style-name="gr56" draw:text-style-name="P27" draw:layer="layout" svg:width="0.679cm" svg:height="0.814cm" svg:x="15.446cm" svg:y="11.218cm">
          <draw:text-box>
            <text:p text:style-name="P2"><text:span text:style-name="T32">12</text:span></text:p>
          </draw:text-box>
        </draw:frame>
        <draw:frame draw:style-name="gr56" draw:text-style-name="P27" draw:layer="layout" svg:width="0.679cm" svg:height="0.814cm" svg:x="16.499cm" svg:y="11.218cm">
          <draw:text-box>
            <text:p text:style-name="P2"><text:span text:style-name="T32">13</text:span></text:p>
          </draw:text-box>
        </draw:frame>
        <draw:frame draw:style-name="gr56" draw:text-style-name="P27" draw:layer="layout" svg:width="0.679cm" svg:height="0.814cm" svg:x="17.787cm" svg:y="11.218cm">
          <draw:text-box>
            <text:p text:style-name="P2"><text:span text:style-name="T32">14</text:span></text:p>
          </draw:text-box>
        </draw:frame>
        <draw:frame draw:style-name="gr56" draw:text-style-name="P27" draw:layer="layout" svg:width="0.679cm" svg:height="0.814cm" svg:x="18.84cm" svg:y="11.218cm">
          <draw:text-box>
            <text:p text:style-name="P2"><text:span text:style-name="T32">15</text:span></text:p>
          </draw:text-box>
        </draw:frame>
        <draw:frame draw:style-name="gr56" draw:text-style-name="P27" draw:layer="layout" svg:width="0.679cm" svg:height="0.814cm" svg:x="20.011cm" svg:y="11.218cm">
          <draw:text-box>
            <text:p text:style-name="P2"><text:span text:style-name="T32">16</text:span></text:p>
          </draw:text-box>
        </draw:frame>
        <draw:frame draw:style-name="gr56" draw:text-style-name="P27" draw:layer="layout" svg:width="0.679cm" svg:height="0.814cm" svg:x="21.181cm" svg:y="11.218cm">
          <draw:text-box>
            <text:p text:style-name="P2"><text:span text:style-name="T32">17</text:span></text:p>
          </draw:text-box>
        </draw:frame>
        <draw:frame draw:style-name="gr56" draw:text-style-name="P27" draw:layer="layout" svg:width="0.679cm" svg:height="0.814cm" svg:x="22.352cm" svg:y="11.218cm">
          <draw:text-box>
            <text:p text:style-name="P2"><text:span text:style-name="T32">18</text:span></text:p>
          </draw:text-box>
        </draw:frame>
        <draw:frame draw:style-name="gr56" draw:text-style-name="P27" draw:layer="layout" svg:width="0.679cm" svg:height="0.814cm" svg:x="23.522cm" svg:y="11.218cm">
          <draw:text-box>
            <text:p text:style-name="P2"><text:span text:style-name="T32">19</text:span></text:p>
          </draw:text-box>
        </draw:frame>
        <draw:frame draw:style-name="gr57" draw:text-style-name="P27" draw:layer="layout" svg:width="0.754cm" svg:height="0.814cm" svg:x="24.693cm" svg:y="11.218cm">
          <draw:text-box>
            <text:p text:style-name="P2"><text:span text:style-name="T32">20</text:span></text:p>
          </draw:text-box>
        </draw:frame>
        <draw:frame draw:style-name="gr56" draw:text-style-name="P27" draw:layer="layout" svg:width="0.679cm" svg:height="0.814cm" svg:x="25.746cm" svg:y="11.218cm">
          <draw:text-box>
            <text:p text:style-name="P2"><text:span text:style-name="T32">21</text:span></text:p>
          </draw:text-box>
        </draw:frame>
        <draw:frame draw:style-name="gr57" draw:text-style-name="P27" draw:layer="layout" svg:width="0.754cm" svg:height="0.814cm" svg:x="27.034cm" svg:y="11.218cm">
          <draw:text-box>
            <text:p text:style-name="P2"><text:span text:style-name="T32">22</text:span></text:p>
          </draw:text-box>
        </draw:frame>
        <draw:frame draw:style-name="gr57" draw:text-style-name="P27" draw:layer="layout" svg:width="0.754cm" svg:height="0.814cm" svg:x="28.204cm" svg:y="11.218cm">
          <draw:text-box>
            <text:p text:style-name="P2"><text:span text:style-name="T32">23</text:span></text:p>
          </draw:text-box>
        </draw:frame>
        <draw:rect draw:style-name="gr53" draw:text-style-name="P28" draw:layer="layout" svg:width="1.754cm" svg:height="1.102cm" svg:x="2.338cm" svg:y="14.882cm">
          <text:p text:style-name="P2"><text:span text:style-name="T34">P</text:span><text:span text:style-name="T35">1</text:span></text:p>
        </draw:rect>
        <draw:rect draw:style-name="gr53" draw:text-style-name="P28" draw:layer="layout" svg:width="1.754cm" svg:height="1.102cm" svg:x="4.092cm" svg:y="14.881cm">
          <text:p text:style-name="P2"><text:span text:style-name="T34">0</text:span></text:p>
        </draw:rect>
        <draw:rect draw:style-name="gr53" draw:text-style-name="P28" draw:layer="layout" svg:width="1.754cm" svg:height="1.102cm" svg:x="5.846cm" svg:y="14.881cm">
          <text:p text:style-name="P2"><text:span text:style-name="T34">4</text:span></text:p>
        </draw:rect>
        <draw:rect draw:style-name="gr58" draw:text-style-name="P29" draw:layer="layout" svg:width="1.754cm" svg:height="1.102cm" svg:x="7.6cm" svg:y="14.881cm">
          <text:p/>
        </draw:rect>
        <draw:rect draw:style-name="gr53" draw:text-style-name="P28" xml:id="id23" draw:id="id23" draw:layer="layout" svg:width="1.754cm" svg:height="1.102cm" svg:x="11.692cm" svg:y="14.881cm">
          <text:p text:style-name="P2"><text:span text:style-name="T34">H</text:span></text:p>
        </draw:rect>
        <draw:rect draw:style-name="gr53" draw:text-style-name="P28" draw:layer="layout" svg:width="1.754cm" svg:height="1.102cm" svg:x="13.446cm" svg:y="14.881cm">
          <text:p text:style-name="P2"><text:span text:style-name="T34">5</text:span></text:p>
        </draw:rect>
        <draw:rect draw:style-name="gr53" draw:text-style-name="P28" draw:layer="layout" svg:width="1.754cm" svg:height="1.102cm" svg:x="15.2cm" svg:y="14.881cm">
          <text:p text:style-name="P2"><text:span text:style-name="T34">6</text:span></text:p>
        </draw:rect>
        <draw:rect draw:style-name="gr58" draw:text-style-name="P29" draw:layer="layout" svg:width="1.754cm" svg:height="1.102cm" svg:x="16.954cm" svg:y="14.881cm">
          <text:p/>
        </draw:rect>
        <draw:rect draw:style-name="gr53" draw:text-style-name="P28" xml:id="id21" draw:id="id21" draw:layer="layout" svg:width="1.754cm" svg:height="1.102cm" svg:x="21.047cm" svg:y="14.882cm">
          <text:p text:style-name="P2"><text:span text:style-name="T34">P</text:span><text:span text:style-name="T35">2</text:span></text:p>
        </draw:rect>
        <draw:rect draw:style-name="gr53" draw:text-style-name="P28" draw:layer="layout" svg:width="1.754cm" svg:height="1.102cm" svg:x="22.801cm" svg:y="14.881cm">
          <text:p text:style-name="P2"><text:span text:style-name="T34">7</text:span></text:p>
        </draw:rect>
        <draw:rect draw:style-name="gr53" draw:text-style-name="P28" draw:layer="layout" svg:width="1.754cm" svg:height="1.102cm" svg:x="24.555cm" svg:y="14.881cm">
          <text:p text:style-name="P2"><text:span text:style-name="T34">11</text:span></text:p>
        </draw:rect>
        <draw:rect draw:style-name="gr58" draw:text-style-name="P29" draw:layer="layout" svg:width="1.754cm" svg:height="1.102cm" svg:x="26.309cm" svg:y="14.881cm">
          <text:p/>
        </draw:rect>
        <draw:rect draw:style-name="gr53" draw:text-style-name="P28" xml:id="id29" draw:id="id29" draw:layer="layout" svg:width="1.754cm" svg:height="1.102cm" svg:x="2.338cm" svg:y="17.086cm">
          <text:p text:style-name="P2"><text:span text:style-name="T34">H</text:span></text:p>
        </draw:rect>
        <draw:rect draw:style-name="gr53" draw:text-style-name="P28" draw:layer="layout" svg:width="1.754cm" svg:height="1.102cm" svg:x="4.092cm" svg:y="17.086cm">
          <text:p text:style-name="P2"><text:span text:style-name="T34">12</text:span></text:p>
        </draw:rect>
        <draw:rect draw:style-name="gr53" draw:text-style-name="P28" draw:layer="layout" svg:width="1.754cm" svg:height="1.102cm" svg:x="5.846cm" svg:y="17.086cm">
          <text:p text:style-name="P2"><text:span text:style-name="T34">16</text:span></text:p>
        </draw:rect>
        <draw:rect draw:style-name="gr58" draw:text-style-name="P29" draw:layer="layout" svg:width="1.754cm" svg:height="1.102cm" svg:x="7.6cm" svg:y="17.086cm">
          <text:p/>
        </draw:rect>
        <draw:rect draw:style-name="gr53" draw:text-style-name="P28" xml:id="id25" draw:id="id25" draw:layer="layout" svg:width="1.754cm" svg:height="1.102cm" svg:x="11.692cm" svg:y="17.087cm">
          <text:p text:style-name="P2"><text:span text:style-name="T34">P</text:span><text:span text:style-name="T35">3</text:span></text:p>
        </draw:rect>
        <draw:rect draw:style-name="gr53" draw:text-style-name="P28" draw:layer="layout" svg:width="1.754cm" svg:height="1.102cm" svg:x="13.446cm" svg:y="17.086cm">
          <text:p text:style-name="P2"><text:span text:style-name="T34">17</text:span></text:p>
        </draw:rect>
        <draw:rect draw:style-name="gr53" draw:text-style-name="P28" draw:layer="layout" svg:width="1.754cm" svg:height="1.102cm" svg:x="15.2cm" svg:y="17.086cm">
          <text:p text:style-name="P2"><text:span text:style-name="T34">19</text:span></text:p>
        </draw:rect>
        <draw:rect draw:style-name="gr58" draw:text-style-name="P29" draw:layer="layout" svg:width="1.754cm" svg:height="1.102cm" svg:x="16.954cm" svg:y="17.086cm">
          <text:p/>
        </draw:rect>
        <draw:ellipse draw:style-name="gr59" draw:text-style-name="P30" xml:id="id22" draw:id="id22" draw:layer="layout" svg:width="0.292cm" svg:height="0.276cm" svg:x="8.301cm" svg:y="15.322cm">
          <text:p/>
        </draw:ellipse>
        <draw:ellipse draw:style-name="gr59" draw:text-style-name="P30" xml:id="id24" draw:id="id24" draw:layer="layout" svg:width="0.292cm" svg:height="0.276cm" svg:x="8.301cm" svg:y="17.527cm">
          <text:p/>
        </draw:ellipse>
        <draw:ellipse draw:style-name="gr59" draw:text-style-name="P30" xml:id="id26" draw:id="id26" draw:layer="layout" svg:width="0.292cm" svg:height="0.276cm" svg:x="17.773cm" svg:y="17.527cm">
          <text:p/>
        </draw:ellipse>
        <draw:ellipse draw:style-name="gr59" draw:text-style-name="P30" xml:id="id20" draw:id="id20" draw:layer="layout" svg:width="0.292cm" svg:height="0.276cm" svg:x="17.773cm" svg:y="15.322cm">
          <text:p/>
        </draw:ellipse>
        <draw:ellipse draw:style-name="gr59" draw:text-style-name="P30" xml:id="id28" draw:id="id28" draw:layer="layout" svg:width="0.292cm" svg:height="0.276cm" svg:x="27.01cm" svg:y="15.322cm">
          <text:p/>
        </draw:ellipse>
        <draw:rect draw:style-name="gr53" draw:text-style-name="P28" xml:id="id27" draw:id="id27" draw:layer="layout" svg:width="1.754cm" svg:height="1.102cm" svg:x="21.047cm" svg:y="17.086cm">
          <text:p text:style-name="P2"><text:span text:style-name="T34">H</text:span></text:p>
        </draw:rect>
        <draw:rect draw:style-name="gr53" draw:text-style-name="P28" draw:layer="layout" svg:width="1.754cm" svg:height="1.102cm" svg:x="22.801cm" svg:y="17.086cm">
          <text:p text:style-name="P2"><text:span text:style-name="T34">17</text:span></text:p>
        </draw:rect>
        <draw:rect draw:style-name="gr53" draw:text-style-name="P28" draw:layer="layout" svg:width="1.754cm" svg:height="1.102cm" svg:x="24.555cm" svg:y="17.086cm">
          <text:p text:style-name="P2"><text:span text:style-name="T34">19</text:span></text:p>
        </draw:rect>
        <draw:rect draw:style-name="gr58" draw:text-style-name="P29" draw:layer="layout" svg:width="1.754cm" svg:height="1.102cm" svg:x="26.309cm" svg:y="17.086cm">
          <text:p/>
        </draw:rect>
        <draw:ellipse draw:style-name="gr59" draw:text-style-name="P30" draw:layer="layout" svg:width="0.292cm" svg:height="0.276cm" svg:x="27.01cm" svg:y="17.527cm">
          <text:p/>
        </draw:ellipse>
        <draw:connector draw:style-name="gr18" draw:text-style-name="P30" draw:layer="layout" draw:type="line" svg:x1="18.065cm" svg:y1="15.46cm" svg:x2="21.047cm" svg:y2="15.433cm" draw:start-shape="id20" draw:start-glue-point="1" draw:end-shape="id21" draw:end-glue-point="3" svg:d="M18065 15460l2982-27">
          <text:p/>
        </draw:connector>
        <draw:connector draw:style-name="gr18" draw:text-style-name="P30" draw:layer="layout" draw:type="line" svg:x1="8.593cm" svg:y1="15.46cm" svg:x2="11.692cm" svg:y2="15.432cm" draw:start-shape="id22" draw:start-glue-point="1" draw:end-shape="id23" draw:end-glue-point="3" svg:d="M8593 15460l3099-28">
          <text:p/>
        </draw:connector>
        <draw:connector draw:style-name="gr18" draw:text-style-name="P30" draw:layer="layout" draw:type="line" svg:x1="8.593cm" svg:y1="17.665cm" svg:x2="11.692cm" svg:y2="17.638cm" draw:start-shape="id24" draw:start-glue-point="1" draw:end-shape="id25" draw:end-glue-point="3" svg:d="M8593 17665l3099-27">
          <text:p/>
        </draw:connector>
        <draw:connector draw:style-name="gr18" draw:text-style-name="P30" draw:layer="layout" draw:type="line" svg:x1="18.065cm" svg:y1="17.665cm" svg:x2="21.047cm" svg:y2="17.637cm" draw:start-shape="id26" draw:start-glue-point="1" draw:end-shape="id27" draw:end-glue-point="3" svg:d="M18065 17665l2982-28">
          <text:p/>
        </draw:connector>
        <draw:connector draw:style-name="gr18" draw:text-style-name="P30" draw:layer="layout" svg:x1="27.156cm" svg:y1="15.598cm" svg:x2="2.338cm" svg:y2="17.637cm" draw:start-shape="id28" draw:start-glue-point="2" draw:end-shape="id29" draw:end-glue-point="3" svg:d="M27156 15598v744h-25319v1295h501">
          <text:p/>
        </draw:connector>
        <draw:line draw:style-name="gr18" draw:text-style-name="P30" draw:layer="layout" svg:x1="1.169cm" svg:y1="15.433cm" svg:x2="2.338cm" svg:y2="15.433cm">
          <text:p/>
        </draw:line>
        <presentation:notes draw:style-name="dp2">
          <draw:page-thumbnail draw:style-name="gr2" draw:layer="layout" svg:width="14.199cm" svg:height="10.649cm" svg:x="2.743cm" svg:y="2.13cm" draw:page-number="27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 dinamica - Lista con puntatori</text:p>
          </draw:text-box>
        </draw:frame>
        <draw:frame presentation:style-name="pr20" draw:text-style-name="P6" draw:layer="layout" svg:width="27.719cm" svg:height="9.728cm" svg:x="0.99cm" svg:y="3.5cm" presentation:class="outline" presentation:user-transformed="true">
          <draw:text-box>
            <text:list text:style-name="L3">
              <text:list-item>
                <text:p text:style-name="P2">Allocazione di memoria</text:p>
                <text:list>
                  <text:list-item>
                    <text:p text:style-name="P2">un blocco libero viene selezionato (vedi slide successive) </text:p>
                  </text:list-item>
                  <text:list-item>
                    <text:p text:style-name="P2">viene suddiviso in due parti:</text:p>
                    <text:list>
                      <text:list-item>
                        <text:p text:style-name="P2">un blocco processo della dimensione desiderata</text:p>
                      </text:list-item>
                      <text:list-item>
                        <text:p text:style-name="P2">un blocco libero con quanto rimane del blocco iniziale</text:p>
                      </text:list-item>
                    </text:list>
                  </text:list-item>
                  <text:list-item>
                    <text:p text:style-name="P2">se la dimensione del processo è uguale a quella del blocco scelto, si crea solo un nuovo blocco processo</text:p>
                  </text:list-item>
                </text:list>
              </text:list-item>
            </text:list>
          </draw:text-box>
        </draw:frame>
        <draw:rect draw:style-name="gr53" draw:text-style-name="P28" draw:layer="layout" svg:width="1.754cm" svg:height="1.102cm" svg:x="2.602cm" svg:y="13.679cm">
          <text:p text:style-name="P2"><text:span text:style-name="T34">P</text:span><text:span text:style-name="T35">1</text:span></text:p>
        </draw:rect>
        <draw:rect draw:style-name="gr53" draw:text-style-name="P28" draw:layer="layout" svg:width="1.754cm" svg:height="1.102cm" svg:x="4.356cm" svg:y="13.679cm">
          <text:p text:style-name="P2"><text:span text:style-name="T34">0</text:span></text:p>
        </draw:rect>
        <draw:rect draw:style-name="gr53" draw:text-style-name="P28" draw:layer="layout" svg:width="1.754cm" svg:height="1.102cm" svg:x="6.11cm" svg:y="13.679cm">
          <text:p text:style-name="P2"><text:span text:style-name="T34">7</text:span></text:p>
        </draw:rect>
        <draw:rect draw:style-name="gr58" draw:text-style-name="P29" draw:layer="layout" svg:width="1.754cm" svg:height="1.102cm" svg:x="7.864cm" svg:y="13.679cm">
          <text:p/>
        </draw:rect>
        <draw:rect draw:style-name="gr53" draw:text-style-name="P28" xml:id="id33" draw:id="id33" draw:layer="layout" svg:width="1.754cm" svg:height="1.102cm" svg:x="11.957cm" svg:y="13.679cm">
          <text:p text:style-name="P2"><text:span text:style-name="T34">H</text:span></text:p>
        </draw:rect>
        <draw:rect draw:style-name="gr53" draw:text-style-name="P28" draw:layer="layout" svg:width="1.754cm" svg:height="1.102cm" svg:x="13.711cm" svg:y="13.679cm">
          <text:p text:style-name="P2"><text:span text:style-name="T34">8</text:span></text:p>
        </draw:rect>
        <draw:rect draw:style-name="gr53" draw:text-style-name="P28" draw:layer="layout" svg:width="1.754cm" svg:height="1.102cm" svg:x="15.465cm" svg:y="13.679cm">
          <text:p text:style-name="P2"><text:span text:style-name="T34">15</text:span></text:p>
        </draw:rect>
        <draw:rect draw:style-name="gr58" draw:text-style-name="P29" draw:layer="layout" svg:width="1.754cm" svg:height="1.102cm" svg:x="17.218cm" svg:y="13.679cm">
          <text:p/>
        </draw:rect>
        <draw:rect draw:style-name="gr53" draw:text-style-name="P28" xml:id="id31" draw:id="id31" draw:layer="layout" svg:width="1.754cm" svg:height="1.102cm" svg:x="21.311cm" svg:y="13.679cm">
          <text:p text:style-name="P2"><text:span text:style-name="T34">P</text:span><text:span text:style-name="T35">2</text:span></text:p>
        </draw:rect>
        <draw:rect draw:style-name="gr53" draw:text-style-name="P28" draw:layer="layout" svg:width="1.754cm" svg:height="1.102cm" svg:x="23.065cm" svg:y="13.679cm">
          <text:p text:style-name="P2"><text:span text:style-name="T34">16</text:span></text:p>
        </draw:rect>
        <draw:rect draw:style-name="gr53" draw:text-style-name="P28" draw:layer="layout" svg:width="1.754cm" svg:height="1.102cm" svg:x="24.819cm" svg:y="13.679cm">
          <text:p text:style-name="P2"><text:span text:style-name="T34">24</text:span></text:p>
        </draw:rect>
        <draw:rect draw:style-name="gr58" draw:text-style-name="P29" draw:layer="layout" svg:width="1.754cm" svg:height="1.102cm" svg:x="26.573cm" svg:y="13.679cm">
          <text:p/>
        </draw:rect>
        <draw:ellipse draw:style-name="gr59" draw:text-style-name="P30" xml:id="id32" draw:id="id32" draw:layer="layout" svg:width="0.292cm" svg:height="0.276cm" svg:x="8.566cm" svg:y="14.12cm">
          <text:p/>
        </draw:ellipse>
        <draw:ellipse draw:style-name="gr59" draw:text-style-name="P30" xml:id="id30" draw:id="id30" draw:layer="layout" svg:width="0.292cm" svg:height="0.276cm" svg:x="18.037cm" svg:y="14.12cm">
          <text:p/>
        </draw:ellipse>
        <draw:ellipse draw:style-name="gr59" draw:text-style-name="P30" draw:layer="layout" svg:width="0.292cm" svg:height="0.276cm" svg:x="27.274cm" svg:y="14.12cm">
          <text:p/>
        </draw:ellipse>
        <draw:connector draw:style-name="gr18" draw:text-style-name="P30" draw:layer="layout" draw:type="line" svg:x1="18.329cm" svg:y1="14.258cm" svg:x2="21.311cm" svg:y2="14.23cm" draw:start-shape="id30" draw:start-glue-point="1" draw:end-shape="id31" draw:end-glue-point="3" svg:d="M18329 14258l2982-28">
          <text:p/>
        </draw:connector>
        <draw:connector draw:style-name="gr18" draw:text-style-name="P30" draw:layer="layout" draw:type="line" svg:x1="8.858cm" svg:y1="14.258cm" svg:x2="11.957cm" svg:y2="14.23cm" draw:start-shape="id32" draw:start-glue-point="1" draw:end-shape="id33" draw:end-glue-point="3" svg:d="M8858 14258l3099-28">
          <text:p/>
        </draw:connector>
        <draw:line draw:style-name="gr18" draw:text-style-name="P30" draw:layer="layout" svg:x1="1.433cm" svg:y1="14.23cm" svg:x2="2.602cm" svg:y2="14.23cm">
          <text:p/>
        </draw:line>
        <draw:line draw:style-name="gr18" draw:text-style-name="P30" draw:layer="layout" svg:x1="27.478cm" svg:y1="14.22cm" svg:x2="29.232cm" svg:y2="14.22cm">
          <text:p/>
        </draw:line>
        <draw:line draw:style-name="gr9" draw:text-style-name="P30" draw:layer="layout" svg:x1="2.338cm" svg:y1="15.432cm" svg:x2="2.338cm" svg:y2="17.086cm">
          <text:p/>
        </draw:line>
        <draw:frame draw:style-name="gr60" draw:text-style-name="P28" draw:layer="layout" svg:width="15.451cm" svg:height="1.124cm" svg:x="3.507cm" svg:y="15.543cm">
          <draw:text-box>
            <text:p text:style-name="P2"><text:span text:style-name="T34">Allocazione di un processo P</text:span><text:span text:style-name="T35">3</text:span><text:span text:style-name="T34"> di dimensione 4</text:span></text:p>
          </draw:text-box>
        </draw:frame>
        <draw:rect draw:style-name="gr53" draw:text-style-name="P28" draw:layer="layout" svg:width="1.754cm" svg:height="1.102cm" svg:x="2.865cm" svg:y="17.217cm">
          <text:p text:style-name="P2"><text:span text:style-name="T34">P</text:span><text:span text:style-name="T35">1</text:span></text:p>
        </draw:rect>
        <draw:rect draw:style-name="gr53" draw:text-style-name="P28" draw:layer="layout" svg:width="1.754cm" svg:height="1.102cm" svg:x="4.619cm" svg:y="17.216cm">
          <text:p text:style-name="P2"><text:span text:style-name="T34">0</text:span></text:p>
        </draw:rect>
        <draw:rect draw:style-name="gr53" draw:text-style-name="P28" draw:layer="layout" svg:width="1.754cm" svg:height="1.102cm" svg:x="6.373cm" svg:y="17.216cm">
          <text:p text:style-name="P2"><text:span text:style-name="T34">7</text:span></text:p>
        </draw:rect>
        <draw:rect draw:style-name="gr58" draw:text-style-name="P29" draw:layer="layout" svg:width="1.754cm" svg:height="1.102cm" svg:x="8.127cm" svg:y="17.216cm">
          <text:p/>
        </draw:rect>
        <draw:rect draw:style-name="gr53" draw:text-style-name="P28" xml:id="id35" draw:id="id35" draw:layer="layout" svg:width="1.754cm" svg:height="1.102cm" svg:x="12.22cm" svg:y="17.217cm">
          <text:p text:style-name="P2"><text:span text:style-name="T34">P</text:span><text:span text:style-name="T35">3</text:span></text:p>
        </draw:rect>
        <draw:rect draw:style-name="gr53" draw:text-style-name="P28" draw:layer="layout" svg:width="1.754cm" svg:height="1.102cm" svg:x="13.974cm" svg:y="17.216cm">
          <text:p text:style-name="P2"><text:span text:style-name="T34">8</text:span></text:p>
        </draw:rect>
        <draw:rect draw:style-name="gr53" draw:text-style-name="P28" draw:layer="layout" svg:width="1.754cm" svg:height="1.102cm" svg:x="15.728cm" svg:y="17.216cm">
          <text:p text:style-name="P2"><text:span text:style-name="T34">11</text:span></text:p>
        </draw:rect>
        <draw:rect draw:style-name="gr58" draw:text-style-name="P29" draw:layer="layout" svg:width="1.754cm" svg:height="1.102cm" svg:x="17.482cm" svg:y="17.216cm">
          <text:p/>
        </draw:rect>
        <draw:rect draw:style-name="gr53" draw:text-style-name="P28" draw:layer="layout" svg:width="1.754cm" svg:height="1.102cm" svg:x="18.768cm" svg:y="19.311cm">
          <text:p text:style-name="P2"><text:span text:style-name="T34">P</text:span><text:span text:style-name="T35">2</text:span></text:p>
        </draw:rect>
        <draw:rect draw:style-name="gr53" draw:text-style-name="P28" draw:layer="layout" svg:width="1.754cm" svg:height="1.102cm" svg:x="20.522cm" svg:y="19.311cm">
          <text:p text:style-name="P2"><text:span text:style-name="T34">16</text:span></text:p>
        </draw:rect>
        <draw:rect draw:style-name="gr53" draw:text-style-name="P28" draw:layer="layout" svg:width="1.754cm" svg:height="1.102cm" svg:x="22.276cm" svg:y="19.311cm">
          <text:p text:style-name="P2"><text:span text:style-name="T34">24</text:span></text:p>
        </draw:rect>
        <draw:rect draw:style-name="gr58" draw:text-style-name="P29" draw:layer="layout" svg:width="1.754cm" svg:height="1.102cm" svg:x="24.03cm" svg:y="19.311cm">
          <text:p/>
        </draw:rect>
        <draw:ellipse draw:style-name="gr59" draw:text-style-name="P30" xml:id="id34" draw:id="id34" draw:layer="layout" svg:width="0.292cm" svg:height="0.276cm" svg:x="8.829cm" svg:y="17.657cm">
          <text:p/>
        </draw:ellipse>
        <draw:ellipse draw:style-name="gr59" draw:text-style-name="P30" xml:id="id36" draw:id="id36" draw:layer="layout" svg:width="0.292cm" svg:height="0.276cm" svg:x="18.3cm" svg:y="17.657cm">
          <text:p/>
        </draw:ellipse>
        <draw:ellipse draw:style-name="gr59" draw:text-style-name="P30" draw:layer="layout" svg:width="0.292cm" svg:height="0.276cm" svg:x="24.731cm" svg:y="19.752cm">
          <text:p/>
        </draw:ellipse>
        <draw:connector draw:style-name="gr18" draw:text-style-name="P30" draw:layer="layout" draw:type="line" svg:x1="9.121cm" svg:y1="17.795cm" svg:x2="12.22cm" svg:y2="17.768cm" draw:start-shape="id34" draw:start-glue-point="1" draw:end-shape="id35" draw:end-glue-point="3" svg:d="M9121 17795l3099-27">
          <text:p/>
        </draw:connector>
        <draw:line draw:style-name="gr18" draw:text-style-name="P30" draw:layer="layout" svg:x1="1.696cm" svg:y1="17.767cm" svg:x2="2.865cm" svg:y2="17.767cm">
          <text:p/>
        </draw:line>
        <draw:line draw:style-name="gr18" draw:text-style-name="P30" draw:layer="layout" svg:x1="24.935cm" svg:y1="19.852cm" svg:x2="26.689cm" svg:y2="19.852cm">
          <text:p/>
        </draw:line>
        <draw:rect draw:style-name="gr53" draw:text-style-name="P28" xml:id="id37" draw:id="id37" draw:layer="layout" svg:width="1.754cm" svg:height="1.102cm" svg:x="9.647cm" svg:y="19.321cm">
          <text:p text:style-name="P2"><text:span text:style-name="T34">H</text:span></text:p>
        </draw:rect>
        <draw:rect draw:style-name="gr53" draw:text-style-name="P28" draw:layer="layout" svg:width="1.754cm" svg:height="1.102cm" svg:x="11.401cm" svg:y="19.321cm">
          <text:p text:style-name="P2"><text:span text:style-name="T34">12</text:span></text:p>
        </draw:rect>
        <draw:rect draw:style-name="gr53" draw:text-style-name="P28" draw:layer="layout" svg:width="1.754cm" svg:height="1.102cm" svg:x="13.155cm" svg:y="19.321cm">
          <text:p text:style-name="P2"><text:span text:style-name="T34">15</text:span></text:p>
        </draw:rect>
        <draw:rect draw:style-name="gr58" draw:text-style-name="P29" draw:layer="layout" svg:width="1.754cm" svg:height="1.102cm" svg:x="14.909cm" svg:y="19.321cm">
          <text:p/>
        </draw:rect>
        <draw:ellipse draw:style-name="gr59" draw:text-style-name="P30" draw:layer="layout" svg:width="0.292cm" svg:height="0.276cm" svg:x="15.611cm" svg:y="19.762cm">
          <text:p/>
        </draw:ellipse>
        <draw:connector draw:style-name="gr18" draw:text-style-name="P30" draw:layer="layout" draw:line-skew="0.102cm" svg:x1="18.446cm" svg:y1="17.933cm" svg:x2="9.647cm" svg:y2="19.872cm" draw:start-shape="id36" draw:start-glue-point="2" draw:end-shape="id37" draw:end-glue-point="3" svg:d="M18446 17933v796h-9300v1143h501">
          <text:p/>
        </draw:connector>
        <draw:line draw:style-name="gr18" draw:text-style-name="P30" draw:layer="layout" svg:x1="15.785cm" svg:y1="19.842cm" svg:x2="18.708cm" svg:y2="19.842cm">
          <text:p/>
        </draw:line>
        <presentation:notes draw:style-name="dp2">
          <draw:page-thumbnail draw:style-name="gr2" draw:layer="layout" svg:width="14.199cm" svg:height="10.649cm" svg:x="2.743cm" svg:y="2.13cm" draw:page-number="28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 dinamica - Lista puntatori</text:p>
          </draw:text-box>
        </draw:frame>
        <draw:frame presentation:style-name="pr21" draw:text-style-name="P6" draw:layer="layout" svg:width="27.719cm" svg:height="6.421cm" svg:x="0.99cm" svg:y="3.5cm" presentation:class="outline" presentation:user-transformed="true">
          <draw:text-box>
            <text:list text:style-name="L3">
              <text:list-item>
                <text:p text:style-name="P2">Deallocazione memoria</text:p>
                <text:list>
                  <text:list-item>
                    <text:p text:style-name="P2">a seconda dei blocchi vicini, lo spazio liberato può creare un nuovo blocco libero, oppure essere accorpato ai blocchi vicini</text:p>
                  </text:list-item>
                  <text:list-item>
                    <text:p text:style-name="P2">l'operazione può essere fatta in tempo O(1)</text:p>
                  </text:list-item>
                </text:list>
              </text:list-item>
            </text:list>
          </draw:text-box>
        </draw:frame>
        <draw:rect draw:style-name="gr61" draw:text-style-name="P28" draw:layer="layout" svg:width="3.508cm" svg:height="1.102cm" svg:x="1.87cm" svg:y="12.126cm">
          <text:p text:style-name="P2"><text:span text:style-name="T34">P</text:span><text:span text:style-name="T35">2</text:span></text:p>
        </draw:rect>
        <draw:rect draw:style-name="gr61" draw:text-style-name="P28" draw:layer="layout" svg:width="3.508cm" svg:height="1.102cm" svg:x="5.378cm" svg:y="12.126cm">
          <text:p text:style-name="P2"><text:span text:style-name="T34">P</text:span><text:span text:style-name="T35">1</text:span></text:p>
        </draw:rect>
        <draw:rect draw:style-name="gr61" draw:text-style-name="P28" draw:layer="layout" svg:width="3.508cm" svg:height="1.102cm" svg:x="8.886cm" svg:y="12.126cm">
          <text:p text:style-name="P2"><text:span text:style-name="T34">P</text:span><text:span text:style-name="T35">3</text:span></text:p>
        </draw:rect>
        <draw:rect draw:style-name="gr61" draw:text-style-name="P28" draw:layer="layout" svg:width="3.508cm" svg:height="1.102cm" svg:x="1.87cm" svg:y="13.78cm">
          <text:p text:style-name="P2"><text:span text:style-name="T34">P</text:span><text:span text:style-name="T35">2</text:span></text:p>
        </draw:rect>
        <draw:rect draw:style-name="gr61" draw:text-style-name="P28" draw:layer="layout" svg:width="3.508cm" svg:height="1.102cm" svg:x="5.378cm" svg:y="13.78cm">
          <text:p text:style-name="P2"><text:span text:style-name="T34">P</text:span><text:span text:style-name="T35">1</text:span></text:p>
        </draw:rect>
        <draw:rect draw:style-name="gr53" draw:text-style-name="P28" draw:layer="layout" svg:width="3.508cm" svg:height="1.102cm" svg:x="8.886cm" svg:y="13.779cm">
          <text:p text:style-name="P2"><text:span text:style-name="T34">H</text:span></text:p>
        </draw:rect>
        <draw:rect draw:style-name="gr53" draw:text-style-name="P28" draw:layer="layout" svg:width="3.508cm" svg:height="1.102cm" svg:x="1.87cm" svg:y="15.433cm">
          <text:p text:style-name="P2"><text:span text:style-name="T34">H</text:span></text:p>
        </draw:rect>
        <draw:rect draw:style-name="gr61" draw:text-style-name="P28" draw:layer="layout" svg:width="3.508cm" svg:height="1.102cm" svg:x="5.378cm" svg:y="15.433cm">
          <text:p text:style-name="P2"><text:span text:style-name="T34">P</text:span><text:span text:style-name="T35">1</text:span></text:p>
        </draw:rect>
        <draw:rect draw:style-name="gr61" draw:text-style-name="P28" draw:layer="layout" svg:width="3.508cm" svg:height="1.102cm" svg:x="8.886cm" svg:y="15.433cm">
          <text:p text:style-name="P2"><text:span text:style-name="T34">P</text:span><text:span text:style-name="T35">2</text:span></text:p>
        </draw:rect>
        <draw:rect draw:style-name="gr53" draw:text-style-name="P28" draw:layer="layout" svg:width="3.508cm" svg:height="1.102cm" svg:x="1.87cm" svg:y="17.086cm">
          <text:p text:style-name="P2"><text:span text:style-name="T34">H</text:span></text:p>
        </draw:rect>
        <draw:rect draw:style-name="gr61" draw:text-style-name="P28" draw:layer="layout" svg:width="3.508cm" svg:height="1.102cm" svg:x="5.378cm" svg:y="17.087cm">
          <text:p text:style-name="P2"><text:span text:style-name="T34">P</text:span><text:span text:style-name="T35">1</text:span></text:p>
        </draw:rect>
        <draw:rect draw:style-name="gr53" draw:text-style-name="P28" draw:layer="layout" svg:width="3.508cm" svg:height="1.102cm" svg:x="8.886cm" svg:y="17.086cm">
          <text:p text:style-name="P2"><text:span text:style-name="T34">H</text:span></text:p>
        </draw:rect>
        <draw:rect draw:style-name="gr61" draw:text-style-name="P28" draw:layer="layout" svg:width="3.508cm" svg:height="1.102cm" svg:x="17.071cm" svg:y="12.126cm">
          <text:p text:style-name="P2"><text:span text:style-name="T34">P</text:span><text:span text:style-name="T35">2</text:span></text:p>
        </draw:rect>
        <draw:rect draw:style-name="gr53" draw:text-style-name="P28" draw:layer="layout" svg:width="3.508cm" svg:height="1.102cm" svg:x="20.579cm" svg:y="12.125cm">
          <text:p text:style-name="P2"><text:span text:style-name="T34">H</text:span></text:p>
        </draw:rect>
        <draw:rect draw:style-name="gr61" draw:text-style-name="P28" draw:layer="layout" svg:width="3.508cm" svg:height="1.102cm" svg:x="24.087cm" svg:y="12.126cm">
          <text:p text:style-name="P2"><text:span text:style-name="T34">P</text:span><text:span text:style-name="T35">3</text:span></text:p>
        </draw:rect>
        <draw:rect draw:style-name="gr61" draw:text-style-name="P28" draw:layer="layout" svg:width="3.508cm" svg:height="1.102cm" svg:x="17.071cm" svg:y="13.78cm">
          <text:p text:style-name="P2"><text:span text:style-name="T34">P</text:span><text:span text:style-name="T35">2</text:span></text:p>
        </draw:rect>
        <draw:rect draw:style-name="gr53" draw:text-style-name="P28" draw:layer="layout" svg:width="7.016cm" svg:height="1.102cm" svg:x="20.579cm" svg:y="13.779cm">
          <text:p text:style-name="P2"><text:span text:style-name="T34">H</text:span></text:p>
        </draw:rect>
        <draw:rect draw:style-name="gr53" draw:text-style-name="P28" draw:layer="layout" svg:width="7.016cm" svg:height="1.102cm" svg:x="17.071cm" svg:y="15.433cm">
          <text:p text:style-name="P2"><text:span text:style-name="T34">H</text:span></text:p>
        </draw:rect>
        <draw:rect draw:style-name="gr61" draw:text-style-name="P28" draw:layer="layout" svg:width="3.508cm" svg:height="1.102cm" svg:x="24.087cm" svg:y="15.433cm">
          <text:p text:style-name="P2"><text:span text:style-name="T34">P</text:span><text:span text:style-name="T35">2</text:span></text:p>
        </draw:rect>
        <draw:rect draw:style-name="gr53" draw:text-style-name="P28" draw:layer="layout" svg:width="10.524cm" svg:height="1.102cm" svg:x="17.071cm" svg:y="17.086cm">
          <text:p text:style-name="P2"><text:span text:style-name="T34">H</text:span></text:p>
        </draw:rect>
        <draw:line draw:style-name="gr62" draw:text-style-name="P30" draw:layer="layout" svg:x1="13.564cm" svg:y1="12.676cm" svg:x2="15.902cm" svg:y2="12.676cm">
          <text:p/>
        </draw:line>
        <draw:line draw:style-name="gr62" draw:text-style-name="P30" draw:layer="layout" svg:x1="13.578cm" svg:y1="14.343cm" svg:x2="15.916cm" svg:y2="14.343cm">
          <text:p/>
        </draw:line>
        <draw:line draw:style-name="gr62" draw:text-style-name="P30" draw:layer="layout" svg:x1="13.592cm" svg:y1="16.01cm" svg:x2="15.93cm" svg:y2="16.01cm">
          <text:p/>
        </draw:line>
        <draw:line draw:style-name="gr62" draw:text-style-name="P30" draw:layer="layout" svg:x1="13.606cm" svg:y1="17.677cm" svg:x2="15.944cm" svg:y2="17.677cm">
          <text:p/>
        </draw:line>
        <draw:frame draw:style-name="gr63" draw:text-style-name="P28" draw:layer="layout" svg:width="12.055cm" svg:height="1.124cm" svg:x="2.374cm" svg:y="10.368cm">
          <draw:text-box>
            <text:p text:style-name="P2"><text:span text:style-name="T34">Rimozione P</text:span><text:span text:style-name="T35">1</text:span><text:span text:style-name="T36">,</text:span><text:span text:style-name="T34"> quattro casi possibili: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29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30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 presentation:user-transformed="true">
          <draw:text-box>
            <text:p text:style-name="P2">Allocazione dinamica - Selezione blocco libero</text:p>
          </draw:text-box>
        </draw:frame>
        <draw:frame presentation:style-name="pr22" draw:text-style-name="P6" draw:layer="layout" svg:width="27.719cm" svg:height="16.089cm" svg:x="0.99cm" svg:y="3.5cm" presentation:class="outline" presentation:user-transformed="true">
          <draw:text-box>
            <text:list text:style-name="L3">
              <text:list-item>
                <text:p text:style-name="P2">L'operazione di selezione di un blocco libero <text:s/>è concettualmente indipendente dalla struttura dati</text:p>
              </text:list-item>
              <text:list-item>
                <text:p text:style-name="P31"><text:span text:style-name="T37">First Fit</text:span></text:p>
                <text:list>
                  <text:list-item>
                    <text:p text:style-name="P32"><text:span text:style-name="T38">scorre la lista dei blocchi liberi, partendo dall'inizio della lista, fino a quando non trova il primo segmento vuoto grande abbastanza da contenere il processo</text:span></text:p>
                  </text:list-item>
                </text:list>
              </text:list-item>
              <text:list-item>
                <text:p text:style-name="P31"><text:span text:style-name="T37">Next Fit</text:span></text:p>
                <text:list>
                  <text:list-item>
                    <text:p text:style-name="P32"><text:span text:style-name="T38">come First Fit, ma invece di ripartire sempre dall'inizio, parte dal punto dove si era fermato all'ultima allocazione</text:span></text:p>
                  </text:list-item>
                </text:list>
              </text:list-item>
              <text:list-item>
                <text:p text:style-name="P31"><text:span text:style-name="T39">Commenti</text:span></text:p>
                <text:list>
                  <text:list-item>
                    <text:p text:style-name="P32"><text:span text:style-name="T38">Next Fit è stato progettato per evitare di frammentare continuamente l'inizio della memoria</text:span></text:p>
                  </text:list-item>
                  <text:list-item>
                    <text:p text:style-name="P32"><text:span text:style-name="T38">ma sorprendentemente, ha performance peggiori di First Fit</text:span></text:p>
                  </text:list-item>
                </text:list>
              </text:list-item>
            </text:list>
          </draw:text-box>
        </draw:frame>
        <draw:line draw:style-name="gr64" draw:layer="layout" svg:x1="11cm" svg:y1="6cm" svg:x2="6cm" svg:y2="6.5cm">
          <text:p/>
        </draw:line>
        <presentation:notes draw:style-name="dp2">
          <draw:page-thumbnail draw:style-name="gr2" draw:layer="layout" svg:width="14.199cm" svg:height="10.649cm" svg:x="2.743cm" svg:y="2.13cm" draw:page-number="30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31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 dinamica - Selezione blocco libero</text:p>
          </draw:text-box>
        </draw:frame>
        <draw:frame presentation:style-name="pr23" draw:text-style-name="P35" draw:layer="layout" svg:width="27.719cm" svg:height="15.816cm" svg:x="0.99cm" svg:y="3.5cm" presentation:class="outline" presentation:user-transformed="true">
          <draw:text-box>
            <text:list text:style-name="L3">
              <text:list-item>
                <text:p text:style-name="P33"><text:span text:style-name="T37">Best Fit</text:span></text:p>
                <text:list>
                  <text:list-item>
                    <text:p text:style-name="P34"><text:span text:style-name="T38">seleziona il più piccolo fra i blocchi liberi, sufficentemente grandi, presenti in memoria</text:span></text:p>
                  </text:list-item>
                </text:list>
              </text:list-item>
              <text:list-item>
                <text:p text:style-name="P33"><text:span text:style-name="T39">Commenti</text:span></text:p>
                <text:list>
                  <text:list-item>
                    <text:p text:style-name="P34"><text:span text:style-name="T38">più lento di First Fit, in quanto richiede di esaminare tutti i blocchi liberi presenti in memoria</text:span></text:p>
                  </text:list-item>
                  <text:list-item>
                    <text:p text:style-name="P34"><text:span text:style-name="T38">genera più frammentazione di First Fit, in quanto tende a riempire la memoria di blocchi liberi troppo piccoli</text:span></text:p>
                  </text:list-item>
                </text:list>
              </text:list-item>
              <text:list-item>
                <text:p text:style-name="P33"><text:span text:style-name="T37">Worst fit</text:span></text:p>
                <text:list>
                  <text:list-item>
                    <text:p text:style-name="P34"><text:span text:style-name="T38">seleziona il più grande fra i blocchi liberi presenti in memoria</text:span></text:p>
                  </text:list-item>
                </text:list>
              </text:list-item>
              <text:list-item>
                <text:p text:style-name="P33"><text:span text:style-name="T39">Commenti</text:span></text:p>
                <text:list>
                  <text:list-item>
                    <text:p text:style-name="P34"><text:span text:style-name="T38">proposto per evitare i problemi di frammentazione di First/Best Fit</text:span></text:p>
                  </text:list-item>
                  <text:list-item>
                    <text:p text:style-name="P34"><text:span text:style-name="T38">rende difficile l'allocazione di processi di grosse dimension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31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32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 dinamica - Strutture dati (ancora)</text:p>
          </draw:text-box>
        </draw:frame>
        <draw:frame presentation:style-name="pr24" draw:text-style-name="P6" draw:layer="layout" svg:width="27.719cm" svg:height="16.483cm" svg:x="0.99cm" svg:y="3.5cm" presentation:class="outline" presentation:user-transformed="true">
          <draw:text-box>
            <text:list text:style-name="L3">
              <text:list-item>
                <text:p text:style-name="P2">Miglioramenti</text:p>
                <text:list>
                  <text:list-item>
                    <text:p text:style-name="P2">è possibile ottimizzare il costo di allocazione</text:p>
                    <text:list>
                      <text:list-item>
                        <text:p text:style-name="P2">mantenendo una lista separata per i soli blocchi liberi</text:p>
                      </text:list-item>
                      <text:list-item>
                        <text:p text:style-name="P2">eventualmente, ordinando tale lista per dimensione</text:p>
                      </text:list-item>
                    </text:list>
                  </text:list-item>
                </text:list>
              </text:list-item>
              <text:list-item>
                <text:p text:style-name="P2">Dove mantenere queste informazioni</text:p>
                <text:list>
                  <text:list-item>
                    <text:p text:style-name="P2">per i blocchi occupati</text:p>
                    <text:list>
                      <text:list-item>
                        <text:p text:style-name="P2">ad esempio, nella tabella dei processi</text:p>
                      </text:list-item>
                    </text:list>
                  </text:list-item>
                  <text:list-item>
                    <text:p text:style-name="P2">per i blocchi liberi</text:p>
                    <text:list>
                      <text:list-item>
                        <text:p text:style-name="P2">nei blocchi stessi!</text:p>
                      </text:list-item>
                    </text:list>
                  </text:list-item>
                  <text:list-item>
                    <text:p text:style-name="P2">è richiesta un unità minima di allocazi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32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33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Paginazione</text:p>
          </draw:text-box>
        </draw:frame>
        <draw:frame presentation:style-name="pr25" draw:text-style-name="P6" draw:layer="layout" svg:width="27.719cm" svg:height="13.453cm" svg:x="0.99cm" svg:y="3.5cm" presentation:class="outline" presentation:user-transformed="true">
          <draw:text-box>
            <text:list text:style-name="L3">
              <text:list-item>
                <text:p text:style-name="P2">Problema</text:p>
                <text:list>
                  <text:list-item>
                    <text:p text:style-name="P2">i meccanismi visti (partizioni fisse, partizioni dinamiche) non sono efficienti nell'uso della memoria</text:p>
                    <text:list>
                      <text:list-item>
                        <text:p text:style-name="P2">frammentazione interna</text:p>
                      </text:list-item>
                      <text:list-item>
                        <text:p text:style-name="P2">frammentazione esterna</text:p>
                      </text:list-item>
                    </text:list>
                  </text:list-item>
                </text:list>
              </text:list-item>
              <text:list-item>
                <text:p text:style-name="P2">Paginazione</text:p>
                <text:list>
                  <text:list-item>
                    <text:p text:style-name="P2">è l'approccio contemporaneo</text:p>
                    <text:list>
                      <text:list-item>
                        <text:p text:style-name="P2">riduce il fenomeno di frammentazione interna</text:p>
                      </text:list-item>
                      <text:list-item>
                        <text:p text:style-name="P2">minimizza (elimina) il fenomeno della frammentazione esterna</text:p>
                      </text:list-item>
                    </text:list>
                  </text:list-item>
                  <text:list-item>
                    <text:p text:style-name="P2">attenzione però: necessita di hardware adegua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33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34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Paginazione</text:p>
          </draw:text-box>
        </draw:frame>
        <draw:frame presentation:style-name="pr26" draw:text-style-name="P6" draw:layer="layout" svg:width="27.719cm" svg:height="12.457cm" svg:x="0.99cm" svg:y="3.5cm" presentation:class="outline" presentation:user-transformed="true">
          <draw:text-box>
            <text:list text:style-name="L3">
              <text:list-item>
                <text:p text:style-name="P2">Lo spazio di indirizzamento logico di un processo</text:p>
                <text:list>
                  <text:list-item>
                    <text:p text:style-name="P2">viene suddiviso in un insieme di blocchi di dimensione fissa chiamati <text:span text:style-name="T10">pagine</text:span></text:p>
                  </text:list-item>
                </text:list>
              </text:list-item>
              <text:list-item>
                <text:p text:style-name="P2">La memoria fisica</text:p>
                <text:list>
                  <text:list-item>
                    <text:p text:style-name="P2">viene suddivisa in un insieme di blocchi della stessa dimensione delle pagine, chiamati <text:span text:style-name="T10">frame</text:span></text:p>
                  </text:list-item>
                </text:list>
              </text:list-item>
              <text:list-item>
                <text:p text:style-name="P2">Quando un processo viene allocato in memoria:</text:p>
                <text:list>
                  <text:list-item>
                    <text:p text:style-name="P2">vengono reperiti ovunque in memoria un numero sufficiente di frame per contenere le pagine del proces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34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35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Paginazione - Esempio</text:p>
          </draw:text-box>
        </draw:frame>
        <draw:rect draw:style-name="gr58" draw:text-style-name="P36" draw:layer="layout" svg:width="3.508cm" svg:height="1.102cm" svg:x="1.169cm" svg:y="4.409cm">
          <text:p/>
        </draw:rect>
        <draw:rect draw:style-name="gr58" draw:text-style-name="P36" draw:layer="layout" svg:width="3.508cm" svg:height="1.102cm" svg:x="1.169cm" svg:y="5.511cm">
          <text:p/>
        </draw:rect>
        <draw:rect draw:style-name="gr58" draw:text-style-name="P36" draw:layer="layout" svg:width="3.508cm" svg:height="1.102cm" svg:x="1.169cm" svg:y="6.614cm">
          <text:p/>
        </draw:rect>
        <draw:rect draw:style-name="gr58" draw:text-style-name="P36" draw:layer="layout" svg:width="3.508cm" svg:height="1.102cm" svg:x="1.169cm" svg:y="7.716cm">
          <text:p/>
        </draw:rect>
        <draw:rect draw:style-name="gr58" draw:text-style-name="P36" draw:layer="layout" svg:width="3.508cm" svg:height="1.102cm" svg:x="1.169cm" svg:y="8.818cm">
          <text:p/>
        </draw:rect>
        <draw:rect draw:style-name="gr58" draw:text-style-name="P36" draw:layer="layout" svg:width="3.508cm" svg:height="1.102cm" svg:x="1.169cm" svg:y="9.921cm">
          <text:p/>
        </draw:rect>
        <draw:rect draw:style-name="gr58" draw:text-style-name="P36" draw:layer="layout" svg:width="3.508cm" svg:height="1.102cm" svg:x="1.169cm" svg:y="11.023cm">
          <text:p/>
        </draw:rect>
        <draw:rect draw:style-name="gr58" draw:text-style-name="P36" draw:layer="layout" svg:width="3.508cm" svg:height="1.102cm" svg:x="1.169cm" svg:y="12.125cm">
          <text:p/>
        </draw:rect>
        <draw:rect draw:style-name="gr58" draw:text-style-name="P36" draw:layer="layout" svg:width="3.508cm" svg:height="1.102cm" svg:x="1.169cm" svg:y="13.228cm">
          <text:p/>
        </draw:rect>
        <draw:rect draw:style-name="gr58" draw:text-style-name="P36" draw:layer="layout" svg:width="3.508cm" svg:height="1.102cm" svg:x="1.169cm" svg:y="14.33cm">
          <text:p/>
        </draw:rect>
        <draw:rect draw:style-name="gr58" draw:text-style-name="P36" draw:layer="layout" svg:width="3.508cm" svg:height="1.102cm" svg:x="1.169cm" svg:y="15.433cm">
          <text:p/>
        </draw:rect>
        <draw:rect draw:style-name="gr58" draw:text-style-name="P36" draw:layer="layout" svg:width="3.508cm" svg:height="1.102cm" svg:x="1.169cm" svg:y="16.535cm">
          <text:p/>
        </draw:rect>
        <draw:frame draw:style-name="gr65" draw:text-style-name="P28" draw:layer="layout" svg:width="2.21cm" svg:height="2.01cm" svg:x="1.279cm" svg:y="17.858cm">
          <draw:text-box>
            <text:p text:style-name="P2"><text:span text:style-name="T34">Tutto </text:span><text:span text:style-name="T34"><text:line-break/></text:span><text:span text:style-name="T34">libero</text:span></text:p>
          </draw:text-box>
        </draw:frame>
        <draw:g xml:id="id91" draw:id="id91">
          <draw:rect draw:style-name="gr66" draw:text-style-name="P36" draw:layer="layout" svg:width="3.508cm" svg:height="1.102cm" svg:x="5.846cm" svg:y="4.409cm">
            <text:p/>
          </draw:rect>
          <draw:rect draw:style-name="gr66" draw:text-style-name="P36" draw:layer="layout" svg:width="3.508cm" svg:height="1.103cm" svg:x="5.846cm" svg:y="5.511cm">
            <text:p/>
          </draw:rect>
          <draw:rect draw:style-name="gr67" draw:text-style-name="P37" draw:layer="layout" svg:width="3.508cm" svg:height="1.102cm" svg:x="5.846cm" svg:y="6.614cm">
            <text:p text:style-name="P2"><text:span text:style-name="T40">P</text:span><text:span text:style-name="T41">1</text:span></text:p>
          </draw:rect>
          <draw:rect draw:style-name="gr66" draw:text-style-name="P36" draw:layer="layout" svg:width="3.508cm" svg:height="1.102cm" svg:x="5.846cm" svg:y="7.716cm">
            <text:p/>
          </draw:rect>
          <draw:rect draw:style-name="gr66" draw:text-style-name="P36" draw:layer="layout" svg:width="3.508cm" svg:height="1.103cm" svg:x="5.846cm" svg:y="8.818cm">
            <text:p/>
          </draw:rect>
          <draw:rect draw:style-name="gr58" draw:text-style-name="P36" draw:layer="layout" svg:width="3.508cm" svg:height="1.102cm" svg:x="5.846cm" svg:y="13.228cm">
            <text:p/>
          </draw:rect>
          <draw:rect draw:style-name="gr58" draw:text-style-name="P36" draw:layer="layout" svg:width="3.508cm" svg:height="1.103cm" svg:x="5.846cm" svg:y="14.33cm">
            <text:p/>
          </draw:rect>
          <draw:rect draw:style-name="gr58" draw:text-style-name="P36" draw:layer="layout" svg:width="3.508cm" svg:height="1.102cm" svg:x="5.846cm" svg:y="15.433cm">
            <text:p/>
          </draw:rect>
          <draw:rect draw:style-name="gr58" draw:text-style-name="P36" draw:layer="layout" svg:width="3.508cm" svg:height="1.102cm" svg:x="5.846cm" svg:y="16.535cm">
            <text:p/>
          </draw:rect>
          <draw:rect draw:style-name="gr58" draw:text-style-name="P36" draw:layer="layout" svg:width="3.508cm" svg:height="1.102cm" svg:x="5.846cm" svg:y="9.921cm">
            <text:p/>
          </draw:rect>
          <draw:rect draw:style-name="gr58" draw:text-style-name="P36" draw:layer="layout" svg:width="3.508cm" svg:height="1.103cm" svg:x="5.846cm" svg:y="11.023cm">
            <text:p/>
          </draw:rect>
          <draw:rect draw:style-name="gr58" draw:text-style-name="P36" draw:layer="layout" svg:width="3.508cm" svg:height="1.102cm" svg:x="5.846cm" svg:y="12.126cm">
            <text:p/>
          </draw:rect>
          <draw:rect draw:style-name="gr67" draw:text-style-name="P37" draw:layer="layout" svg:width="3.508cm" svg:height="1.102cm" svg:x="5.846cm" svg:y="4.409cm">
            <text:p text:style-name="P2"><text:span text:style-name="T40">P</text:span><text:span text:style-name="T41">1</text:span><text:span text:style-name="T42">[0]</text:span></text:p>
          </draw:rect>
          <draw:rect draw:style-name="gr67" draw:text-style-name="P37" draw:layer="layout" svg:width="3.508cm" svg:height="1.103cm" svg:x="5.846cm" svg:y="5.511cm">
            <text:p text:style-name="P2"><text:span text:style-name="T40">P</text:span><text:span text:style-name="T41">1</text:span><text:span text:style-name="T42">[1]</text:span></text:p>
          </draw:rect>
          <draw:rect draw:style-name="gr67" draw:text-style-name="P37" draw:layer="layout" svg:width="3.508cm" svg:height="1.102cm" svg:x="5.846cm" svg:y="6.614cm">
            <text:p text:style-name="P2"><text:span text:style-name="T40">P</text:span><text:span text:style-name="T41">1</text:span><text:span text:style-name="T42">[2]</text:span></text:p>
          </draw:rect>
          <draw:rect draw:style-name="gr67" draw:text-style-name="P37" draw:layer="layout" svg:width="3.508cm" svg:height="1.102cm" svg:x="5.846cm" svg:y="7.716cm">
            <text:p text:style-name="P2"><text:span text:style-name="T40">P</text:span><text:span text:style-name="T41">1</text:span><text:span text:style-name="T42">[3]</text:span></text:p>
          </draw:rect>
          <draw:rect draw:style-name="gr67" draw:text-style-name="P37" draw:layer="layout" svg:width="3.508cm" svg:height="1.103cm" svg:x="5.846cm" svg:y="8.818cm">
            <text:p text:style-name="P2"><text:span text:style-name="T40">P</text:span><text:span text:style-name="T41">1</text:span><text:span text:style-name="T42">[4]</text:span></text:p>
          </draw:rect>
          <draw:frame draw:style-name="gr68" draw:text-style-name="P38" draw:layer="layout" svg:width="1.404cm" svg:height="1.124cm" svg:x="6.774cm" svg:y="17.859cm">
            <draw:text-box>
              <text:p text:style-name="P2"><text:span text:style-name="T34">P</text:span><text:span text:style-name="T35">1</text:span><text:span text:style-name="T34"> in</text:span></text:p>
            </draw:text-box>
          </draw:frame>
        </draw:g>
        <draw:g xml:id="id92" draw:id="id92">
          <draw:rect draw:style-name="gr39" draw:text-style-name="P37" draw:layer="layout" svg:width="3.508cm" svg:height="1.103cm" svg:x="10.523cm" svg:y="9.92cm">
            <text:p text:style-name="P2"><text:span text:style-name="T40">P</text:span><text:span text:style-name="T41">2</text:span><text:span text:style-name="T42">[0]</text:span></text:p>
          </draw:rect>
          <draw:rect draw:style-name="gr39" draw:text-style-name="P37" draw:layer="layout" svg:width="3.508cm" svg:height="1.102cm" svg:x="10.523cm" svg:y="11.023cm">
            <text:p text:style-name="P2"><text:span text:style-name="T40">P</text:span><text:span text:style-name="T41">2</text:span><text:span text:style-name="T42">[1]</text:span></text:p>
          </draw:rect>
          <draw:rect draw:style-name="gr39" draw:text-style-name="P39" draw:layer="layout" svg:width="3.508cm" svg:height="1.102cm" svg:x="10.523cm" svg:y="12.125cm">
            <text:p text:style-name="P2"><text:span text:style-name="T43">P</text:span><text:span text:style-name="T44">2</text:span><text:span text:style-name="T45">[2]</text:span></text:p>
          </draw:rect>
          <draw:rect draw:style-name="gr58" draw:text-style-name="P40" draw:layer="layout" svg:width="3.508cm" svg:height="1.103cm" svg:x="10.523cm" svg:y="13.227cm">
            <text:p/>
          </draw:rect>
          <draw:rect draw:style-name="gr58" draw:text-style-name="P36" draw:layer="layout" svg:width="3.508cm" svg:height="1.102cm" svg:x="10.523cm" svg:y="14.33cm">
            <text:p/>
          </draw:rect>
          <draw:rect draw:style-name="gr58" draw:text-style-name="P36" draw:layer="layout" svg:width="3.508cm" svg:height="1.103cm" svg:x="10.523cm" svg:y="15.432cm">
            <text:p/>
          </draw:rect>
          <draw:rect draw:style-name="gr58" draw:text-style-name="P36" draw:layer="layout" svg:width="3.508cm" svg:height="1.102cm" svg:x="10.523cm" svg:y="16.535cm">
            <text:p/>
          </draw:rect>
          <draw:rect draw:style-name="gr66" draw:text-style-name="P36" draw:layer="layout" svg:width="3.508cm" svg:height="1.102cm" svg:x="10.523cm" svg:y="4.478cm">
            <text:p/>
          </draw:rect>
          <draw:rect draw:style-name="gr66" draw:text-style-name="P36" draw:layer="layout" svg:width="3.508cm" svg:height="1.103cm" svg:x="10.523cm" svg:y="5.58cm">
            <text:p/>
          </draw:rect>
          <draw:rect draw:style-name="gr67" draw:text-style-name="P37" draw:layer="layout" svg:width="3.508cm" svg:height="1.102cm" svg:x="10.523cm" svg:y="6.683cm">
            <text:p text:style-name="P2"><text:span text:style-name="T40">P</text:span><text:span text:style-name="T41">1</text:span></text:p>
          </draw:rect>
          <draw:rect draw:style-name="gr66" draw:text-style-name="P36" draw:layer="layout" svg:width="3.508cm" svg:height="1.102cm" svg:x="10.523cm" svg:y="7.785cm">
            <text:p/>
          </draw:rect>
          <draw:rect draw:style-name="gr66" draw:text-style-name="P36" draw:layer="layout" svg:width="3.508cm" svg:height="1.103cm" svg:x="10.523cm" svg:y="8.887cm">
            <text:p/>
          </draw:rect>
          <draw:rect draw:style-name="gr67" draw:text-style-name="P37" draw:layer="layout" svg:width="3.508cm" svg:height="1.102cm" svg:x="10.523cm" svg:y="4.478cm">
            <text:p text:style-name="P2"><text:span text:style-name="T40">P</text:span><text:span text:style-name="T41">1</text:span><text:span text:style-name="T42">[0]</text:span></text:p>
          </draw:rect>
          <draw:rect draw:style-name="gr67" draw:text-style-name="P37" draw:layer="layout" svg:width="3.508cm" svg:height="1.103cm" svg:x="10.523cm" svg:y="5.58cm">
            <text:p text:style-name="P2"><text:span text:style-name="T40">P</text:span><text:span text:style-name="T41">1</text:span><text:span text:style-name="T42">[1]</text:span></text:p>
          </draw:rect>
          <draw:rect draw:style-name="gr67" draw:text-style-name="P37" draw:layer="layout" svg:width="3.508cm" svg:height="1.102cm" svg:x="10.523cm" svg:y="6.683cm">
            <text:p text:style-name="P2"><text:span text:style-name="T40">P</text:span><text:span text:style-name="T41">1</text:span><text:span text:style-name="T42">[2]</text:span></text:p>
          </draw:rect>
          <draw:rect draw:style-name="gr67" draw:text-style-name="P37" draw:layer="layout" svg:width="3.508cm" svg:height="1.102cm" svg:x="10.523cm" svg:y="7.785cm">
            <text:p text:style-name="P2"><text:span text:style-name="T40">P</text:span><text:span text:style-name="T41">1</text:span><text:span text:style-name="T42">[3]</text:span></text:p>
          </draw:rect>
          <draw:rect draw:style-name="gr67" draw:text-style-name="P37" draw:layer="layout" svg:width="3.508cm" svg:height="1.103cm" svg:x="10.523cm" svg:y="8.887cm">
            <text:p text:style-name="P2"><text:span text:style-name="T40">P</text:span><text:span text:style-name="T41">1</text:span><text:span text:style-name="T42">[4]</text:span></text:p>
          </draw:rect>
          <draw:frame draw:style-name="gr69" draw:text-style-name="P38" draw:layer="layout" svg:width="1.472cm" svg:height="1.125cm" svg:x="11.453cm" svg:y="17.858cm">
            <draw:text-box>
              <text:p text:style-name="P2"><text:span text:style-name="T34">P</text:span><text:span text:style-name="T35">2</text:span><text:span text:style-name="T34"> in</text:span></text:p>
            </draw:text-box>
          </draw:frame>
        </draw:g>
        <draw:g xml:id="id93" draw:id="id93">
          <draw:rect draw:style-name="gr70" draw:text-style-name="P37" draw:layer="layout" svg:width="3.508cm" svg:height="1.103cm" svg:x="15.2cm" svg:y="13.228cm">
            <text:p text:style-name="P2"><text:span text:style-name="T40">P</text:span><text:span text:style-name="T41">3</text:span><text:span text:style-name="T42">[0]</text:span></text:p>
          </draw:rect>
          <draw:rect draw:style-name="gr70" draw:text-style-name="P37" draw:layer="layout" svg:width="3.508cm" svg:height="1.102cm" svg:x="15.2cm" svg:y="14.331cm">
            <text:p text:style-name="P2"><text:span text:style-name="T40">P</text:span><text:span text:style-name="T41">3</text:span><text:span text:style-name="T42">[1]</text:span></text:p>
          </draw:rect>
          <draw:rect draw:style-name="gr70" draw:text-style-name="P37" draw:layer="layout" svg:width="3.508cm" svg:height="1.102cm" svg:x="15.2cm" svg:y="15.433cm">
            <text:p text:style-name="P2"><text:span text:style-name="T40">P</text:span><text:span text:style-name="T41">3</text:span><text:span text:style-name="T42">[2]</text:span></text:p>
          </draw:rect>
          <draw:rect draw:style-name="gr58" draw:text-style-name="P36" draw:layer="layout" svg:width="3.508cm" svg:height="1.103cm" svg:x="15.2cm" svg:y="16.535cm">
            <text:p/>
          </draw:rect>
          <draw:rect draw:style-name="gr66" draw:text-style-name="P36" draw:layer="layout" svg:width="3.508cm" svg:height="1.102cm" svg:x="15.2cm" svg:y="4.438cm">
            <text:p/>
          </draw:rect>
          <draw:rect draw:style-name="gr66" draw:text-style-name="P36" draw:layer="layout" svg:width="3.508cm" svg:height="1.103cm" svg:x="15.2cm" svg:y="5.54cm">
            <text:p/>
          </draw:rect>
          <draw:rect draw:style-name="gr67" draw:text-style-name="P37" draw:layer="layout" svg:width="3.508cm" svg:height="1.102cm" svg:x="15.2cm" svg:y="6.643cm">
            <text:p text:style-name="P2"><text:span text:style-name="T40">P</text:span><text:span text:style-name="T41">1</text:span></text:p>
          </draw:rect>
          <draw:rect draw:style-name="gr66" draw:text-style-name="P36" draw:layer="layout" svg:width="3.508cm" svg:height="1.102cm" svg:x="15.2cm" svg:y="7.745cm">
            <text:p/>
          </draw:rect>
          <draw:rect draw:style-name="gr66" draw:text-style-name="P36" draw:layer="layout" svg:width="3.508cm" svg:height="1.103cm" svg:x="15.2cm" svg:y="8.847cm">
            <text:p/>
          </draw:rect>
          <draw:rect draw:style-name="gr67" draw:text-style-name="P37" draw:layer="layout" svg:width="3.508cm" svg:height="1.102cm" svg:x="15.2cm" svg:y="4.438cm">
            <text:p text:style-name="P2"><text:span text:style-name="T40">P</text:span><text:span text:style-name="T41">1</text:span><text:span text:style-name="T42">[0]</text:span></text:p>
          </draw:rect>
          <draw:rect draw:style-name="gr67" draw:text-style-name="P37" draw:layer="layout" svg:width="3.508cm" svg:height="1.103cm" svg:x="15.2cm" svg:y="5.54cm">
            <text:p text:style-name="P2"><text:span text:style-name="T40">P</text:span><text:span text:style-name="T41">1</text:span><text:span text:style-name="T42">[1]</text:span></text:p>
          </draw:rect>
          <draw:rect draw:style-name="gr67" draw:text-style-name="P37" draw:layer="layout" svg:width="3.508cm" svg:height="1.102cm" svg:x="15.2cm" svg:y="6.643cm">
            <text:p text:style-name="P2"><text:span text:style-name="T40">P</text:span><text:span text:style-name="T41">1</text:span><text:span text:style-name="T42">[2]</text:span></text:p>
          </draw:rect>
          <draw:rect draw:style-name="gr67" draw:text-style-name="P37" draw:layer="layout" svg:width="3.508cm" svg:height="1.102cm" svg:x="15.2cm" svg:y="7.745cm">
            <text:p text:style-name="P2"><text:span text:style-name="T40">P</text:span><text:span text:style-name="T41">1</text:span><text:span text:style-name="T42">[3]</text:span></text:p>
          </draw:rect>
          <draw:rect draw:style-name="gr67" draw:text-style-name="P37" draw:layer="layout" svg:width="3.508cm" svg:height="1.103cm" svg:x="15.2cm" svg:y="8.847cm">
            <text:p text:style-name="P2"><text:span text:style-name="T40">P</text:span><text:span text:style-name="T41">1</text:span><text:span text:style-name="T42">[4]</text:span></text:p>
          </draw:rect>
          <draw:rect draw:style-name="gr39" draw:text-style-name="P39" draw:layer="layout" svg:width="3.508cm" svg:height="1.103cm" svg:x="15.2cm" svg:y="9.88cm">
            <text:p text:style-name="P2"><text:span text:style-name="T43">P</text:span><text:span text:style-name="T44">2</text:span><text:span text:style-name="T45">[0]</text:span></text:p>
          </draw:rect>
          <draw:rect draw:style-name="gr39" draw:text-style-name="P37" draw:layer="layout" svg:width="3.508cm" svg:height="1.102cm" svg:x="15.2cm" svg:y="10.983cm">
            <text:p text:style-name="P2"><text:span text:style-name="T40">P</text:span><text:span text:style-name="T41">2</text:span><text:span text:style-name="T42">[1]</text:span></text:p>
          </draw:rect>
          <draw:rect draw:style-name="gr39" draw:text-style-name="P37" draw:layer="layout" svg:width="3.508cm" svg:height="1.102cm" svg:x="15.2cm" svg:y="12.085cm">
            <text:p text:style-name="P2"><text:span text:style-name="T40">P</text:span><text:span text:style-name="T41">2</text:span><text:span text:style-name="T42">[2]</text:span></text:p>
          </draw:rect>
          <draw:frame draw:style-name="gr71" draw:text-style-name="P38" draw:layer="layout" svg:width="1.473cm" svg:height="1.125cm" svg:x="16.128cm" svg:y="17.859cm">
            <draw:text-box>
              <text:p text:style-name="P2"><text:span text:style-name="T34">P</text:span><text:span text:style-name="T35">3</text:span><text:span text:style-name="T34"> in</text:span></text:p>
            </draw:text-box>
          </draw:frame>
        </draw:g>
        <draw:g xml:id="id94" draw:id="id94">
          <draw:rect draw:style-name="gr58" draw:text-style-name="P40" draw:layer="layout" svg:width="3.508cm" svg:height="1.102cm" svg:x="19.877cm" svg:y="9.921cm">
            <text:p/>
          </draw:rect>
          <draw:rect draw:style-name="gr58" draw:text-style-name="P40" draw:layer="layout" svg:width="3.508cm" svg:height="1.102cm" svg:x="19.877cm" svg:y="11.023cm">
            <text:p/>
          </draw:rect>
          <draw:rect draw:style-name="gr58" draw:text-style-name="P40" draw:layer="layout" svg:width="3.508cm" svg:height="1.103cm" svg:x="19.877cm" svg:y="12.125cm">
            <text:p/>
          </draw:rect>
          <draw:rect draw:style-name="gr58" draw:text-style-name="P36" draw:layer="layout" svg:width="3.508cm" svg:height="1.102cm" svg:x="19.877cm" svg:y="16.425cm">
            <text:p/>
          </draw:rect>
          <draw:rect draw:style-name="gr66" draw:text-style-name="P36" draw:layer="layout" svg:width="3.508cm" svg:height="1.102cm" svg:x="19.877cm" svg:y="4.507cm">
            <text:p/>
          </draw:rect>
          <draw:rect draw:style-name="gr66" draw:text-style-name="P36" draw:layer="layout" svg:width="3.508cm" svg:height="1.103cm" svg:x="19.877cm" svg:y="5.609cm">
            <text:p/>
          </draw:rect>
          <draw:rect draw:style-name="gr67" draw:text-style-name="P37" draw:layer="layout" svg:width="3.508cm" svg:height="1.102cm" svg:x="19.877cm" svg:y="6.712cm">
            <text:p text:style-name="P2"><text:span text:style-name="T40">P</text:span><text:span text:style-name="T41">1</text:span></text:p>
          </draw:rect>
          <draw:rect draw:style-name="gr66" draw:text-style-name="P36" draw:layer="layout" svg:width="3.508cm" svg:height="1.102cm" svg:x="19.877cm" svg:y="7.814cm">
            <text:p/>
          </draw:rect>
          <draw:rect draw:style-name="gr66" draw:text-style-name="P36" draw:layer="layout" svg:width="3.508cm" svg:height="1.103cm" svg:x="19.877cm" svg:y="8.916cm">
            <text:p/>
          </draw:rect>
          <draw:rect draw:style-name="gr67" draw:text-style-name="P37" draw:layer="layout" svg:width="3.508cm" svg:height="1.102cm" svg:x="19.877cm" svg:y="4.507cm">
            <text:p text:style-name="P2"><text:span text:style-name="T40">P</text:span><text:span text:style-name="T41">1</text:span><text:span text:style-name="T42">[0]</text:span></text:p>
          </draw:rect>
          <draw:rect draw:style-name="gr67" draw:text-style-name="P37" draw:layer="layout" svg:width="3.508cm" svg:height="1.103cm" svg:x="19.877cm" svg:y="5.609cm">
            <text:p text:style-name="P2"><text:span text:style-name="T40">P</text:span><text:span text:style-name="T41">1</text:span><text:span text:style-name="T42">[1]</text:span></text:p>
          </draw:rect>
          <draw:rect draw:style-name="gr67" draw:text-style-name="P37" draw:layer="layout" svg:width="3.508cm" svg:height="1.102cm" svg:x="19.877cm" svg:y="6.712cm">
            <text:p text:style-name="P2"><text:span text:style-name="T40">P</text:span><text:span text:style-name="T41">1</text:span><text:span text:style-name="T42">[2]</text:span></text:p>
          </draw:rect>
          <draw:rect draw:style-name="gr67" draw:text-style-name="P37" draw:layer="layout" svg:width="3.508cm" svg:height="1.102cm" svg:x="19.877cm" svg:y="7.814cm">
            <text:p text:style-name="P2"><text:span text:style-name="T40">P</text:span><text:span text:style-name="T41">1</text:span><text:span text:style-name="T42">[3]</text:span></text:p>
          </draw:rect>
          <draw:rect draw:style-name="gr67" draw:text-style-name="P37" draw:layer="layout" svg:width="3.508cm" svg:height="1.103cm" svg:x="19.877cm" svg:y="8.916cm">
            <text:p text:style-name="P2"><text:span text:style-name="T40">P</text:span><text:span text:style-name="T41">1</text:span><text:span text:style-name="T42">[4]</text:span></text:p>
          </draw:rect>
          <draw:rect draw:style-name="gr70" draw:text-style-name="P37" draw:layer="layout" svg:width="3.508cm" svg:height="1.102cm" svg:x="19.877cm" svg:y="13.228cm">
            <text:p text:style-name="P2"><text:span text:style-name="T40">P</text:span><text:span text:style-name="T41">3</text:span><text:span text:style-name="T42">[0]</text:span></text:p>
          </draw:rect>
          <draw:rect draw:style-name="gr70" draw:text-style-name="P37" draw:layer="layout" svg:width="3.508cm" svg:height="1.103cm" svg:x="19.877cm" svg:y="14.33cm">
            <text:p text:style-name="P2"><text:span text:style-name="T40">P</text:span><text:span text:style-name="T41">3</text:span><text:span text:style-name="T42">[1]</text:span></text:p>
          </draw:rect>
          <draw:rect draw:style-name="gr70" draw:text-style-name="P37" draw:layer="layout" svg:width="3.508cm" svg:height="1.102cm" svg:x="19.877cm" svg:y="15.433cm">
            <text:p text:style-name="P2"><text:span text:style-name="T40">P</text:span><text:span text:style-name="T41">3</text:span><text:span text:style-name="T42">[2]</text:span></text:p>
          </draw:rect>
          <draw:frame draw:style-name="gr72" draw:text-style-name="P38" draw:layer="layout" svg:width="2.001cm" svg:height="1.124cm" svg:x="20.69cm" svg:y="17.859cm">
            <draw:text-box>
              <text:p text:style-name="P2"><text:span text:style-name="T34">P</text:span><text:span text:style-name="T35">2</text:span><text:span text:style-name="T34"> out</text:span></text:p>
            </draw:text-box>
          </draw:frame>
        </draw:g>
        <draw:g xml:id="id95" draw:id="id95">
          <draw:rect draw:style-name="gr66" draw:text-style-name="P36" draw:layer="layout" svg:width="3.508cm" svg:height="1.102cm" svg:x="24.555cm" svg:y="4.578cm">
            <text:p/>
          </draw:rect>
          <draw:rect draw:style-name="gr66" draw:text-style-name="P36" draw:layer="layout" svg:width="3.508cm" svg:height="1.103cm" svg:x="24.555cm" svg:y="5.68cm">
            <text:p/>
          </draw:rect>
          <draw:rect draw:style-name="gr67" draw:text-style-name="P37" draw:layer="layout" svg:width="3.508cm" svg:height="1.102cm" svg:x="24.555cm" svg:y="6.783cm">
            <text:p text:style-name="P2"><text:span text:style-name="T40">P</text:span><text:span text:style-name="T41">1</text:span></text:p>
          </draw:rect>
          <draw:rect draw:style-name="gr66" draw:text-style-name="P36" draw:layer="layout" svg:width="3.508cm" svg:height="1.102cm" svg:x="24.555cm" svg:y="7.885cm">
            <text:p/>
          </draw:rect>
          <draw:rect draw:style-name="gr67" draw:text-style-name="P37" draw:layer="layout" svg:width="3.508cm" svg:height="1.103cm" svg:x="24.555cm" svg:y="8.987cm">
            <text:p text:style-name="P2"><text:span text:style-name="T40">P</text:span><text:span text:style-name="T41">1</text:span><text:span text:style-name="T42">[4]</text:span></text:p>
          </draw:rect>
          <draw:rect draw:style-name="gr67" draw:text-style-name="P37" draw:layer="layout" svg:width="3.508cm" svg:height="1.102cm" svg:x="24.555cm" svg:y="4.578cm">
            <text:p text:style-name="P2"><text:span text:style-name="T40">P</text:span><text:span text:style-name="T41">1</text:span><text:span text:style-name="T42">[0]</text:span></text:p>
          </draw:rect>
          <draw:rect draw:style-name="gr67" draw:text-style-name="P37" draw:layer="layout" svg:width="3.508cm" svg:height="1.103cm" svg:x="24.555cm" svg:y="5.68cm">
            <text:p text:style-name="P2"><text:span text:style-name="T40">P</text:span><text:span text:style-name="T41">1</text:span><text:span text:style-name="T42">[1]</text:span></text:p>
          </draw:rect>
          <draw:rect draw:style-name="gr67" draw:text-style-name="P37" draw:layer="layout" svg:width="3.508cm" svg:height="1.102cm" svg:x="24.555cm" svg:y="6.783cm">
            <text:p text:style-name="P2"><text:span text:style-name="T40">P</text:span><text:span text:style-name="T41">1</text:span><text:span text:style-name="T42">[2]</text:span></text:p>
          </draw:rect>
          <draw:rect draw:style-name="gr67" draw:text-style-name="P37" draw:layer="layout" svg:width="3.508cm" svg:height="1.102cm" svg:x="24.555cm" svg:y="7.885cm">
            <text:p text:style-name="P2"><text:span text:style-name="T40">P</text:span><text:span text:style-name="T41">1</text:span><text:span text:style-name="T42">[3]</text:span></text:p>
          </draw:rect>
          <draw:rect draw:style-name="gr70" draw:text-style-name="P37" draw:layer="layout" svg:width="3.508cm" svg:height="1.103cm" svg:x="24.555cm" svg:y="13.228cm">
            <text:p text:style-name="P2"><text:span text:style-name="T40">P</text:span><text:span text:style-name="T41">3</text:span><text:span text:style-name="T42">[0]</text:span></text:p>
          </draw:rect>
          <draw:rect draw:style-name="gr70" draw:text-style-name="P37" draw:layer="layout" svg:width="3.508cm" svg:height="1.102cm" svg:x="24.555cm" svg:y="14.331cm">
            <text:p text:style-name="P2"><text:span text:style-name="T40">P</text:span><text:span text:style-name="T41">3</text:span><text:span text:style-name="T42">[1]</text:span></text:p>
          </draw:rect>
          <draw:rect draw:style-name="gr70" draw:text-style-name="P37" draw:layer="layout" svg:width="3.508cm" svg:height="1.102cm" svg:x="24.555cm" svg:y="15.433cm">
            <text:p text:style-name="P2"><text:span text:style-name="T40">P</text:span><text:span text:style-name="T41">3</text:span><text:span text:style-name="T42">[2]</text:span></text:p>
          </draw:rect>
          <draw:frame draw:style-name="gr69" draw:text-style-name="P38" draw:layer="layout" svg:width="1.472cm" svg:height="1.125cm" svg:x="25.486cm" svg:y="17.859cm">
            <draw:text-box>
              <text:p text:style-name="P2"><text:span text:style-name="T34">P</text:span><text:span text:style-name="T35">4</text:span><text:span text:style-name="T34"> in</text:span></text:p>
            </draw:text-box>
          </draw:frame>
          <draw:rect draw:style-name="gr39" draw:text-style-name="P37" draw:layer="layout" svg:width="3.508cm" svg:height="1.102cm" svg:x="24.555cm" svg:y="10.101cm">
            <text:p text:style-name="P2"><text:span text:style-name="T40">P</text:span><text:span text:style-name="T41">4</text:span><text:span text:style-name="T42">[0]</text:span></text:p>
          </draw:rect>
          <draw:rect draw:style-name="gr39" draw:text-style-name="P37" draw:layer="layout" svg:width="3.508cm" svg:height="1.103cm" svg:x="24.555cm" svg:y="11.203cm">
            <text:p text:style-name="P2"><text:span text:style-name="T40">P</text:span><text:span text:style-name="T41">4</text:span><text:span text:style-name="T42">[1]</text:span></text:p>
          </draw:rect>
          <draw:rect draw:style-name="gr39" draw:text-style-name="P37" draw:layer="layout" svg:width="3.508cm" svg:height="1.102cm" svg:x="24.555cm" svg:y="12.306cm">
            <text:p text:style-name="P2"><text:span text:style-name="T40">P</text:span><text:span text:style-name="T41">4</text:span><text:span text:style-name="T42">[2]</text:span></text:p>
          </draw:rect>
          <draw:rect draw:style-name="gr39" draw:text-style-name="P37" draw:layer="layout" svg:width="3.508cm" svg:height="1.102cm" svg:x="24.555cm" svg:y="16.495cm">
            <text:p text:style-name="P2"><text:span text:style-name="T40">P</text:span><text:span text:style-name="T41">4</text:span><text:span text:style-name="T42">[3]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95" smil:attributeName="visibility" smil:to="visible"/>
                  <anim:audio xlink:href="../../../../../Programmi/OpenOffice/share/gallery/sounds/apert2.wav"/>
                </anim:par>
              </anim:par>
            </anim:par>
          </anim:seq>
        </anim:par>
        <presentation:notes draw:style-name="dp2">
          <draw:page-thumbnail draw:style-name="gr2" draw:layer="layout" svg:width="14.199cm" svg:height="10.649cm" svg:x="2.743cm" svg:y="2.13cm" draw:page-number="35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36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Paginazione - Esempio</text:p>
          </draw:text-box>
        </draw:frame>
        <draw:rect draw:style-name="gr73" draw:text-style-name="P9" draw:layer="layout" svg:width="2.339cm" svg:height="1.102cm" svg:x="4.326cm" svg:y="5.511cm">
          <text:p text:style-name="P2"><text:span text:style-name="T13">p</text:span></text:p>
        </draw:rect>
        <draw:rect draw:style-name="gr73" draw:text-style-name="P9" draw:layer="layout" svg:width="2.339cm" svg:height="1.102cm" svg:x="4.326cm" svg:y="6.614cm">
          <text:p text:style-name="P2"><text:span text:style-name="T13">a</text:span></text:p>
        </draw:rect>
        <draw:rect draw:style-name="gr73" draw:text-style-name="P9" draw:layer="layout" svg:width="2.339cm" svg:height="1.102cm" svg:x="4.326cm" svg:y="7.716cm">
          <text:p text:style-name="P2"><text:span text:style-name="T13">g</text:span></text:p>
        </draw:rect>
        <draw:rect draw:style-name="gr73" draw:text-style-name="P9" draw:layer="layout" svg:width="2.339cm" svg:height="1.102cm" svg:x="4.326cm" svg:y="8.818cm">
          <text:p text:style-name="P2"><text:span text:style-name="T13">i</text:span></text:p>
        </draw:rect>
        <draw:rect draw:style-name="gr74" draw:text-style-name="P23" xml:id="id38" draw:id="id38" draw:layer="layout" svg:width="2.339cm" svg:height="4.41cm" svg:x="4.325cm" svg:y="5.511cm">
          <text:p/>
        </draw:rect>
        <draw:rect draw:style-name="gr73" draw:text-style-name="P9" draw:layer="layout" svg:width="2.339cm" svg:height="1.102cm" svg:x="4.326cm" svg:y="9.866cm">
          <text:p text:style-name="P2"><text:span text:style-name="T13">n</text:span></text:p>
        </draw:rect>
        <draw:rect draw:style-name="gr73" draw:text-style-name="P9" draw:layer="layout" svg:width="2.339cm" svg:height="1.102cm" svg:x="4.326cm" svg:y="10.968cm">
          <text:p text:style-name="P2"><text:span text:style-name="T13">a</text:span></text:p>
        </draw:rect>
        <draw:rect draw:style-name="gr73" draw:text-style-name="P9" draw:layer="layout" svg:width="2.339cm" svg:height="1.102cm" svg:x="4.326cm" svg:y="12.07cm">
          <text:p text:style-name="P2"><text:span text:style-name="T13">z</text:span></text:p>
        </draw:rect>
        <draw:rect draw:style-name="gr73" draw:text-style-name="P9" draw:layer="layout" svg:width="2.339cm" svg:height="1.102cm" svg:x="4.326cm" svg:y="13.173cm">
          <text:p text:style-name="P2"><text:span text:style-name="T13">i</text:span></text:p>
        </draw:rect>
        <draw:rect draw:style-name="gr74" draw:text-style-name="P23" xml:id="id41" draw:id="id41" draw:layer="layout" svg:width="2.339cm" svg:height="4.41cm" svg:x="4.325cm" svg:y="9.866cm">
          <text:p/>
        </draw:rect>
        <draw:rect draw:style-name="gr73" draw:text-style-name="P9" draw:layer="layout" svg:width="2.339cm" svg:height="1.102cm" svg:x="4.326cm" svg:y="14.33cm">
          <text:p text:style-name="P2"><text:span text:style-name="T13">o</text:span></text:p>
        </draw:rect>
        <draw:rect draw:style-name="gr73" draw:text-style-name="P9" draw:layer="layout" svg:width="2.339cm" svg:height="1.102cm" svg:x="4.326cm" svg:y="15.433cm">
          <text:p text:style-name="P2"><text:span text:style-name="T13">n</text:span></text:p>
        </draw:rect>
        <draw:rect draw:style-name="gr73" draw:text-style-name="P9" draw:layer="layout" svg:width="2.339cm" svg:height="1.102cm" svg:x="4.326cm" svg:y="16.535cm">
          <text:p text:style-name="P2"><text:span text:style-name="T13">e</text:span></text:p>
        </draw:rect>
        <draw:rect draw:style-name="gr73" draw:text-style-name="P9" draw:layer="layout" svg:width="2.339cm" svg:height="1.102cm" svg:x="4.326cm" svg:y="17.637cm">
          <text:p text:style-name="P2"><text:span text:style-name="T13">\0</text:span></text:p>
        </draw:rect>
        <draw:rect draw:style-name="gr74" draw:text-style-name="P23" xml:id="id43" draw:id="id43" draw:layer="layout" svg:width="2.339cm" svg:height="4.41cm" svg:x="4.325cm" svg:y="14.33cm">
          <text:p/>
        </draw:rect>
        <draw:frame draw:style-name="gr75" draw:text-style-name="P9" draw:layer="layout" svg:width="3.141cm" svg:height="1.084cm" svg:x="1.045cm" svg:y="5.401cm">
          <draw:text-box>
            <text:p text:style-name="P2"><text:span text:style-name="T13">pagina 0</text:span></text:p>
          </draw:text-box>
        </draw:frame>
        <draw:frame draw:style-name="gr76" draw:text-style-name="P9" draw:layer="layout" svg:width="3.08cm" svg:height="1.084cm" svg:x="1.045cm" svg:y="9.922cm">
          <draw:text-box>
            <text:p text:style-name="P2"><text:span text:style-name="T13">pagina 1</text:span></text:p>
          </draw:text-box>
        </draw:frame>
        <draw:frame draw:style-name="gr75" draw:text-style-name="P9" draw:layer="layout" svg:width="3.141cm" svg:height="1.084cm" svg:x="1.045cm" svg:y="14.222cm">
          <draw:text-box>
            <text:p text:style-name="P2"><text:span text:style-name="T13">pagina 2</text:span></text:p>
          </draw:text-box>
        </draw:frame>
        <draw:rect draw:style-name="gr73" draw:text-style-name="P9" draw:layer="layout" svg:width="2.339cm" svg:height="1.102cm" svg:x="21.69cm" svg:y="14.275cm">
          <text:p text:style-name="P2"><text:span text:style-name="T13">p</text:span></text:p>
        </draw:rect>
        <draw:rect draw:style-name="gr73" draw:text-style-name="P9" draw:layer="layout" svg:width="2.339cm" svg:height="1.102cm" svg:x="21.69cm" svg:y="15.377cm">
          <text:p text:style-name="P2"><text:span text:style-name="T13">a</text:span></text:p>
        </draw:rect>
        <draw:rect draw:style-name="gr73" draw:text-style-name="P9" draw:layer="layout" svg:width="2.339cm" svg:height="1.102cm" svg:x="21.69cm" svg:y="16.48cm">
          <text:p text:style-name="P2"><text:span text:style-name="T13">g</text:span></text:p>
        </draw:rect>
        <draw:rect draw:style-name="gr73" draw:text-style-name="P9" draw:layer="layout" svg:width="2.339cm" svg:height="1.102cm" svg:x="21.69cm" svg:y="17.582cm">
          <text:p text:style-name="P2"><text:span text:style-name="T13">i</text:span></text:p>
        </draw:rect>
        <draw:rect draw:style-name="gr74" draw:text-style-name="P23" xml:id="id40" draw:id="id40" draw:layer="layout" svg:width="2.339cm" svg:height="4.41cm" svg:x="21.689cm" svg:y="14.275cm">
          <text:p/>
        </draw:rect>
        <draw:rect draw:style-name="gr73" draw:text-style-name="P9" draw:layer="layout" svg:width="2.339cm" svg:height="1.102cm" svg:x="21.69cm" svg:y="5.511cm">
          <text:p text:style-name="P2"><text:span text:style-name="T13">n</text:span></text:p>
        </draw:rect>
        <draw:rect draw:style-name="gr73" draw:text-style-name="P9" draw:layer="layout" svg:width="2.339cm" svg:height="1.102cm" svg:x="21.69cm" svg:y="6.614cm">
          <text:p text:style-name="P2"><text:span text:style-name="T13">a</text:span></text:p>
        </draw:rect>
        <draw:rect draw:style-name="gr73" draw:text-style-name="P9" draw:layer="layout" svg:width="2.339cm" svg:height="1.102cm" svg:x="21.69cm" svg:y="7.716cm">
          <text:p text:style-name="P2"><text:span text:style-name="T13">z</text:span></text:p>
        </draw:rect>
        <draw:rect draw:style-name="gr73" draw:text-style-name="P9" draw:layer="layout" svg:width="2.339cm" svg:height="1.102cm" svg:x="21.69cm" svg:y="8.818cm">
          <text:p text:style-name="P2"><text:span text:style-name="T13">i</text:span></text:p>
        </draw:rect>
        <draw:rect draw:style-name="gr74" draw:text-style-name="P23" xml:id="id45" draw:id="id45" draw:layer="layout" svg:width="2.339cm" svg:height="4.41cm" svg:x="21.689cm" svg:y="5.511cm">
          <text:p/>
        </draw:rect>
        <draw:rect draw:style-name="gr73" draw:text-style-name="P9" draw:layer="layout" svg:width="2.339cm" svg:height="1.102cm" svg:x="21.69cm" svg:y="9.866cm">
          <text:p text:style-name="P2"><text:span text:style-name="T13">o</text:span></text:p>
        </draw:rect>
        <draw:rect draw:style-name="gr73" draw:text-style-name="P9" draw:layer="layout" svg:width="2.339cm" svg:height="1.102cm" svg:x="21.69cm" svg:y="10.968cm">
          <text:p text:style-name="P2"><text:span text:style-name="T13">n</text:span></text:p>
        </draw:rect>
        <draw:rect draw:style-name="gr73" draw:text-style-name="P9" draw:layer="layout" svg:width="2.339cm" svg:height="1.102cm" svg:x="21.69cm" svg:y="12.07cm">
          <text:p text:style-name="P2"><text:span text:style-name="T13">e</text:span></text:p>
        </draw:rect>
        <draw:rect draw:style-name="gr73" draw:text-style-name="P9" draw:layer="layout" svg:width="2.339cm" svg:height="1.102cm" svg:x="21.69cm" svg:y="13.173cm">
          <text:p text:style-name="P2"><text:span text:style-name="T13">\0</text:span></text:p>
        </draw:rect>
        <draw:rect draw:style-name="gr74" draw:text-style-name="P23" xml:id="id46" draw:id="id46" draw:layer="layout" svg:width="2.339cm" svg:height="4.41cm" svg:x="21.689cm" svg:y="9.866cm">
          <text:p/>
        </draw:rect>
        <draw:rect draw:style-name="gr73" draw:text-style-name="P9" xml:id="id39" draw:id="id39" draw:layer="layout" svg:width="2.339cm" svg:height="1.102cm" svg:x="12.686cm" svg:y="10.362cm">
          <text:p text:style-name="P2"><text:span text:style-name="T13">2</text:span></text:p>
        </draw:rect>
        <draw:rect draw:style-name="gr73" draw:text-style-name="P9" xml:id="id42" draw:id="id42" draw:layer="layout" svg:width="2.339cm" svg:height="1.102cm" svg:x="12.686cm" svg:y="11.464cm">
          <text:p text:style-name="P2"><text:span text:style-name="T13">0</text:span></text:p>
        </draw:rect>
        <draw:rect draw:style-name="gr73" draw:text-style-name="P9" xml:id="id44" draw:id="id44" draw:layer="layout" svg:width="2.339cm" svg:height="1.102cm" svg:x="12.686cm" svg:y="12.566cm">
          <text:p text:style-name="P2"><text:span text:style-name="T13">1</text:span></text:p>
        </draw:rect>
        <draw:frame draw:style-name="gr77" draw:text-style-name="P9" draw:layer="layout" svg:width="3.086cm" svg:height="1.084cm" svg:x="24.548cm" svg:y="5.402cm">
          <draw:text-box>
            <text:p text:style-name="P2"><text:span text:style-name="T13">frame 0</text:span></text:p>
          </draw:text-box>
        </draw:frame>
        <draw:frame draw:style-name="gr78" draw:text-style-name="P9" draw:layer="layout" svg:width="2.952cm" svg:height="1.084cm" svg:x="24.549cm" svg:y="9.813cm">
          <draw:text-box>
            <text:p text:style-name="P2"><text:span text:style-name="T13">frame 1</text:span></text:p>
          </draw:text-box>
        </draw:frame>
        <draw:frame draw:style-name="gr77" draw:text-style-name="P9" draw:layer="layout" svg:width="3.086cm" svg:height="1.084cm" svg:x="24.55cm" svg:y="14.223cm">
          <draw:text-box>
            <text:p text:style-name="P2"><text:span text:style-name="T13">frame 2</text:span></text:p>
          </draw:text-box>
        </draw:frame>
        <draw:connector draw:style-name="gr18" draw:text-style-name="P10" draw:layer="layout" draw:type="line" svg:x1="6.664cm" svg:y1="7.716cm" svg:x2="12.686cm" svg:y2="10.913cm" draw:start-shape="id38" draw:start-glue-point="1" draw:end-shape="id39" draw:end-glue-point="3" svg:d="M6664 7716l6022 3197">
          <text:p/>
        </draw:connector>
        <draw:connector draw:style-name="gr18" draw:text-style-name="P10" draw:layer="layout" draw:type="line" svg:x1="15.025cm" svg:y1="10.913cm" svg:x2="21.689cm" svg:y2="16.48cm" draw:start-shape="id39" draw:start-glue-point="1" draw:end-shape="id40" draw:end-glue-point="3" svg:d="M15025 10913l6664 5567">
          <text:p/>
        </draw:connector>
        <draw:connector draw:style-name="gr18" draw:text-style-name="P10" draw:layer="layout" draw:type="line" svg:x1="6.664cm" svg:y1="12.071cm" svg:x2="12.686cm" svg:y2="12.015cm" draw:start-shape="id41" draw:start-glue-point="1" draw:end-shape="id42" draw:end-glue-point="3" svg:d="M6664 12071l6022-56">
          <text:p/>
        </draw:connector>
        <draw:connector draw:style-name="gr18" draw:text-style-name="P10" draw:layer="layout" draw:type="line" svg:x1="6.664cm" svg:y1="16.535cm" svg:x2="12.686cm" svg:y2="13.117cm" draw:start-shape="id43" draw:start-glue-point="1" draw:end-shape="id44" draw:end-glue-point="3" svg:d="M6664 16535l6022-3418">
          <text:p/>
        </draw:connector>
        <draw:connector draw:style-name="gr18" draw:text-style-name="P10" draw:layer="layout" draw:type="line" svg:x1="15.025cm" svg:y1="12.015cm" svg:x2="21.689cm" svg:y2="7.716cm" draw:start-shape="id42" draw:start-glue-point="1" draw:end-shape="id45" draw:end-glue-point="3" svg:d="M15025 12015l6664-4299">
          <text:p/>
        </draw:connector>
        <draw:connector draw:style-name="gr18" draw:text-style-name="P10" draw:layer="layout" draw:type="line" svg:x1="15.025cm" svg:y1="13.117cm" svg:x2="21.689cm" svg:y2="12.071cm" draw:start-shape="id44" draw:start-glue-point="1" draw:end-shape="id46" draw:end-glue-point="3" svg:d="M15025 13117l6664-1046">
          <text:p/>
        </draw:connector>
        <draw:frame draw:style-name="gr79" draw:text-style-name="P15" draw:layer="layout" svg:width="4.893cm" svg:height="2.22cm" svg:x="11.572cm" svg:y="14.112cm">
          <draw:text-box>
            <text:p text:style-name="P1"><text:span text:style-name="T13">Tabella delle</text:span><text:span text:style-name="T13"><text:line-break/></text:span><text:span text:style-name="T13">pagine</text:span></text:p>
          </draw:text-box>
        </draw:frame>
        <draw:frame draw:style-name="gr80" draw:text-style-name="P41" draw:layer="layout" svg:width="5.404cm" svg:height="1.084cm" svg:x="2.946cm" svg:y="3.722cm">
          <draw:text-box>
            <text:p text:style-name="P2"><text:span text:style-name="T21">Memoria logica</text:span></text:p>
          </draw:text-box>
        </draw:frame>
        <draw:frame draw:style-name="gr81" draw:text-style-name="P41" draw:layer="layout" svg:width="5.141cm" svg:height="1.084cm" svg:x="20.446cm" svg:y="3.722cm">
          <draw:text-box>
            <text:p text:style-name="P2"><text:span text:style-name="T21">Memoria fisica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36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37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Dimensione delle pagine</text:p>
          </draw:text-box>
        </draw:frame>
        <draw:frame presentation:style-name="pr27" draw:text-style-name="P6" draw:layer="layout" svg:width="27.719cm" svg:height="11.185cm" svg:x="0.99cm" svg:y="3.5cm" presentation:class="outline" presentation:user-transformed="true">
          <draw:text-box>
            <text:list text:style-name="L3">
              <text:list-item>
                <text:p text:style-name="P2">Come scegliere la dimensione delle pagine?</text:p>
                <text:list>
                  <text:list-item>
                    <text:p text:style-name="P2">la dimensione delle pagine deve essere una potenza di due, per semplificare la trasformazione da indirizzi logici a indirizzi fisici</text:p>
                  </text:list-item>
                  <text:list-item>
                    <text:p text:style-name="P2">la scelta della dimensione deriva da un trade-off</text:p>
                    <text:list>
                      <text:list-item>
                        <text:p text:style-name="P2">con pagine troppo piccole, la tabella delle pagine cresce di dimensioni</text:p>
                      </text:list-item>
                      <text:list-item>
                        <text:p text:style-name="P2">con pagine troppo grandi, lo spazio di memoria perso per frammentazione interna può essere considerevole</text:p>
                      </text:list-item>
                    </text:list>
                  </text:list-item>
                  <text:list-item>
                    <text:p text:style-name="P2">valori tipici: 1KB, 2KB, <text:span text:style-name="T15">4K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37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38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Supporto hardware (MMU) per paginazione</text:p>
          </draw:text-box>
        </draw:frame>
        <draw:rect draw:style-name="gr53" draw:text-style-name="P42" xml:id="id49" draw:id="id49" draw:layer="layout" svg:width="3.508cm" svg:height="1.102cm" svg:x="1.169cm" svg:y="8.818cm">
          <text:p text:style-name="P2"><text:span text:style-name="T46">p</text:span></text:p>
        </draw:rect>
        <draw:rect draw:style-name="gr53" draw:text-style-name="P42" xml:id="id47" draw:id="id47" draw:layer="layout" svg:width="3.508cm" svg:height="1.102cm" svg:x="4.677cm" svg:y="8.818cm">
          <text:p text:style-name="P2"><text:span text:style-name="T46">d</text:span></text:p>
        </draw:rect>
        <draw:frame draw:style-name="gr82" draw:text-style-name="P9" draw:layer="layout" svg:width="2.407cm" svg:height="1.084cm" svg:x="1.748cm" svg:y="7.496cm">
          <draw:text-box>
            <text:p text:style-name="P2"><text:span text:style-name="T13">pagina</text:span></text:p>
          </draw:text-box>
        </draw:frame>
        <draw:frame draw:style-name="gr83" draw:text-style-name="P9" draw:layer="layout" svg:width="2.522cm" svg:height="1.084cm" svg:x="5.139cm" svg:y="7.497cm">
          <draw:text-box>
            <text:p text:style-name="P2"><text:span text:style-name="T13">offset</text:span></text:p>
          </draw:text-box>
        </draw:frame>
        <draw:frame draw:style-name="gr84" draw:text-style-name="P9" draw:layer="layout" svg:width="5.596cm" svg:height="1.084cm" svg:x="1.753cm" svg:y="4.078cm">
          <draw:text-box>
            <text:p text:style-name="P2"><text:span text:style-name="T13">Indirizzi logici</text:span></text:p>
          </draw:text-box>
        </draw:frame>
        <draw:line draw:style-name="gr85" draw:text-style-name="P10" draw:layer="layout" svg:x1="9.939cm" svg:y1="3.858cm" svg:x2="9.939cm" svg:y2="19.842cm">
          <text:p/>
        </draw:line>
        <draw:frame draw:style-name="gr86" draw:text-style-name="P9" draw:layer="layout" svg:width="2.066cm" svg:height="1.084cm" svg:x="14.265cm" svg:y="4.079cm">
          <draw:text-box>
            <text:p text:style-name="P2"><text:span text:style-name="T13">MMU</text:span></text:p>
          </draw:text-box>
        </draw:frame>
        <draw:line draw:style-name="gr85" draw:text-style-name="P10" draw:layer="layout" svg:x1="20.462cm" svg:y1="3.968cm" svg:x2="20.462cm" svg:y2="19.952cm">
          <text:p/>
        </draw:line>
        <draw:rect draw:style-name="gr53" draw:text-style-name="P42" xml:id="id51" draw:id="id51" draw:layer="layout" svg:width="3.508cm" svg:height="1.102cm" svg:x="21.398cm" svg:y="8.818cm">
          <text:p text:style-name="P2"><text:span text:style-name="T46">f</text:span></text:p>
        </draw:rect>
        <draw:rect draw:style-name="gr53" draw:text-style-name="P42" xml:id="id48" draw:id="id48" draw:layer="layout" svg:width="3.508cm" svg:height="1.102cm" svg:x="24.905cm" svg:y="8.818cm">
          <text:p text:style-name="P2"><text:span text:style-name="T46">d</text:span></text:p>
        </draw:rect>
        <draw:frame draw:style-name="gr87" draw:text-style-name="P9" draw:layer="layout" svg:width="2.334cm" svg:height="1.084cm" svg:x="21.976cm" svg:y="7.496cm">
          <draw:text-box>
            <text:p text:style-name="P2"><text:span text:style-name="T13">frame</text:span></text:p>
          </draw:text-box>
        </draw:frame>
        <draw:frame draw:style-name="gr83" draw:text-style-name="P9" draw:layer="layout" svg:width="2.522cm" svg:height="1.084cm" svg:x="25.367cm" svg:y="7.497cm">
          <draw:text-box>
            <text:p text:style-name="P2"><text:span text:style-name="T13">offset</text:span></text:p>
          </draw:text-box>
        </draw:frame>
        <draw:frame draw:style-name="gr88" draw:text-style-name="P9" draw:layer="layout" svg:width="5.546cm" svg:height="1.084cm" svg:x="21.982cm" svg:y="4.078cm">
          <draw:text-box>
            <text:p text:style-name="P2"><text:span text:style-name="T13">Indirizzi fisici</text:span></text:p>
          </draw:text-box>
        </draw:frame>
        <draw:rect draw:style-name="gr58" draw:text-style-name="P23" draw:layer="layout" svg:width="3.508cm" svg:height="1.102cm" svg:x="13.914cm" svg:y="11.354cm">
          <text:p/>
        </draw:rect>
        <draw:rect draw:style-name="gr58" draw:text-style-name="P23" draw:layer="layout" svg:width="3.508cm" svg:height="1.102cm" svg:x="13.914cm" svg:y="12.456cm">
          <text:p/>
        </draw:rect>
        <draw:rect draw:style-name="gr53" draw:text-style-name="P42" xml:id="id50" draw:id="id50" draw:layer="layout" svg:width="3.508cm" svg:height="1.102cm" svg:x="13.914cm" svg:y="13.559cm">
          <text:p text:style-name="P2"><text:span text:style-name="T46">f</text:span></text:p>
        </draw:rect>
        <draw:rect draw:style-name="gr58" draw:text-style-name="P23" draw:layer="layout" svg:width="3.508cm" svg:height="1.102cm" svg:x="13.914cm" svg:y="14.661cm">
          <text:p/>
        </draw:rect>
        <draw:rect draw:style-name="gr58" draw:text-style-name="P23" draw:layer="layout" svg:width="3.508cm" svg:height="1.102cm" svg:x="13.914cm" svg:y="15.763cm">
          <text:p/>
        </draw:rect>
        <draw:frame draw:style-name="gr89" draw:text-style-name="P9" draw:layer="layout" svg:width="1.082cm" svg:height="2.608cm" svg:x="13.058cm" svg:y="10.912cm">
          <draw:text-box>
            <text:p text:style-name="P2"><text:span text:style-name="T23">{</text:span></text:p>
          </draw:text-box>
        </draw:frame>
        <draw:frame draw:style-name="gr90" draw:text-style-name="P9" draw:layer="layout" svg:width="0.443cm" svg:height="1.085cm" svg:x="12.147cm" svg:y="11.784cm">
          <draw:text-box>
            <text:p text:style-name="P2"><text:span text:style-name="T47">p</text:span></text:p>
          </draw:text-box>
        </draw:frame>
        <draw:connector draw:style-name="gr18" draw:text-style-name="P10" draw:layer="layout" svg:x1="6.431cm" svg:y1="9.92cm" svg:x2="26.659cm" svg:y2="9.92cm" draw:start-shape="id47" draw:start-glue-point="2" draw:end-shape="id48" draw:end-glue-point="2" svg:d="M6431 9920v501h20228v-501">
          <text:p/>
        </draw:connector>
        <draw:connector draw:style-name="gr18" draw:text-style-name="P10" draw:layer="layout" svg:x1="2.923cm" svg:y1="9.92cm" svg:x2="13.914cm" svg:y2="14.11cm" draw:start-shape="id49" draw:start-glue-point="2" draw:end-shape="id50" draw:end-glue-point="3" svg:d="M2923 9920v4190h10991">
          <text:p/>
        </draw:connector>
        <draw:connector draw:style-name="gr18" draw:text-style-name="P10" draw:layer="layout" svg:x1="17.422cm" svg:y1="14.11cm" svg:x2="23.152cm" svg:y2="9.92cm" draw:start-shape="id50" draw:start-glue-point="1" draw:end-shape="id51" draw:end-glue-point="2" svg:d="M17422 14110h5730v-4190">
          <text:p/>
        </draw:connector>
        <draw:frame draw:style-name="gr79" draw:text-style-name="P15" draw:layer="layout" svg:width="4.893cm" svg:height="2.22cm" svg:x="13.208cm" svg:y="16.978cm">
          <draw:text-box>
            <text:p text:style-name="P1"><text:span text:style-name="T13">Tabella delle</text:span><text:span text:style-name="T13"><text:line-break/></text:span><text:span text:style-name="T13">pagine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38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39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Implementazione della page table</text:p>
          </draw:text-box>
        </draw:frame>
        <draw:frame presentation:style-name="pr28" draw:text-style-name="P6" draw:layer="layout" svg:width="27.719cm" svg:height="16.458cm" svg:x="0.99cm" svg:y="3.5cm" presentation:class="outline" presentation:user-transformed="true">
          <draw:text-box>
            <text:list text:style-name="L3">
              <text:list-item>
                <text:p text:style-name="P2">Dove mettere la tabella delle pagine?</text:p>
              </text:list-item>
              <text:list-item>
                <text:p text:style-name="P2">Soluzione 1: registri dedicati</text:p>
                <text:list>
                  <text:list-item>
                    <text:p text:style-name="P2">la tabella può essere contenuta in un insieme di registri ad alta velocità all'interno del modulo MMU (o della CPU)</text:p>
                  </text:list-item>
                  <text:list-item>
                    <text:p text:style-name="P2">problema: troppo costoso</text:p>
                  </text:list-item>
                  <text:list-item>
                    <text:p text:style-name="P2">esempio:</text:p>
                    <text:list>
                      <text:list-item>
                        <text:p text:style-name="P2">pagine di 4K, processore <text:s/>a 32 bit</text:p>
                      </text:list-item>
                      <text:list-item>
                        <text:p text:style-name="P2">numero di pagine nella page table: 1M (1.048.576)</text:p>
                      </text:list-item>
                    </text:list>
                  </text:list-item>
                </text:list>
              </text:list-item>
              <text:list-item>
                <text:p text:style-name="P2">Soluzione 2: totalmente in memoria</text:p>
                <text:list>
                  <text:list-item>
                    <text:p text:style-name="P2">problema: il numero di accessi in memoria verrebbe raddoppiato; ad ogni riferimento, bisognerebbe prima accedere<text:line-break/>alla tabella delle pagine, poi al dato</text:p>
                    <text:list>
                      <text:list-item>
                        <text:p><text:span text:style-name="T48">Soluzione</text:span><text:span text:style-name="T49">: cache per tabella delle pagine: </text:span><text:span text:style-name="T50">Translation lookaside buffer (TLB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39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40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Translation lookaside buffer (TLB)</text:p>
          </draw:text-box>
        </draw:frame>
        <draw:frame presentation:style-name="pr29" draw:text-style-name="P6" draw:layer="layout" svg:width="27.719cm" svg:height="14.701cm" svg:x="0.99cm" svg:y="3.5cm" presentation:class="outline" presentation:user-transformed="true">
          <draw:text-box>
            <text:list text:style-name="L3">
              <text:list-item>
                <text:p text:style-name="P2">Descrizione</text:p>
                <text:list>
                  <text:list-item>
                    <text:p text:style-name="P2">un TLB è costituito da un insieme di registri associativi ad alta velocità</text:p>
                  </text:list-item>
                  <text:list-item>
                    <text:p text:style-name="P2">ogni registro è suddiviso in due parti, una chiave e un valore</text:p>
                    <text:list>
                      <text:list-item>
                        <text:p>Nel nostro caso, </text:p>
                        <text:list>
                          <text:list-item>
                            <text:p>l<text:span text:style-name="T51">a chiave è l'indice della pagina</text:span></text:p>
                          </text:list-item>
                          <text:list-item>
                            <text:p><text:span text:style-name="T51">Il valore è l'elemento della tabella delle pagine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operazione di lookup</text:p>
                    <text:list>
                      <text:list-item>
                        <text:p text:style-name="P2">viene richiesta la ricerca di una chiave</text:p>
                      </text:list-item>
                      <text:list-item>
                        <text:p text:style-name="P2">la chiave viene confrontata simultaneamente con tutte le chiavi presenti nel buffer</text:p>
                      </text:list-item>
                      <text:list-item>
                        <text:p text:style-name="P2">se la chiave è presente (TLB hit), si ritorna il valore corrispondente</text:p>
                      </text:list-item>
                      <text:list-item>
                        <text:p text:style-name="P2">se la chiave non è presente (TLB miss), si utilizza la tabella in memor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40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41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Translation lookaside buffer (TLB)</text:p>
          </draw:text-box>
        </draw:frame>
        <draw:rect draw:style-name="gr53" draw:text-style-name="P42" xml:id="id58" draw:id="id58" draw:layer="layout" svg:width="3.508cm" svg:height="1.102cm" svg:x="0.584cm" svg:y="6.834cm">
          <text:p text:style-name="P2"><text:span text:style-name="T46">p</text:span></text:p>
        </draw:rect>
        <draw:rect draw:style-name="gr53" draw:text-style-name="P42" xml:id="id52" draw:id="id52" draw:layer="layout" svg:width="3.508cm" svg:height="1.102cm" svg:x="4.092cm" svg:y="6.834cm">
          <text:p text:style-name="P2"><text:span text:style-name="T46">d</text:span></text:p>
        </draw:rect>
        <draw:frame draw:style-name="gr82" draw:text-style-name="P9" draw:layer="layout" svg:width="2.407cm" svg:height="1.084cm" svg:x="1.163cm" svg:y="5.511cm">
          <draw:text-box>
            <text:p text:style-name="P2"><text:span text:style-name="T13">pagina</text:span></text:p>
          </draw:text-box>
        </draw:frame>
        <draw:frame draw:style-name="gr83" draw:text-style-name="P9" draw:layer="layout" svg:width="2.522cm" svg:height="1.084cm" svg:x="4.554cm" svg:y="5.512cm">
          <draw:text-box>
            <text:p text:style-name="P2"><text:span text:style-name="T13">offset</text:span></text:p>
          </draw:text-box>
        </draw:frame>
        <draw:frame draw:style-name="gr91" draw:text-style-name="P43" draw:layer="layout" svg:width="5.705cm" svg:height="1.088cm" svg:x="1.169cm" svg:y="4.188cm">
          <draw:text-box>
            <text:p text:style-name="P2"><text:span text:style-name="T52">Indirizzi logici</text:span></text:p>
          </draw:text-box>
        </draw:frame>
        <draw:line draw:style-name="gr85" draw:text-style-name="P10" draw:layer="layout" svg:x1="8.302cm" svg:y1="3.968cm" svg:x2="8.302cm" svg:y2="19.952cm">
          <text:p/>
        </draw:line>
        <draw:frame draw:style-name="gr92" draw:text-style-name="P43" draw:layer="layout" svg:width="2.066cm" svg:height="1.088cm" svg:x="14.265cm" svg:y="4.19cm">
          <draw:text-box>
            <text:p text:style-name="P2"><text:span text:style-name="T52">MMU</text:span></text:p>
          </draw:text-box>
        </draw:frame>
        <draw:line draw:style-name="gr85" draw:text-style-name="P10" draw:layer="layout" svg:x1="20.462cm" svg:y1="4.078cm" svg:x2="20.462cm" svg:y2="20.062cm">
          <text:p/>
        </draw:line>
        <draw:rect draw:style-name="gr53" draw:text-style-name="P42" xml:id="id55" draw:id="id55" draw:layer="layout" svg:width="3.508cm" svg:height="1.102cm" svg:x="22.216cm" svg:y="12.677cm">
          <text:p text:style-name="P2"><text:span text:style-name="T46">f</text:span></text:p>
        </draw:rect>
        <draw:rect draw:style-name="gr53" draw:text-style-name="P42" xml:id="id53" draw:id="id53" draw:layer="layout" svg:width="3.508cm" svg:height="1.102cm" svg:x="25.724cm" svg:y="12.677cm">
          <text:p text:style-name="P2"><text:span text:style-name="T46">d</text:span></text:p>
        </draw:rect>
        <draw:frame draw:style-name="gr87" draw:text-style-name="P9" draw:layer="layout" svg:width="2.334cm" svg:height="1.084cm" svg:x="22.795cm" svg:y="13.669cm">
          <draw:text-box>
            <text:p text:style-name="P2"><text:span text:style-name="T13">frame</text:span></text:p>
          </draw:text-box>
        </draw:frame>
        <draw:frame draw:style-name="gr83" draw:text-style-name="P9" draw:layer="layout" svg:width="2.522cm" svg:height="1.084cm" svg:x="26.186cm" svg:y="13.67cm">
          <draw:text-box>
            <text:p text:style-name="P2"><text:span text:style-name="T13">offset</text:span></text:p>
          </draw:text-box>
        </draw:frame>
        <draw:frame draw:style-name="gr93" draw:text-style-name="P43" draw:layer="layout" svg:width="5.655cm" svg:height="1.088cm" svg:x="21.982cm" svg:y="4.188cm">
          <draw:text-box>
            <text:p text:style-name="P2"><text:span text:style-name="T52">Indirizzi fisici</text:span></text:p>
          </draw:text-box>
        </draw:frame>
        <draw:rect draw:style-name="gr58" draw:text-style-name="P23" draw:layer="layout" svg:width="3.508cm" svg:height="1.102cm" svg:x="16.253cm" svg:y="13.779cm">
          <text:p/>
        </draw:rect>
        <draw:rect draw:style-name="gr58" draw:text-style-name="P23" draw:layer="layout" svg:width="3.508cm" svg:height="1.102cm" svg:x="16.253cm" svg:y="14.881cm">
          <text:p/>
        </draw:rect>
        <draw:rect draw:style-name="gr53" draw:text-style-name="P42" xml:id="id54" draw:id="id54" draw:layer="layout" svg:width="3.508cm" svg:height="1.102cm" svg:x="16.253cm" svg:y="15.984cm">
          <text:p text:style-name="P2"><text:span text:style-name="T46">f</text:span></text:p>
        </draw:rect>
        <draw:rect draw:style-name="gr58" draw:text-style-name="P23" draw:layer="layout" svg:width="3.508cm" svg:height="1.102cm" svg:x="16.253cm" svg:y="17.086cm">
          <text:p/>
        </draw:rect>
        <draw:rect draw:style-name="gr58" draw:text-style-name="P23" draw:layer="layout" svg:width="3.508cm" svg:height="1.102cm" svg:x="16.253cm" svg:y="18.188cm">
          <text:p/>
        </draw:rect>
        <draw:frame draw:style-name="gr89" draw:text-style-name="P9" draw:layer="layout" svg:width="1.082cm" svg:height="2.608cm" svg:x="15.397cm" svg:y="13.337cm">
          <draw:text-box>
            <text:p text:style-name="P2"><text:span text:style-name="T23">{</text:span></text:p>
          </draw:text-box>
        </draw:frame>
        <draw:frame draw:style-name="gr90" draw:text-style-name="P9" draw:layer="layout" svg:width="0.443cm" svg:height="1.085cm" svg:x="14.486cm" svg:y="14.209cm">
          <draw:text-box>
            <text:p text:style-name="P2"><text:span text:style-name="T47">p</text:span></text:p>
          </draw:text-box>
        </draw:frame>
        <draw:connector draw:style-name="gr18" draw:text-style-name="P10" draw:layer="layout" svg:x1="7.6cm" svg:y1="7.385cm" svg:x2="27.478cm" svg:y2="12.677cm" draw:start-shape="id52" draw:start-glue-point="1" draw:end-shape="id53" draw:end-glue-point="0" svg:d="M7600 7385h19878v5292">
          <text:p/>
        </draw:connector>
        <draw:connector draw:style-name="gr18" draw:text-style-name="P10" draw:layer="layout" svg:x1="19.761cm" svg:y1="16.535cm" svg:x2="22.216cm" svg:y2="13.228cm" draw:start-shape="id54" draw:start-glue-point="1" draw:end-shape="id55" draw:end-glue-point="3" svg:d="M19761 16535h1228v-3307h1227">
          <text:p/>
        </draw:connector>
        <draw:frame draw:style-name="gr94" draw:text-style-name="P15" draw:layer="layout" svg:width="3.972cm" svg:height="1.084cm" svg:x="16.248cm" svg:y="19.403cm">
          <draw:text-box>
            <text:p text:style-name="P1"><text:span text:style-name="T13">Page table</text:span></text:p>
          </draw:text-box>
        </draw:frame>
        <draw:rect draw:style-name="gr58" draw:text-style-name="P23" xml:id="id57" draw:id="id57" draw:layer="layout" svg:width="2.339cm" svg:height="1.102cm" svg:x="11.108cm" svg:y="8.488cm">
          <text:p/>
        </draw:rect>
        <draw:rect draw:style-name="gr58" draw:text-style-name="P23" draw:layer="layout" svg:width="2.339cm" svg:height="1.102cm" svg:x="13.446cm" svg:y="8.488cm">
          <text:p/>
        </draw:rect>
        <draw:rect draw:style-name="gr58" draw:text-style-name="P23" draw:layer="layout" svg:width="2.339cm" svg:height="1.102cm" svg:x="11.108cm" svg:y="9.59cm">
          <text:p/>
        </draw:rect>
        <draw:rect draw:style-name="gr58" draw:text-style-name="P23" draw:layer="layout" svg:width="2.339cm" svg:height="1.102cm" svg:x="13.446cm" svg:y="9.59cm">
          <text:p/>
        </draw:rect>
        <draw:rect draw:style-name="gr53" draw:text-style-name="P44" draw:layer="layout" svg:width="2.339cm" svg:height="1.102cm" svg:x="11.108cm" svg:y="10.692cm">
          <text:p text:style-name="P2"><text:span text:style-name="T53">p</text:span></text:p>
        </draw:rect>
        <draw:rect draw:style-name="gr53" draw:text-style-name="P44" xml:id="id59" draw:id="id59" draw:layer="layout" svg:width="2.339cm" svg:height="1.102cm" svg:x="13.446cm" svg:y="10.692cm">
          <text:p text:style-name="P2"><text:span text:style-name="T53">f</text:span></text:p>
        </draw:rect>
        <draw:rect draw:style-name="gr58" draw:text-style-name="P23" xml:id="id60" draw:id="id60" draw:layer="layout" svg:width="2.339cm" svg:height="1.102cm" svg:x="11.108cm" svg:y="11.795cm">
          <text:p/>
        </draw:rect>
        <draw:rect draw:style-name="gr58" draw:text-style-name="P23" draw:layer="layout" svg:width="2.339cm" svg:height="1.102cm" svg:x="13.446cm" svg:y="11.795cm">
          <text:p/>
        </draw:rect>
        <draw:line draw:style-name="gr95" draw:text-style-name="P10" xml:id="id56" draw:id="id56" draw:layer="layout" svg:x1="9.354cm" svg:y1="9.039cm" svg:x2="9.354cm" svg:y2="12.346cm">
          <text:p/>
        </draw:line>
        <draw:connector draw:style-name="gr18" draw:text-style-name="P10" draw:layer="layout" draw:type="line" svg:x1="9.354cm" svg:y1="9.039cm" svg:x2="11.108cm" svg:y2="9.039cm" draw:start-shape="id56" draw:start-glue-point="0" draw:end-shape="id57" draw:end-glue-point="3" svg:d="M9354 9039h1754">
          <text:p/>
        </draw:connector>
        <draw:line draw:style-name="gr18" draw:text-style-name="P10" draw:layer="layout" svg:x1="9.354cm" svg:y1="10.141cm" svg:x2="11.108cm" svg:y2="10.141cm">
          <text:p/>
        </draw:line>
        <draw:line draw:style-name="gr18" draw:text-style-name="P10" draw:layer="layout" svg:x1="9.354cm" svg:y1="11.244cm" svg:x2="11.108cm" svg:y2="11.244cm">
          <text:p/>
        </draw:line>
        <draw:line draw:style-name="gr18" draw:text-style-name="P10" draw:layer="layout" svg:x1="9.354cm" svg:y1="12.346cm" svg:x2="11.108cm" svg:y2="12.346cm">
          <text:p/>
        </draw:line>
        <draw:connector draw:style-name="gr18" draw:text-style-name="P10" draw:layer="layout" svg:x1="2.338cm" svg:y1="7.936cm" svg:x2="9.354cm" svg:y2="10.692cm" draw:start-shape="id58" draw:start-glue-point="2" draw:end-shape="id56" draw:end-glue-point="1" svg:d="M2338 7936v552h7016v2204">
          <text:p/>
        </draw:connector>
        <draw:connector draw:style-name="gr18" draw:text-style-name="P10" draw:layer="layout" svg:x1="15.785cm" svg:y1="11.243cm" svg:x2="23.97cm" svg:y2="12.677cm" draw:start-shape="id59" draw:start-glue-point="1" draw:end-shape="id55" draw:end-glue-point="0" svg:d="M15785 11243h8185v1434">
          <text:p/>
        </draw:connector>
        <draw:connector draw:style-name="gr18" draw:text-style-name="P10" draw:layer="layout" svg:x1="12.277cm" svg:y1="12.897cm" svg:x2="16.253cm" svg:y2="16.535cm" draw:start-shape="id60" draw:start-glue-point="2" draw:end-shape="id54" draw:end-glue-point="3" svg:d="M12277 12897v3638h3976">
          <text:p/>
        </draw:connector>
        <draw:frame draw:style-name="gr96" draw:text-style-name="P15" draw:layer="layout" svg:width="1.542cm" svg:height="1.084cm" svg:x="15.898cm" svg:y="8.271cm">
          <draw:text-box>
            <text:p text:style-name="P1"><text:span text:style-name="T13">TLB</text:span></text:p>
          </draw:text-box>
        </draw:frame>
        <draw:frame draw:style-name="gr97" draw:text-style-name="P15" draw:layer="layout" svg:width="3.136cm" svg:height="1.084cm" svg:x="20.906cm" svg:y="10.284cm">
          <draw:text-box>
            <text:p text:style-name="P1"><text:span text:style-name="T13">TLB <text:s/>hit</text:span></text:p>
          </draw:text-box>
        </draw:frame>
        <draw:frame draw:style-name="gr98" draw:text-style-name="P15" draw:layer="layout" svg:width="3.467cm" svg:height="1.084cm" svg:x="8.65cm" svg:y="13.674cm">
          <draw:text-box>
            <text:p text:style-name="P1"><text:span text:style-name="T13">TLB miss</text:span></text:p>
          </draw:text-box>
        </draw:frame>
        <draw:frame draw:style-name="gr99" draw:text-style-name="P45" draw:layer="layout" svg:width="1.804cm" svg:height="1.084cm" svg:x="11.339cm" svg:y="7.61cm">
          <draw:text-box>
            <text:p text:style-name="P1"><text:span text:style-name="T32">chiave</text:span></text:p>
          </draw:text-box>
        </draw:frame>
        <draw:frame draw:style-name="gr100" draw:text-style-name="P45" draw:layer="layout" svg:width="1.749cm" svg:height="1.084cm" svg:x="13.685cm" svg:y="7.625cm">
          <draw:text-box>
            <text:p text:style-name="P1"><text:span text:style-name="T32">valore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41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42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Translation lookaside buffer (TLB)</text:p>
          </draw:text-box>
        </draw:frame>
        <draw:frame presentation:style-name="pr5" draw:text-style-name="P6" draw:layer="layout" svg:width="27.719cm" svg:height="10.287cm" svg:x="0.99cm" svg:y="3.5cm" presentation:class="outline" presentation:user-transformed="true">
          <draw:text-box>
            <text:list text:style-name="L3">
              <text:list-item>
                <text:p text:style-name="P2">Note</text:p>
                <text:list>
                  <text:list-item>
                    <text:p text:style-name="P2">la TLB agisce come memoria cache per le tabelle delle pagine</text:p>
                  </text:list-item>
                  <text:list-item>
                    <text:p text:style-name="P2">il meccanismo della TLB (come tutti i meccanismi di caching) si basa sul principio di località</text:p>
                  </text:list-item>
                  <text:list-item>
                    <text:p text:style-name="P2">l'hardware per la TLB è costoso</text:p>
                  </text:list-item>
                  <text:list-item>
                    <text:p text:style-name="P2">dimensioni dell'ordine 8-2048 regist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42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43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Segmentazione</text:p>
          </draw:text-box>
        </draw:frame>
        <draw:frame presentation:style-name="pr30" draw:text-style-name="P6" draw:layer="layout" svg:width="27.628cm" svg:height="16.211cm" svg:x="0.872cm" svg:y="3.5cm" presentation:class="outline" presentation:user-transformed="true">
          <draw:text-box>
            <text:list text:style-name="L3">
              <text:list-item>
                <text:p text:style-name="P2">In un sistema con segmentazione</text:p>
                <text:list>
                  <text:list-item>
                    <text:p text:style-name="P2">la memoria associata ad un programma è suddivisa in aree differenti dal punto di vista funzionale</text:p>
                  </text:list-item>
                </text:list>
              </text:list-item>
              <text:list-item>
                <text:p text:style-name="P2">Esempio</text:p>
                <text:list>
                  <text:list-item>
                    <text:p text:style-name="P2">aree text:</text:p>
                    <text:list>
                      <text:list-item>
                        <text:p text:style-name="P2">contengono il codice eseguibile</text:p>
                      </text:list-item>
                      <text:list-item>
                        <text:p text:style-name="P2">sono normalmente in sola lettura (solo i virus cambiano il codice)</text:p>
                      </text:list-item>
                      <text:list-item>
                        <text:p text:style-name="P2">possono essere condivise tra più processi (codice reentrant)</text:p>
                      </text:list-item>
                    </text:list>
                  </text:list-item>
                  <text:list-item>
                    <text:p text:style-name="P2">aree dati</text:p>
                    <text:list>
                      <text:list-item>
                        <text:p text:style-name="P2">possono essere condivise oppure no</text:p>
                      </text:list-item>
                    </text:list>
                  </text:list-item>
                  <text:list-item>
                    <text:p text:style-name="P2">area stack</text:p>
                    <text:list>
                      <text:list-item>
                        <text:p text:style-name="P2">read/write, non può assolutamente essere condivis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43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44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Segmentazione</text:p>
          </draw:text-box>
        </draw:frame>
        <draw:frame presentation:style-name="pr31" draw:text-style-name="P6" draw:layer="layout" svg:width="27.719cm" svg:height="14.224cm" svg:x="0.99cm" svg:y="3.5cm" presentation:class="outline" presentation:user-transformed="true">
          <draw:text-box>
            <text:list text:style-name="L3">
              <text:list-item>
                <text:p text:style-name="P2">In un sistema basato su segmentazione</text:p>
                <text:list>
                  <text:list-item>
                    <text:p text:style-name="P2">uno spazio di indirizzamento logico è dato da un insieme di segmenti</text:p>
                  </text:list-item>
                  <text:list-item>
                    <text:p text:style-name="P2">un segmento è un'area di memoria (logicamente continua) contenente elementi tra loro affini</text:p>
                  </text:list-item>
                  <text:list-item>
                    <text:p text:style-name="P2">ogni segmento è caratterizzato da un <text:span text:style-name="T54">nome</text:span> (normalmente un indice) e da una <text:span text:style-name="T54">lunghezza</text:span></text:p>
                  </text:list-item>
                  <text:list-item>
                    <text:p text:style-name="P2">ogni riferimento di memoria è dato da una coppia <text:line-break/>&lt;<text:span text:style-name="T28">nome segmento</text:span>, <text:span text:style-name="T28">offset</text:span>&gt;</text:p>
                  </text:list-item>
                </text:list>
              </text:list-item>
              <text:list-item>
                <text:p text:style-name="P2">Spetta al programmatore o al compilatore la suddivisione di un programma in segmenti</text:p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44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45" draw:style-name="dp3" draw:master-page-name="modello" presentation:presentation-page-layout-name="AL2T3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Segmentazione vs Paginazione</text:p>
          </draw:text-box>
        </draw:frame>
        <draw:frame presentation:style-name="pr32" draw:text-style-name="P6" draw:layer="layout" svg:width="13.526cm" svg:height="15.009cm" svg:x="0.99cm" svg:y="3.5cm" presentation:class="outline" presentation:user-transformed="true">
          <draw:text-box>
            <text:list text:style-name="L3">
              <text:list-item>
                <text:p text:style-name="P2">Paginazione</text:p>
                <text:list>
                  <text:list-item>
                    <text:p text:style-name="P2">la divisione in pagine è automatica.</text:p>
                  </text:list-item>
                  <text:list-item>
                    <text:p text:style-name="P2">le pagine hanno dimensione fissa</text:p>
                  </text:list-item>
                  <text:list-item>
                    <text:p text:style-name="P2">le pagine possono contenere informazioni disomogenee <text:line-break/>(ad es. sia codice sia dati)</text:p>
                  </text:list-item>
                  <text:list-item>
                    <text:p text:style-name="P2">una pagina ha un indirizzo</text:p>
                  </text:list-item>
                  <text:list-item>
                    <text:p text:style-name="P2">dimensione tipica della pagina: 1-4 KB</text:p>
                  </text:list-item>
                </text:list>
              </text:list-item>
            </text:list>
          </draw:text-box>
        </draw:frame>
        <draw:frame presentation:style-name="pr33" draw:text-style-name="P6" draw:layer="layout" svg:width="13.526cm" svg:height="15.045cm" svg:x="15.193cm" svg:y="3.5cm" presentation:class="outline" presentation:user-transformed="true">
          <draw:text-box>
            <text:list text:style-name="L3">
              <text:list-item>
                <text:p text:style-name="P2">Segmentazione</text:p>
                <text:list>
                  <text:list-item>
                    <text:p text:style-name="P2">la divisione in segmenti spetta al programmatore.</text:p>
                  </text:list-item>
                  <text:list-item>
                    <text:p text:style-name="P2">i segmenti hanno dimensione variabile</text:p>
                  </text:list-item>
                  <text:list-item>
                    <text:p text:style-name="P2">un segmento contiene informazioni omogenee per tipo di accesso e permessi di condivisione</text:p>
                  </text:list-item>
                  <text:list-item>
                    <text:p text:style-name="P2">un segmento ha un nome.</text:p>
                  </text:list-item>
                  <text:list-item>
                    <text:p text:style-name="P2">dimensione tipica di un segmento: 64KB - 1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45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46" draw:style-name="dp3" draw:master-page-name="modello" presentation:presentation-page-layout-name="AL3T19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Supporto hardware per segmentazione</text:p>
          </draw:text-box>
        </draw:frame>
        <draw:rect draw:style-name="gr53" draw:text-style-name="P42" xml:id="id61" draw:id="id61" draw:layer="layout" svg:width="3.508cm" svg:height="1.102cm" svg:x="1.169cm" svg:y="10.472cm">
          <text:p text:style-name="P2"><text:span text:style-name="T46">s</text:span></text:p>
        </draw:rect>
        <draw:rect draw:style-name="gr53" draw:text-style-name="P42" xml:id="id65" draw:id="id65" draw:layer="layout" svg:width="3.508cm" svg:height="1.102cm" svg:x="4.677cm" svg:y="10.472cm">
          <text:p text:style-name="P2"><text:span text:style-name="T46">d</text:span></text:p>
        </draw:rect>
        <draw:frame draw:style-name="gr101" draw:text-style-name="P9" draw:layer="layout" svg:width="3.646cm" svg:height="1.084cm" svg:x="1.163cm" svg:y="11.574cm">
          <draw:text-box>
            <text:p text:style-name="P2"><text:span text:style-name="T13">segmento</text:span></text:p>
          </draw:text-box>
        </draw:frame>
        <draw:frame draw:style-name="gr83" draw:text-style-name="P9" draw:layer="layout" svg:width="2.522cm" svg:height="1.084cm" svg:x="5.139cm" svg:y="9.15cm">
          <draw:text-box>
            <text:p text:style-name="P2"><text:span text:style-name="T13">offset</text:span></text:p>
          </draw:text-box>
        </draw:frame>
        <draw:frame draw:style-name="gr91" draw:text-style-name="P43" draw:layer="layout" svg:width="5.705cm" svg:height="1.088cm" svg:x="1.753cm" svg:y="4.188cm">
          <draw:text-box>
            <text:p text:style-name="P2"><text:span text:style-name="T52">Indirizzi</text:span><text:span text:style-name="T55"> </text:span><text:span text:style-name="T52">logici</text:span></text:p>
          </draw:text-box>
        </draw:frame>
        <draw:line draw:style-name="gr85" draw:text-style-name="P10" draw:layer="layout" svg:x1="9.939cm" svg:y1="3.968cm" svg:x2="9.939cm" svg:y2="19.952cm">
          <text:p/>
        </draw:line>
        <draw:frame draw:style-name="gr92" draw:text-style-name="P43" draw:layer="layout" svg:width="2.066cm" svg:height="1.088cm" svg:x="15.317cm" svg:y="4.19cm">
          <draw:text-box>
            <text:p text:style-name="P2"><text:span text:style-name="T52">MMU</text:span></text:p>
          </draw:text-box>
        </draw:frame>
        <draw:line draw:style-name="gr85" draw:text-style-name="P10" draw:layer="layout" svg:x1="20.462cm" svg:y1="4.078cm" svg:x2="20.462cm" svg:y2="20.062cm">
          <text:p/>
        </draw:line>
        <draw:rect draw:style-name="gr53" draw:text-style-name="P42" xml:id="id68" draw:id="id68" draw:layer="layout" svg:width="5.846cm" svg:height="1.102cm" svg:x="22.801cm" svg:y="10.472cm">
          <text:p text:style-name="P2"><text:span text:style-name="T46">a</text:span></text:p>
        </draw:rect>
        <draw:frame draw:style-name="gr102" draw:text-style-name="P9" draw:layer="layout" svg:width="3.338cm" svg:height="1.084cm" svg:x="23.964cm" svg:y="9.15cm">
          <draw:text-box>
            <text:p text:style-name="P2"><text:span text:style-name="T13">indirizzo</text:span></text:p>
          </draw:text-box>
        </draw:frame>
        <draw:frame draw:style-name="gr93" draw:text-style-name="P43" draw:layer="layout" svg:width="5.655cm" svg:height="1.088cm" svg:x="21.982cm" svg:y="4.188cm">
          <draw:text-box>
            <text:p text:style-name="P2"><text:span text:style-name="T52">Indirizzi fisici</text:span></text:p>
          </draw:text-box>
        </draw:frame>
        <draw:rect draw:style-name="gr58" draw:text-style-name="P23" draw:layer="layout" svg:width="2.572cm" svg:height="1.102cm" svg:x="13.096cm" svg:y="7.496cm">
          <text:p/>
        </draw:rect>
        <draw:rect draw:style-name="gr58" draw:text-style-name="P23" draw:layer="layout" svg:width="2.572cm" svg:height="1.102cm" svg:x="13.096cm" svg:y="8.598cm">
          <text:p/>
        </draw:rect>
        <draw:rect draw:style-name="gr53" draw:text-style-name="P42" xml:id="id67" draw:id="id67" draw:layer="layout" svg:width="2.572cm" svg:height="1.103cm" svg:x="13.096cm" svg:y="9.7cm">
          <text:p text:style-name="P2"><text:span text:style-name="T46">l</text:span><text:span text:style-name="T56">s</text:span></text:p>
        </draw:rect>
        <draw:rect draw:style-name="gr58" draw:text-style-name="P23" draw:layer="layout" svg:width="2.572cm" svg:height="1.102cm" svg:x="13.096cm" svg:y="10.803cm">
          <text:p/>
        </draw:rect>
        <draw:rect draw:style-name="gr58" draw:text-style-name="P23" draw:layer="layout" svg:width="2.572cm" svg:height="1.102cm" svg:x="13.096cm" svg:y="11.905cm">
          <text:p/>
        </draw:rect>
        <draw:frame draw:style-name="gr89" draw:text-style-name="P9" draw:layer="layout" svg:width="1.082cm" svg:height="2.608cm" svg:x="12.24cm" svg:y="7.054cm">
          <draw:text-box>
            <text:p text:style-name="P2"><text:span text:style-name="T23">{</text:span></text:p>
          </draw:text-box>
        </draw:frame>
        <draw:frame draw:style-name="gr90" draw:text-style-name="P9" xml:id="id62" draw:id="id62" draw:layer="layout" svg:width="0.443cm" svg:height="1.085cm" svg:x="11.329cm" svg:y="7.925cm">
          <draw:text-box>
            <text:p text:style-name="P2"><text:span text:style-name="T47">s</text:span></text:p>
          </draw:text-box>
        </draw:frame>
        <draw:connector draw:style-name="gr18" draw:text-style-name="P10" draw:layer="layout" svg:x1="2.923cm" svg:y1="10.472cm" svg:x2="11.329cm" svg:y2="8.467cm" draw:start-shape="id61" draw:start-glue-point="0" draw:end-shape="id62" draw:end-glue-point="3" svg:d="M2923 10472v-2005h8406">
          <text:p/>
        </draw:connector>
        <draw:connector draw:style-name="gr18" draw:text-style-name="P10" draw:layer="layout" svg:x1="18.24cm" svg:y1="10.251cm" svg:x2="18.825cm" svg:y2="15.577cm" draw:start-shape="id63" draw:start-glue-point="1" draw:end-shape="id64" draw:end-glue-point="0" svg:d="M18240 10251h585v5326">
          <text:p/>
        </draw:connector>
        <draw:frame draw:style-name="gr79" draw:text-style-name="P15" draw:layer="layout" svg:width="4.893cm" svg:height="2.22cm" svg:x="14.026cm" svg:y="13.01cm">
          <draw:text-box>
            <text:p text:style-name="P1"><text:span text:style-name="T13">segment </text:span><text:span text:style-name="T13"><text:line-break/></text:span><text:span text:style-name="T13">table</text:span></text:p>
          </draw:text-box>
        </draw:frame>
        <draw:rect draw:style-name="gr58" draw:text-style-name="P23" draw:layer="layout" svg:width="2.572cm" svg:height="1.102cm" svg:x="15.668cm" svg:y="7.496cm">
          <text:p/>
        </draw:rect>
        <draw:rect draw:style-name="gr58" draw:text-style-name="P23" draw:layer="layout" svg:width="2.572cm" svg:height="1.102cm" svg:x="15.668cm" svg:y="8.598cm">
          <text:p/>
        </draw:rect>
        <draw:rect draw:style-name="gr53" draw:text-style-name="P42" xml:id="id63" draw:id="id63" draw:layer="layout" svg:width="2.572cm" svg:height="1.103cm" svg:x="15.668cm" svg:y="9.7cm">
          <text:p text:style-name="P2"><text:span text:style-name="T46">b</text:span><text:span text:style-name="T56">s</text:span></text:p>
        </draw:rect>
        <draw:rect draw:style-name="gr58" draw:text-style-name="P23" draw:layer="layout" svg:width="2.572cm" svg:height="1.102cm" svg:x="15.668cm" svg:y="10.803cm">
          <text:p/>
        </draw:rect>
        <draw:rect draw:style-name="gr58" draw:text-style-name="P23" draw:layer="layout" svg:width="2.572cm" svg:height="1.102cm" svg:x="15.668cm" svg:y="11.905cm">
          <text:p/>
        </draw:rect>
        <draw:frame draw:style-name="gr96" draw:text-style-name="P45" draw:layer="layout" svg:width="1.542cm" svg:height="1.084cm" svg:x="13.561cm" svg:y="6.728cm">
          <draw:text-box>
            <text:p text:style-name="P1"><text:span text:style-name="T32">limit</text:span></text:p>
          </draw:text-box>
        </draw:frame>
        <draw:frame draw:style-name="gr96" draw:text-style-name="P45" draw:layer="layout" svg:width="1.542cm" svg:height="1.084cm" svg:x="15.907cm" svg:y="6.743cm">
          <draw:text-box>
            <text:p text:style-name="P1"><text:span text:style-name="T32">base</text:span></text:p>
          </draw:text-box>
        </draw:frame>
        <draw:ellipse draw:style-name="gr21" draw:text-style-name="P46" xml:id="id64" draw:id="id64" draw:layer="layout" svg:width="1.754cm" svg:height="1.654cm" svg:x="17.948cm" svg:y="15.577cm">
          <text:p text:style-name="P1"><text:span text:style-name="T57">+</text:span></text:p>
        </draw:ellipse>
        <draw:ellipse draw:style-name="gr25" draw:text-style-name="P18" xml:id="id66" draw:id="id66" draw:layer="layout" svg:width="1.754cm" svg:height="1.654cm" svg:x="11.633cm" svg:y="15.577cm">
          <text:p/>
        </draw:ellipse>
        <draw:line draw:style-name="gr18" draw:text-style-name="P10" draw:layer="layout" svg:x1="12.569cm" svg:y1="17.451cm" svg:x2="12.569cm" svg:y2="19.105cm">
          <text:p/>
        </draw:line>
        <draw:frame draw:style-name="gr27" draw:text-style-name="P15" draw:layer="layout" svg:width="1.31cm" svg:height="1.084cm" svg:x="12.803cm" svg:y="18.002cm">
          <draw:text-box>
            <text:p text:style-name="P1"><text:span text:style-name="T13">Err</text:span></text:p>
          </draw:text-box>
        </draw:frame>
        <draw:connector draw:style-name="gr18" draw:text-style-name="P7" draw:layer="layout" svg:x1="6.431cm" svg:y1="11.574cm" svg:x2="11.633cm" svg:y2="16.404cm" draw:start-shape="id65" draw:start-glue-point="2" draw:end-shape="id66" draw:end-glue-point="3" svg:d="M6431 11574v4830h5202">
          <text:p/>
        </draw:connector>
        <draw:connector draw:style-name="gr18" draw:text-style-name="P7" draw:layer="layout" svg:x1="13.096cm" svg:y1="10.251cm" svg:x2="12.51cm" svg:y2="15.577cm" draw:start-shape="id67" draw:start-glue-point="3" draw:end-shape="id66" draw:end-glue-point="0" svg:d="M13096 10251h-586v5326">
          <text:p/>
        </draw:connector>
        <draw:connector draw:style-name="gr18" draw:text-style-name="P7" draw:layer="layout" draw:type="line" svg:x1="13.387cm" svg:y1="16.404cm" svg:x2="17.948cm" svg:y2="16.404cm" draw:start-shape="id66" draw:start-glue-point="1" draw:end-shape="id64" draw:end-glue-point="3" svg:d="M13387 16404h4561">
          <text:p/>
        </draw:connector>
        <draw:frame draw:style-name="gr103" draw:text-style-name="P46" draw:layer="layout" svg:width="0.76cm" svg:height="1.943cm" svg:x="12.105cm" svg:y="15.5cm">
          <draw:text-box>
            <text:p text:style-name="P1"><text:span text:style-name="T58">≤</text:span></text:p>
          </draw:text-box>
        </draw:frame>
        <draw:connector draw:style-name="gr18" draw:text-style-name="P7" draw:layer="layout" draw:line-skew="0.3cm" svg:x1="19.702cm" svg:y1="16.404cm" svg:x2="22.801cm" svg:y2="11.023cm" draw:start-shape="id64" draw:start-glue-point="1" draw:end-shape="id68" draw:end-glue-point="3" svg:d="M19702 16404h1874v-5381h1225">
          <text:p/>
        </draw:connector>
        <presentation:notes draw:style-name="dp2">
          <draw:page-thumbnail draw:style-name="gr2" draw:layer="layout" svg:width="14.199cm" svg:height="10.649cm" svg:x="2.743cm" svg:y="2.13cm" draw:page-number="46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47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Segmentazione e condivisione</text:p>
          </draw:text-box>
        </draw:frame>
        <draw:frame presentation:style-name="pr34" draw:text-style-name="P6" draw:layer="layout" svg:width="27.719cm" svg:height="4.217cm" svg:x="0.99cm" svg:y="3.5cm" presentation:class="outline" presentation:user-transformed="true">
          <draw:text-box>
            <text:list text:style-name="L3">
              <text:list-item>
                <text:p text:style-name="P2">La segmentazione consente la condivisione di codice e dati</text:p>
              </text:list-item>
              <text:list-item>
                <text:p text:style-name="P2">Esempio: editor condiviso</text:p>
              </text:list-item>
            </text:list>
          </draw:text-box>
        </draw:frame>
        <draw:rect draw:style-name="gr58" draw:layer="layout" svg:width="10.524cm" svg:height="4.409cm" svg:x="1.169cm" svg:y="8.818cm">
          <text:p/>
        </draw:rect>
        <draw:rect draw:style-name="gr28" draw:text-style-name="P47" draw:layer="layout" svg:width="5.846cm" svg:height="1.654cm" svg:x="3.741cm" svg:y="9.37cm">
          <text:p text:style-name="P2"><text:span text:style-name="T21">Segm. codice</text:span></text:p>
        </draw:rect>
        <draw:rect draw:style-name="gr104" draw:text-style-name="P47" draw:layer="layout" svg:width="4.677cm" svg:height="1.654cm" svg:x="1.753cm" svg:y="11.354cm">
          <text:p text:style-name="P2"><text:span text:style-name="T21">Dati P</text:span><text:span text:style-name="T59">1</text:span></text:p>
        </draw:rect>
        <draw:rect draw:style-name="gr105" draw:text-style-name="P47" draw:layer="layout" svg:width="4.677cm" svg:height="1.654cm" svg:x="6.781cm" svg:y="11.354cm">
          <text:p text:style-name="P2"><text:span text:style-name="T21">Stack P</text:span><text:span text:style-name="T59">1</text:span></text:p>
        </draw:rect>
        <draw:rect draw:style-name="gr58" draw:layer="layout" svg:width="10.524cm" svg:height="4.409cm" svg:x="1.169cm" svg:y="14.33cm">
          <text:p/>
        </draw:rect>
        <draw:rect draw:style-name="gr28" draw:text-style-name="P47" draw:layer="layout" svg:width="5.846cm" svg:height="1.654cm" svg:x="3.741cm" svg:y="14.881cm">
          <text:p text:style-name="P2"><text:span text:style-name="T21">Segm. codice</text:span></text:p>
        </draw:rect>
        <draw:rect draw:style-name="gr106" draw:text-style-name="P47" draw:layer="layout" svg:width="4.677cm" svg:height="1.654cm" svg:x="1.753cm" svg:y="16.866cm">
          <text:p text:style-name="P2"><text:span text:style-name="T21">Dati P</text:span><text:span text:style-name="T59">2</text:span></text:p>
        </draw:rect>
        <draw:rect draw:style-name="gr106" draw:text-style-name="P47" draw:layer="layout" svg:width="4.677cm" svg:height="1.654cm" svg:x="6.781cm" svg:y="16.866cm">
          <text:p text:style-name="P2"><text:span text:style-name="T21">Stack P</text:span><text:span text:style-name="T59">2</text:span></text:p>
        </draw:rect>
        <draw:frame draw:style-name="gr107" draw:text-style-name="P48" draw:layer="layout" svg:width="0.898cm" svg:height="1.368cm" svg:x="1.44cm" svg:y="8.807cm">
          <draw:text-box>
            <text:p text:style-name="P2"><text:span text:style-name="T60">P</text:span><text:span text:style-name="T61">1</text:span></text:p>
          </draw:text-box>
        </draw:frame>
        <draw:frame draw:style-name="gr107" draw:text-style-name="P48" draw:layer="layout" svg:width="0.898cm" svg:height="1.368cm" svg:x="1.44cm" svg:y="14.32cm">
          <draw:text-box>
            <text:p text:style-name="P2"><text:span text:style-name="T60">P</text:span><text:span text:style-name="T61">2</text:span></text:p>
          </draw:text-box>
        </draw:frame>
        <draw:rect draw:style-name="gr108" draw:text-style-name="P25" draw:layer="layout" svg:width="2.339cm" svg:height="1.102cm" svg:x="14.031cm" svg:y="8.818cm">
          <text:p text:style-name="P2"><text:span text:style-name="T30">Code</text:span></text:p>
        </draw:rect>
        <draw:rect draw:style-name="gr108" draw:text-style-name="P49" draw:layer="layout" svg:width="2.339cm" svg:height="1.102cm" svg:x="16.37cm" svg:y="8.818cm">
          <text:p text:style-name="P2"><text:span text:style-name="T62">100</text:span></text:p>
        </draw:rect>
        <draw:rect draw:style-name="gr108" draw:text-style-name="P49" draw:layer="layout" svg:width="2.339cm" svg:height="1.102cm" svg:x="18.708cm" svg:y="8.818cm">
          <text:p text:style-name="P2"><text:span text:style-name="T62">200</text:span></text:p>
        </draw:rect>
        <draw:rect draw:style-name="gr108" draw:text-style-name="P25" draw:layer="layout" svg:width="2.339cm" svg:height="1.102cm" svg:x="14.031cm" svg:y="9.921cm">
          <text:p text:style-name="P2"><text:span text:style-name="T30">Data</text:span></text:p>
        </draw:rect>
        <draw:rect draw:style-name="gr108" draw:text-style-name="P49" draw:layer="layout" svg:width="2.339cm" svg:height="1.102cm" svg:x="16.37cm" svg:y="9.921cm">
          <text:p text:style-name="P2"><text:span text:style-name="T62">300</text:span></text:p>
        </draw:rect>
        <draw:rect draw:style-name="gr108" draw:text-style-name="P49" draw:layer="layout" svg:width="2.339cm" svg:height="1.102cm" svg:x="18.708cm" svg:y="9.921cm">
          <text:p text:style-name="P2"><text:span text:style-name="T62">300</text:span></text:p>
        </draw:rect>
        <draw:rect draw:style-name="gr108" draw:text-style-name="P25" draw:layer="layout" svg:width="2.339cm" svg:height="1.102cm" svg:x="14.031cm" svg:y="11.023cm">
          <text:p text:style-name="P2"><text:span text:style-name="T30">Stack</text:span></text:p>
        </draw:rect>
        <draw:rect draw:style-name="gr108" draw:text-style-name="P49" draw:layer="layout" svg:width="2.339cm" svg:height="1.102cm" svg:x="16.37cm" svg:y="11.023cm">
          <text:p text:style-name="P2"><text:span text:style-name="T62">600</text:span></text:p>
        </draw:rect>
        <draw:rect draw:style-name="gr108" draw:text-style-name="P49" draw:layer="layout" svg:width="2.339cm" svg:height="1.102cm" svg:x="18.708cm" svg:y="11.023cm">
          <text:p text:style-name="P2"><text:span text:style-name="T62">300</text:span></text:p>
        </draw:rect>
        <draw:rect draw:style-name="gr108" draw:text-style-name="P25" draw:layer="layout" svg:width="2.339cm" svg:height="1.102cm" svg:x="14.031cm" svg:y="14.33cm">
          <text:p text:style-name="P2"><text:span text:style-name="T30">Code</text:span></text:p>
        </draw:rect>
        <draw:rect draw:style-name="gr108" draw:text-style-name="P49" draw:layer="layout" svg:width="2.339cm" svg:height="1.102cm" svg:x="16.37cm" svg:y="14.33cm">
          <text:p text:style-name="P2"><text:span text:style-name="T62">100</text:span></text:p>
        </draw:rect>
        <draw:rect draw:style-name="gr108" draw:text-style-name="P49" draw:layer="layout" svg:width="2.339cm" svg:height="1.102cm" svg:x="18.708cm" svg:y="14.33cm">
          <text:p text:style-name="P2"><text:span text:style-name="T62">200</text:span></text:p>
        </draw:rect>
        <draw:rect draw:style-name="gr108" draw:text-style-name="P25" draw:layer="layout" svg:width="2.339cm" svg:height="1.102cm" svg:x="14.031cm" svg:y="15.433cm">
          <text:p text:style-name="P2"><text:span text:style-name="T30">Data</text:span></text:p>
        </draw:rect>
        <draw:rect draw:style-name="gr108" draw:text-style-name="P49" draw:layer="layout" svg:width="2.339cm" svg:height="1.102cm" svg:x="16.37cm" svg:y="15.433cm">
          <text:p text:style-name="P2"><text:span text:style-name="T62">900</text:span></text:p>
        </draw:rect>
        <draw:rect draw:style-name="gr108" draw:text-style-name="P49" draw:layer="layout" svg:width="2.339cm" svg:height="1.102cm" svg:x="18.708cm" svg:y="15.433cm">
          <text:p text:style-name="P2"><text:span text:style-name="T62">400</text:span></text:p>
        </draw:rect>
        <draw:rect draw:style-name="gr108" draw:text-style-name="P25" draw:layer="layout" svg:width="2.339cm" svg:height="1.102cm" svg:x="14.031cm" svg:y="16.535cm">
          <text:p text:style-name="P2"><text:span text:style-name="T30">Stack</text:span></text:p>
        </draw:rect>
        <draw:rect draw:style-name="gr108" draw:text-style-name="P49" draw:layer="layout" svg:width="2.339cm" svg:height="1.102cm" svg:x="16.37cm" svg:y="16.535cm">
          <text:p text:style-name="P2"><text:span text:style-name="T62">1300</text:span></text:p>
        </draw:rect>
        <draw:rect draw:style-name="gr108" draw:text-style-name="P49" draw:layer="layout" svg:width="2.339cm" svg:height="1.102cm" svg:x="18.708cm" svg:y="16.535cm">
          <text:p text:style-name="P2"><text:span text:style-name="T62">400</text:span></text:p>
        </draw:rect>
        <draw:rect draw:style-name="gr109" draw:layer="layout" svg:width="4.677cm" svg:height="0.551cm" svg:x="24.555cm" svg:y="8.267cm">
          <text:p/>
        </draw:rect>
        <draw:rect draw:style-name="gr66" draw:layer="layout" svg:width="4.677cm" svg:height="1.102cm" svg:x="24.555cm" svg:y="8.818cm">
          <text:p/>
        </draw:rect>
        <draw:rect draw:style-name="gr110" draw:layer="layout" svg:width="4.677cm" svg:height="1.654cm" svg:x="24.555cm" svg:y="9.921cm">
          <text:p/>
        </draw:rect>
        <draw:rect draw:style-name="gr110" draw:layer="layout" svg:width="4.677cm" svg:height="1.654cm" svg:x="24.555cm" svg:y="11.574cm">
          <text:p/>
        </draw:rect>
        <draw:rect draw:style-name="gr111" draw:layer="layout" svg:width="4.677cm" svg:height="2.205cm" svg:x="24.555cm" svg:y="13.228cm">
          <text:p/>
        </draw:rect>
        <draw:rect draw:style-name="gr111" draw:layer="layout" svg:width="4.677cm" svg:height="2.205cm" svg:x="24.555cm" svg:y="15.433cm">
          <text:p/>
        </draw:rect>
        <draw:frame draw:style-name="gr112" draw:text-style-name="P49" draw:layer="layout" svg:width="1.25cm" svg:height="0.982cm" svg:x="23.186cm" svg:y="8.418cm">
          <draw:text-box>
            <text:p text:style-name="P2"><text:span text:style-name="T62">100</text:span></text:p>
          </draw:text-box>
        </draw:frame>
        <draw:frame draw:style-name="gr112" draw:text-style-name="P51" draw:layer="layout" svg:width="2.121cm" svg:height="0.982cm" svg:x="22.216cm" svg:y="9.411cm">
          <draw:text-box>
            <text:p text:style-name="P50"><text:span text:style-name="T62">300</text:span></text:p>
          </draw:text-box>
        </draw:frame>
        <draw:frame draw:style-name="gr112" draw:text-style-name="P51" draw:layer="layout" svg:width="2.121cm" svg:height="0.982cm" svg:x="22.216cm" svg:y="11.066cm">
          <draw:text-box>
            <text:p text:style-name="P50"><text:span text:style-name="T62">600</text:span></text:p>
          </draw:text-box>
        </draw:frame>
        <draw:frame draw:style-name="gr112" draw:text-style-name="P51" draw:layer="layout" svg:width="2.121cm" svg:height="0.982cm" svg:x="22.216cm" svg:y="12.831cm">
          <draw:text-box>
            <text:p text:style-name="P50"><text:span text:style-name="T62">900</text:span></text:p>
          </draw:text-box>
        </draw:frame>
        <draw:frame draw:style-name="gr112" draw:text-style-name="P51" draw:layer="layout" svg:width="2.121cm" svg:height="0.982cm" svg:x="22.216cm" svg:y="14.927cm">
          <draw:text-box>
            <text:p text:style-name="P50"><text:span text:style-name="T62">1300</text:span></text:p>
          </draw:text-box>
        </draw:frame>
        <draw:frame draw:style-name="gr112" draw:text-style-name="P51" draw:layer="layout" svg:width="2.121cm" svg:height="0.982cm" svg:x="22.216cm" svg:y="17.132cm">
          <draw:text-box>
            <text:p text:style-name="P50"><text:span text:style-name="T62">1600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47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48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Segmentazione e frammentazione</text:p>
          </draw:text-box>
        </draw:frame>
        <draw:frame presentation:style-name="pr35" draw:text-style-name="P6" draw:layer="layout" svg:width="27.719cm" svg:height="12.034cm" svg:x="0.99cm" svg:y="3.5cm" presentation:class="outline" presentation:user-transformed="true">
          <draw:text-box>
            <text:list text:style-name="L3">
              <text:list-item>
                <text:p text:style-name="P2">Problema</text:p>
                <text:list>
                  <text:list-item>
                    <text:p text:style-name="P2">allocare segmenti di dimensione variabile è del tutto equivalente al problema di allocare in modo contiguo la memoria dei processi</text:p>
                  </text:list-item>
                  <text:list-item>
                    <text:p text:style-name="P2">è possibile utilizzare </text:p>
                    <text:list>
                      <text:list-item>
                        <text:p text:style-name="P2">tecniche di allocazione dinamica (e.g., First Fit)</text:p>
                      </text:list-item>
                      <text:list-item>
                        <text:p text:style-name="P2">compattazione</text:p>
                      </text:list-item>
                    </text:list>
                  </text:list-item>
                </text:list>
              </text:list-item>
              <text:list-item>
                <text:p text:style-name="P2">ma così torniamo ai problemi precedenti, quelli incontrati nella allocazione contigua di memoria pet tutto un processo !</text:p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48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49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Segmentazione e paginazione</text:p>
          </draw:text-box>
        </draw:frame>
        <draw:frame presentation:style-name="pr36" draw:text-style-name="P6" draw:layer="layout" svg:width="27.719cm" svg:height="15.512cm" svg:x="0.99cm" svg:y="3.5cm" presentation:class="outline" presentation:user-transformed="true">
          <draw:text-box>
            <text:list text:style-name="L3">
              <text:list-item>
                <text:p text:style-name="P2">Segmentazione <text:s/>+ paginazione</text:p>
                <text:list>
                  <text:list-item>
                    <text:p text:style-name="P2">è possibile utilizzare il metodo della paginazione combinato al metodo della segmentazione</text:p>
                  </text:list-item>
                  <text:list-item>
                    <text:p text:style-name="P2">ogni segmento viene suddiviso in pagine che vengono allocate in frame liberi della memoria (non necessariamente contigui)</text:p>
                  </text:list-item>
                </text:list>
              </text:list-item>
              <text:list-item>
                <text:p text:style-name="P2">Requisiti hardware</text:p>
                <text:list>
                  <text:list-item>
                    <text:p text:style-name="P2">la MMU deve avere sia il supporto per la segmentazione sia il supporto per la paginazione</text:p>
                  </text:list-item>
                </text:list>
              </text:list-item>
              <text:list-item>
                <text:p text:style-name="P2">Benefici</text:p>
                <text:list>
                  <text:list-item>
                    <text:p text:style-name="P2">sia quelli della segmentazione <text:s/>(condivisione, protezione)</text:p>
                  </text:list-item>
                  <text:list-item>
                    <text:p text:style-name="P2">sia quelli della paginazione (no frammentazione estern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49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50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Memoria virtuale</text:p>
          </draw:text-box>
        </draw:frame>
        <draw:frame presentation:style-name="pr37" draw:text-style-name="P6" draw:layer="layout" svg:width="27.719cm" svg:height="11.707cm" svg:x="0.99cm" svg:y="3.5cm" presentation:class="outline" presentation:user-transformed="true">
          <draw:text-box>
            <text:list text:style-name="L3">
              <text:list-item>
                <text:p text:style-name="P2">Definizione</text:p>
                <text:list>
                  <text:list-item>
                    <text:p text:style-name="P2">è la tecnica che permette l'esecuzione di processi che non sono completamente in memoria</text:p>
                  </text:list-item>
                </text:list>
              </text:list-item>
              <text:list-item>
                <text:p text:style-name="P2">Considerazioni</text:p>
                <text:list>
                  <text:list-item>
                    <text:p text:style-name="P2">permette di eseguire in concorrenza processi che nel loro complesso (o anche singolarmente) hanno necessità di memoria maggiore di quella disponibile</text:p>
                  </text:list-item>
                  <text:list-item>
                    <text:p text:style-name="P2">la memoria virtuale può diminuire le prestazioni di un sistema <text:line-break/>se implementata (e usata) nel modo sbaglia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50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51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Memoria virtuale</text:p>
          </draw:text-box>
        </draw:frame>
        <draw:frame presentation:style-name="pr38" draw:text-style-name="P6" draw:layer="layout" svg:width="27.719cm" svg:height="16.405cm" svg:x="0.99cm" svg:y="3.5cm" presentation:class="outline" presentation:user-transformed="true">
          <draw:text-box>
            <text:list text:style-name="L3">
              <text:list-item>
                <text:p text:style-name="P2">Requisiti di un'architettura di Von Neumann</text:p>
                <text:list>
                  <text:list-item>
                    <text:p text:style-name="P2">le istruzioni da eseguire e i dati su cui operano devono essere in memoria</text:p>
                  </text:list-item>
                </text:list>
              </text:list-item>
              <text:list-item>
                <text:p text:style-name="P2">ma....</text:p>
                <text:list>
                  <text:list-item>
                    <text:p text:style-name="P2">non è necessario che l'intero spazio di indirizzamento logico di un processo sia in memoria</text:p>
                  </text:list-item>
                  <text:list-item>
                    <text:p text:style-name="P2">i processi non utilizzano tutto il loro spazio di indirizzamento <text:span text:style-name="T28">contemporaneamente</text:span></text:p>
                    <text:list>
                      <text:list-item>
                        <text:p text:style-name="P2">routine di gestione errore</text:p>
                      </text:list-item>
                      <text:list-item>
                        <text:p text:style-name="P2">strutture dati allocate con dimensioni massime ma utilizzate solo parzialmente</text:p>
                      </text:list-item>
                      <text:list-item>
                        <text:p text:style-name="P2">passi di avanzamento di un programma<text:line-break/>(e.g. compilatore a due fasi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51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52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Memoria virtuale</text:p>
          </draw:text-box>
        </draw:frame>
        <draw:frame presentation:style-name="pr39" draw:text-style-name="P6" draw:layer="layout" svg:width="28.242cm" svg:height="14.74cm" svg:x="0.99cm" svg:y="3.5cm" presentation:class="outline" presentation:user-transformed="true">
          <draw:text-box>
            <text:list text:style-name="L3">
              <text:list-item>
                <text:p text:style-name="P2">Implementazione</text:p>
                <text:list>
                  <text:list-item>
                    <text:p text:style-name="P2">ogni processo ha accesso ad uno <text:span text:style-name="T10">spazio di indirizzamento virtuale</text:span> che può essere più grande di quello fisico</text:p>
                  </text:list-item>
                  <text:list-item>
                    <text:p text:style-name="P2">gli indirizzi virtuali</text:p>
                    <text:list>
                      <text:list-item>
                        <text:p text:style-name="P2">possono essere mappati su indirizzi fisici della memoria principale</text:p>
                      </text:list-item>
                      <text:list-item>
                        <text:p text:style-name="P2">oppure, possono essere mappati su memoria secondaria (spazio su disco)</text:p>
                      </text:list-item>
                    </text:list>
                  </text:list-item>
                  <text:list-item>
                    <text:p text:style-name="P2">in caso di accesso ad indirizzi virtuali mappati in memoria secondaria:</text:p>
                    <text:list>
                      <text:list-item>
                        <text:p text:style-name="P2">i dati associati vengono trasferiti in memoria principale</text:p>
                      </text:list-item>
                      <text:list-item>
                        <text:p text:style-name="P2">se la memoria è piena, si sposta in memoria secondaria i dati contenuti in memoria principale che sono considerati meno util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52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53" draw:style-name="dp3" draw:master-page-name="modello" presentation:presentation-page-layout-name="AL1T1">
        <office:forms form:automatic-focus="false" form:apply-design-mode="false"/>
        <draw:frame presentation:style-name="pr40" draw:text-style-name="P6" draw:layer="layout" svg:width="27.719cm" svg:height="16.065cm" svg:x="0.99cm" svg:y="3.5cm" presentation:class="outline" presentation:user-transformed="true">
          <draw:text-box>
            <text:list text:style-name="L3">
              <text:list-item>
                <text:p text:style-name="P2">Paginazione a richiesta (<text:span text:style-name="T10">demand paging</text:span>)</text:p>
                <text:list>
                  <text:list-item>
                    <text:p text:style-name="P2">si utilizza la tecnica della paginazione, ammettendo però che alcune pagine possano essere in memoria secondaria</text:p>
                  </text:list-item>
                </text:list>
              </text:list-item>
              <text:list-item>
                <text:p text:style-name="P2">Nella tabella delle pagine</text:p>
                <text:list>
                  <text:list-item>
                    <text:p text:style-name="P2">si utilizza un bit (<text:span text:style-name="T10">v</text:span>, per valid) che indica se la pagina è presente in memoria centrale oppure no</text:p>
                  </text:list-item>
                </text:list>
              </text:list-item>
              <text:list-item>
                <text:p text:style-name="P2">Quando un processo tenta di accedere ad un pagina non in memoria</text:p>
                <text:list>
                  <text:list-item>
                    <text:p text:style-name="P2">il processore genera un trap (<text:span text:style-name="T10">page fault</text:span>)</text:p>
                  </text:list-item>
                  <text:list-item>
                    <text:p text:style-name="P2">un componente del s.o. (<text:span text:style-name="T10">pager</text:span>) si occupa di caricare la pagina mancante in memoria, e di aggiornare di conseguenza la tabella delle pagine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28.328cm" svg:height="1.605cm" svg:x="0.68cm" svg:y="0.832cm" presentation:class="title">
          <draw:text-box>
            <text:p text:style-name="P2">Memoria virtuale</text:p>
          </draw:text-box>
        </draw:frame>
        <presentation:notes draw:style-name="dp2">
          <draw:page-thumbnail draw:style-name="gr2" draw:layer="layout" svg:width="14.199cm" svg:height="10.649cm" svg:x="2.743cm" svg:y="2.13cm" draw:page-number="53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54" draw:style-name="dp3" draw:master-page-name="modello" presentation:presentation-page-layout-name="AL1T1">
        <office:forms form:automatic-focus="false" form:apply-design-mode="false"/>
        <draw:ellipse draw:style-name="gr4" draw:text-style-name="P52" draw:layer="layout" svg:width="7.016cm" svg:height="0.551cm" svg:x="21.631cm" svg:y="13.559cm">
          <text:p/>
        </draw:ellipse>
        <draw:frame presentation:style-name="pr2" draw:text-style-name="P2" draw:layer="layout" svg:width="28.328cm" svg:height="1.605cm" svg:x="0.68cm" svg:y="0.832cm" presentation:class="title">
          <draw:text-box>
            <text:p text:style-name="P2">Memoria virtuale - Esempio</text:p>
          </draw:text-box>
        </draw:frame>
        <draw:rect draw:style-name="gr108" draw:text-style-name="P53" draw:layer="layout" svg:width="2.339cm" svg:height="1.102cm" svg:x="1.52cm" svg:y="6.614cm">
          <text:p text:style-name="P2"><text:span text:style-name="T63">A</text:span></text:p>
        </draw:rect>
        <draw:rect draw:style-name="gr108" draw:text-style-name="P53" draw:layer="layout" svg:width="2.339cm" svg:height="1.102cm" svg:x="1.52cm" svg:y="7.716cm">
          <text:p text:style-name="P2"><text:span text:style-name="T63">B</text:span></text:p>
        </draw:rect>
        <draw:rect draw:style-name="gr108" draw:text-style-name="P53" draw:layer="layout" svg:width="2.339cm" svg:height="1.102cm" svg:x="1.52cm" svg:y="8.818cm">
          <text:p text:style-name="P2"><text:span text:style-name="T63">C</text:span></text:p>
        </draw:rect>
        <draw:rect draw:style-name="gr108" draw:text-style-name="P53" draw:layer="layout" svg:width="2.339cm" svg:height="1.102cm" svg:x="1.52cm" svg:y="9.921cm">
          <text:p text:style-name="P2"><text:span text:style-name="T63">D</text:span></text:p>
        </draw:rect>
        <draw:rect draw:style-name="gr108" draw:text-style-name="P53" draw:layer="layout" svg:width="2.339cm" svg:height="1.102cm" svg:x="1.52cm" svg:y="11.023cm">
          <text:p text:style-name="P2"><text:span text:style-name="T63">E</text:span></text:p>
        </draw:rect>
        <draw:rect draw:style-name="gr108" draw:text-style-name="P53" draw:layer="layout" svg:width="2.339cm" svg:height="1.102cm" svg:x="1.52cm" svg:y="12.125cm">
          <text:p text:style-name="P2"><text:span text:style-name="T63">F</text:span></text:p>
        </draw:rect>
        <draw:rect draw:style-name="gr108" draw:text-style-name="P53" draw:layer="layout" svg:width="2.339cm" svg:height="1.102cm" svg:x="1.52cm" svg:y="13.228cm">
          <text:p text:style-name="P2"><text:span text:style-name="T63">G</text:span></text:p>
        </draw:rect>
        <draw:rect draw:style-name="gr108" draw:text-style-name="P53" draw:layer="layout" svg:width="2.339cm" svg:height="1.102cm" svg:x="1.52cm" svg:y="14.33cm">
          <text:p text:style-name="P2"><text:span text:style-name="T63">H</text:span></text:p>
        </draw:rect>
        <draw:frame draw:style-name="gr113" draw:text-style-name="P54" draw:layer="layout" svg:width="0.433cm" svg:height="0.926cm" svg:x="0.818cm" svg:y="6.724cm">
          <draw:text-box>
            <text:p text:style-name="P2"><text:span text:style-name="T64">0</text:span></text:p>
          </draw:text-box>
        </draw:frame>
        <draw:frame draw:style-name="gr114" draw:text-style-name="P54" draw:layer="layout" svg:width="0.383cm" svg:height="0.926cm" svg:x="0.818cm" svg:y="7.827cm">
          <draw:text-box>
            <text:p text:style-name="P2"><text:span text:style-name="T64">1</text:span></text:p>
          </draw:text-box>
        </draw:frame>
        <draw:frame draw:style-name="gr113" draw:text-style-name="P54" draw:layer="layout" svg:width="0.433cm" svg:height="0.926cm" svg:x="0.819cm" svg:y="8.931cm">
          <draw:text-box>
            <text:p text:style-name="P2"><text:span text:style-name="T64">2</text:span></text:p>
          </draw:text-box>
        </draw:frame>
        <draw:frame draw:style-name="gr113" draw:text-style-name="P54" draw:layer="layout" svg:width="0.433cm" svg:height="0.926cm" svg:x="0.819cm" svg:y="10.034cm">
          <draw:text-box>
            <text:p text:style-name="P2"><text:span text:style-name="T64">3</text:span></text:p>
          </draw:text-box>
        </draw:frame>
        <draw:frame draw:style-name="gr113" draw:text-style-name="P54" draw:layer="layout" svg:width="0.433cm" svg:height="0.926cm" svg:x="0.819cm" svg:y="11.028cm">
          <draw:text-box>
            <text:p text:style-name="P2"><text:span text:style-name="T64">4</text:span></text:p>
          </draw:text-box>
        </draw:frame>
        <draw:frame draw:style-name="gr113" draw:text-style-name="P54" draw:layer="layout" svg:width="0.433cm" svg:height="0.926cm" svg:x="0.819cm" svg:y="12.241cm">
          <draw:text-box>
            <text:p text:style-name="P2"><text:span text:style-name="T64">5</text:span></text:p>
          </draw:text-box>
        </draw:frame>
        <draw:frame draw:style-name="gr113" draw:text-style-name="P54" draw:layer="layout" svg:width="0.433cm" svg:height="0.926cm" svg:x="0.819cm" svg:y="13.234cm">
          <draw:text-box>
            <text:p text:style-name="P2"><text:span text:style-name="T64">6</text:span></text:p>
          </draw:text-box>
        </draw:frame>
        <draw:frame draw:style-name="gr113" draw:text-style-name="P54" draw:layer="layout" svg:width="0.433cm" svg:height="0.926cm" svg:x="0.819cm" svg:y="14.448cm">
          <draw:text-box>
            <text:p text:style-name="P2"><text:span text:style-name="T64">7</text:span></text:p>
          </draw:text-box>
        </draw:frame>
        <draw:rect draw:style-name="gr108" draw:text-style-name="P53" draw:layer="layout" svg:width="2.339cm" svg:height="1.102cm" svg:x="8.068cm" svg:y="6.614cm">
          <text:p text:style-name="P2"><text:span text:style-name="T63">4</text:span></text:p>
        </draw:rect>
        <draw:rect draw:style-name="gr109" draw:text-style-name="P55" draw:layer="layout" svg:width="2.339cm" svg:height="1.102cm" svg:x="8.068cm" svg:y="7.716cm">
          <text:p/>
        </draw:rect>
        <draw:rect draw:style-name="gr108" draw:text-style-name="P53" draw:layer="layout" svg:width="2.339cm" svg:height="1.102cm" svg:x="8.068cm" svg:y="8.818cm">
          <text:p text:style-name="P2"><text:span text:style-name="T63">6</text:span></text:p>
        </draw:rect>
        <draw:rect draw:style-name="gr109" draw:text-style-name="P55" draw:layer="layout" svg:width="2.339cm" svg:height="1.102cm" svg:x="8.068cm" svg:y="9.921cm">
          <text:p/>
        </draw:rect>
        <draw:rect draw:style-name="gr109" draw:text-style-name="P55" draw:layer="layout" svg:width="2.339cm" svg:height="1.102cm" svg:x="8.068cm" svg:y="11.023cm">
          <text:p/>
        </draw:rect>
        <draw:rect draw:style-name="gr108" draw:text-style-name="P53" draw:layer="layout" svg:width="2.339cm" svg:height="1.102cm" svg:x="8.068cm" svg:y="12.125cm">
          <text:p text:style-name="P2"><text:span text:style-name="T63">1</text:span></text:p>
        </draw:rect>
        <draw:rect draw:style-name="gr109" draw:text-style-name="P55" draw:layer="layout" svg:width="2.339cm" svg:height="1.102cm" svg:x="8.068cm" svg:y="13.228cm">
          <text:p/>
        </draw:rect>
        <draw:rect draw:style-name="gr109" draw:text-style-name="P55" draw:layer="layout" svg:width="2.339cm" svg:height="1.102cm" svg:x="8.068cm" svg:y="14.33cm">
          <text:p/>
        </draw:rect>
        <draw:frame draw:style-name="gr113" draw:text-style-name="P54" draw:layer="layout" svg:width="0.433cm" svg:height="0.926cm" svg:x="7.366cm" svg:y="6.724cm">
          <draw:text-box>
            <text:p text:style-name="P2"><text:span text:style-name="T64">0</text:span></text:p>
          </draw:text-box>
        </draw:frame>
        <draw:frame draw:style-name="gr114" draw:text-style-name="P54" draw:layer="layout" svg:width="0.383cm" svg:height="0.926cm" svg:x="7.366cm" svg:y="7.827cm">
          <draw:text-box>
            <text:p text:style-name="P2"><text:span text:style-name="T64">1</text:span></text:p>
          </draw:text-box>
        </draw:frame>
        <draw:frame draw:style-name="gr113" draw:text-style-name="P54" draw:layer="layout" svg:width="0.433cm" svg:height="0.926cm" svg:x="7.367cm" svg:y="8.931cm">
          <draw:text-box>
            <text:p text:style-name="P2"><text:span text:style-name="T64">2</text:span></text:p>
          </draw:text-box>
        </draw:frame>
        <draw:frame draw:style-name="gr113" draw:text-style-name="P54" draw:layer="layout" svg:width="0.433cm" svg:height="0.926cm" svg:x="7.367cm" svg:y="10.034cm">
          <draw:text-box>
            <text:p text:style-name="P2"><text:span text:style-name="T64">3</text:span></text:p>
          </draw:text-box>
        </draw:frame>
        <draw:frame draw:style-name="gr113" draw:text-style-name="P54" draw:layer="layout" svg:width="0.433cm" svg:height="0.926cm" svg:x="7.367cm" svg:y="11.028cm">
          <draw:text-box>
            <text:p text:style-name="P2"><text:span text:style-name="T64">4</text:span></text:p>
          </draw:text-box>
        </draw:frame>
        <draw:frame draw:style-name="gr113" draw:text-style-name="P54" draw:layer="layout" svg:width="0.433cm" svg:height="0.926cm" svg:x="7.367cm" svg:y="12.241cm">
          <draw:text-box>
            <text:p text:style-name="P2"><text:span text:style-name="T64">5</text:span></text:p>
          </draw:text-box>
        </draw:frame>
        <draw:frame draw:style-name="gr113" draw:text-style-name="P54" draw:layer="layout" svg:width="0.433cm" svg:height="0.926cm" svg:x="7.367cm" svg:y="13.234cm">
          <draw:text-box>
            <text:p text:style-name="P2"><text:span text:style-name="T64">6</text:span></text:p>
          </draw:text-box>
        </draw:frame>
        <draw:frame draw:style-name="gr113" draw:text-style-name="P54" draw:layer="layout" svg:width="0.433cm" svg:height="0.926cm" svg:x="7.367cm" svg:y="14.448cm">
          <draw:text-box>
            <text:p text:style-name="P2"><text:span text:style-name="T64">7</text:span></text:p>
          </draw:text-box>
        </draw:frame>
        <draw:rect draw:style-name="gr108" draw:text-style-name="P53" draw:layer="layout" svg:width="1.052cm" svg:height="1.102cm" svg:x="10.406cm" svg:y="6.614cm">
          <text:p text:style-name="P2"><text:span text:style-name="T63">v</text:span></text:p>
        </draw:rect>
        <draw:rect draw:style-name="gr108" draw:text-style-name="P53" draw:layer="layout" svg:width="1.052cm" svg:height="1.102cm" svg:x="10.406cm" svg:y="7.716cm">
          <text:p text:style-name="P2"><text:span text:style-name="T63">i</text:span></text:p>
        </draw:rect>
        <draw:rect draw:style-name="gr108" draw:text-style-name="P53" draw:layer="layout" svg:width="1.052cm" svg:height="1.102cm" svg:x="10.406cm" svg:y="8.818cm">
          <text:p text:style-name="P2"><text:span text:style-name="T63">v</text:span></text:p>
        </draw:rect>
        <draw:rect draw:style-name="gr108" draw:text-style-name="P53" draw:layer="layout" svg:width="1.052cm" svg:height="1.102cm" svg:x="10.406cm" svg:y="9.921cm">
          <text:p text:style-name="P2"><text:span text:style-name="T63">i</text:span></text:p>
        </draw:rect>
        <draw:rect draw:style-name="gr108" draw:text-style-name="P53" draw:layer="layout" svg:width="1.052cm" svg:height="1.102cm" svg:x="10.406cm" svg:y="11.023cm">
          <text:p text:style-name="P2"><text:span text:style-name="T63">i</text:span></text:p>
        </draw:rect>
        <draw:rect draw:style-name="gr108" draw:text-style-name="P53" draw:layer="layout" svg:width="1.052cm" svg:height="1.102cm" svg:x="10.406cm" svg:y="12.125cm">
          <text:p text:style-name="P2"><text:span text:style-name="T63">v</text:span></text:p>
        </draw:rect>
        <draw:rect draw:style-name="gr108" draw:text-style-name="P53" draw:layer="layout" svg:width="1.052cm" svg:height="1.102cm" svg:x="10.406cm" svg:y="13.228cm">
          <text:p text:style-name="P2"><text:span text:style-name="T63">i</text:span></text:p>
        </draw:rect>
        <draw:rect draw:style-name="gr108" draw:text-style-name="P53" draw:layer="layout" svg:width="1.052cm" svg:height="1.102cm" svg:x="10.406cm" svg:y="14.33cm">
          <text:p text:style-name="P2"><text:span text:style-name="T63">i</text:span></text:p>
        </draw:rect>
        <draw:frame draw:style-name="gr115" draw:text-style-name="P54" draw:layer="layout" svg:width="1.988cm" svg:height="0.926cm" svg:x="8.068cm" svg:y="5.843cm">
          <draw:text-box>
            <text:p text:style-name="P2"><text:span text:style-name="T64">frame</text:span></text:p>
          </draw:text-box>
        </draw:frame>
        <draw:frame draw:style-name="gr116" draw:text-style-name="P57" draw:layer="layout" svg:width="3.021cm" svg:height="1.767cm" svg:x="10.29cm" svg:y="4.852cm">
          <draw:text-box>
            <text:p text:style-name="P56"><text:span text:style-name="T64">bit valid/</text:span><text:span text:style-name="T64"><text:line-break/></text:span><text:span text:style-name="T64">invalid</text:span></text:p>
          </draw:text-box>
        </draw:frame>
        <draw:rect draw:style-name="gr109" draw:text-style-name="P58" draw:layer="layout" svg:width="2.339cm" svg:height="1.102cm" svg:x="16.37cm" svg:y="3.748cm">
          <text:p/>
        </draw:rect>
        <draw:rect draw:style-name="gr108" draw:text-style-name="P55" draw:layer="layout" svg:width="2.339cm" svg:height="1.102cm" svg:x="16.37cm" svg:y="4.85cm">
          <text:p text:style-name="P2"><text:span text:style-name="T63">F</text:span></text:p>
        </draw:rect>
        <draw:rect draw:style-name="gr109" draw:text-style-name="P55" draw:layer="layout" svg:width="2.339cm" svg:height="1.102cm" svg:x="16.37cm" svg:y="5.952cm">
          <text:p/>
        </draw:rect>
        <draw:rect draw:style-name="gr109" draw:text-style-name="P55" draw:layer="layout" svg:width="2.339cm" svg:height="1.102cm" svg:x="16.37cm" svg:y="7.055cm">
          <text:p/>
        </draw:rect>
        <draw:rect draw:style-name="gr108" draw:text-style-name="P53" draw:layer="layout" svg:width="2.339cm" svg:height="1.102cm" svg:x="16.37cm" svg:y="8.157cm">
          <text:p text:style-name="P2"><text:span text:style-name="T63">A</text:span></text:p>
        </draw:rect>
        <draw:rect draw:style-name="gr109" draw:text-style-name="P55" draw:layer="layout" svg:width="2.339cm" svg:height="1.102cm" svg:x="16.37cm" svg:y="9.259cm">
          <text:p/>
        </draw:rect>
        <draw:rect draw:style-name="gr108" draw:text-style-name="P53" draw:layer="layout" svg:width="2.339cm" svg:height="1.102cm" svg:x="16.37cm" svg:y="10.362cm">
          <text:p text:style-name="P2"><text:span text:style-name="T63">C</text:span></text:p>
        </draw:rect>
        <draw:rect draw:style-name="gr109" draw:text-style-name="P55" draw:layer="layout" svg:width="2.339cm" svg:height="1.102cm" svg:x="16.37cm" svg:y="11.464cm">
          <text:p/>
        </draw:rect>
        <draw:frame draw:style-name="gr113" draw:text-style-name="P54" draw:layer="layout" svg:width="0.433cm" svg:height="0.926cm" svg:x="15.668cm" svg:y="3.858cm">
          <draw:text-box>
            <text:p text:style-name="P2"><text:span text:style-name="T64">0</text:span></text:p>
          </draw:text-box>
        </draw:frame>
        <draw:frame draw:style-name="gr114" draw:text-style-name="P54" draw:layer="layout" svg:width="0.383cm" svg:height="0.926cm" svg:x="15.668cm" svg:y="4.961cm">
          <draw:text-box>
            <text:p text:style-name="P2"><text:span text:style-name="T64">1</text:span></text:p>
          </draw:text-box>
        </draw:frame>
        <draw:frame draw:style-name="gr113" draw:text-style-name="P54" draw:layer="layout" svg:width="0.433cm" svg:height="0.926cm" svg:x="15.669cm" svg:y="6.065cm">
          <draw:text-box>
            <text:p text:style-name="P2"><text:span text:style-name="T64">2</text:span></text:p>
          </draw:text-box>
        </draw:frame>
        <draw:frame draw:style-name="gr113" draw:text-style-name="P54" draw:layer="layout" svg:width="0.433cm" svg:height="0.926cm" svg:x="15.669cm" svg:y="7.168cm">
          <draw:text-box>
            <text:p text:style-name="P2"><text:span text:style-name="T64">3</text:span></text:p>
          </draw:text-box>
        </draw:frame>
        <draw:frame draw:style-name="gr113" draw:text-style-name="P54" draw:layer="layout" svg:width="0.433cm" svg:height="0.926cm" svg:x="15.669cm" svg:y="8.161cm">
          <draw:text-box>
            <text:p text:style-name="P2"><text:span text:style-name="T64">4</text:span></text:p>
          </draw:text-box>
        </draw:frame>
        <draw:frame draw:style-name="gr113" draw:text-style-name="P54" draw:layer="layout" svg:width="0.433cm" svg:height="0.926cm" svg:x="15.669cm" svg:y="9.375cm">
          <draw:text-box>
            <text:p text:style-name="P2"><text:span text:style-name="T64">5</text:span></text:p>
          </draw:text-box>
        </draw:frame>
        <draw:frame draw:style-name="gr113" draw:text-style-name="P54" draw:layer="layout" svg:width="0.433cm" svg:height="0.926cm" svg:x="15.669cm" svg:y="10.368cm">
          <draw:text-box>
            <text:p text:style-name="P2"><text:span text:style-name="T64">6</text:span></text:p>
          </draw:text-box>
        </draw:frame>
        <draw:frame draw:style-name="gr113" draw:text-style-name="P54" draw:layer="layout" svg:width="0.433cm" svg:height="0.926cm" svg:x="15.669cm" svg:y="11.582cm">
          <draw:text-box>
            <text:p text:style-name="P2"><text:span text:style-name="T64">7</text:span></text:p>
          </draw:text-box>
        </draw:frame>
        <draw:rect draw:style-name="gr109" draw:text-style-name="P58" draw:layer="layout" svg:width="2.339cm" svg:height="1.102cm" svg:x="16.37cm" svg:y="12.566cm">
          <text:p/>
        </draw:rect>
        <draw:rect draw:style-name="gr109" draw:text-style-name="P53" draw:layer="layout" svg:width="2.339cm" svg:height="1.102cm" svg:x="16.37cm" svg:y="13.669cm">
          <text:p/>
        </draw:rect>
        <draw:rect draw:style-name="gr109" draw:text-style-name="P55" draw:layer="layout" svg:width="2.339cm" svg:height="1.102cm" svg:x="16.37cm" svg:y="14.771cm">
          <text:p/>
        </draw:rect>
        <draw:rect draw:style-name="gr109" draw:text-style-name="P55" draw:layer="layout" svg:width="2.339cm" svg:height="1.102cm" svg:x="16.37cm" svg:y="15.874cm">
          <text:p/>
        </draw:rect>
        <draw:frame draw:style-name="gr113" draw:text-style-name="P54" draw:layer="layout" svg:width="0.433cm" svg:height="0.926cm" svg:x="15.668cm" svg:y="12.677cm">
          <draw:text-box>
            <text:p text:style-name="P2"><text:span text:style-name="T64">8</text:span></text:p>
          </draw:text-box>
        </draw:frame>
        <draw:frame draw:style-name="gr113" draw:text-style-name="P54" draw:layer="layout" svg:width="0.433cm" svg:height="0.926cm" svg:x="15.668cm" svg:y="13.78cm">
          <draw:text-box>
            <text:p text:style-name="P2"><text:span text:style-name="T64">9</text:span></text:p>
          </draw:text-box>
        </draw:frame>
        <draw:frame draw:style-name="gr117" draw:text-style-name="P54" draw:layer="layout" svg:width="0.764cm" svg:height="0.926cm" svg:x="15.435cm" svg:y="14.884cm">
          <draw:text-box>
            <text:p text:style-name="P2"><text:span text:style-name="T64">10</text:span></text:p>
          </draw:text-box>
        </draw:frame>
        <draw:frame draw:style-name="gr117" draw:text-style-name="P54" draw:layer="layout" svg:width="0.764cm" svg:height="0.926cm" svg:x="15.435cm" svg:y="15.987cm">
          <draw:text-box>
            <text:p text:style-name="P2"><text:span text:style-name="T64">11</text:span></text:p>
          </draw:text-box>
        </draw:frame>
        <draw:frame draw:style-name="gr118" draw:text-style-name="P59" draw:layer="layout" svg:width="3.309cm" svg:height="2.22cm" svg:x="1.052cm" svg:y="17.637cm">
          <draw:text-box>
            <text:p text:style-name="P2"><text:span text:style-name="T65">Memoria</text:span></text:p>
            <text:p text:style-name="P2"><text:span text:style-name="T65">Logica</text:span></text:p>
          </draw:text-box>
        </draw:frame>
        <draw:frame draw:style-name="gr119" draw:text-style-name="P59" draw:layer="layout" svg:width="4.145cm" svg:height="1.084cm" svg:x="8.068cm" svg:y="17.637cm">
          <draw:text-box>
            <text:p text:style-name="P2"><text:span text:style-name="T65">Page Table</text:span></text:p>
          </draw:text-box>
        </draw:frame>
        <draw:frame draw:style-name="gr120" draw:text-style-name="P59" draw:layer="layout" svg:width="3.7cm" svg:height="2.22cm" svg:x="15.201cm" svg:y="17.638cm">
          <draw:text-box>
            <text:p text:style-name="P2"><text:span text:style-name="T65">Memoria</text:span><text:span text:style-name="T65"><text:line-break/></text:span><text:span text:style-name="T65">principale</text:span></text:p>
          </draw:text-box>
        </draw:frame>
        <draw:rect draw:style-name="gr121" draw:text-style-name="P52" draw:layer="layout" svg:width="7.016cm" svg:height="7.165cm" svg:x="21.631cm" svg:y="6.614cm">
          <text:p/>
        </draw:rect>
        <draw:ellipse draw:style-name="gr4" draw:text-style-name="P52" draw:layer="layout" svg:width="7.016cm" svg:height="0.551cm" svg:x="21.631cm" svg:y="6.393cm">
          <text:p/>
        </draw:ellipse>
        <draw:rect draw:style-name="gr61" draw:text-style-name="P53" draw:layer="layout" svg:width="2.339cm" svg:height="1.102cm" svg:x="22.918cm" svg:y="8.818cm">
          <text:p text:style-name="P2"><text:span text:style-name="T63">A</text:span></text:p>
        </draw:rect>
        <draw:rect draw:style-name="gr61" draw:text-style-name="P53" draw:layer="layout" svg:width="2.339cm" svg:height="1.102cm" svg:x="25.256cm" svg:y="8.818cm">
          <text:p text:style-name="P2"><text:span text:style-name="T63">B</text:span></text:p>
        </draw:rect>
        <draw:rect draw:style-name="gr61" draw:text-style-name="P53" draw:layer="layout" svg:width="2.339cm" svg:height="1.102cm" svg:x="22.918cm" svg:y="9.921cm">
          <text:p text:style-name="P2"><text:span text:style-name="T63">C</text:span></text:p>
        </draw:rect>
        <draw:rect draw:style-name="gr61" draw:text-style-name="P53" draw:layer="layout" svg:width="2.339cm" svg:height="1.102cm" svg:x="25.256cm" svg:y="9.921cm">
          <text:p text:style-name="P2"><text:span text:style-name="T63">D</text:span></text:p>
        </draw:rect>
        <draw:rect draw:style-name="gr61" draw:text-style-name="P53" draw:layer="layout" svg:width="2.339cm" svg:height="1.102cm" svg:x="22.918cm" svg:y="11.023cm">
          <text:p text:style-name="P2"><text:span text:style-name="T63">E</text:span></text:p>
        </draw:rect>
        <draw:rect draw:style-name="gr61" draw:text-style-name="P53" draw:layer="layout" svg:width="2.339cm" svg:height="1.102cm" svg:x="25.256cm" svg:y="11.023cm">
          <text:p text:style-name="P2"><text:span text:style-name="T63">F</text:span></text:p>
        </draw:rect>
        <draw:rect draw:style-name="gr61" draw:text-style-name="P53" draw:layer="layout" svg:width="2.339cm" svg:height="1.102cm" svg:x="22.918cm" svg:y="12.125cm">
          <text:p text:style-name="P2"><text:span text:style-name="T63">G</text:span></text:p>
        </draw:rect>
        <draw:rect draw:style-name="gr61" draw:text-style-name="P53" draw:layer="layout" svg:width="2.339cm" svg:height="1.102cm" svg:x="25.256cm" svg:y="12.125cm">
          <text:p text:style-name="P2"><text:span text:style-name="T63">H</text:span></text:p>
        </draw:rect>
        <draw:line draw:style-name="gr4" draw:text-style-name="P52" draw:layer="layout" svg:x1="21.631cm" svg:y1="6.614cm" svg:x2="21.631cm" svg:y2="13.779cm">
          <text:p/>
        </draw:line>
        <draw:line draw:style-name="gr4" draw:text-style-name="P52" draw:layer="layout" svg:x1="28.647cm" svg:y1="6.614cm" svg:x2="28.647cm" svg:y2="13.779cm">
          <text:p/>
        </draw:line>
        <draw:frame draw:style-name="gr122" draw:text-style-name="P59" draw:layer="layout" svg:width="4.101cm" svg:height="2.22cm" svg:x="23.503cm" svg:y="15.103cm">
          <draw:text-box>
            <text:p text:style-name="P2"><text:span text:style-name="T65">Memoria</text:span></text:p>
            <text:p text:style-name="P2"><text:span text:style-name="T65">secondaria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54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55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Pager/swapper</text:p>
          </draw:text-box>
        </draw:frame>
        <draw:frame presentation:style-name="pr41" draw:text-style-name="P6" draw:layer="layout" svg:width="27.719cm" svg:height="13.549cm" svg:x="0.99cm" svg:y="3.5cm" presentation:class="outline" presentation:user-transformed="true">
          <draw:text-box>
            <text:list text:style-name="L3">
              <text:list-item>
                <text:p text:style-name="P2">Swap</text:p>
                <text:list>
                  <text:list-item>
                    <text:p text:style-name="P2">con questo termine si intende l'azione di copiare l'intera area di memoria usata da un processo</text:p>
                    <text:list>
                      <text:list-item>
                        <text:p text:style-name="P2">dalla memoria secondaria alla memoria principale (<text:span text:style-name="T10">swap-in</text:span>)</text:p>
                      </text:list-item>
                      <text:list-item>
                        <text:p text:style-name="P2">dalla memoria principale alla memoria secondaria (<text:span text:style-name="T10">swap-out</text:span>)</text:p>
                      </text:list-item>
                    </text:list>
                  </text:list-item>
                  <text:list-item>
                    <text:p text:style-name="P2">era una tecnica utilizzata nel passato quando demand paging non esisteva</text:p>
                  </text:list-item>
                </text:list>
              </text:list-item>
              <text:list-item>
                <text:p text:style-name="P2">Paginazione su richiesta</text:p>
                <text:list>
                  <text:list-item>
                    <text:p text:style-name="P2">può essere vista come una tecnica di swap di tipo lazy (pigro)</text:p>
                  </text:list-item>
                  <text:list-item>
                    <text:p text:style-name="P2">viene caricato solo ciò che ser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55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56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Pager/swapper</text:p>
          </draw:text-box>
        </draw:frame>
        <draw:frame presentation:style-name="pr5" draw:text-style-name="P6" draw:layer="layout" svg:width="27.719cm" svg:height="10.287cm" svg:x="0.99cm" svg:y="3.5cm" presentation:class="outline" presentation:user-transformed="true">
          <draw:text-box>
            <text:list text:style-name="L3">
              <text:list-item>
                <text:p text:style-name="P2">Per questo motivo</text:p>
                <text:list>
                  <text:list-item>
                    <text:p text:style-name="P2">alcuni sistemi operativi indicano il pager con il nome di <text:span text:style-name="T10">swapper</text:span></text:p>
                  </text:list-item>
                  <text:list-item>
                    <text:p text:style-name="P2">è da considerarsi una terminologia obsoleta</text:p>
                  </text:list-item>
                </text:list>
              </text:list-item>
              <text:list-item>
                <text:p text:style-name="P2">Nota</text:p>
                <text:list>
                  <text:list-item>
                    <text:p text:style-name="P2">però utilizziamo il termine <text:span text:style-name="T10">swap area</text:span> per indicare l'area del disco utilizzata per ospitare le pagine in memoria secondar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56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57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 presentation:user-transformed="true">
          <draw:text-box>
            <text:p text:style-name="P2">Gestione dei page fault</text:p>
          </draw:text-box>
        </draw:frame>
        <draw:rect draw:style-name="gr108" draw:text-style-name="P53" xml:id="id69" draw:id="id69" draw:layer="layout" svg:width="2.339cm" svg:height="1.102cm" svg:x="1.52cm" svg:y="7.938cm">
          <text:p text:style-name="P2"><text:span text:style-name="T63">A</text:span></text:p>
        </draw:rect>
        <draw:rect draw:style-name="gr108" draw:text-style-name="P53" xml:id="id70" draw:id="id70" draw:layer="layout" svg:width="2.339cm" svg:height="1.102cm" svg:x="1.52cm" svg:y="9.04cm">
          <text:p text:style-name="P2"><text:span text:style-name="T63">B</text:span></text:p>
        </draw:rect>
        <draw:rect draw:style-name="gr108" draw:text-style-name="P53" draw:layer="layout" svg:width="2.339cm" svg:height="1.102cm" svg:x="1.52cm" svg:y="10.142cm">
          <text:p text:style-name="P2"><text:span text:style-name="T63">C</text:span></text:p>
        </draw:rect>
        <draw:rect draw:style-name="gr108" draw:text-style-name="P53" draw:layer="layout" svg:width="2.339cm" svg:height="1.102cm" svg:x="1.52cm" svg:y="11.245cm">
          <text:p text:style-name="P2"><text:span text:style-name="T63">D</text:span></text:p>
        </draw:rect>
        <draw:rect draw:style-name="gr108" draw:text-style-name="P53" draw:layer="layout" svg:width="2.339cm" svg:height="1.102cm" svg:x="1.52cm" svg:y="12.347cm">
          <text:p text:style-name="P2"><text:span text:style-name="T63">E</text:span></text:p>
        </draw:rect>
        <draw:rect draw:style-name="gr108" draw:text-style-name="P53" draw:layer="layout" svg:width="2.339cm" svg:height="1.102cm" svg:x="1.52cm" svg:y="13.449cm">
          <text:p text:style-name="P2"><text:span text:style-name="T63">F</text:span></text:p>
        </draw:rect>
        <draw:rect draw:style-name="gr108" draw:text-style-name="P53" draw:layer="layout" svg:width="2.339cm" svg:height="1.102cm" svg:x="1.52cm" svg:y="14.552cm">
          <text:p text:style-name="P2"><text:span text:style-name="T63">G</text:span></text:p>
        </draw:rect>
        <draw:rect draw:style-name="gr108" draw:text-style-name="P53" draw:layer="layout" svg:width="2.339cm" svg:height="1.102cm" svg:x="1.52cm" svg:y="15.654cm">
          <text:p text:style-name="P2"><text:span text:style-name="T63">H</text:span></text:p>
        </draw:rect>
        <draw:frame draw:style-name="gr113" draw:text-style-name="P54" draw:layer="layout" svg:width="0.433cm" svg:height="0.926cm" svg:x="0.818cm" svg:y="8.048cm">
          <draw:text-box>
            <text:p text:style-name="P2"><text:span text:style-name="T64">0</text:span></text:p>
          </draw:text-box>
        </draw:frame>
        <draw:frame draw:style-name="gr114" draw:text-style-name="P54" draw:layer="layout" svg:width="0.383cm" svg:height="0.926cm" svg:x="0.818cm" svg:y="9.151cm">
          <draw:text-box>
            <text:p text:style-name="P2"><text:span text:style-name="T64">1</text:span></text:p>
          </draw:text-box>
        </draw:frame>
        <draw:frame draw:style-name="gr113" draw:text-style-name="P54" draw:layer="layout" svg:width="0.433cm" svg:height="0.926cm" svg:x="0.819cm" svg:y="10.255cm">
          <draw:text-box>
            <text:p text:style-name="P2"><text:span text:style-name="T64">2</text:span></text:p>
          </draw:text-box>
        </draw:frame>
        <draw:frame draw:style-name="gr113" draw:text-style-name="P54" draw:layer="layout" svg:width="0.433cm" svg:height="0.926cm" svg:x="0.819cm" svg:y="11.358cm">
          <draw:text-box>
            <text:p text:style-name="P2"><text:span text:style-name="T64">3</text:span></text:p>
          </draw:text-box>
        </draw:frame>
        <draw:frame draw:style-name="gr113" draw:text-style-name="P54" draw:layer="layout" svg:width="0.433cm" svg:height="0.926cm" svg:x="0.819cm" svg:y="12.351cm">
          <draw:text-box>
            <text:p text:style-name="P2"><text:span text:style-name="T64">4</text:span></text:p>
          </draw:text-box>
        </draw:frame>
        <draw:frame draw:style-name="gr113" draw:text-style-name="P54" draw:layer="layout" svg:width="0.433cm" svg:height="0.926cm" svg:x="0.819cm" svg:y="13.565cm">
          <draw:text-box>
            <text:p text:style-name="P2"><text:span text:style-name="T64">5</text:span></text:p>
          </draw:text-box>
        </draw:frame>
        <draw:frame draw:style-name="gr113" draw:text-style-name="P54" draw:layer="layout" svg:width="0.433cm" svg:height="0.926cm" svg:x="0.819cm" svg:y="14.558cm">
          <draw:text-box>
            <text:p text:style-name="P2"><text:span text:style-name="T64">6</text:span></text:p>
          </draw:text-box>
        </draw:frame>
        <draw:frame draw:style-name="gr113" draw:text-style-name="P54" draw:layer="layout" svg:width="0.433cm" svg:height="0.926cm" svg:x="0.819cm" svg:y="15.772cm">
          <draw:text-box>
            <text:p text:style-name="P2"><text:span text:style-name="T64">7</text:span></text:p>
          </draw:text-box>
        </draw:frame>
        <draw:frame draw:style-name="gr118" draw:text-style-name="P59" draw:layer="layout" svg:width="3.309cm" svg:height="2.22cm" svg:x="1.052cm" svg:y="16.977cm">
          <draw:text-box>
            <text:p text:style-name="P2"><text:span text:style-name="T65">Memoria</text:span></text:p>
            <text:p text:style-name="P2"><text:span text:style-name="T65">Logica</text:span></text:p>
          </draw:text-box>
        </draw:frame>
        <draw:frame presentation:style-name="pr42" draw:text-style-name="P6" draw:layer="layout" svg:width="27.719cm" svg:height="2.051cm" svg:x="0.99cm" svg:y="3.501cm" presentation:class="outline" presentation:user-transformed="true">
          <draw:text-box>
            <text:list text:style-name="L3">
              <text:list-item>
                <text:p text:style-name="P2">Supponiamo che una istruzione macchina del codice in pagina 0 faccia riferimento alla pagina 1</text:p>
              </text:list-item>
            </text:list>
          </draw:text-box>
        </draw:frame>
        <draw:connector draw:style-name="gr123" draw:text-style-name="P52" draw:layer="layout" svg:x1="3.859cm" svg:y1="8.489cm" svg:x2="3.859cm" svg:y2="9.591cm" draw:start-shape="id69" draw:start-glue-point="1" draw:end-shape="id70" draw:end-glue-point="1" svg:d="M3859 8489h501v1102h-501">
          <text:p/>
        </draw:connector>
        <draw:frame draw:style-name="gr124" draw:text-style-name="P42" draw:layer="layout" svg:width="0.451cm" svg:height="1.084cm" svg:x="4.56cm" svg:y="8.491cm">
          <draw:text-box>
            <text:p text:style-name="P2"><text:span text:style-name="T46">1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57"/>
          <draw:frame presentation:style-name="pr9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lo" presentation:presentation-page-layout-name="AL1T1">
        <office:forms form:automatic-focus="false" form:apply-design-mode="false"/>
        <draw:rect draw:style-name="gr4" draw:text-style-name="P52" draw:layer="layout" svg:width="8.185cm" svg:height="13.78cm" svg:x="6.431cm" svg:y="6.062cm">
          <text:p/>
        </draw:rect>
        <draw:frame presentation:style-name="pr2" draw:text-style-name="P2" draw:layer="layout" svg:width="28.328cm" svg:height="1.605cm" svg:x="0.68cm" svg:y="0.832cm" presentation:class="title" presentation:user-transformed="true">
          <draw:text-box>
            <text:p text:style-name="P2">Gestione dei page fault</text:p>
          </draw:text-box>
        </draw:frame>
        <draw:rect draw:style-name="gr108" draw:text-style-name="P53" xml:id="id71" draw:id="id71" draw:layer="layout" svg:width="2.339cm" svg:height="1.102cm" svg:x="1.52cm" svg:y="7.938cm">
          <text:p text:style-name="P2"><text:span text:style-name="T63">A</text:span></text:p>
        </draw:rect>
        <draw:rect draw:style-name="gr108" draw:text-style-name="P53" xml:id="id73" draw:id="id73" draw:layer="layout" svg:width="2.339cm" svg:height="1.102cm" svg:x="1.52cm" svg:y="9.04cm">
          <text:p text:style-name="P2"><text:span text:style-name="T63">B</text:span></text:p>
        </draw:rect>
        <draw:rect draw:style-name="gr108" draw:text-style-name="P53" draw:layer="layout" svg:width="2.339cm" svg:height="1.102cm" svg:x="1.52cm" svg:y="10.142cm">
          <text:p text:style-name="P2"><text:span text:style-name="T63">C</text:span></text:p>
        </draw:rect>
        <draw:rect draw:style-name="gr108" draw:text-style-name="P53" draw:layer="layout" svg:width="2.339cm" svg:height="1.102cm" svg:x="1.52cm" svg:y="11.245cm">
          <text:p text:style-name="P2"><text:span text:style-name="T63">D</text:span></text:p>
        </draw:rect>
        <draw:rect draw:style-name="gr108" draw:text-style-name="P53" draw:layer="layout" svg:width="2.339cm" svg:height="1.102cm" svg:x="1.52cm" svg:y="12.347cm">
          <text:p text:style-name="P2"><text:span text:style-name="T63">E</text:span></text:p>
        </draw:rect>
        <draw:rect draw:style-name="gr108" draw:text-style-name="P53" draw:layer="layout" svg:width="2.339cm" svg:height="1.102cm" svg:x="1.52cm" svg:y="13.449cm">
          <text:p text:style-name="P2"><text:span text:style-name="T63">F</text:span></text:p>
        </draw:rect>
        <draw:rect draw:style-name="gr108" draw:text-style-name="P53" draw:layer="layout" svg:width="2.339cm" svg:height="1.102cm" svg:x="1.52cm" svg:y="14.552cm">
          <text:p text:style-name="P2"><text:span text:style-name="T63">G</text:span></text:p>
        </draw:rect>
        <draw:rect draw:style-name="gr108" draw:text-style-name="P53" draw:layer="layout" svg:width="2.339cm" svg:height="1.102cm" svg:x="1.52cm" svg:y="15.654cm">
          <text:p text:style-name="P2"><text:span text:style-name="T63">H</text:span></text:p>
        </draw:rect>
        <draw:frame draw:style-name="gr113" draw:text-style-name="P54" draw:layer="layout" svg:width="0.433cm" svg:height="0.926cm" svg:x="0.818cm" svg:y="8.048cm">
          <draw:text-box>
            <text:p text:style-name="P2"><text:span text:style-name="T64">0</text:span></text:p>
          </draw:text-box>
        </draw:frame>
        <draw:frame draw:style-name="gr114" draw:text-style-name="P54" draw:layer="layout" svg:width="0.383cm" svg:height="0.926cm" svg:x="0.818cm" svg:y="9.151cm">
          <draw:text-box>
            <text:p text:style-name="P2"><text:span text:style-name="T64">1</text:span></text:p>
          </draw:text-box>
        </draw:frame>
        <draw:frame draw:style-name="gr113" draw:text-style-name="P54" draw:layer="layout" svg:width="0.433cm" svg:height="0.926cm" svg:x="0.819cm" svg:y="10.255cm">
          <draw:text-box>
            <text:p text:style-name="P2"><text:span text:style-name="T64">2</text:span></text:p>
          </draw:text-box>
        </draw:frame>
        <draw:frame draw:style-name="gr113" draw:text-style-name="P54" draw:layer="layout" svg:width="0.433cm" svg:height="0.926cm" svg:x="0.819cm" svg:y="11.358cm">
          <draw:text-box>
            <text:p text:style-name="P2"><text:span text:style-name="T64">3</text:span></text:p>
          </draw:text-box>
        </draw:frame>
        <draw:frame draw:style-name="gr113" draw:text-style-name="P54" draw:layer="layout" svg:width="0.433cm" svg:height="0.926cm" svg:x="0.819cm" svg:y="12.351cm">
          <draw:text-box>
            <text:p text:style-name="P2"><text:span text:style-name="T64">4</text:span></text:p>
          </draw:text-box>
        </draw:frame>
        <draw:frame draw:style-name="gr113" draw:text-style-name="P54" draw:layer="layout" svg:width="0.433cm" svg:height="0.926cm" svg:x="0.819cm" svg:y="13.565cm">
          <draw:text-box>
            <text:p text:style-name="P2"><text:span text:style-name="T64">5</text:span></text:p>
          </draw:text-box>
        </draw:frame>
        <draw:frame draw:style-name="gr113" draw:text-style-name="P54" draw:layer="layout" svg:width="0.433cm" svg:height="0.926cm" svg:x="0.819cm" svg:y="14.558cm">
          <draw:text-box>
            <text:p text:style-name="P2"><text:span text:style-name="T64">6</text:span></text:p>
          </draw:text-box>
        </draw:frame>
        <draw:frame draw:style-name="gr113" draw:text-style-name="P54" draw:layer="layout" svg:width="0.433cm" svg:height="0.926cm" svg:x="0.819cm" svg:y="15.772cm">
          <draw:text-box>
            <text:p text:style-name="P2"><text:span text:style-name="T64">7</text:span></text:p>
          </draw:text-box>
        </draw:frame>
        <draw:rect draw:style-name="gr125" draw:text-style-name="P53" draw:layer="layout" svg:width="2.339cm" svg:height="1.102cm" svg:x="8.068cm" svg:y="8.82cm">
          <text:p text:style-name="P2"><text:span text:style-name="T63">4</text:span></text:p>
        </draw:rect>
        <draw:rect draw:style-name="gr37" draw:text-style-name="P55" draw:layer="layout" svg:width="2.339cm" svg:height="1.102cm" svg:x="8.068cm" svg:y="9.922cm">
          <text:p/>
        </draw:rect>
        <draw:rect draw:style-name="gr125" draw:text-style-name="P53" draw:layer="layout" svg:width="2.339cm" svg:height="1.102cm" svg:x="8.068cm" svg:y="11.024cm">
          <text:p text:style-name="P2"><text:span text:style-name="T63">6</text:span></text:p>
        </draw:rect>
        <draw:rect draw:style-name="gr37" draw:text-style-name="P55" draw:layer="layout" svg:width="2.339cm" svg:height="1.102cm" svg:x="8.068cm" svg:y="12.127cm">
          <text:p/>
        </draw:rect>
        <draw:rect draw:style-name="gr37" draw:text-style-name="P55" draw:layer="layout" svg:width="2.339cm" svg:height="1.102cm" svg:x="8.068cm" svg:y="13.229cm">
          <text:p/>
        </draw:rect>
        <draw:rect draw:style-name="gr125" draw:text-style-name="P53" draw:layer="layout" svg:width="2.339cm" svg:height="1.102cm" svg:x="8.068cm" svg:y="14.331cm">
          <text:p text:style-name="P2"><text:span text:style-name="T63">1</text:span></text:p>
        </draw:rect>
        <draw:rect draw:style-name="gr37" draw:text-style-name="P55" draw:layer="layout" svg:width="2.339cm" svg:height="1.102cm" svg:x="8.068cm" svg:y="15.434cm">
          <text:p/>
        </draw:rect>
        <draw:rect draw:style-name="gr37" draw:text-style-name="P55" draw:layer="layout" svg:width="2.339cm" svg:height="1.102cm" svg:x="8.068cm" svg:y="16.536cm">
          <text:p/>
        </draw:rect>
        <draw:frame draw:style-name="gr113" draw:text-style-name="P54" draw:layer="layout" svg:width="0.433cm" svg:height="0.926cm" svg:x="7.366cm" svg:y="8.93cm">
          <draw:text-box>
            <text:p text:style-name="P2"><text:span text:style-name="T64">0</text:span></text:p>
          </draw:text-box>
        </draw:frame>
        <draw:frame draw:style-name="gr114" draw:text-style-name="P54" xml:id="id72" draw:id="id72" draw:layer="layout" svg:width="0.383cm" svg:height="0.926cm" svg:x="7.366cm" svg:y="10.033cm">
          <draw:text-box>
            <text:p text:style-name="P2"><text:span text:style-name="T64">1</text:span></text:p>
          </draw:text-box>
        </draw:frame>
        <draw:frame draw:style-name="gr113" draw:text-style-name="P54" draw:layer="layout" svg:width="0.433cm" svg:height="0.926cm" svg:x="7.367cm" svg:y="11.137cm">
          <draw:text-box>
            <text:p text:style-name="P2"><text:span text:style-name="T64">2</text:span></text:p>
          </draw:text-box>
        </draw:frame>
        <draw:frame draw:style-name="gr113" draw:text-style-name="P54" draw:layer="layout" svg:width="0.433cm" svg:height="0.926cm" svg:x="7.367cm" svg:y="12.24cm">
          <draw:text-box>
            <text:p text:style-name="P2"><text:span text:style-name="T64">3</text:span></text:p>
          </draw:text-box>
        </draw:frame>
        <draw:frame draw:style-name="gr113" draw:text-style-name="P54" draw:layer="layout" svg:width="0.433cm" svg:height="0.926cm" svg:x="7.367cm" svg:y="13.233cm">
          <draw:text-box>
            <text:p text:style-name="P2"><text:span text:style-name="T64">4</text:span></text:p>
          </draw:text-box>
        </draw:frame>
        <draw:frame draw:style-name="gr113" draw:text-style-name="P54" draw:layer="layout" svg:width="0.433cm" svg:height="0.926cm" svg:x="7.367cm" svg:y="14.447cm">
          <draw:text-box>
            <text:p text:style-name="P2"><text:span text:style-name="T64">5</text:span></text:p>
          </draw:text-box>
        </draw:frame>
        <draw:frame draw:style-name="gr113" draw:text-style-name="P54" draw:layer="layout" svg:width="0.433cm" svg:height="0.926cm" svg:x="7.367cm" svg:y="15.44cm">
          <draw:text-box>
            <text:p text:style-name="P2"><text:span text:style-name="T64">6</text:span></text:p>
          </draw:text-box>
        </draw:frame>
        <draw:frame draw:style-name="gr113" draw:text-style-name="P54" draw:layer="layout" svg:width="0.433cm" svg:height="0.926cm" svg:x="7.367cm" svg:y="16.654cm">
          <draw:text-box>
            <text:p text:style-name="P2"><text:span text:style-name="T64">7</text:span></text:p>
          </draw:text-box>
        </draw:frame>
        <draw:rect draw:style-name="gr125" draw:text-style-name="P53" draw:layer="layout" svg:width="1.052cm" svg:height="1.102cm" svg:x="10.406cm" svg:y="8.82cm">
          <text:p text:style-name="P2"><text:span text:style-name="T63">v</text:span></text:p>
        </draw:rect>
        <draw:rect draw:style-name="gr125" draw:text-style-name="P53" draw:layer="layout" svg:width="1.052cm" svg:height="1.102cm" svg:x="10.406cm" svg:y="9.922cm">
          <text:p text:style-name="P2"><text:span text:style-name="T63">i</text:span></text:p>
        </draw:rect>
        <draw:rect draw:style-name="gr125" draw:text-style-name="P53" draw:layer="layout" svg:width="1.052cm" svg:height="1.102cm" svg:x="10.406cm" svg:y="11.024cm">
          <text:p text:style-name="P2"><text:span text:style-name="T63">v</text:span></text:p>
        </draw:rect>
        <draw:rect draw:style-name="gr125" draw:text-style-name="P53" draw:layer="layout" svg:width="1.052cm" svg:height="1.102cm" svg:x="10.406cm" svg:y="12.127cm">
          <text:p text:style-name="P2"><text:span text:style-name="T63">i</text:span></text:p>
        </draw:rect>
        <draw:rect draw:style-name="gr125" draw:text-style-name="P53" draw:layer="layout" svg:width="1.052cm" svg:height="1.102cm" svg:x="10.406cm" svg:y="13.229cm">
          <text:p text:style-name="P2"><text:span text:style-name="T63">i</text:span></text:p>
        </draw:rect>
        <draw:rect draw:style-name="gr125" draw:text-style-name="P53" draw:layer="layout" svg:width="1.052cm" svg:height="1.102cm" svg:x="10.406cm" svg:y="14.331cm">
          <text:p text:style-name="P2"><text:span text:style-name="T63">v</text:span></text:p>
        </draw:rect>
        <draw:rect draw:style-name="gr125" draw:text-style-name="P53" draw:layer="layout" svg:width="1.052cm" svg:height="1.102cm" svg:x="10.406cm" svg:y="15.434cm">
          <text:p text:style-name="P2"><text:span text:style-name="T63">i</text:span></text:p>
        </draw:rect>
        <draw:rect draw:style-name="gr125" draw:text-style-name="P53" draw:layer="layout" svg:width="1.052cm" svg:height="1.102cm" svg:x="10.406cm" svg:y="16.536cm">
          <text:p text:style-name="P2"><text:span text:style-name="T63">i</text:span></text:p>
        </draw:rect>
        <draw:frame draw:style-name="gr115" draw:text-style-name="P54" draw:layer="layout" svg:width="1.988cm" svg:height="0.926cm" svg:x="8.068cm" svg:y="8.049cm">
          <draw:text-box>
            <text:p text:style-name="P2"><text:span text:style-name="T64">frame</text:span></text:p>
          </draw:text-box>
        </draw:frame>
        <draw:frame draw:style-name="gr116" draw:text-style-name="P57" draw:layer="layout" svg:width="3.021cm" svg:height="1.767cm" svg:x="10.29cm" svg:y="7.058cm">
          <draw:text-box>
            <text:p text:style-name="P56"><text:span text:style-name="T64">bit valid/</text:span><text:span text:style-name="T64"><text:line-break/></text:span><text:span text:style-name="T64">invalid</text:span></text:p>
          </draw:text-box>
        </draw:frame>
        <draw:frame draw:style-name="gr118" draw:text-style-name="P59" draw:layer="layout" svg:width="3.309cm" svg:height="2.22cm" svg:x="1.052cm" svg:y="16.977cm">
          <draw:text-box>
            <text:p text:style-name="P2"><text:span text:style-name="T65">Memoria</text:span></text:p>
            <text:p text:style-name="P2"><text:span text:style-name="T65">Logica</text:span></text:p>
          </draw:text-box>
        </draw:frame>
        <draw:frame draw:style-name="gr86" draw:text-style-name="P59" draw:layer="layout" svg:width="2.066cm" svg:height="1.084cm" svg:x="6.664cm" svg:y="18.741cm">
          <draw:text-box>
            <text:p text:style-name="P2"><text:span text:style-name="T65">MMU</text:span></text:p>
          </draw:text-box>
        </draw:frame>
        <draw:frame presentation:style-name="pr42" draw:text-style-name="P6" draw:layer="layout" svg:width="27.719cm" svg:height="2.051cm" svg:x="0.99cm" svg:y="3.5cm" presentation:class="outline" presentation:user-transformed="true">
          <draw:text-box>
            <text:list text:style-name="L3">
              <text:list-item>
                <text:p text:style-name="P2">La MMU scopre che la pagina 1 non è in memoria principale</text:p>
              </text:list-item>
            </text:list>
          </draw:text-box>
        </draw:frame>
        <draw:connector draw:style-name="gr123" draw:text-style-name="P52" draw:layer="layout" draw:line-skew="-0.613cm" svg:x1="3.859cm" svg:y1="8.489cm" svg:x2="7.366cm" svg:y2="10.496cm" draw:start-shape="id71" draw:start-glue-point="1" draw:end-shape="id72" draw:end-glue-point="3" svg:d="M3859 8489h1141v2007h2366">
          <text:p/>
        </draw:connector>
        <draw:frame draw:style-name="gr5" draw:text-style-name="P42" draw:layer="layout" svg:width="0.507cm" svg:height="1.084cm" svg:x="5.355cm" svg:y="9.499cm">
          <draw:text-box>
            <text:p text:style-name="P2"><text:span text:style-name="T46">2</text:span></text:p>
          </draw:text-box>
        </draw:frame>
        <draw:ellipse draw:style-name="gr126" draw:text-style-name="P52" draw:layer="layout" svg:width="3.859cm" svg:height="1.323cm" svg:x="7.834cm" svg:y="9.921cm">
          <text:p/>
        </draw:ellipse>
        <draw:connector draw:style-name="gr123" draw:text-style-name="P52" draw:layer="layout" svg:x1="3.859cm" svg:y1="8.489cm" svg:x2="3.859cm" svg:y2="9.591cm" draw:start-shape="id71" draw:start-glue-point="1" draw:end-shape="id73" draw:end-glue-point="1" svg:d="M3859 8489h501v1102h-501">
          <text:p/>
        </draw:connector>
        <draw:frame draw:style-name="gr124" draw:text-style-name="P42" draw:layer="layout" svg:width="0.451cm" svg:height="1.084cm" svg:x="4.59cm" svg:y="8.519cm">
          <draw:text-box>
            <text:p text:style-name="P2"><text:span text:style-name="T46">1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58"/>
          <draw:frame presentation:style-name="pr9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modello" presentation:presentation-page-layout-name="AL1T1">
        <office:forms form:automatic-focus="false" form:apply-design-mode="false"/>
        <draw:rect draw:style-name="gr4" draw:text-style-name="P52" draw:layer="layout" svg:width="8.185cm" svg:height="13.78cm" svg:x="6.431cm" svg:y="6.062cm">
          <text:p/>
        </draw:rect>
        <draw:frame presentation:style-name="pr2" draw:text-style-name="P2" draw:layer="layout" svg:width="28.328cm" svg:height="1.605cm" svg:x="0.68cm" svg:y="0.832cm" presentation:class="title" presentation:user-transformed="true">
          <draw:text-box>
            <text:p text:style-name="P2">Gestione dei page fault</text:p>
          </draw:text-box>
        </draw:frame>
        <draw:rect draw:style-name="gr108" draw:text-style-name="P53" xml:id="id74" draw:id="id74" draw:layer="layout" svg:width="2.339cm" svg:height="1.102cm" svg:x="1.52cm" svg:y="7.938cm">
          <text:p text:style-name="P2"><text:span text:style-name="T63">A</text:span></text:p>
        </draw:rect>
        <draw:rect draw:style-name="gr108" draw:text-style-name="P53" xml:id="id76" draw:id="id76" draw:layer="layout" svg:width="2.339cm" svg:height="1.102cm" svg:x="1.52cm" svg:y="9.04cm">
          <text:p text:style-name="P2"><text:span text:style-name="T63">B</text:span></text:p>
        </draw:rect>
        <draw:rect draw:style-name="gr108" draw:text-style-name="P53" draw:layer="layout" svg:width="2.339cm" svg:height="1.102cm" svg:x="1.52cm" svg:y="10.142cm">
          <text:p text:style-name="P2"><text:span text:style-name="T63">C</text:span></text:p>
        </draw:rect>
        <draw:rect draw:style-name="gr108" draw:text-style-name="P53" draw:layer="layout" svg:width="2.339cm" svg:height="1.102cm" svg:x="1.52cm" svg:y="11.245cm">
          <text:p text:style-name="P2"><text:span text:style-name="T63">D</text:span></text:p>
        </draw:rect>
        <draw:rect draw:style-name="gr108" draw:text-style-name="P53" draw:layer="layout" svg:width="2.339cm" svg:height="1.102cm" svg:x="1.52cm" svg:y="12.347cm">
          <text:p text:style-name="P2"><text:span text:style-name="T63">E</text:span></text:p>
        </draw:rect>
        <draw:rect draw:style-name="gr108" draw:text-style-name="P53" draw:layer="layout" svg:width="2.339cm" svg:height="1.102cm" svg:x="1.52cm" svg:y="13.449cm">
          <text:p text:style-name="P2"><text:span text:style-name="T63">F</text:span></text:p>
        </draw:rect>
        <draw:rect draw:style-name="gr108" draw:text-style-name="P53" draw:layer="layout" svg:width="2.339cm" svg:height="1.102cm" svg:x="1.52cm" svg:y="14.552cm">
          <text:p text:style-name="P2"><text:span text:style-name="T63">G</text:span></text:p>
        </draw:rect>
        <draw:rect draw:style-name="gr108" draw:text-style-name="P53" draw:layer="layout" svg:width="2.339cm" svg:height="1.102cm" svg:x="1.52cm" svg:y="15.654cm">
          <text:p text:style-name="P2"><text:span text:style-name="T63">H</text:span></text:p>
        </draw:rect>
        <draw:frame draw:style-name="gr113" draw:text-style-name="P54" draw:layer="layout" svg:width="0.433cm" svg:height="0.926cm" svg:x="0.818cm" svg:y="8.048cm">
          <draw:text-box>
            <text:p text:style-name="P2"><text:span text:style-name="T64">0</text:span></text:p>
          </draw:text-box>
        </draw:frame>
        <draw:frame draw:style-name="gr114" draw:text-style-name="P54" draw:layer="layout" svg:width="0.383cm" svg:height="0.926cm" svg:x="0.818cm" svg:y="9.151cm">
          <draw:text-box>
            <text:p text:style-name="P2"><text:span text:style-name="T64">1</text:span></text:p>
          </draw:text-box>
        </draw:frame>
        <draw:frame draw:style-name="gr113" draw:text-style-name="P54" draw:layer="layout" svg:width="0.433cm" svg:height="0.926cm" svg:x="0.819cm" svg:y="10.255cm">
          <draw:text-box>
            <text:p text:style-name="P2"><text:span text:style-name="T64">2</text:span></text:p>
          </draw:text-box>
        </draw:frame>
        <draw:frame draw:style-name="gr113" draw:text-style-name="P54" draw:layer="layout" svg:width="0.433cm" svg:height="0.926cm" svg:x="0.819cm" svg:y="11.358cm">
          <draw:text-box>
            <text:p text:style-name="P2"><text:span text:style-name="T64">3</text:span></text:p>
          </draw:text-box>
        </draw:frame>
        <draw:frame draw:style-name="gr113" draw:text-style-name="P54" draw:layer="layout" svg:width="0.433cm" svg:height="0.926cm" svg:x="0.819cm" svg:y="12.351cm">
          <draw:text-box>
            <text:p text:style-name="P2"><text:span text:style-name="T64">4</text:span></text:p>
          </draw:text-box>
        </draw:frame>
        <draw:frame draw:style-name="gr113" draw:text-style-name="P54" draw:layer="layout" svg:width="0.433cm" svg:height="0.926cm" svg:x="0.819cm" svg:y="13.565cm">
          <draw:text-box>
            <text:p text:style-name="P2"><text:span text:style-name="T64">5</text:span></text:p>
          </draw:text-box>
        </draw:frame>
        <draw:frame draw:style-name="gr113" draw:text-style-name="P54" draw:layer="layout" svg:width="0.433cm" svg:height="0.926cm" svg:x="0.819cm" svg:y="14.558cm">
          <draw:text-box>
            <text:p text:style-name="P2"><text:span text:style-name="T64">6</text:span></text:p>
          </draw:text-box>
        </draw:frame>
        <draw:frame draw:style-name="gr113" draw:text-style-name="P54" draw:layer="layout" svg:width="0.433cm" svg:height="0.926cm" svg:x="0.819cm" svg:y="15.772cm">
          <draw:text-box>
            <text:p text:style-name="P2"><text:span text:style-name="T64">7</text:span></text:p>
          </draw:text-box>
        </draw:frame>
        <draw:rect draw:style-name="gr125" draw:text-style-name="P53" draw:layer="layout" svg:width="2.339cm" svg:height="1.102cm" svg:x="8.068cm" svg:y="8.82cm">
          <text:p text:style-name="P2"><text:span text:style-name="T63">4</text:span></text:p>
        </draw:rect>
        <draw:rect draw:style-name="gr37" draw:text-style-name="P55" draw:layer="layout" svg:width="2.339cm" svg:height="1.102cm" svg:x="8.068cm" svg:y="9.922cm">
          <text:p/>
        </draw:rect>
        <draw:rect draw:style-name="gr125" draw:text-style-name="P53" draw:layer="layout" svg:width="2.339cm" svg:height="1.102cm" svg:x="8.068cm" svg:y="11.024cm">
          <text:p text:style-name="P2"><text:span text:style-name="T63">6</text:span></text:p>
        </draw:rect>
        <draw:rect draw:style-name="gr37" draw:text-style-name="P55" draw:layer="layout" svg:width="2.339cm" svg:height="1.102cm" svg:x="8.068cm" svg:y="12.127cm">
          <text:p/>
        </draw:rect>
        <draw:rect draw:style-name="gr37" draw:text-style-name="P55" draw:layer="layout" svg:width="2.339cm" svg:height="1.102cm" svg:x="8.068cm" svg:y="13.229cm">
          <text:p/>
        </draw:rect>
        <draw:rect draw:style-name="gr125" draw:text-style-name="P53" draw:layer="layout" svg:width="2.339cm" svg:height="1.102cm" svg:x="8.068cm" svg:y="14.331cm">
          <text:p text:style-name="P2"><text:span text:style-name="T63">1</text:span></text:p>
        </draw:rect>
        <draw:rect draw:style-name="gr37" draw:text-style-name="P55" draw:layer="layout" svg:width="2.339cm" svg:height="1.102cm" svg:x="8.068cm" svg:y="15.434cm">
          <text:p/>
        </draw:rect>
        <draw:rect draw:style-name="gr37" draw:text-style-name="P55" draw:layer="layout" svg:width="2.339cm" svg:height="1.102cm" svg:x="8.068cm" svg:y="16.536cm">
          <text:p/>
        </draw:rect>
        <draw:frame draw:style-name="gr113" draw:text-style-name="P54" draw:layer="layout" svg:width="0.433cm" svg:height="0.926cm" svg:x="7.366cm" svg:y="8.93cm">
          <draw:text-box>
            <text:p text:style-name="P2"><text:span text:style-name="T64">0</text:span></text:p>
          </draw:text-box>
        </draw:frame>
        <draw:frame draw:style-name="gr114" draw:text-style-name="P54" xml:id="id75" draw:id="id75" draw:layer="layout" svg:width="0.383cm" svg:height="0.926cm" svg:x="7.366cm" svg:y="10.033cm">
          <draw:text-box>
            <text:p text:style-name="P2"><text:span text:style-name="T64">1</text:span></text:p>
          </draw:text-box>
        </draw:frame>
        <draw:frame draw:style-name="gr113" draw:text-style-name="P54" draw:layer="layout" svg:width="0.433cm" svg:height="0.926cm" svg:x="7.367cm" svg:y="11.137cm">
          <draw:text-box>
            <text:p text:style-name="P2"><text:span text:style-name="T64">2</text:span></text:p>
          </draw:text-box>
        </draw:frame>
        <draw:frame draw:style-name="gr113" draw:text-style-name="P54" draw:layer="layout" svg:width="0.433cm" svg:height="0.926cm" svg:x="7.367cm" svg:y="12.24cm">
          <draw:text-box>
            <text:p text:style-name="P2"><text:span text:style-name="T64">3</text:span></text:p>
          </draw:text-box>
        </draw:frame>
        <draw:frame draw:style-name="gr113" draw:text-style-name="P54" draw:layer="layout" svg:width="0.433cm" svg:height="0.926cm" svg:x="7.367cm" svg:y="13.233cm">
          <draw:text-box>
            <text:p text:style-name="P2"><text:span text:style-name="T64">4</text:span></text:p>
          </draw:text-box>
        </draw:frame>
        <draw:frame draw:style-name="gr113" draw:text-style-name="P54" draw:layer="layout" svg:width="0.433cm" svg:height="0.926cm" svg:x="7.367cm" svg:y="14.447cm">
          <draw:text-box>
            <text:p text:style-name="P2"><text:span text:style-name="T64">5</text:span></text:p>
          </draw:text-box>
        </draw:frame>
        <draw:frame draw:style-name="gr113" draw:text-style-name="P54" draw:layer="layout" svg:width="0.433cm" svg:height="0.926cm" svg:x="7.367cm" svg:y="15.44cm">
          <draw:text-box>
            <text:p text:style-name="P2"><text:span text:style-name="T64">6</text:span></text:p>
          </draw:text-box>
        </draw:frame>
        <draw:frame draw:style-name="gr113" draw:text-style-name="P54" draw:layer="layout" svg:width="0.433cm" svg:height="0.926cm" svg:x="7.367cm" svg:y="16.654cm">
          <draw:text-box>
            <text:p text:style-name="P2"><text:span text:style-name="T64">7</text:span></text:p>
          </draw:text-box>
        </draw:frame>
        <draw:rect draw:style-name="gr125" draw:text-style-name="P53" draw:layer="layout" svg:width="1.052cm" svg:height="1.102cm" svg:x="10.406cm" svg:y="8.82cm">
          <text:p text:style-name="P2"><text:span text:style-name="T63">v</text:span></text:p>
        </draw:rect>
        <draw:rect draw:style-name="gr125" draw:text-style-name="P53" draw:layer="layout" svg:width="1.052cm" svg:height="1.102cm" svg:x="10.406cm" svg:y="9.922cm">
          <text:p text:style-name="P2"><text:span text:style-name="T63">i</text:span></text:p>
        </draw:rect>
        <draw:rect draw:style-name="gr125" draw:text-style-name="P53" draw:layer="layout" svg:width="1.052cm" svg:height="1.102cm" svg:x="10.406cm" svg:y="11.024cm">
          <text:p text:style-name="P2"><text:span text:style-name="T63">v</text:span></text:p>
        </draw:rect>
        <draw:rect draw:style-name="gr125" draw:text-style-name="P53" draw:layer="layout" svg:width="1.052cm" svg:height="1.102cm" svg:x="10.406cm" svg:y="12.127cm">
          <text:p text:style-name="P2"><text:span text:style-name="T63">i</text:span></text:p>
        </draw:rect>
        <draw:rect draw:style-name="gr125" draw:text-style-name="P53" draw:layer="layout" svg:width="1.052cm" svg:height="1.102cm" svg:x="10.406cm" svg:y="13.229cm">
          <text:p text:style-name="P2"><text:span text:style-name="T63">i</text:span></text:p>
        </draw:rect>
        <draw:rect draw:style-name="gr125" draw:text-style-name="P53" draw:layer="layout" svg:width="1.052cm" svg:height="1.102cm" svg:x="10.406cm" svg:y="14.331cm">
          <text:p text:style-name="P2"><text:span text:style-name="T63">v</text:span></text:p>
        </draw:rect>
        <draw:rect draw:style-name="gr125" draw:text-style-name="P53" draw:layer="layout" svg:width="1.052cm" svg:height="1.102cm" svg:x="10.406cm" svg:y="15.434cm">
          <text:p text:style-name="P2"><text:span text:style-name="T63">i</text:span></text:p>
        </draw:rect>
        <draw:rect draw:style-name="gr125" draw:text-style-name="P53" draw:layer="layout" svg:width="1.052cm" svg:height="1.102cm" svg:x="10.406cm" svg:y="16.536cm">
          <text:p text:style-name="P2"><text:span text:style-name="T63">i</text:span></text:p>
        </draw:rect>
        <draw:frame draw:style-name="gr115" draw:text-style-name="P54" draw:layer="layout" svg:width="1.988cm" svg:height="0.926cm" svg:x="8.068cm" svg:y="8.049cm">
          <draw:text-box>
            <text:p text:style-name="P2"><text:span text:style-name="T64">frame</text:span></text:p>
          </draw:text-box>
        </draw:frame>
        <draw:frame draw:style-name="gr116" draw:text-style-name="P57" draw:layer="layout" svg:width="3.021cm" svg:height="1.767cm" svg:x="10.29cm" svg:y="7.058cm">
          <draw:text-box>
            <text:p text:style-name="P56"><text:span text:style-name="T64">bit valid/</text:span><text:span text:style-name="T64"><text:line-break/></text:span><text:span text:style-name="T64">invalid</text:span></text:p>
          </draw:text-box>
        </draw:frame>
        <draw:frame draw:style-name="gr118" draw:text-style-name="P59" draw:layer="layout" svg:width="3.309cm" svg:height="2.22cm" svg:x="1.052cm" svg:y="16.977cm">
          <draw:text-box>
            <text:p text:style-name="P2"><text:span text:style-name="T65">Memoria</text:span></text:p>
            <text:p text:style-name="P2"><text:span text:style-name="T65">Logica</text:span></text:p>
          </draw:text-box>
        </draw:frame>
        <draw:frame draw:style-name="gr86" draw:text-style-name="P59" draw:layer="layout" svg:width="2.066cm" svg:height="1.084cm" svg:x="6.664cm" svg:y="18.741cm">
          <draw:text-box>
            <text:p text:style-name="P2"><text:span text:style-name="T65">MMU</text:span></text:p>
          </draw:text-box>
        </draw:frame>
        <draw:frame presentation:style-name="pr42" draw:text-style-name="P6" draw:layer="layout" svg:width="27.719cm" svg:height="2.051cm" svg:x="0.99cm" svg:y="3.5cm" presentation:class="outline" presentation:user-transformed="true">
          <draw:text-box>
            <text:list text:style-name="L3">
              <text:list-item>
                <text:p text:style-name="P2">Viene generato un trap "page fault", che viene catturato dal s.o.</text:p>
              </text:list-item>
            </text:list>
          </draw:text-box>
        </draw:frame>
        <draw:rect draw:style-name="gr28" draw:text-style-name="P60" xml:id="id77" draw:id="id77" draw:layer="layout" svg:width="4.093cm" svg:height="1.654cm" svg:x="17.773cm" svg:y="18.188cm">
          <text:p text:style-name="P2"><text:span text:style-name="T65">S.O.</text:span></text:p>
        </draw:rect>
        <draw:connector draw:style-name="gr123" draw:text-style-name="P52" draw:layer="layout" draw:line-skew="-0.613cm" svg:x1="3.859cm" svg:y1="8.489cm" svg:x2="7.366cm" svg:y2="10.496cm" draw:start-shape="id74" draw:start-glue-point="1" draw:end-shape="id75" draw:end-glue-point="3" svg:d="M3859 8489h1141v2007h2366">
          <text:p/>
        </draw:connector>
        <draw:ellipse draw:style-name="gr126" draw:text-style-name="P52" draw:layer="layout" svg:width="3.859cm" svg:height="1.323cm" svg:x="7.864cm" svg:y="9.966cm">
          <text:p/>
        </draw:ellipse>
        <draw:connector draw:style-name="gr123" draw:text-style-name="P52" draw:layer="layout" svg:x1="3.859cm" svg:y1="8.489cm" svg:x2="3.859cm" svg:y2="9.591cm" draw:start-shape="id74" draw:start-glue-point="1" draw:end-shape="id76" draw:end-glue-point="1" svg:d="M3859 8489h501v1102h-501">
          <text:p/>
        </draw:connector>
        <draw:frame draw:style-name="gr5" draw:text-style-name="P42" draw:layer="layout" svg:width="0.507cm" svg:height="1.084cm" svg:x="5.355cm" svg:y="9.5cm">
          <draw:text-box>
            <text:p text:style-name="P2"><text:span text:style-name="T46">2</text:span></text:p>
          </draw:text-box>
        </draw:frame>
        <draw:frame draw:style-name="gr124" draw:text-style-name="P42" draw:layer="layout" svg:width="0.451cm" svg:height="1.084cm" svg:x="4.59cm" svg:y="8.52cm">
          <draw:text-box>
            <text:p text:style-name="P2"><text:span text:style-name="T46">1</text:span></text:p>
          </draw:text-box>
        </draw:frame>
        <draw:connector draw:style-name="gr123" draw:text-style-name="P52" draw:layer="layout" svg:x1="12.539cm" svg:y1="15.773cm" svg:x2="17.773cm" svg:y2="19.015cm" draw:end-shape="id77" draw:end-glue-point="3" svg:d="M12539 15773h2367v3242h2867">
          <text:p/>
        </draw:connector>
        <draw:frame draw:style-name="gr127" draw:text-style-name="P42" draw:layer="layout" svg:width="0.507cm" svg:height="1.085cm" svg:x="15.299cm" svg:y="17.224cm">
          <draw:text-box>
            <text:p text:style-name="P2"><text:span text:style-name="T46">3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59"/>
          <draw:frame presentation:style-name="pr9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modello" presentation:presentation-page-layout-name="AL1T1">
        <office:forms form:automatic-focus="false" form:apply-design-mode="false"/>
        <draw:rect draw:style-name="gr4" draw:text-style-name="P52" draw:layer="layout" svg:width="8.185cm" svg:height="13.78cm" svg:x="6.431cm" svg:y="6.062cm">
          <text:p/>
        </draw:rect>
        <draw:frame presentation:style-name="pr2" draw:text-style-name="P2" draw:layer="layout" svg:width="28.328cm" svg:height="1.605cm" svg:x="0.68cm" svg:y="0.832cm" presentation:class="title" presentation:user-transformed="true">
          <draw:text-box>
            <text:p text:style-name="P2">Gestione dei page fault</text:p>
          </draw:text-box>
        </draw:frame>
        <draw:rect draw:style-name="gr108" draw:text-style-name="P53" draw:layer="layout" svg:width="2.339cm" svg:height="1.102cm" svg:x="1.52cm" svg:y="7.938cm">
          <text:p text:style-name="P2"><text:span text:style-name="T63">A</text:span></text:p>
        </draw:rect>
        <draw:rect draw:style-name="gr108" draw:text-style-name="P53" draw:layer="layout" svg:width="2.339cm" svg:height="1.102cm" svg:x="1.52cm" svg:y="9.04cm">
          <text:p text:style-name="P2"><text:span text:style-name="T63">B</text:span></text:p>
        </draw:rect>
        <draw:rect draw:style-name="gr108" draw:text-style-name="P53" draw:layer="layout" svg:width="2.339cm" svg:height="1.102cm" svg:x="1.52cm" svg:y="10.142cm">
          <text:p text:style-name="P2"><text:span text:style-name="T63">C</text:span></text:p>
        </draw:rect>
        <draw:rect draw:style-name="gr108" draw:text-style-name="P53" draw:layer="layout" svg:width="2.339cm" svg:height="1.102cm" svg:x="1.52cm" svg:y="11.245cm">
          <text:p text:style-name="P2"><text:span text:style-name="T63">D</text:span></text:p>
        </draw:rect>
        <draw:rect draw:style-name="gr108" draw:text-style-name="P53" draw:layer="layout" svg:width="2.339cm" svg:height="1.102cm" svg:x="1.52cm" svg:y="12.347cm">
          <text:p text:style-name="P2"><text:span text:style-name="T63">E</text:span></text:p>
        </draw:rect>
        <draw:rect draw:style-name="gr108" draw:text-style-name="P53" draw:layer="layout" svg:width="2.339cm" svg:height="1.102cm" svg:x="1.52cm" svg:y="13.449cm">
          <text:p text:style-name="P2"><text:span text:style-name="T63">F</text:span></text:p>
        </draw:rect>
        <draw:rect draw:style-name="gr108" draw:text-style-name="P53" draw:layer="layout" svg:width="2.339cm" svg:height="1.102cm" svg:x="1.52cm" svg:y="14.552cm">
          <text:p text:style-name="P2"><text:span text:style-name="T63">G</text:span></text:p>
        </draw:rect>
        <draw:rect draw:style-name="gr108" draw:text-style-name="P53" draw:layer="layout" svg:width="2.339cm" svg:height="1.102cm" svg:x="1.52cm" svg:y="15.654cm">
          <text:p text:style-name="P2"><text:span text:style-name="T63">H</text:span></text:p>
        </draw:rect>
        <draw:frame draw:style-name="gr113" draw:text-style-name="P54" draw:layer="layout" svg:width="0.433cm" svg:height="0.926cm" svg:x="0.818cm" svg:y="8.048cm">
          <draw:text-box>
            <text:p text:style-name="P2"><text:span text:style-name="T64">0</text:span></text:p>
          </draw:text-box>
        </draw:frame>
        <draw:frame draw:style-name="gr114" draw:text-style-name="P54" draw:layer="layout" svg:width="0.383cm" svg:height="0.926cm" svg:x="0.818cm" svg:y="9.151cm">
          <draw:text-box>
            <text:p text:style-name="P2"><text:span text:style-name="T64">1</text:span></text:p>
          </draw:text-box>
        </draw:frame>
        <draw:frame draw:style-name="gr113" draw:text-style-name="P54" draw:layer="layout" svg:width="0.433cm" svg:height="0.926cm" svg:x="0.819cm" svg:y="10.255cm">
          <draw:text-box>
            <text:p text:style-name="P2"><text:span text:style-name="T64">2</text:span></text:p>
          </draw:text-box>
        </draw:frame>
        <draw:frame draw:style-name="gr113" draw:text-style-name="P54" draw:layer="layout" svg:width="0.433cm" svg:height="0.926cm" svg:x="0.819cm" svg:y="11.358cm">
          <draw:text-box>
            <text:p text:style-name="P2"><text:span text:style-name="T64">3</text:span></text:p>
          </draw:text-box>
        </draw:frame>
        <draw:frame draw:style-name="gr113" draw:text-style-name="P54" draw:layer="layout" svg:width="0.433cm" svg:height="0.926cm" svg:x="0.819cm" svg:y="12.351cm">
          <draw:text-box>
            <text:p text:style-name="P2"><text:span text:style-name="T64">4</text:span></text:p>
          </draw:text-box>
        </draw:frame>
        <draw:frame draw:style-name="gr113" draw:text-style-name="P54" draw:layer="layout" svg:width="0.433cm" svg:height="0.926cm" svg:x="0.819cm" svg:y="13.565cm">
          <draw:text-box>
            <text:p text:style-name="P2"><text:span text:style-name="T64">5</text:span></text:p>
          </draw:text-box>
        </draw:frame>
        <draw:frame draw:style-name="gr113" draw:text-style-name="P54" draw:layer="layout" svg:width="0.433cm" svg:height="0.926cm" svg:x="0.819cm" svg:y="14.558cm">
          <draw:text-box>
            <text:p text:style-name="P2"><text:span text:style-name="T64">6</text:span></text:p>
          </draw:text-box>
        </draw:frame>
        <draw:frame draw:style-name="gr113" draw:text-style-name="P54" draw:layer="layout" svg:width="0.433cm" svg:height="0.926cm" svg:x="0.819cm" svg:y="15.772cm">
          <draw:text-box>
            <text:p text:style-name="P2"><text:span text:style-name="T64">7</text:span></text:p>
          </draw:text-box>
        </draw:frame>
        <draw:rect draw:style-name="gr125" draw:text-style-name="P53" draw:layer="layout" svg:width="2.339cm" svg:height="1.102cm" svg:x="8.068cm" svg:y="8.82cm">
          <text:p text:style-name="P2"><text:span text:style-name="T63">4</text:span></text:p>
        </draw:rect>
        <draw:rect draw:style-name="gr37" draw:text-style-name="P55" draw:layer="layout" svg:width="2.339cm" svg:height="1.102cm" svg:x="8.068cm" svg:y="9.922cm">
          <text:p/>
        </draw:rect>
        <draw:rect draw:style-name="gr125" draw:text-style-name="P53" draw:layer="layout" svg:width="2.339cm" svg:height="1.102cm" svg:x="8.068cm" svg:y="11.024cm">
          <text:p text:style-name="P2"><text:span text:style-name="T63">6</text:span></text:p>
        </draw:rect>
        <draw:rect draw:style-name="gr37" draw:text-style-name="P55" draw:layer="layout" svg:width="2.339cm" svg:height="1.102cm" svg:x="8.068cm" svg:y="12.127cm">
          <text:p/>
        </draw:rect>
        <draw:rect draw:style-name="gr37" draw:text-style-name="P55" draw:layer="layout" svg:width="2.339cm" svg:height="1.102cm" svg:x="8.068cm" svg:y="13.229cm">
          <text:p/>
        </draw:rect>
        <draw:rect draw:style-name="gr125" draw:text-style-name="P53" draw:layer="layout" svg:width="2.339cm" svg:height="1.102cm" svg:x="8.068cm" svg:y="14.331cm">
          <text:p text:style-name="P2"><text:span text:style-name="T63">1</text:span></text:p>
        </draw:rect>
        <draw:rect draw:style-name="gr37" draw:text-style-name="P55" draw:layer="layout" svg:width="2.339cm" svg:height="1.102cm" svg:x="8.068cm" svg:y="15.434cm">
          <text:p/>
        </draw:rect>
        <draw:rect draw:style-name="gr37" draw:text-style-name="P55" draw:layer="layout" svg:width="2.339cm" svg:height="1.102cm" svg:x="8.068cm" svg:y="16.536cm">
          <text:p/>
        </draw:rect>
        <draw:frame draw:style-name="gr113" draw:text-style-name="P54" draw:layer="layout" svg:width="0.433cm" svg:height="0.926cm" svg:x="7.366cm" svg:y="8.93cm">
          <draw:text-box>
            <text:p text:style-name="P2"><text:span text:style-name="T64">0</text:span></text:p>
          </draw:text-box>
        </draw:frame>
        <draw:frame draw:style-name="gr114" draw:text-style-name="P54" draw:layer="layout" svg:width="0.383cm" svg:height="0.926cm" svg:x="7.366cm" svg:y="10.033cm">
          <draw:text-box>
            <text:p text:style-name="P2"><text:span text:style-name="T64">1</text:span></text:p>
          </draw:text-box>
        </draw:frame>
        <draw:frame draw:style-name="gr113" draw:text-style-name="P54" draw:layer="layout" svg:width="0.433cm" svg:height="0.926cm" svg:x="7.367cm" svg:y="11.137cm">
          <draw:text-box>
            <text:p text:style-name="P2"><text:span text:style-name="T64">2</text:span></text:p>
          </draw:text-box>
        </draw:frame>
        <draw:frame draw:style-name="gr113" draw:text-style-name="P54" draw:layer="layout" svg:width="0.433cm" svg:height="0.926cm" svg:x="7.367cm" svg:y="12.24cm">
          <draw:text-box>
            <text:p text:style-name="P2"><text:span text:style-name="T64">3</text:span></text:p>
          </draw:text-box>
        </draw:frame>
        <draw:frame draw:style-name="gr113" draw:text-style-name="P54" draw:layer="layout" svg:width="0.433cm" svg:height="0.926cm" svg:x="7.367cm" svg:y="13.233cm">
          <draw:text-box>
            <text:p text:style-name="P2"><text:span text:style-name="T64">4</text:span></text:p>
          </draw:text-box>
        </draw:frame>
        <draw:frame draw:style-name="gr113" draw:text-style-name="P54" draw:layer="layout" svg:width="0.433cm" svg:height="0.926cm" svg:x="7.367cm" svg:y="14.447cm">
          <draw:text-box>
            <text:p text:style-name="P2"><text:span text:style-name="T64">5</text:span></text:p>
          </draw:text-box>
        </draw:frame>
        <draw:frame draw:style-name="gr113" draw:text-style-name="P54" draw:layer="layout" svg:width="0.433cm" svg:height="0.926cm" svg:x="7.367cm" svg:y="15.44cm">
          <draw:text-box>
            <text:p text:style-name="P2"><text:span text:style-name="T64">6</text:span></text:p>
          </draw:text-box>
        </draw:frame>
        <draw:frame draw:style-name="gr113" draw:text-style-name="P54" draw:layer="layout" svg:width="0.433cm" svg:height="0.926cm" svg:x="7.367cm" svg:y="16.654cm">
          <draw:text-box>
            <text:p text:style-name="P2"><text:span text:style-name="T64">7</text:span></text:p>
          </draw:text-box>
        </draw:frame>
        <draw:rect draw:style-name="gr125" draw:text-style-name="P53" draw:layer="layout" svg:width="1.052cm" svg:height="1.102cm" svg:x="10.406cm" svg:y="8.82cm">
          <text:p text:style-name="P2"><text:span text:style-name="T63">v</text:span></text:p>
        </draw:rect>
        <draw:rect draw:style-name="gr125" draw:text-style-name="P53" draw:layer="layout" svg:width="1.052cm" svg:height="1.102cm" svg:x="10.406cm" svg:y="9.922cm">
          <text:p text:style-name="P2"><text:span text:style-name="T63">i</text:span></text:p>
        </draw:rect>
        <draw:rect draw:style-name="gr125" draw:text-style-name="P53" draw:layer="layout" svg:width="1.052cm" svg:height="1.102cm" svg:x="10.406cm" svg:y="11.024cm">
          <text:p text:style-name="P2"><text:span text:style-name="T63">v</text:span></text:p>
        </draw:rect>
        <draw:rect draw:style-name="gr125" draw:text-style-name="P53" draw:layer="layout" svg:width="1.052cm" svg:height="1.102cm" svg:x="10.406cm" svg:y="12.127cm">
          <text:p text:style-name="P2"><text:span text:style-name="T63">i</text:span></text:p>
        </draw:rect>
        <draw:rect draw:style-name="gr125" draw:text-style-name="P53" draw:layer="layout" svg:width="1.052cm" svg:height="1.102cm" svg:x="10.406cm" svg:y="13.229cm">
          <text:p text:style-name="P2"><text:span text:style-name="T63">i</text:span></text:p>
        </draw:rect>
        <draw:rect draw:style-name="gr125" draw:text-style-name="P53" draw:layer="layout" svg:width="1.052cm" svg:height="1.102cm" svg:x="10.406cm" svg:y="14.331cm">
          <text:p text:style-name="P2"><text:span text:style-name="T63">v</text:span></text:p>
        </draw:rect>
        <draw:rect draw:style-name="gr125" draw:text-style-name="P53" draw:layer="layout" svg:width="1.052cm" svg:height="1.102cm" svg:x="10.406cm" svg:y="15.434cm">
          <text:p text:style-name="P2"><text:span text:style-name="T63">i</text:span></text:p>
        </draw:rect>
        <draw:rect draw:style-name="gr125" draw:text-style-name="P53" draw:layer="layout" svg:width="1.052cm" svg:height="1.102cm" svg:x="10.406cm" svg:y="16.536cm">
          <text:p text:style-name="P2"><text:span text:style-name="T63">i</text:span></text:p>
        </draw:rect>
        <draw:frame draw:style-name="gr115" draw:text-style-name="P54" draw:layer="layout" svg:width="1.988cm" svg:height="0.926cm" svg:x="8.068cm" svg:y="8.049cm">
          <draw:text-box>
            <text:p text:style-name="P2"><text:span text:style-name="T64">frame</text:span></text:p>
          </draw:text-box>
        </draw:frame>
        <draw:frame draw:style-name="gr116" draw:text-style-name="P57" draw:layer="layout" svg:width="3.021cm" svg:height="1.767cm" svg:x="10.29cm" svg:y="7.058cm">
          <draw:text-box>
            <text:p text:style-name="P56"><text:span text:style-name="T64">bit valid/</text:span><text:span text:style-name="T64"><text:line-break/></text:span><text:span text:style-name="T64">invalid</text:span></text:p>
          </draw:text-box>
        </draw:frame>
        <draw:frame draw:style-name="gr118" draw:text-style-name="P59" draw:layer="layout" svg:width="3.309cm" svg:height="2.22cm" svg:x="1.052cm" svg:y="16.977cm">
          <draw:text-box>
            <text:p text:style-name="P2"><text:span text:style-name="T65">Memoria</text:span></text:p>
            <text:p text:style-name="P2"><text:span text:style-name="T65">Logica</text:span></text:p>
          </draw:text-box>
        </draw:frame>
        <draw:frame draw:style-name="gr86" draw:text-style-name="P59" draw:layer="layout" svg:width="2.066cm" svg:height="1.084cm" svg:x="6.664cm" svg:y="18.741cm">
          <draw:text-box>
            <text:p text:style-name="P2"><text:span text:style-name="T65">MMU</text:span></text:p>
          </draw:text-box>
        </draw:frame>
        <draw:frame presentation:style-name="pr43" draw:text-style-name="P6" draw:layer="layout" svg:width="27.719cm" svg:height="2.012cm" svg:x="0.99cm" svg:y="3.5cm" presentation:class="outline" presentation:user-transformed="true">
          <draw:text-box>
            <text:list text:style-name="L3">
              <text:list-item>
                <text:p text:style-name="P2">Il s.o. cerca in memoria secondaria la pagina da caricare</text:p>
              </text:list-item>
            </text:list>
          </draw:text-box>
        </draw:frame>
        <draw:rect draw:style-name="gr28" draw:text-style-name="P60" xml:id="id78" draw:id="id78" draw:layer="layout" svg:width="4.093cm" svg:height="1.654cm" svg:x="17.773cm" svg:y="18.188cm">
          <text:p text:style-name="P2"><text:span text:style-name="T65">S.O.</text:span></text:p>
        </draw:rect>
        <draw:connector draw:style-name="gr123" draw:text-style-name="P52" draw:layer="layout" svg:x1="12.514cm" svg:y1="15.696cm" svg:x2="17.773cm" svg:y2="19.015cm" draw:end-shape="id78" draw:end-glue-point="3" svg:d="M12514 15696h2379v3319h2880">
          <text:p/>
        </draw:connector>
        <draw:ellipse draw:style-name="gr126" draw:text-style-name="P52" draw:layer="layout" svg:width="3.859cm" svg:height="1.323cm" svg:x="7.864cm" svg:y="9.966cm">
          <text:p/>
        </draw:ellipse>
        <draw:frame draw:style-name="gr127" draw:text-style-name="P42" draw:layer="layout" svg:width="0.507cm" svg:height="1.085cm" svg:x="15.269cm" svg:y="17.139cm">
          <draw:text-box>
            <text:p text:style-name="P2"><text:span text:style-name="T46">3</text:span></text:p>
          </draw:text-box>
        </draw:frame>
        <draw:ellipse draw:style-name="gr4" draw:text-style-name="P52" draw:layer="layout" svg:width="7.016cm" svg:height="0.551cm" svg:x="16.019cm" svg:y="13.23cm">
          <text:p/>
        </draw:ellipse>
        <draw:rect draw:style-name="gr121" draw:text-style-name="P52" draw:layer="layout" svg:width="7.016cm" svg:height="7.165cm" svg:x="16.019cm" svg:y="6.285cm">
          <text:p/>
        </draw:rect>
        <draw:ellipse draw:style-name="gr4" draw:text-style-name="P52" draw:layer="layout" svg:width="7.016cm" svg:height="0.551cm" svg:x="16.019cm" svg:y="6.065cm">
          <text:p/>
        </draw:ellipse>
        <draw:rect draw:style-name="gr61" draw:text-style-name="P53" draw:layer="layout" svg:width="2.339cm" svg:height="1.102cm" svg:x="17.305cm" svg:y="8.49cm">
          <text:p text:style-name="P2"><text:span text:style-name="T63">A</text:span></text:p>
        </draw:rect>
        <draw:rect draw:style-name="gr61" draw:text-style-name="P53" xml:id="id79" draw:id="id79" draw:layer="layout" svg:width="2.339cm" svg:height="1.102cm" svg:x="19.644cm" svg:y="8.49cm">
          <text:p text:style-name="P2"><text:span text:style-name="T63">B</text:span></text:p>
        </draw:rect>
        <draw:rect draw:style-name="gr61" draw:text-style-name="P53" draw:layer="layout" svg:width="2.339cm" svg:height="1.102cm" svg:x="17.305cm" svg:y="9.592cm">
          <text:p text:style-name="P2"><text:span text:style-name="T63">C</text:span></text:p>
        </draw:rect>
        <draw:rect draw:style-name="gr61" draw:text-style-name="P53" draw:layer="layout" svg:width="2.339cm" svg:height="1.102cm" svg:x="19.644cm" svg:y="9.592cm">
          <text:p text:style-name="P2"><text:span text:style-name="T63">D</text:span></text:p>
        </draw:rect>
        <draw:rect draw:style-name="gr61" draw:text-style-name="P53" draw:layer="layout" svg:width="2.339cm" svg:height="1.102cm" svg:x="17.305cm" svg:y="10.695cm">
          <text:p text:style-name="P2"><text:span text:style-name="T63">E</text:span></text:p>
        </draw:rect>
        <draw:rect draw:style-name="gr61" draw:text-style-name="P53" draw:layer="layout" svg:width="2.339cm" svg:height="1.102cm" svg:x="19.644cm" svg:y="10.695cm">
          <text:p text:style-name="P2"><text:span text:style-name="T63">F</text:span></text:p>
        </draw:rect>
        <draw:rect draw:style-name="gr61" draw:text-style-name="P53" draw:layer="layout" svg:width="2.339cm" svg:height="1.102cm" svg:x="17.305cm" svg:y="11.797cm">
          <text:p text:style-name="P2"><text:span text:style-name="T63">G</text:span></text:p>
        </draw:rect>
        <draw:rect draw:style-name="gr61" draw:text-style-name="P53" draw:layer="layout" svg:width="2.339cm" svg:height="1.102cm" svg:x="19.644cm" svg:y="11.797cm">
          <text:p text:style-name="P2"><text:span text:style-name="T63">H</text:span></text:p>
        </draw:rect>
        <draw:line draw:style-name="gr4" draw:text-style-name="P52" draw:layer="layout" svg:x1="16.019cm" svg:y1="6.285cm" svg:x2="16.019cm" svg:y2="13.45cm">
          <text:p/>
        </draw:line>
        <draw:line draw:style-name="gr4" draw:text-style-name="P52" draw:layer="layout" svg:x1="23.035cm" svg:y1="6.285cm" svg:x2="23.035cm" svg:y2="13.45cm">
          <text:p/>
        </draw:line>
        <draw:frame draw:style-name="gr122" draw:text-style-name="P59" draw:layer="layout" svg:width="4.101cm" svg:height="2.22cm" svg:x="17.891cm" svg:y="14.113cm">
          <draw:text-box>
            <text:p text:style-name="P2"><text:span text:style-name="T65">Memoria</text:span></text:p>
            <text:p text:style-name="P2"><text:span text:style-name="T65">secondaria</text:span></text:p>
          </draw:text-box>
        </draw:frame>
        <draw:connector draw:style-name="gr123" draw:text-style-name="P52" draw:layer="layout" svg:x1="21.866cm" svg:y1="19.015cm" svg:x2="21.983cm" svg:y2="9.041cm" draw:start-shape="id78" draw:start-glue-point="1" draw:end-shape="id79" draw:end-glue-point="1" svg:d="M21866 19015h618v-9974h-501">
          <text:p/>
        </draw:connector>
        <draw:frame draw:style-name="gr127" draw:text-style-name="P42" draw:layer="layout" svg:width="0.507cm" svg:height="1.085cm" svg:x="21.934cm" svg:y="16.478cm">
          <draw:text-box>
            <text:p text:style-name="P2"><text:span text:style-name="T46">4</text:span></text:p>
          </draw:text-box>
        </draw:frame>
        <draw:frame draw:style-name="gr113" draw:text-style-name="P54" draw:layer="layout" svg:width="0.433cm" svg:height="0.926cm" svg:x="7.366cm" svg:y="8.93cm">
          <draw:text-box>
            <text:p text:style-name="P2"><text:span text:style-name="T64">0</text:span></text:p>
          </draw:text-box>
        </draw:frame>
        <draw:frame draw:style-name="gr114" draw:text-style-name="P54" xml:id="id80" draw:id="id80" draw:layer="layout" svg:width="0.383cm" svg:height="0.926cm" svg:x="7.366cm" svg:y="10.033cm">
          <draw:text-box>
            <text:p text:style-name="P2"><text:span text:style-name="T64">1</text:span></text:p>
          </draw:text-box>
        </draw:frame>
        <draw:connector draw:style-name="gr123" draw:text-style-name="P52" draw:layer="layout" draw:line-skew="-0.363cm" svg:x1="3.859cm" svg:y1="8.489cm" svg:x2="7.366cm" svg:y2="10.496cm" draw:end-shape="id80" draw:end-glue-point="3" svg:d="M3859 8489h1141v2007h2366">
          <text:p/>
        </draw:connector>
        <draw:connector draw:style-name="gr123" draw:text-style-name="P52" draw:layer="layout" svg:x1="3.859cm" svg:y1="8.489cm" svg:x2="3.859cm" svg:y2="9.591cm" svg:d="M3859 8489v1102">
          <text:p/>
        </draw:connector>
        <draw:frame draw:style-name="gr5" draw:text-style-name="P42" draw:layer="layout" svg:width="0.507cm" svg:height="1.084cm" svg:x="5.355cm" svg:y="9.5cm">
          <draw:text-box>
            <text:p text:style-name="P2"><text:span text:style-name="T46">2</text:span></text:p>
          </draw:text-box>
        </draw:frame>
        <draw:frame draw:style-name="gr124" draw:text-style-name="P42" draw:layer="layout" svg:width="0.451cm" svg:height="1.084cm" svg:x="4.59cm" svg:y="8.52cm">
          <draw:text-box>
            <text:p text:style-name="P2"><text:span text:style-name="T46">1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60"/>
          <draw:frame presentation:style-name="pr9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modello" presentation:presentation-page-layout-name="AL1T1">
        <office:forms form:automatic-focus="false" form:apply-design-mode="false"/>
        <draw:rect draw:style-name="gr4" draw:text-style-name="P52" draw:layer="layout" svg:width="8.185cm" svg:height="13.78cm" svg:x="6.431cm" svg:y="6.062cm">
          <text:p/>
        </draw:rect>
        <draw:frame presentation:style-name="pr2" draw:text-style-name="P2" draw:layer="layout" svg:width="28.328cm" svg:height="1.605cm" svg:x="0.68cm" svg:y="0.832cm" presentation:class="title" presentation:user-transformed="true">
          <draw:text-box>
            <text:p text:style-name="P2">Gestione dei page fault</text:p>
          </draw:text-box>
        </draw:frame>
        <draw:rect draw:style-name="gr108" draw:text-style-name="P53" draw:layer="layout" svg:width="2.339cm" svg:height="1.102cm" svg:x="1.52cm" svg:y="7.938cm">
          <text:p text:style-name="P2"><text:span text:style-name="T63">A</text:span></text:p>
        </draw:rect>
        <draw:rect draw:style-name="gr108" draw:text-style-name="P53" draw:layer="layout" svg:width="2.339cm" svg:height="1.102cm" svg:x="1.52cm" svg:y="9.04cm">
          <text:p text:style-name="P2"><text:span text:style-name="T63">B</text:span></text:p>
        </draw:rect>
        <draw:rect draw:style-name="gr108" draw:text-style-name="P53" draw:layer="layout" svg:width="2.339cm" svg:height="1.102cm" svg:x="1.52cm" svg:y="10.142cm">
          <text:p text:style-name="P2"><text:span text:style-name="T63">C</text:span></text:p>
        </draw:rect>
        <draw:rect draw:style-name="gr108" draw:text-style-name="P53" draw:layer="layout" svg:width="2.339cm" svg:height="1.102cm" svg:x="1.52cm" svg:y="11.245cm">
          <text:p text:style-name="P2"><text:span text:style-name="T63">D</text:span></text:p>
        </draw:rect>
        <draw:rect draw:style-name="gr108" draw:text-style-name="P53" draw:layer="layout" svg:width="2.339cm" svg:height="1.102cm" svg:x="1.52cm" svg:y="12.347cm">
          <text:p text:style-name="P2"><text:span text:style-name="T63">E</text:span></text:p>
        </draw:rect>
        <draw:rect draw:style-name="gr108" draw:text-style-name="P53" draw:layer="layout" svg:width="2.339cm" svg:height="1.102cm" svg:x="1.52cm" svg:y="13.449cm">
          <text:p text:style-name="P2"><text:span text:style-name="T63">F</text:span></text:p>
        </draw:rect>
        <draw:rect draw:style-name="gr108" draw:text-style-name="P53" draw:layer="layout" svg:width="2.339cm" svg:height="1.102cm" svg:x="1.52cm" svg:y="14.552cm">
          <text:p text:style-name="P2"><text:span text:style-name="T63">G</text:span></text:p>
        </draw:rect>
        <draw:rect draw:style-name="gr108" draw:text-style-name="P53" draw:layer="layout" svg:width="2.339cm" svg:height="1.102cm" svg:x="1.52cm" svg:y="15.654cm">
          <text:p text:style-name="P2"><text:span text:style-name="T63">H</text:span></text:p>
        </draw:rect>
        <draw:frame draw:style-name="gr113" draw:text-style-name="P54" draw:layer="layout" svg:width="0.433cm" svg:height="0.926cm" svg:x="0.818cm" svg:y="8.048cm">
          <draw:text-box>
            <text:p text:style-name="P2"><text:span text:style-name="T64">0</text:span></text:p>
          </draw:text-box>
        </draw:frame>
        <draw:frame draw:style-name="gr114" draw:text-style-name="P54" draw:layer="layout" svg:width="0.383cm" svg:height="0.926cm" svg:x="0.818cm" svg:y="9.151cm">
          <draw:text-box>
            <text:p text:style-name="P2"><text:span text:style-name="T64">1</text:span></text:p>
          </draw:text-box>
        </draw:frame>
        <draw:frame draw:style-name="gr113" draw:text-style-name="P54" draw:layer="layout" svg:width="0.433cm" svg:height="0.926cm" svg:x="0.819cm" svg:y="10.255cm">
          <draw:text-box>
            <text:p text:style-name="P2"><text:span text:style-name="T64">2</text:span></text:p>
          </draw:text-box>
        </draw:frame>
        <draw:frame draw:style-name="gr113" draw:text-style-name="P54" draw:layer="layout" svg:width="0.433cm" svg:height="0.926cm" svg:x="0.819cm" svg:y="11.358cm">
          <draw:text-box>
            <text:p text:style-name="P2"><text:span text:style-name="T64">3</text:span></text:p>
          </draw:text-box>
        </draw:frame>
        <draw:frame draw:style-name="gr113" draw:text-style-name="P54" draw:layer="layout" svg:width="0.433cm" svg:height="0.926cm" svg:x="0.819cm" svg:y="12.351cm">
          <draw:text-box>
            <text:p text:style-name="P2"><text:span text:style-name="T64">4</text:span></text:p>
          </draw:text-box>
        </draw:frame>
        <draw:frame draw:style-name="gr113" draw:text-style-name="P54" draw:layer="layout" svg:width="0.433cm" svg:height="0.926cm" svg:x="0.819cm" svg:y="13.565cm">
          <draw:text-box>
            <text:p text:style-name="P2"><text:span text:style-name="T64">5</text:span></text:p>
          </draw:text-box>
        </draw:frame>
        <draw:frame draw:style-name="gr113" draw:text-style-name="P54" draw:layer="layout" svg:width="0.433cm" svg:height="0.926cm" svg:x="0.819cm" svg:y="14.558cm">
          <draw:text-box>
            <text:p text:style-name="P2"><text:span text:style-name="T64">6</text:span></text:p>
          </draw:text-box>
        </draw:frame>
        <draw:frame draw:style-name="gr113" draw:text-style-name="P54" draw:layer="layout" svg:width="0.433cm" svg:height="0.926cm" svg:x="0.819cm" svg:y="15.772cm">
          <draw:text-box>
            <text:p text:style-name="P2"><text:span text:style-name="T64">7</text:span></text:p>
          </draw:text-box>
        </draw:frame>
        <draw:rect draw:style-name="gr125" draw:text-style-name="P53" draw:layer="layout" svg:width="2.339cm" svg:height="1.102cm" svg:x="8.068cm" svg:y="8.82cm">
          <text:p text:style-name="P2"><text:span text:style-name="T63">4</text:span></text:p>
        </draw:rect>
        <draw:rect draw:style-name="gr37" draw:text-style-name="P55" draw:layer="layout" svg:width="2.339cm" svg:height="1.102cm" svg:x="8.068cm" svg:y="9.922cm">
          <text:p/>
        </draw:rect>
        <draw:rect draw:style-name="gr125" draw:text-style-name="P53" draw:layer="layout" svg:width="2.339cm" svg:height="1.102cm" svg:x="8.068cm" svg:y="11.024cm">
          <text:p text:style-name="P2"><text:span text:style-name="T63">6</text:span></text:p>
        </draw:rect>
        <draw:rect draw:style-name="gr37" draw:text-style-name="P55" draw:layer="layout" svg:width="2.339cm" svg:height="1.102cm" svg:x="8.068cm" svg:y="12.127cm">
          <text:p/>
        </draw:rect>
        <draw:rect draw:style-name="gr37" draw:text-style-name="P55" draw:layer="layout" svg:width="2.339cm" svg:height="1.102cm" svg:x="8.068cm" svg:y="13.229cm">
          <text:p/>
        </draw:rect>
        <draw:rect draw:style-name="gr125" draw:text-style-name="P53" draw:layer="layout" svg:width="2.339cm" svg:height="1.102cm" svg:x="8.068cm" svg:y="14.331cm">
          <text:p text:style-name="P2"><text:span text:style-name="T63">1</text:span></text:p>
        </draw:rect>
        <draw:rect draw:style-name="gr37" draw:text-style-name="P55" draw:layer="layout" svg:width="2.339cm" svg:height="1.102cm" svg:x="8.068cm" svg:y="15.434cm">
          <text:p/>
        </draw:rect>
        <draw:rect draw:style-name="gr37" draw:text-style-name="P55" draw:layer="layout" svg:width="2.339cm" svg:height="1.102cm" svg:x="8.068cm" svg:y="16.536cm">
          <text:p/>
        </draw:rect>
        <draw:frame draw:style-name="gr113" draw:text-style-name="P54" draw:layer="layout" svg:width="0.433cm" svg:height="0.926cm" svg:x="7.366cm" svg:y="8.93cm">
          <draw:text-box>
            <text:p text:style-name="P2"><text:span text:style-name="T64">0</text:span></text:p>
          </draw:text-box>
        </draw:frame>
        <draw:frame draw:style-name="gr114" draw:text-style-name="P54" draw:layer="layout" svg:width="0.383cm" svg:height="0.926cm" svg:x="7.366cm" svg:y="10.033cm">
          <draw:text-box>
            <text:p text:style-name="P2"><text:span text:style-name="T64">1</text:span></text:p>
          </draw:text-box>
        </draw:frame>
        <draw:frame draw:style-name="gr113" draw:text-style-name="P54" draw:layer="layout" svg:width="0.433cm" svg:height="0.926cm" svg:x="7.367cm" svg:y="11.137cm">
          <draw:text-box>
            <text:p text:style-name="P2"><text:span text:style-name="T64">2</text:span></text:p>
          </draw:text-box>
        </draw:frame>
        <draw:frame draw:style-name="gr113" draw:text-style-name="P54" draw:layer="layout" svg:width="0.433cm" svg:height="0.926cm" svg:x="7.367cm" svg:y="12.24cm">
          <draw:text-box>
            <text:p text:style-name="P2"><text:span text:style-name="T64">3</text:span></text:p>
          </draw:text-box>
        </draw:frame>
        <draw:frame draw:style-name="gr113" draw:text-style-name="P54" draw:layer="layout" svg:width="0.433cm" svg:height="0.926cm" svg:x="7.367cm" svg:y="13.233cm">
          <draw:text-box>
            <text:p text:style-name="P2"><text:span text:style-name="T64">4</text:span></text:p>
          </draw:text-box>
        </draw:frame>
        <draw:frame draw:style-name="gr113" draw:text-style-name="P54" draw:layer="layout" svg:width="0.433cm" svg:height="0.926cm" svg:x="7.367cm" svg:y="14.447cm">
          <draw:text-box>
            <text:p text:style-name="P2"><text:span text:style-name="T64">5</text:span></text:p>
          </draw:text-box>
        </draw:frame>
        <draw:frame draw:style-name="gr113" draw:text-style-name="P54" draw:layer="layout" svg:width="0.433cm" svg:height="0.926cm" svg:x="7.367cm" svg:y="15.44cm">
          <draw:text-box>
            <text:p text:style-name="P2"><text:span text:style-name="T64">6</text:span></text:p>
          </draw:text-box>
        </draw:frame>
        <draw:frame draw:style-name="gr113" draw:text-style-name="P54" draw:layer="layout" svg:width="0.433cm" svg:height="0.926cm" svg:x="7.367cm" svg:y="16.654cm">
          <draw:text-box>
            <text:p text:style-name="P2"><text:span text:style-name="T64">7</text:span></text:p>
          </draw:text-box>
        </draw:frame>
        <draw:rect draw:style-name="gr125" draw:text-style-name="P53" draw:layer="layout" svg:width="1.052cm" svg:height="1.102cm" svg:x="10.406cm" svg:y="8.82cm">
          <text:p text:style-name="P2"><text:span text:style-name="T63">v</text:span></text:p>
        </draw:rect>
        <draw:rect draw:style-name="gr125" draw:text-style-name="P53" draw:layer="layout" svg:width="1.052cm" svg:height="1.102cm" svg:x="10.406cm" svg:y="9.922cm">
          <text:p text:style-name="P2"><text:span text:style-name="T63">i</text:span></text:p>
        </draw:rect>
        <draw:rect draw:style-name="gr125" draw:text-style-name="P53" draw:layer="layout" svg:width="1.052cm" svg:height="1.102cm" svg:x="10.406cm" svg:y="11.024cm">
          <text:p text:style-name="P2"><text:span text:style-name="T63">v</text:span></text:p>
        </draw:rect>
        <draw:rect draw:style-name="gr125" draw:text-style-name="P53" draw:layer="layout" svg:width="1.052cm" svg:height="1.102cm" svg:x="10.406cm" svg:y="12.127cm">
          <text:p text:style-name="P2"><text:span text:style-name="T63">i</text:span></text:p>
        </draw:rect>
        <draw:rect draw:style-name="gr125" draw:text-style-name="P53" draw:layer="layout" svg:width="1.052cm" svg:height="1.102cm" svg:x="10.406cm" svg:y="13.229cm">
          <text:p text:style-name="P2"><text:span text:style-name="T63">i</text:span></text:p>
        </draw:rect>
        <draw:rect draw:style-name="gr125" draw:text-style-name="P53" draw:layer="layout" svg:width="1.052cm" svg:height="1.102cm" svg:x="10.406cm" svg:y="14.331cm">
          <text:p text:style-name="P2"><text:span text:style-name="T63">v</text:span></text:p>
        </draw:rect>
        <draw:rect draw:style-name="gr125" draw:text-style-name="P53" draw:layer="layout" svg:width="1.052cm" svg:height="1.102cm" svg:x="10.406cm" svg:y="15.434cm">
          <text:p text:style-name="P2"><text:span text:style-name="T63">i</text:span></text:p>
        </draw:rect>
        <draw:rect draw:style-name="gr125" draw:text-style-name="P53" draw:layer="layout" svg:width="1.052cm" svg:height="1.102cm" svg:x="10.406cm" svg:y="16.536cm">
          <text:p text:style-name="P2"><text:span text:style-name="T63">i</text:span></text:p>
        </draw:rect>
        <draw:frame draw:style-name="gr115" draw:text-style-name="P54" draw:layer="layout" svg:width="1.988cm" svg:height="0.926cm" svg:x="8.068cm" svg:y="8.049cm">
          <draw:text-box>
            <text:p text:style-name="P2"><text:span text:style-name="T64">frame</text:span></text:p>
          </draw:text-box>
        </draw:frame>
        <draw:frame draw:style-name="gr116" draw:text-style-name="P57" draw:layer="layout" svg:width="3.021cm" svg:height="1.767cm" svg:x="10.29cm" svg:y="7.058cm">
          <draw:text-box>
            <text:p text:style-name="P56"><text:span text:style-name="T64">bit valid/</text:span><text:span text:style-name="T64"><text:line-break/></text:span><text:span text:style-name="T64">invalid</text:span></text:p>
          </draw:text-box>
        </draw:frame>
        <draw:frame draw:style-name="gr118" draw:text-style-name="P59" draw:layer="layout" svg:width="3.309cm" svg:height="2.22cm" svg:x="1.052cm" svg:y="16.977cm">
          <draw:text-box>
            <text:p text:style-name="P2"><text:span text:style-name="T65">Memoria</text:span></text:p>
            <text:p text:style-name="P2"><text:span text:style-name="T65">Logica</text:span></text:p>
          </draw:text-box>
        </draw:frame>
        <draw:frame draw:style-name="gr86" draw:text-style-name="P59" draw:layer="layout" svg:width="2.066cm" svg:height="1.084cm" svg:x="6.664cm" svg:y="18.741cm">
          <draw:text-box>
            <text:p text:style-name="P2"><text:span text:style-name="T65">MMU</text:span></text:p>
          </draw:text-box>
        </draw:frame>
        <draw:frame presentation:style-name="pr42" draw:text-style-name="P6" draw:layer="layout" svg:width="27.719cm" svg:height="2.051cm" svg:x="0.99cm" svg:y="3.5cm" presentation:class="outline" presentation:user-transformed="true">
          <draw:text-box>
            <text:list text:style-name="L3">
              <text:list-item>
                <text:p text:style-name="P2">Il s.o. carica la memoria principale con il <text:line-break/>contenuto della pagina</text:p>
              </text:list-item>
            </text:list>
          </draw:text-box>
        </draw:frame>
        <draw:rect draw:style-name="gr28" draw:text-style-name="P60" xml:id="id81" draw:id="id81" draw:layer="layout" svg:width="4.093cm" svg:height="1.654cm" svg:x="17.773cm" svg:y="18.188cm">
          <text:p text:style-name="P2"><text:span text:style-name="T65">S.O.</text:span></text:p>
        </draw:rect>
        <draw:connector draw:style-name="gr123" draw:text-style-name="P52" draw:layer="layout" svg:x1="12.514cm" svg:y1="15.696cm" svg:x2="17.773cm" svg:y2="19.015cm" draw:end-shape="id81" draw:end-glue-point="3" svg:d="M12514 15696h2379v3319h2880">
          <text:p/>
        </draw:connector>
        <draw:ellipse draw:style-name="gr126" draw:text-style-name="P52" draw:layer="layout" svg:width="3.859cm" svg:height="1.323cm" svg:x="7.864cm" svg:y="9.966cm">
          <text:p/>
        </draw:ellipse>
        <draw:frame draw:style-name="gr127" draw:text-style-name="P42" draw:layer="layout" svg:width="0.507cm" svg:height="1.085cm" svg:x="15.269cm" svg:y="17.139cm">
          <draw:text-box>
            <text:p text:style-name="P2"><text:span text:style-name="T46">3</text:span></text:p>
          </draw:text-box>
        </draw:frame>
        <draw:ellipse draw:style-name="gr4" draw:text-style-name="P52" draw:layer="layout" svg:width="7.016cm" svg:height="0.551cm" svg:x="16.019cm" svg:y="13.23cm">
          <text:p/>
        </draw:ellipse>
        <draw:rect draw:style-name="gr121" draw:text-style-name="P52" draw:layer="layout" svg:width="7.016cm" svg:height="7.165cm" svg:x="16.019cm" svg:y="6.285cm">
          <text:p/>
        </draw:rect>
        <draw:ellipse draw:style-name="gr4" draw:text-style-name="P52" draw:layer="layout" svg:width="7.016cm" svg:height="0.551cm" svg:x="16.019cm" svg:y="6.065cm">
          <text:p/>
        </draw:ellipse>
        <draw:rect draw:style-name="gr61" draw:text-style-name="P53" draw:layer="layout" svg:width="2.339cm" svg:height="1.102cm" svg:x="17.305cm" svg:y="8.49cm">
          <text:p text:style-name="P2"><text:span text:style-name="T63">A</text:span></text:p>
        </draw:rect>
        <draw:rect draw:style-name="gr61" draw:text-style-name="P53" xml:id="id82" draw:id="id82" draw:layer="layout" svg:width="2.339cm" svg:height="1.102cm" svg:x="19.644cm" svg:y="8.49cm">
          <text:p text:style-name="P2"><text:span text:style-name="T63">B</text:span></text:p>
        </draw:rect>
        <draw:rect draw:style-name="gr61" draw:text-style-name="P53" draw:layer="layout" svg:width="2.339cm" svg:height="1.102cm" svg:x="17.305cm" svg:y="9.592cm">
          <text:p text:style-name="P2"><text:span text:style-name="T63">C</text:span></text:p>
        </draw:rect>
        <draw:rect draw:style-name="gr61" draw:text-style-name="P53" draw:layer="layout" svg:width="2.339cm" svg:height="1.102cm" svg:x="19.644cm" svg:y="9.592cm">
          <text:p text:style-name="P2"><text:span text:style-name="T63">D</text:span></text:p>
        </draw:rect>
        <draw:rect draw:style-name="gr61" draw:text-style-name="P53" draw:layer="layout" svg:width="2.339cm" svg:height="1.102cm" svg:x="17.305cm" svg:y="10.695cm">
          <text:p text:style-name="P2"><text:span text:style-name="T63">E</text:span></text:p>
        </draw:rect>
        <draw:rect draw:style-name="gr61" draw:text-style-name="P53" draw:layer="layout" svg:width="2.339cm" svg:height="1.102cm" svg:x="19.644cm" svg:y="10.695cm">
          <text:p text:style-name="P2"><text:span text:style-name="T63">F</text:span></text:p>
        </draw:rect>
        <draw:rect draw:style-name="gr61" draw:text-style-name="P53" draw:layer="layout" svg:width="2.339cm" svg:height="1.102cm" svg:x="17.305cm" svg:y="11.797cm">
          <text:p text:style-name="P2"><text:span text:style-name="T63">G</text:span></text:p>
        </draw:rect>
        <draw:rect draw:style-name="gr61" draw:text-style-name="P53" draw:layer="layout" svg:width="2.339cm" svg:height="1.102cm" svg:x="19.644cm" svg:y="11.797cm">
          <text:p text:style-name="P2"><text:span text:style-name="T63">H</text:span></text:p>
        </draw:rect>
        <draw:line draw:style-name="gr4" draw:text-style-name="P52" draw:layer="layout" svg:x1="16.019cm" svg:y1="6.285cm" svg:x2="16.019cm" svg:y2="13.45cm">
          <text:p/>
        </draw:line>
        <draw:line draw:style-name="gr4" draw:text-style-name="P52" draw:layer="layout" svg:x1="23.035cm" svg:y1="6.285cm" svg:x2="23.035cm" svg:y2="13.45cm">
          <text:p/>
        </draw:line>
        <draw:frame draw:style-name="gr122" draw:text-style-name="P59" draw:layer="layout" svg:width="4.101cm" svg:height="2.22cm" svg:x="17.891cm" svg:y="14.113cm">
          <draw:text-box>
            <text:p text:style-name="P2"><text:span text:style-name="T65">Memoria</text:span></text:p>
            <text:p text:style-name="P2"><text:span text:style-name="T65">secondaria</text:span></text:p>
          </draw:text-box>
        </draw:frame>
        <draw:connector draw:style-name="gr123" draw:text-style-name="P52" draw:layer="layout" svg:x1="21.866cm" svg:y1="19.015cm" svg:x2="21.983cm" svg:y2="9.041cm" draw:start-shape="id81" draw:start-glue-point="1" draw:end-shape="id82" draw:end-glue-point="1" svg:d="M21866 19015h618v-9974h-501">
          <text:p/>
        </draw:connector>
        <draw:frame draw:style-name="gr127" draw:text-style-name="P42" draw:layer="layout" svg:width="0.507cm" svg:height="1.085cm" svg:x="21.934cm" svg:y="16.478cm">
          <draw:text-box>
            <text:p text:style-name="P2"><text:span text:style-name="T46">4</text:span></text:p>
          </draw:text-box>
        </draw:frame>
        <draw:rect draw:style-name="gr109" draw:text-style-name="P58" draw:layer="layout" svg:width="2.339cm" svg:height="1.102cm" svg:x="26.659cm" svg:y="3.529cm">
          <text:p/>
        </draw:rect>
        <draw:rect draw:style-name="gr108" draw:text-style-name="P55" draw:layer="layout" svg:width="2.339cm" svg:height="1.102cm" svg:x="26.659cm" svg:y="4.632cm">
          <text:p text:style-name="P2"><text:span text:style-name="T63">F</text:span></text:p>
        </draw:rect>
        <draw:rect draw:style-name="gr109" draw:text-style-name="P55" draw:layer="layout" svg:width="2.339cm" svg:height="1.102cm" svg:x="26.659cm" svg:y="5.734cm">
          <text:p/>
        </draw:rect>
        <draw:rect draw:style-name="gr108" draw:text-style-name="P53" draw:layer="layout" svg:width="2.339cm" svg:height="1.102cm" svg:x="26.659cm" svg:y="6.836cm">
          <text:p text:style-name="P2"><text:span text:style-name="T63">B</text:span></text:p>
        </draw:rect>
        <draw:rect draw:style-name="gr108" draw:text-style-name="P53" draw:layer="layout" svg:width="2.339cm" svg:height="1.102cm" svg:x="26.659cm" svg:y="7.939cm">
          <text:p text:style-name="P2"><text:span text:style-name="T63">A</text:span></text:p>
        </draw:rect>
        <draw:rect draw:style-name="gr109" draw:text-style-name="P55" draw:layer="layout" svg:width="2.339cm" svg:height="1.102cm" svg:x="26.659cm" svg:y="9.041cm">
          <text:p/>
        </draw:rect>
        <draw:rect draw:style-name="gr108" draw:text-style-name="P53" draw:layer="layout" svg:width="2.339cm" svg:height="1.102cm" svg:x="26.659cm" svg:y="10.143cm">
          <text:p text:style-name="P2"><text:span text:style-name="T63">C</text:span></text:p>
        </draw:rect>
        <draw:rect draw:style-name="gr109" draw:text-style-name="P55" draw:layer="layout" svg:width="2.339cm" svg:height="1.102cm" svg:x="26.659cm" svg:y="11.246cm">
          <text:p/>
        </draw:rect>
        <draw:frame draw:style-name="gr113" draw:text-style-name="P54" draw:layer="layout" svg:width="0.433cm" svg:height="0.926cm" svg:x="25.958cm" svg:y="3.64cm">
          <draw:text-box>
            <text:p text:style-name="P2"><text:span text:style-name="T64">0</text:span></text:p>
          </draw:text-box>
        </draw:frame>
        <draw:frame draw:style-name="gr114" draw:text-style-name="P54" draw:layer="layout" svg:width="0.383cm" svg:height="0.926cm" svg:x="25.958cm" svg:y="4.743cm">
          <draw:text-box>
            <text:p text:style-name="P2"><text:span text:style-name="T64">1</text:span></text:p>
          </draw:text-box>
        </draw:frame>
        <draw:frame draw:style-name="gr113" draw:text-style-name="P54" draw:layer="layout" svg:width="0.433cm" svg:height="0.926cm" svg:x="25.959cm" svg:y="5.846cm">
          <draw:text-box>
            <text:p text:style-name="P2"><text:span text:style-name="T64">2</text:span></text:p>
          </draw:text-box>
        </draw:frame>
        <draw:frame draw:style-name="gr113" draw:text-style-name="P54" xml:id="id83" draw:id="id83" draw:layer="layout" svg:width="0.433cm" svg:height="0.926cm" svg:x="25.959cm" svg:y="6.95cm">
          <draw:text-box>
            <text:p text:style-name="P2"><text:span text:style-name="T64">3</text:span></text:p>
          </draw:text-box>
        </draw:frame>
        <draw:frame draw:style-name="gr113" draw:text-style-name="P54" draw:layer="layout" svg:width="0.433cm" svg:height="0.926cm" svg:x="25.959cm" svg:y="7.943cm">
          <draw:text-box>
            <text:p text:style-name="P2"><text:span text:style-name="T64">4</text:span></text:p>
          </draw:text-box>
        </draw:frame>
        <draw:frame draw:style-name="gr113" draw:text-style-name="P54" draw:layer="layout" svg:width="0.433cm" svg:height="0.926cm" svg:x="25.959cm" svg:y="9.157cm">
          <draw:text-box>
            <text:p text:style-name="P2"><text:span text:style-name="T64">5</text:span></text:p>
          </draw:text-box>
        </draw:frame>
        <draw:frame draw:style-name="gr113" draw:text-style-name="P54" draw:layer="layout" svg:width="0.433cm" svg:height="0.926cm" svg:x="25.959cm" svg:y="10.15cm">
          <draw:text-box>
            <text:p text:style-name="P2"><text:span text:style-name="T64">6</text:span></text:p>
          </draw:text-box>
        </draw:frame>
        <draw:frame draw:style-name="gr113" draw:text-style-name="P54" draw:layer="layout" svg:width="0.433cm" svg:height="0.926cm" svg:x="25.959cm" svg:y="11.364cm">
          <draw:text-box>
            <text:p text:style-name="P2"><text:span text:style-name="T64">7</text:span></text:p>
          </draw:text-box>
        </draw:frame>
        <draw:rect draw:style-name="gr109" draw:text-style-name="P58" draw:layer="layout" svg:width="2.339cm" svg:height="1.102cm" svg:x="26.659cm" svg:y="12.348cm">
          <text:p/>
        </draw:rect>
        <draw:rect draw:style-name="gr109" draw:text-style-name="P53" draw:layer="layout" svg:width="2.339cm" svg:height="1.102cm" svg:x="26.659cm" svg:y="13.451cm">
          <text:p/>
        </draw:rect>
        <draw:rect draw:style-name="gr109" draw:text-style-name="P55" draw:layer="layout" svg:width="2.339cm" svg:height="1.102cm" svg:x="26.659cm" svg:y="14.553cm">
          <text:p/>
        </draw:rect>
        <draw:rect draw:style-name="gr109" draw:text-style-name="P55" draw:layer="layout" svg:width="2.339cm" svg:height="1.102cm" svg:x="26.659cm" svg:y="15.655cm">
          <text:p/>
        </draw:rect>
        <draw:frame draw:style-name="gr113" draw:text-style-name="P54" draw:layer="layout" svg:width="0.433cm" svg:height="0.926cm" svg:x="25.958cm" svg:y="12.458cm">
          <draw:text-box>
            <text:p text:style-name="P2"><text:span text:style-name="T64">8</text:span></text:p>
          </draw:text-box>
        </draw:frame>
        <draw:frame draw:style-name="gr113" draw:text-style-name="P54" draw:layer="layout" svg:width="0.433cm" svg:height="0.926cm" svg:x="25.958cm" svg:y="13.562cm">
          <draw:text-box>
            <text:p text:style-name="P2"><text:span text:style-name="T64">9</text:span></text:p>
          </draw:text-box>
        </draw:frame>
        <draw:frame draw:style-name="gr117" draw:text-style-name="P54" draw:layer="layout" svg:width="0.764cm" svg:height="0.926cm" svg:x="25.725cm" svg:y="14.665cm">
          <draw:text-box>
            <text:p text:style-name="P2"><text:span text:style-name="T64">10</text:span></text:p>
          </draw:text-box>
        </draw:frame>
        <draw:frame draw:style-name="gr117" draw:text-style-name="P54" draw:layer="layout" svg:width="0.764cm" svg:height="0.926cm" svg:x="25.725cm" svg:y="15.769cm">
          <draw:text-box>
            <text:p text:style-name="P2"><text:span text:style-name="T64">11</text:span></text:p>
          </draw:text-box>
        </draw:frame>
        <draw:frame draw:style-name="gr120" draw:text-style-name="P59" draw:layer="layout" svg:width="3.7cm" svg:height="2.22cm" svg:x="25.491cm" svg:y="16.869cm">
          <draw:text-box>
            <text:p text:style-name="P2"><text:span text:style-name="T65">Memoria</text:span><text:span text:style-name="T65"><text:line-break/></text:span><text:span text:style-name="T65">principale</text:span></text:p>
          </draw:text-box>
        </draw:frame>
        <draw:connector draw:style-name="gr123" draw:text-style-name="P52" draw:layer="layout" svg:x1="20.813cm" svg:y1="8.49cm" svg:x2="25.959cm" svg:y2="7.413cm" draw:start-shape="id82" draw:start-glue-point="0" draw:end-shape="id83" draw:end-glue-point="3" svg:d="M20813 8490v-1077h5146">
          <text:p/>
        </draw:connector>
        <draw:frame draw:style-name="gr127" draw:text-style-name="P42" draw:layer="layout" svg:width="0.507cm" svg:height="1.085cm" svg:x="23.688cm" svg:y="7.328cm">
          <draw:text-box>
            <text:p text:style-name="P2"><text:span text:style-name="T46">5</text:span></text:p>
          </draw:text-box>
        </draw:frame>
        <draw:frame draw:style-name="gr113" draw:text-style-name="P54" draw:layer="layout" svg:width="0.433cm" svg:height="0.926cm" svg:x="7.366cm" svg:y="8.93cm">
          <draw:text-box>
            <text:p text:style-name="P2"><text:span text:style-name="T64">0</text:span></text:p>
          </draw:text-box>
        </draw:frame>
        <draw:frame draw:style-name="gr114" draw:text-style-name="P54" xml:id="id84" draw:id="id84" draw:layer="layout" svg:width="0.383cm" svg:height="0.926cm" svg:x="7.366cm" svg:y="10.033cm">
          <draw:text-box>
            <text:p text:style-name="P2"><text:span text:style-name="T64">1</text:span></text:p>
          </draw:text-box>
        </draw:frame>
        <draw:connector draw:style-name="gr123" draw:text-style-name="P52" draw:layer="layout" draw:line-skew="-0.363cm" svg:x1="3.859cm" svg:y1="8.489cm" svg:x2="7.366cm" svg:y2="10.496cm" draw:end-shape="id84" draw:end-glue-point="3" svg:d="M3859 8489h1141v2007h2366">
          <text:p/>
        </draw:connector>
        <draw:connector draw:style-name="gr123" draw:text-style-name="P52" draw:layer="layout" svg:x1="3.859cm" svg:y1="8.489cm" svg:x2="3.859cm" svg:y2="9.591cm" svg:d="M3859 8489v1102">
          <text:p/>
        </draw:connector>
        <draw:frame draw:style-name="gr5" draw:text-style-name="P42" draw:layer="layout" svg:width="0.507cm" svg:height="1.084cm" svg:x="5.355cm" svg:y="9.5cm">
          <draw:text-box>
            <text:p text:style-name="P2"><text:span text:style-name="T46">2</text:span></text:p>
          </draw:text-box>
        </draw:frame>
        <draw:frame draw:style-name="gr124" draw:text-style-name="P42" draw:layer="layout" svg:width="0.451cm" svg:height="1.084cm" svg:x="4.59cm" svg:y="8.52cm">
          <draw:text-box>
            <text:p text:style-name="P2"><text:span text:style-name="T46">1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61"/>
          <draw:frame presentation:style-name="pr9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modello" presentation:presentation-page-layout-name="AL1T1">
        <office:forms form:automatic-focus="false" form:apply-design-mode="false"/>
        <draw:rect draw:style-name="gr4" draw:text-style-name="P52" draw:layer="layout" svg:width="8.185cm" svg:height="13.78cm" svg:x="6.431cm" svg:y="6.062cm">
          <text:p/>
        </draw:rect>
        <draw:frame presentation:style-name="pr2" draw:text-style-name="P2" draw:layer="layout" svg:width="28.328cm" svg:height="1.605cm" svg:x="0.68cm" svg:y="0.832cm" presentation:class="title" presentation:user-transformed="true">
          <draw:text-box>
            <text:p text:style-name="P2">Gestione dei page fault</text:p>
          </draw:text-box>
        </draw:frame>
        <draw:rect draw:style-name="gr108" draw:text-style-name="P53" draw:layer="layout" svg:width="2.339cm" svg:height="1.102cm" svg:x="1.52cm" svg:y="7.938cm">
          <text:p text:style-name="P2"><text:span text:style-name="T63">A</text:span></text:p>
        </draw:rect>
        <draw:rect draw:style-name="gr108" draw:text-style-name="P53" draw:layer="layout" svg:width="2.339cm" svg:height="1.102cm" svg:x="1.52cm" svg:y="9.04cm">
          <text:p text:style-name="P2"><text:span text:style-name="T63">B</text:span></text:p>
        </draw:rect>
        <draw:rect draw:style-name="gr108" draw:text-style-name="P53" draw:layer="layout" svg:width="2.339cm" svg:height="1.102cm" svg:x="1.52cm" svg:y="10.142cm">
          <text:p text:style-name="P2"><text:span text:style-name="T63">C</text:span></text:p>
        </draw:rect>
        <draw:rect draw:style-name="gr108" draw:text-style-name="P53" draw:layer="layout" svg:width="2.339cm" svg:height="1.102cm" svg:x="1.52cm" svg:y="11.245cm">
          <text:p text:style-name="P2"><text:span text:style-name="T63">D</text:span></text:p>
        </draw:rect>
        <draw:rect draw:style-name="gr108" draw:text-style-name="P53" draw:layer="layout" svg:width="2.339cm" svg:height="1.102cm" svg:x="1.52cm" svg:y="12.347cm">
          <text:p text:style-name="P2"><text:span text:style-name="T63">E</text:span></text:p>
        </draw:rect>
        <draw:rect draw:style-name="gr108" draw:text-style-name="P53" draw:layer="layout" svg:width="2.339cm" svg:height="1.102cm" svg:x="1.52cm" svg:y="13.449cm">
          <text:p text:style-name="P2"><text:span text:style-name="T63">F</text:span></text:p>
        </draw:rect>
        <draw:rect draw:style-name="gr108" draw:text-style-name="P53" draw:layer="layout" svg:width="2.339cm" svg:height="1.102cm" svg:x="1.52cm" svg:y="14.552cm">
          <text:p text:style-name="P2"><text:span text:style-name="T63">G</text:span></text:p>
        </draw:rect>
        <draw:rect draw:style-name="gr108" draw:text-style-name="P53" draw:layer="layout" svg:width="2.339cm" svg:height="1.102cm" svg:x="1.52cm" svg:y="15.654cm">
          <text:p text:style-name="P2"><text:span text:style-name="T63">H</text:span></text:p>
        </draw:rect>
        <draw:frame draw:style-name="gr113" draw:text-style-name="P54" draw:layer="layout" svg:width="0.433cm" svg:height="0.926cm" svg:x="0.818cm" svg:y="8.048cm">
          <draw:text-box>
            <text:p text:style-name="P2"><text:span text:style-name="T64">0</text:span></text:p>
          </draw:text-box>
        </draw:frame>
        <draw:frame draw:style-name="gr114" draw:text-style-name="P54" draw:layer="layout" svg:width="0.383cm" svg:height="0.926cm" svg:x="0.818cm" svg:y="9.151cm">
          <draw:text-box>
            <text:p text:style-name="P2"><text:span text:style-name="T64">1</text:span></text:p>
          </draw:text-box>
        </draw:frame>
        <draw:frame draw:style-name="gr113" draw:text-style-name="P54" draw:layer="layout" svg:width="0.433cm" svg:height="0.926cm" svg:x="0.819cm" svg:y="10.255cm">
          <draw:text-box>
            <text:p text:style-name="P2"><text:span text:style-name="T64">2</text:span></text:p>
          </draw:text-box>
        </draw:frame>
        <draw:frame draw:style-name="gr113" draw:text-style-name="P54" draw:layer="layout" svg:width="0.433cm" svg:height="0.926cm" svg:x="0.819cm" svg:y="11.358cm">
          <draw:text-box>
            <text:p text:style-name="P2"><text:span text:style-name="T64">3</text:span></text:p>
          </draw:text-box>
        </draw:frame>
        <draw:frame draw:style-name="gr113" draw:text-style-name="P54" draw:layer="layout" svg:width="0.433cm" svg:height="0.926cm" svg:x="0.819cm" svg:y="12.351cm">
          <draw:text-box>
            <text:p text:style-name="P2"><text:span text:style-name="T64">4</text:span></text:p>
          </draw:text-box>
        </draw:frame>
        <draw:frame draw:style-name="gr113" draw:text-style-name="P54" draw:layer="layout" svg:width="0.433cm" svg:height="0.926cm" svg:x="0.819cm" svg:y="13.565cm">
          <draw:text-box>
            <text:p text:style-name="P2"><text:span text:style-name="T64">5</text:span></text:p>
          </draw:text-box>
        </draw:frame>
        <draw:frame draw:style-name="gr113" draw:text-style-name="P54" draw:layer="layout" svg:width="0.433cm" svg:height="0.926cm" svg:x="0.819cm" svg:y="14.558cm">
          <draw:text-box>
            <text:p text:style-name="P2"><text:span text:style-name="T64">6</text:span></text:p>
          </draw:text-box>
        </draw:frame>
        <draw:frame draw:style-name="gr113" draw:text-style-name="P54" draw:layer="layout" svg:width="0.433cm" svg:height="0.926cm" svg:x="0.819cm" svg:y="15.772cm">
          <draw:text-box>
            <text:p text:style-name="P2"><text:span text:style-name="T64">7</text:span></text:p>
          </draw:text-box>
        </draw:frame>
        <draw:rect draw:style-name="gr125" draw:text-style-name="P53" draw:layer="layout" svg:width="2.339cm" svg:height="1.102cm" svg:x="8.068cm" svg:y="8.82cm">
          <text:p text:style-name="P2"><text:span text:style-name="T63">4</text:span></text:p>
        </draw:rect>
        <draw:rect draw:style-name="gr125" draw:text-style-name="P61" draw:layer="layout" svg:width="2.339cm" svg:height="1.102cm" svg:x="8.068cm" svg:y="9.922cm">
          <text:p text:style-name="P2"><text:span text:style-name="T66">3</text:span></text:p>
        </draw:rect>
        <draw:rect draw:style-name="gr125" draw:text-style-name="P53" draw:layer="layout" svg:width="2.339cm" svg:height="1.102cm" svg:x="8.068cm" svg:y="11.024cm">
          <text:p text:style-name="P2"><text:span text:style-name="T63">6</text:span></text:p>
        </draw:rect>
        <draw:rect draw:style-name="gr37" draw:text-style-name="P55" draw:layer="layout" svg:width="2.339cm" svg:height="1.102cm" svg:x="8.068cm" svg:y="12.127cm">
          <text:p/>
        </draw:rect>
        <draw:rect draw:style-name="gr37" draw:text-style-name="P55" draw:layer="layout" svg:width="2.339cm" svg:height="1.102cm" svg:x="8.068cm" svg:y="13.229cm">
          <text:p/>
        </draw:rect>
        <draw:rect draw:style-name="gr125" draw:text-style-name="P53" draw:layer="layout" svg:width="2.339cm" svg:height="1.102cm" svg:x="8.068cm" svg:y="14.331cm">
          <text:p text:style-name="P2"><text:span text:style-name="T63">1</text:span></text:p>
        </draw:rect>
        <draw:rect draw:style-name="gr37" draw:text-style-name="P55" draw:layer="layout" svg:width="2.339cm" svg:height="1.102cm" svg:x="8.068cm" svg:y="15.434cm">
          <text:p/>
        </draw:rect>
        <draw:rect draw:style-name="gr37" draw:text-style-name="P55" draw:layer="layout" svg:width="2.339cm" svg:height="1.102cm" svg:x="8.068cm" svg:y="16.536cm">
          <text:p/>
        </draw:rect>
        <draw:frame draw:style-name="gr113" draw:text-style-name="P54" draw:layer="layout" svg:width="0.433cm" svg:height="0.926cm" svg:x="7.366cm" svg:y="8.93cm">
          <draw:text-box>
            <text:p text:style-name="P2"><text:span text:style-name="T64">0</text:span></text:p>
          </draw:text-box>
        </draw:frame>
        <draw:frame draw:style-name="gr114" draw:text-style-name="P54" draw:layer="layout" svg:width="0.383cm" svg:height="0.926cm" svg:x="7.366cm" svg:y="10.033cm">
          <draw:text-box>
            <text:p text:style-name="P2"><text:span text:style-name="T64">1</text:span></text:p>
          </draw:text-box>
        </draw:frame>
        <draw:frame draw:style-name="gr113" draw:text-style-name="P54" draw:layer="layout" svg:width="0.433cm" svg:height="0.926cm" svg:x="7.367cm" svg:y="11.137cm">
          <draw:text-box>
            <text:p text:style-name="P2"><text:span text:style-name="T64">2</text:span></text:p>
          </draw:text-box>
        </draw:frame>
        <draw:frame draw:style-name="gr113" draw:text-style-name="P54" draw:layer="layout" svg:width="0.433cm" svg:height="0.926cm" svg:x="7.367cm" svg:y="12.24cm">
          <draw:text-box>
            <text:p text:style-name="P2"><text:span text:style-name="T64">3</text:span></text:p>
          </draw:text-box>
        </draw:frame>
        <draw:frame draw:style-name="gr113" draw:text-style-name="P54" draw:layer="layout" svg:width="0.433cm" svg:height="0.926cm" svg:x="7.367cm" svg:y="13.233cm">
          <draw:text-box>
            <text:p text:style-name="P2"><text:span text:style-name="T64">4</text:span></text:p>
          </draw:text-box>
        </draw:frame>
        <draw:frame draw:style-name="gr113" draw:text-style-name="P54" draw:layer="layout" svg:width="0.433cm" svg:height="0.926cm" svg:x="7.367cm" svg:y="14.447cm">
          <draw:text-box>
            <text:p text:style-name="P2"><text:span text:style-name="T64">5</text:span></text:p>
          </draw:text-box>
        </draw:frame>
        <draw:frame draw:style-name="gr113" draw:text-style-name="P54" draw:layer="layout" svg:width="0.433cm" svg:height="0.926cm" svg:x="7.367cm" svg:y="15.44cm">
          <draw:text-box>
            <text:p text:style-name="P2"><text:span text:style-name="T64">6</text:span></text:p>
          </draw:text-box>
        </draw:frame>
        <draw:frame draw:style-name="gr113" draw:text-style-name="P54" draw:layer="layout" svg:width="0.433cm" svg:height="0.926cm" svg:x="7.367cm" svg:y="16.654cm">
          <draw:text-box>
            <text:p text:style-name="P2"><text:span text:style-name="T64">7</text:span></text:p>
          </draw:text-box>
        </draw:frame>
        <draw:rect draw:style-name="gr125" draw:text-style-name="P53" draw:layer="layout" svg:width="1.052cm" svg:height="1.102cm" svg:x="10.406cm" svg:y="8.82cm">
          <text:p text:style-name="P2"><text:span text:style-name="T63">v</text:span></text:p>
        </draw:rect>
        <draw:rect draw:style-name="gr125" draw:text-style-name="P61" xml:id="id89" draw:id="id89" draw:layer="layout" svg:width="1.052cm" svg:height="1.102cm" svg:x="10.406cm" svg:y="9.922cm">
          <text:p text:style-name="P2"><text:span text:style-name="T66">v</text:span></text:p>
        </draw:rect>
        <draw:rect draw:style-name="gr125" draw:text-style-name="P53" draw:layer="layout" svg:width="1.052cm" svg:height="1.102cm" svg:x="10.406cm" svg:y="11.024cm">
          <text:p text:style-name="P2"><text:span text:style-name="T63">v</text:span></text:p>
        </draw:rect>
        <draw:rect draw:style-name="gr125" draw:text-style-name="P53" draw:layer="layout" svg:width="1.052cm" svg:height="1.102cm" svg:x="10.406cm" svg:y="12.127cm">
          <text:p text:style-name="P2"><text:span text:style-name="T63">i</text:span></text:p>
        </draw:rect>
        <draw:rect draw:style-name="gr125" draw:text-style-name="P53" draw:layer="layout" svg:width="1.052cm" svg:height="1.102cm" svg:x="10.406cm" svg:y="13.229cm">
          <text:p text:style-name="P2"><text:span text:style-name="T63">i</text:span></text:p>
        </draw:rect>
        <draw:rect draw:style-name="gr125" draw:text-style-name="P53" draw:layer="layout" svg:width="1.052cm" svg:height="1.102cm" svg:x="10.406cm" svg:y="14.331cm">
          <text:p text:style-name="P2"><text:span text:style-name="T63">v</text:span></text:p>
        </draw:rect>
        <draw:rect draw:style-name="gr125" draw:text-style-name="P53" draw:layer="layout" svg:width="1.052cm" svg:height="1.102cm" svg:x="10.406cm" svg:y="15.434cm">
          <text:p text:style-name="P2"><text:span text:style-name="T63">i</text:span></text:p>
        </draw:rect>
        <draw:rect draw:style-name="gr125" draw:text-style-name="P53" draw:layer="layout" svg:width="1.052cm" svg:height="1.102cm" svg:x="10.406cm" svg:y="16.536cm">
          <text:p text:style-name="P2"><text:span text:style-name="T63">i</text:span></text:p>
        </draw:rect>
        <draw:frame draw:style-name="gr115" draw:text-style-name="P54" draw:layer="layout" svg:width="1.988cm" svg:height="0.926cm" svg:x="8.068cm" svg:y="8.049cm">
          <draw:text-box>
            <text:p text:style-name="P2"><text:span text:style-name="T64">frame</text:span></text:p>
          </draw:text-box>
        </draw:frame>
        <draw:frame draw:style-name="gr116" draw:text-style-name="P57" draw:layer="layout" svg:width="3.021cm" svg:height="1.767cm" svg:x="10.29cm" svg:y="7.058cm">
          <draw:text-box>
            <text:p text:style-name="P56"><text:span text:style-name="T64">bit valid/</text:span><text:span text:style-name="T64"><text:line-break/></text:span><text:span text:style-name="T64">invalid</text:span></text:p>
          </draw:text-box>
        </draw:frame>
        <draw:frame draw:style-name="gr118" draw:text-style-name="P59" draw:layer="layout" svg:width="3.309cm" svg:height="2.22cm" svg:x="1.052cm" svg:y="16.977cm">
          <draw:text-box>
            <text:p text:style-name="P2"><text:span text:style-name="T65">Memoria</text:span></text:p>
            <text:p text:style-name="P2"><text:span text:style-name="T65">Logica</text:span></text:p>
          </draw:text-box>
        </draw:frame>
        <draw:frame draw:style-name="gr86" draw:text-style-name="P59" draw:layer="layout" svg:width="2.066cm" svg:height="1.084cm" svg:x="6.664cm" svg:y="18.741cm">
          <draw:text-box>
            <text:p text:style-name="P2"><text:span text:style-name="T65">MMU</text:span></text:p>
          </draw:text-box>
        </draw:frame>
        <draw:frame presentation:style-name="pr42" draw:text-style-name="P6" draw:layer="layout" svg:width="27.719cm" svg:height="2.051cm" svg:x="0.99cm" svg:y="3.5cm" presentation:class="outline" presentation:user-transformed="true">
          <draw:text-box>
            <text:list text:style-name="L3">
              <text:list-item>
                <text:p text:style-name="P2">Il s.o. aggiorna la page table in modo opportuno<text:line-break/>e riavvia l'esecuzione dell'istruzione</text:p>
              </text:list-item>
            </text:list>
          </draw:text-box>
        </draw:frame>
        <draw:rect draw:style-name="gr28" draw:text-style-name="P60" xml:id="id85" draw:id="id85" draw:layer="layout" svg:width="4.093cm" svg:height="1.654cm" svg:x="17.773cm" svg:y="18.188cm">
          <text:p text:style-name="P2"><text:span text:style-name="T65">S.O.</text:span></text:p>
        </draw:rect>
        <draw:connector draw:style-name="gr123" draw:text-style-name="P52" draw:layer="layout" svg:x1="12.514cm" svg:y1="15.696cm" svg:x2="17.773cm" svg:y2="19.015cm" draw:end-shape="id85" draw:end-glue-point="3" svg:d="M12514 15696h2379v3319h2880">
          <text:p/>
        </draw:connector>
        <draw:frame draw:style-name="gr127" draw:text-style-name="P42" draw:layer="layout" svg:width="0.507cm" svg:height="1.085cm" svg:x="15.269cm" svg:y="17.139cm">
          <draw:text-box>
            <text:p text:style-name="P2"><text:span text:style-name="T46">3</text:span></text:p>
          </draw:text-box>
        </draw:frame>
        <draw:ellipse draw:style-name="gr4" draw:text-style-name="P52" draw:layer="layout" svg:width="7.016cm" svg:height="0.551cm" svg:x="16.019cm" svg:y="13.23cm">
          <text:p/>
        </draw:ellipse>
        <draw:rect draw:style-name="gr121" draw:text-style-name="P52" draw:layer="layout" svg:width="7.016cm" svg:height="7.165cm" svg:x="16.019cm" svg:y="6.285cm">
          <text:p/>
        </draw:rect>
        <draw:ellipse draw:style-name="gr4" draw:text-style-name="P52" draw:layer="layout" svg:width="7.016cm" svg:height="0.551cm" svg:x="16.019cm" svg:y="6.065cm">
          <text:p/>
        </draw:ellipse>
        <draw:rect draw:style-name="gr61" draw:text-style-name="P53" draw:layer="layout" svg:width="2.339cm" svg:height="1.102cm" svg:x="17.305cm" svg:y="8.49cm">
          <text:p text:style-name="P2"><text:span text:style-name="T63">A</text:span></text:p>
        </draw:rect>
        <draw:rect draw:style-name="gr61" draw:text-style-name="P53" xml:id="id86" draw:id="id86" draw:layer="layout" svg:width="2.339cm" svg:height="1.102cm" svg:x="19.644cm" svg:y="8.49cm">
          <text:p text:style-name="P2"><text:span text:style-name="T63">B</text:span></text:p>
        </draw:rect>
        <draw:rect draw:style-name="gr61" draw:text-style-name="P53" draw:layer="layout" svg:width="2.339cm" svg:height="1.102cm" svg:x="17.305cm" svg:y="9.592cm">
          <text:p text:style-name="P2"><text:span text:style-name="T63">C</text:span></text:p>
        </draw:rect>
        <draw:rect draw:style-name="gr61" draw:text-style-name="P53" draw:layer="layout" svg:width="2.339cm" svg:height="1.102cm" svg:x="19.644cm" svg:y="9.592cm">
          <text:p text:style-name="P2"><text:span text:style-name="T63">D</text:span></text:p>
        </draw:rect>
        <draw:rect draw:style-name="gr61" draw:text-style-name="P53" draw:layer="layout" svg:width="2.339cm" svg:height="1.102cm" svg:x="17.305cm" svg:y="10.695cm">
          <text:p text:style-name="P2"><text:span text:style-name="T63">E</text:span></text:p>
        </draw:rect>
        <draw:rect draw:style-name="gr61" draw:text-style-name="P53" draw:layer="layout" svg:width="2.339cm" svg:height="1.102cm" svg:x="19.644cm" svg:y="10.695cm">
          <text:p text:style-name="P2"><text:span text:style-name="T63">F</text:span></text:p>
        </draw:rect>
        <draw:rect draw:style-name="gr61" draw:text-style-name="P53" draw:layer="layout" svg:width="2.339cm" svg:height="1.102cm" svg:x="17.305cm" svg:y="11.797cm">
          <text:p text:style-name="P2"><text:span text:style-name="T63">G</text:span></text:p>
        </draw:rect>
        <draw:rect draw:style-name="gr61" draw:text-style-name="P53" draw:layer="layout" svg:width="2.339cm" svg:height="1.102cm" svg:x="19.644cm" svg:y="11.797cm">
          <text:p text:style-name="P2"><text:span text:style-name="T63">H</text:span></text:p>
        </draw:rect>
        <draw:line draw:style-name="gr4" draw:text-style-name="P52" draw:layer="layout" svg:x1="16.019cm" svg:y1="6.285cm" svg:x2="16.019cm" svg:y2="13.45cm">
          <text:p/>
        </draw:line>
        <draw:line draw:style-name="gr4" draw:text-style-name="P52" draw:layer="layout" svg:x1="23.035cm" svg:y1="6.285cm" svg:x2="23.035cm" svg:y2="13.45cm">
          <text:p/>
        </draw:line>
        <draw:frame draw:style-name="gr122" draw:text-style-name="P59" draw:layer="layout" svg:width="4.101cm" svg:height="2.22cm" svg:x="17.891cm" svg:y="14.113cm">
          <draw:text-box>
            <text:p text:style-name="P2"><text:span text:style-name="T65">Memoria</text:span></text:p>
            <text:p text:style-name="P2"><text:span text:style-name="T65">secondaria</text:span></text:p>
          </draw:text-box>
        </draw:frame>
        <draw:connector draw:style-name="gr123" draw:text-style-name="P52" draw:layer="layout" svg:x1="21.866cm" svg:y1="19.015cm" svg:x2="21.983cm" svg:y2="9.041cm" draw:start-shape="id85" draw:start-glue-point="1" draw:end-shape="id86" draw:end-glue-point="1" svg:d="M21866 19015h618v-9974h-501">
          <text:p/>
        </draw:connector>
        <draw:frame draw:style-name="gr127" draw:text-style-name="P42" draw:layer="layout" svg:width="0.507cm" svg:height="1.085cm" svg:x="21.934cm" svg:y="16.478cm">
          <draw:text-box>
            <text:p text:style-name="P2"><text:span text:style-name="T46">4</text:span></text:p>
          </draw:text-box>
        </draw:frame>
        <draw:rect draw:style-name="gr109" draw:text-style-name="P58" draw:layer="layout" svg:width="2.339cm" svg:height="1.102cm" svg:x="26.659cm" svg:y="3.529cm">
          <text:p/>
        </draw:rect>
        <draw:rect draw:style-name="gr108" draw:text-style-name="P55" draw:layer="layout" svg:width="2.339cm" svg:height="1.102cm" svg:x="26.659cm" svg:y="4.632cm">
          <text:p text:style-name="P2"><text:span text:style-name="T63">F</text:span></text:p>
        </draw:rect>
        <draw:rect draw:style-name="gr109" draw:text-style-name="P55" draw:layer="layout" svg:width="2.339cm" svg:height="1.102cm" svg:x="26.659cm" svg:y="5.734cm">
          <text:p/>
        </draw:rect>
        <draw:rect draw:style-name="gr108" draw:text-style-name="P61" xml:id="id88" draw:id="id88" draw:layer="layout" svg:width="2.339cm" svg:height="1.102cm" svg:x="26.659cm" svg:y="6.836cm">
          <text:p text:style-name="P2"><text:span text:style-name="T66">B</text:span></text:p>
        </draw:rect>
        <draw:rect draw:style-name="gr108" draw:text-style-name="P53" draw:layer="layout" svg:width="2.339cm" svg:height="1.102cm" svg:x="26.659cm" svg:y="7.939cm">
          <text:p text:style-name="P2"><text:span text:style-name="T63">A</text:span></text:p>
        </draw:rect>
        <draw:rect draw:style-name="gr109" draw:text-style-name="P55" draw:layer="layout" svg:width="2.339cm" svg:height="1.102cm" svg:x="26.659cm" svg:y="9.041cm">
          <text:p/>
        </draw:rect>
        <draw:rect draw:style-name="gr108" draw:text-style-name="P53" draw:layer="layout" svg:width="2.339cm" svg:height="1.102cm" svg:x="26.659cm" svg:y="10.143cm">
          <text:p text:style-name="P2"><text:span text:style-name="T63">C</text:span></text:p>
        </draw:rect>
        <draw:rect draw:style-name="gr109" draw:text-style-name="P55" draw:layer="layout" svg:width="2.339cm" svg:height="1.102cm" svg:x="26.659cm" svg:y="11.246cm">
          <text:p/>
        </draw:rect>
        <draw:frame draw:style-name="gr113" draw:text-style-name="P54" draw:layer="layout" svg:width="0.433cm" svg:height="0.926cm" svg:x="25.958cm" svg:y="3.64cm">
          <draw:text-box>
            <text:p text:style-name="P2"><text:span text:style-name="T64">0</text:span></text:p>
          </draw:text-box>
        </draw:frame>
        <draw:frame draw:style-name="gr114" draw:text-style-name="P54" draw:layer="layout" svg:width="0.383cm" svg:height="0.926cm" svg:x="25.958cm" svg:y="4.743cm">
          <draw:text-box>
            <text:p text:style-name="P2"><text:span text:style-name="T64">1</text:span></text:p>
          </draw:text-box>
        </draw:frame>
        <draw:frame draw:style-name="gr113" draw:text-style-name="P54" draw:layer="layout" svg:width="0.433cm" svg:height="0.926cm" svg:x="25.959cm" svg:y="5.846cm">
          <draw:text-box>
            <text:p text:style-name="P2"><text:span text:style-name="T64">2</text:span></text:p>
          </draw:text-box>
        </draw:frame>
        <draw:frame draw:style-name="gr113" draw:text-style-name="P54" xml:id="id87" draw:id="id87" draw:layer="layout" svg:width="0.433cm" svg:height="0.926cm" svg:x="25.959cm" svg:y="6.95cm">
          <draw:text-box>
            <text:p text:style-name="P2"><text:span text:style-name="T64">3</text:span></text:p>
          </draw:text-box>
        </draw:frame>
        <draw:frame draw:style-name="gr113" draw:text-style-name="P54" draw:layer="layout" svg:width="0.433cm" svg:height="0.926cm" svg:x="25.959cm" svg:y="7.943cm">
          <draw:text-box>
            <text:p text:style-name="P2"><text:span text:style-name="T64">4</text:span></text:p>
          </draw:text-box>
        </draw:frame>
        <draw:frame draw:style-name="gr113" draw:text-style-name="P54" draw:layer="layout" svg:width="0.433cm" svg:height="0.926cm" svg:x="25.959cm" svg:y="9.157cm">
          <draw:text-box>
            <text:p text:style-name="P2"><text:span text:style-name="T64">5</text:span></text:p>
          </draw:text-box>
        </draw:frame>
        <draw:frame draw:style-name="gr113" draw:text-style-name="P54" draw:layer="layout" svg:width="0.433cm" svg:height="0.926cm" svg:x="25.959cm" svg:y="10.15cm">
          <draw:text-box>
            <text:p text:style-name="P2"><text:span text:style-name="T64">6</text:span></text:p>
          </draw:text-box>
        </draw:frame>
        <draw:frame draw:style-name="gr113" draw:text-style-name="P54" draw:layer="layout" svg:width="0.433cm" svg:height="0.926cm" svg:x="25.959cm" svg:y="11.364cm">
          <draw:text-box>
            <text:p text:style-name="P2"><text:span text:style-name="T64">7</text:span></text:p>
          </draw:text-box>
        </draw:frame>
        <draw:rect draw:style-name="gr109" draw:text-style-name="P58" draw:layer="layout" svg:width="2.339cm" svg:height="1.102cm" svg:x="26.659cm" svg:y="12.348cm">
          <text:p/>
        </draw:rect>
        <draw:rect draw:style-name="gr109" draw:text-style-name="P53" draw:layer="layout" svg:width="2.339cm" svg:height="1.102cm" svg:x="26.659cm" svg:y="13.451cm">
          <text:p/>
        </draw:rect>
        <draw:rect draw:style-name="gr109" draw:text-style-name="P55" draw:layer="layout" svg:width="2.339cm" svg:height="1.102cm" svg:x="26.659cm" svg:y="14.553cm">
          <text:p/>
        </draw:rect>
        <draw:rect draw:style-name="gr109" draw:text-style-name="P55" draw:layer="layout" svg:width="2.339cm" svg:height="1.102cm" svg:x="26.659cm" svg:y="15.655cm">
          <text:p/>
        </draw:rect>
        <draw:frame draw:style-name="gr113" draw:text-style-name="P54" draw:layer="layout" svg:width="0.433cm" svg:height="0.926cm" svg:x="25.958cm" svg:y="12.458cm">
          <draw:text-box>
            <text:p text:style-name="P2"><text:span text:style-name="T64">8</text:span></text:p>
          </draw:text-box>
        </draw:frame>
        <draw:frame draw:style-name="gr113" draw:text-style-name="P54" draw:layer="layout" svg:width="0.433cm" svg:height="0.926cm" svg:x="25.958cm" svg:y="13.562cm">
          <draw:text-box>
            <text:p text:style-name="P2"><text:span text:style-name="T64">9</text:span></text:p>
          </draw:text-box>
        </draw:frame>
        <draw:frame draw:style-name="gr117" draw:text-style-name="P54" draw:layer="layout" svg:width="0.764cm" svg:height="0.926cm" svg:x="25.725cm" svg:y="14.665cm">
          <draw:text-box>
            <text:p text:style-name="P2"><text:span text:style-name="T64">10</text:span></text:p>
          </draw:text-box>
        </draw:frame>
        <draw:frame draw:style-name="gr117" draw:text-style-name="P54" draw:layer="layout" svg:width="0.764cm" svg:height="0.926cm" svg:x="25.725cm" svg:y="15.769cm">
          <draw:text-box>
            <text:p text:style-name="P2"><text:span text:style-name="T64">11</text:span></text:p>
          </draw:text-box>
        </draw:frame>
        <draw:frame draw:style-name="gr120" draw:text-style-name="P59" draw:layer="layout" svg:width="3.7cm" svg:height="2.22cm" svg:x="25.491cm" svg:y="16.869cm">
          <draw:text-box>
            <text:p text:style-name="P2"><text:span text:style-name="T65">Memoria</text:span><text:span text:style-name="T65"><text:line-break/></text:span><text:span text:style-name="T65">principale</text:span></text:p>
          </draw:text-box>
        </draw:frame>
        <draw:connector draw:style-name="gr123" draw:text-style-name="P52" draw:layer="layout" svg:x1="20.813cm" svg:y1="8.49cm" svg:x2="25.959cm" svg:y2="7.413cm" draw:start-shape="id86" draw:start-glue-point="0" draw:end-shape="id87" draw:end-glue-point="3" svg:d="M20813 8490v-1077h5146">
          <text:p/>
        </draw:connector>
        <draw:frame draw:style-name="gr127" draw:text-style-name="P42" draw:layer="layout" svg:width="0.507cm" svg:height="1.085cm" svg:x="23.688cm" svg:y="7.328cm">
          <draw:text-box>
            <text:p text:style-name="P2"><text:span text:style-name="T46">5</text:span></text:p>
          </draw:text-box>
        </draw:frame>
        <draw:connector draw:style-name="gr123" draw:text-style-name="P52" draw:layer="layout" draw:line-skew="-0.702cm -3.3cm" svg:x1="27.828cm" svg:y1="6.836cm" svg:x2="11.458cm" svg:y2="10.473cm" draw:start-shape="id88" draw:start-glue-point="0" draw:end-shape="id89" draw:end-glue-point="1" svg:d="M27828 6836v-1203h-12069v4840h-4301">
          <text:p/>
        </draw:connector>
        <draw:frame draw:style-name="gr127" draw:text-style-name="P42" draw:layer="layout" svg:width="0.507cm" svg:height="1.085cm" svg:x="23.571cm" svg:y="4.572cm">
          <draw:text-box>
            <text:p text:style-name="P2"><text:span text:style-name="T46">6</text:span></text:p>
          </draw:text-box>
        </draw:frame>
        <draw:frame draw:style-name="gr113" draw:text-style-name="P54" draw:layer="layout" svg:width="0.433cm" svg:height="0.926cm" svg:x="7.366cm" svg:y="8.93cm">
          <draw:text-box>
            <text:p text:style-name="P2"><text:span text:style-name="T64">0</text:span></text:p>
          </draw:text-box>
        </draw:frame>
        <draw:frame draw:style-name="gr114" draw:text-style-name="P54" xml:id="id90" draw:id="id90" draw:layer="layout" svg:width="0.383cm" svg:height="0.926cm" svg:x="7.366cm" svg:y="10.033cm">
          <draw:text-box>
            <text:p text:style-name="P2"><text:span text:style-name="T64">1</text:span></text:p>
          </draw:text-box>
        </draw:frame>
        <draw:connector draw:style-name="gr123" draw:text-style-name="P52" draw:layer="layout" draw:line-skew="-0.363cm" svg:x1="3.859cm" svg:y1="8.489cm" svg:x2="7.366cm" svg:y2="10.496cm" draw:end-shape="id90" draw:end-glue-point="3" svg:d="M3859 8489h1141v2007h2366">
          <text:p/>
        </draw:connector>
        <draw:connector draw:style-name="gr123" draw:text-style-name="P52" draw:layer="layout" svg:x1="3.859cm" svg:y1="8.489cm" svg:x2="3.859cm" svg:y2="9.591cm" svg:d="M3859 8489v1102">
          <text:p/>
        </draw:connector>
        <draw:frame draw:style-name="gr5" draw:text-style-name="P42" draw:layer="layout" svg:width="0.507cm" svg:height="1.084cm" svg:x="5.355cm" svg:y="9.5cm">
          <draw:text-box>
            <text:p text:style-name="P2"><text:span text:style-name="T46">2</text:span></text:p>
          </draw:text-box>
        </draw:frame>
        <draw:frame draw:style-name="gr124" draw:text-style-name="P42" draw:layer="layout" svg:width="0.451cm" svg:height="1.084cm" svg:x="4.59cm" svg:y="8.52cm">
          <draw:text-box>
            <text:p text:style-name="P2"><text:span text:style-name="T46">1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62"/>
          <draw:frame presentation:style-name="pr9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Gestione dei page fault</text:p>
          </draw:text-box>
        </draw:frame>
        <draw:frame presentation:style-name="pr5" draw:text-style-name="P6" draw:layer="layout" svg:width="27.719cm" svg:height="10.287cm" svg:x="0.99cm" svg:y="3.5cm" presentation:class="outline" presentation:user-transformed="true">
          <draw:text-box>
            <text:list text:style-name="L3">
              <text:list-item>
                <text:p text:style-name="P2">Cosa succede in mancanza di frame liberi?</text:p>
                <text:list>
                  <text:list-item>
                    <text:p text:style-name="P2">occorre "liberarne" uno</text:p>
                  </text:list-item>
                  <text:list-item>
                    <text:p text:style-name="P2">la pagina vittima deve essere la meno "utile"</text:p>
                  </text:list-item>
                </text:list>
              </text:list-item>
              <text:list-item>
                <text:p text:style-name="P2">Algoritmi di sostituzione o rimpiazzamento</text:p>
                <text:list>
                  <text:list-item>
                    <text:p text:style-name="P2">la classe di algoritmi utilizzati per selezionare la pagina da sostitui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63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64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goritmo del meccanismo di demand paging</text:p>
          </draw:text-box>
        </draw:frame>
        <draw:frame presentation:style-name="pr44" draw:text-style-name="P63" draw:layer="layout" svg:width="27.719cm" svg:height="15.771cm" svg:x="0.99cm" svg:y="3.5cm" presentation:class="outline" presentation:user-transformed="true">
          <draw:text-box>
            <text:list text:style-name="L3">
              <text:list-item>
                <text:p text:style-name="P62"><text:span text:style-name="T67">Individua la pagina in memoria secondaria (disco)</text:span></text:p>
              </text:list-item>
              <text:list-item>
                <text:p text:style-name="P33"><text:span text:style-name="T67">Individua un frame libero</text:span></text:p>
              </text:list-item>
              <text:list-item>
                <text:p text:style-name="P33"><text:span text:style-name="T67">Se non esiste un frame libero</text:span></text:p>
                <text:list>
                  <text:list-item>
                    <text:p text:style-name="P34"><text:span text:style-name="T68">richiama algoritmo di rimpiazzamento</text:span></text:p>
                  </text:list-item>
                  <text:list-item>
                    <text:p text:style-name="P34"><text:span text:style-name="T68">aggiorna la tabella delle pagine (invalida pagina "vittima")</text:span></text:p>
                  </text:list-item>
                  <text:list-item>
                    <text:p text:style-name="P34"><text:span text:style-name="T68">se la pagina "vittima" è stata variata, scrive la pagina sul disco</text:span></text:p>
                  </text:list-item>
                  <text:list-item>
                    <text:p text:style-name="P34"><text:span text:style-name="T68">aggiorna la tabella dei frame (frame libero)</text:span></text:p>
                  </text:list-item>
                </text:list>
              </text:list-item>
              <text:list-item>
                <text:p text:style-name="P33"><text:span text:style-name="T67">Aggiorna la tabella dei frame (frame occupato)</text:span></text:p>
              </text:list-item>
              <text:list-item>
                <text:p text:style-name="P33"><text:span text:style-name="T67">Leggi la pagina da disco (quella che ha provocato il fault)</text:span></text:p>
              </text:list-item>
              <text:list-item>
                <text:p text:style-name="P33"><text:span text:style-name="T67">Aggiorna la tabella delle pagine</text:span></text:p>
              </text:list-item>
              <text:list-item>
                <text:p text:style-name="P33"><text:span text:style-name="T67">Riattiva il processo</text:span></text:p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64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65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goritmi di rimpiazzamento</text:p>
          </draw:text-box>
        </draw:frame>
        <draw:frame presentation:style-name="pr45" draw:text-style-name="P6" draw:layer="layout" svg:width="27.719cm" svg:height="11.405cm" svg:x="0.99cm" svg:y="3.5cm" presentation:class="outline" presentation:user-transformed="true">
          <draw:text-box>
            <text:list text:style-name="L3">
              <text:list-item>
                <text:p text:style-name="P2">Obiettivi</text:p>
                <text:list>
                  <text:list-item>
                    <text:p text:style-name="P2"><text:span text:style-name="T12">minimizzare il numero di page fault</text:span></text:p>
                  </text:list-item>
                </text:list>
              </text:list-item>
              <text:list-item>
                <text:p text:style-name="P2">Valutazione</text:p>
                <text:list>
                  <text:list-item>
                    <text:p text:style-name="P2">gli algoritmi vengono valutati esaminando come si comportano quando applicati ad una <text:span text:style-name="T10">stringa di riferimenti</text:span> in memoria</text:p>
                  </text:list-item>
                </text:list>
              </text:list-item>
              <text:list-item>
                <text:p text:style-name="P2">Stringhe di riferimenti</text:p>
                <text:list>
                  <text:list-item>
                    <text:p text:style-name="P2">possono essere generate esaminando il funzionamento di programmi reali o con un generatore di numeri rando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199cm" svg:height="10.649cm" svg:x="2.743cm" svg:y="2.13cm" draw:page-number="65"/>
          <draw:frame presentation:style-name="pr1" draw:text-style-name="P5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66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goritmi di rimpiazzamento</text:p>
          </draw:text-box>
        </draw:frame>
        <draw:frame presentation:style-name="pr35" draw:text-style-name="P6" draw:layer="layout" svg:width="27.719cm" svg:height="12.034cm" svg:x="0.99cm" svg:y="3.5cm" presentation:class="outline" presentation:user-transformed="true">
          <draw:text-box>
            <text:list text:style-name="L3">
              <text:list-item>
                <text:p text:style-name="P2">Nota:</text:p>
                <text:list>
                  <text:list-item>
                    <text:p text:style-name="P2">la stringa di riferimenti può essere limitata ai numeri di pagina, in quanto non siamo interessati agli offset</text:p>
                  </text:list-item>
                </text:list>
              </text:list-item>
              <text:list-item>
                <text:p text:style-name="P2">Esempio</text:p>
                <text:list>
                  <text:list-item>
                    <text:p text:style-name="P2">stringa di riferimento completa (in esadecimale):</text:p>
                    <text:list>
                      <text:list-item>
                        <text:p text:style-name="P2">71,0a,13,25,0a,3f,0c,4f,21,30,00,31,21,1a,2b,03,1a,77,11</text:p>
                      </text:list-item>
                    </text:list>
                  </text:list-item>
                  <text:list-item>
                    <text:p text:style-name="P2">stringa di riferimento delle pagine <text:line-break/>(in esadecimale, con pagine di 16 byte)</text:p>
                    <text:list>
                      <text:list-item>
                        <text:p text:style-name="P2">7,0,1,2,0,3,0,4,2,3,0,3,2,1,2,0,1,7,1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199cm" svg:height="10.649cm" svg:x="2.743cm" svg:y="2.13cm" draw:page-number="66"/>
          <draw:frame presentation:style-name="pr1" draw:text-style-name="P5" draw:layer="layout" svg:width="14.437cm" svg:height="12.785cm" svg:x="2.624cm" svg:y="13.48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ffcc99" draw:end-color="#ff0000" draw:start-intensity="100%" draw:end-intensity="100%" draw:angle="2700" draw:border="0%"/>
    <draw:gradient draw:name="Gradient_20_7" draw:display-name="Gradient 7" draw:style="linear" draw:start-color="#ffcc99" draw:end-color="#ff0000" draw:start-intensity="100%" draw:end-intensity="100%" draw:angle="27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language="it" fo:country="IT" fo:font-style="normal" fo:text-shadow="none" style:text-underline-style="none" fo:font-weight="normal" style:font-family-asian="'HG Mincho Light J'" style:font-pitch-asian="variable" style:font-size-asian="24pt" style:language-asian="it" style:country-asian="IT" style:font-style-asian="normal" style:font-weight-asian="normal" style:font-family-complex="'Arial Unicode MS'" style:font-pitch-complex="variable" style:font-size-complex="24pt" style:language-complex="it" style:country-complex="I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modell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modello-backgroundobjects" style:family="presentation">
      <style:graphic-properties draw:shadow="hidden" draw:shadow-offset-x="0.3cm" draw:shadow-offset-y="0.3cm" draw:shadow-color="#808080"/>
    </style:style>
    <style:style style:name="modello-notes" style:family="presentation">
      <style:graphic-properties draw:stroke="none" draw:fill="none">
        <text:list-style style:name="modell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language="it" fo:country="IT" fo:font-style="normal" fo:text-shadow="none" style:text-underline-style="none" fo:font-weight="normal" style:font-family-asian="'HG Mincho Light J'" style:font-pitch-asian="variable" style:font-size-asian="12pt" style:language-asian="it" style:country-asian="IT" style:font-style-asian="normal" style:font-weight-asian="normal" style:font-family-complex="'Arial Unicode MS'" style:font-pitch-complex="variable" style:font-size-complex="12pt" style:language-complex="it" style:country-complex="IT" style:font-style-complex="normal" style:font-weight-complex="normal" style:font-relief="none"/>
    </style:style>
    <style:style style:name="modello-outline1" style:family="presentation">
      <style:graphic-properties draw:stroke="none" draw:fill="none">
        <text:list-style style:name="modello-outline1">
          <text:list-level-style-bullet text:level="1" text:bullet-char="">
            <style:list-level-properties text:min-label-width="1.058cm"/>
            <style:text-properties fo:font-family="StarSymbol" style:font-charset="x-symbol" fo:color="#000000" fo:font-size="45%"/>
          </text:list-level-style-bullet>
          <text:list-level-style-bullet text:level="2" text:bullet-char="">
            <style:list-level-properties text:space-before="1.587cm" text:min-label-width="1.058cm"/>
            <style:text-properties fo:font-family="StarSymbol" style:font-charset="x-symbol" fo:color="#000000" fo:font-size="45%"/>
          </text:list-level-style-bullet>
          <text:list-level-style-bullet text:level="3" text:bullet-char="">
            <style:list-level-properties text:space-before="3.175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">
            <style:list-level-properties text:space-before="4.339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">
            <style:list-level-properties text:space-before="5.503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">
            <style:list-level-properties text:space-before="5.503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">
            <style:list-level-properties text:space-before="5.503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">
            <style:list-level-properties text:space-before="5.503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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4cm" fo:margin-bottom="0cm" style:line-height-at-least="0.93cm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  <style:tab-stop style:position="26.881cm"/>
        </style:tab-stops>
      </style:paragraph-properties>
      <style:text-properties fo:color="#3333cc" style:text-outline="false" style:text-line-through-style="none" style:text-position="0% 100%" fo:font-family="Arial" style:font-family-generic="swiss" style:font-pitch="variable" fo:font-size="23pt" fo:language="it" fo:country="IT" fo:font-style="normal" fo:text-shadow="none" style:text-underline-style="none" fo:font-weight="bold" style:font-family-asian="'HG Mincho Light J'" style:font-pitch-asian="variable" style:font-size-asian="24pt" style:language-asian="it" style:country-asian="IT" style:font-style-asian="normal" style:font-weight-asian="normal" style:font-family-complex="'Arial Unicode MS'" style:font-pitch-complex="variable" style:font-size-complex="24pt" style:language-complex="it" style:country-complex="IT" style:font-style-complex="normal" style:font-weight-complex="normal" style:font-relief="none"/>
    </style:style>
    <style:style style:name="modello-outline2" style:family="presentation" style:parent-style-name="modello-outline1">
      <style:paragraph-properties fo:margin-left="0cm" fo:margin-right="0cm" fo:margin-top="0.405cm" fo:margin-bottom="0cm" fo:line-height="118%" fo:text-align="start" fo:text-indent="0cm" style:punctuation-wrap="simple" style:line-break="normal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  <style:tab-stop style:position="25.2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1pt" fo:language="it" fo:country="IT" fo:font-style="normal" fo:text-shadow="none" style:text-underline-style="none" fo:font-weight="normal" style:font-size-asian="23pt" style:language-asian="it" style:country-asian="IT" style:font-size-complex="23pt" style:language-complex="it" style:country-complex="IT" style:font-relief="none"/>
    </style:style>
    <style:style style:name="modello-outline3" style:family="presentation" style:parent-style-name="modello-outline2">
      <style:paragraph-properties fo:margin-left="0cm" fo:margin-right="0cm" fo:margin-top="0.194cm" fo:margin-bottom="0cm" fo:line-height="118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language="it" fo:country="IT" fo:font-style="normal" fo:text-shadow="none" style:text-underline-style="none" fo:font-weight="normal" style:font-size-asian="22pt" style:language-asian="it" style:country-asian="IT" style:font-size-complex="22pt" style:language-complex="it" style:country-complex="IT" style:font-relief="none"/>
    </style:style>
    <style:style style:name="modello-outline4" style:family="presentation" style:parent-style-name="modello-outline3">
      <style:paragraph-properties fo:margin-left="0cm" fo:margin-right="0cm" fo:margin-top="0.158cm" fo:margin-bottom="0cm" fo:line-height="118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language="it" fo:country="IT" fo:font-style="normal" fo:text-shadow="none" style:text-underline-style="none" fo:font-weight="normal" style:font-size-asian="18pt" style:language-asian="it" style:country-asian="IT" style:font-size-complex="18pt" style:language-complex="it" style:country-complex="IT" style:font-relief="none"/>
    </style:style>
    <style:style style:name="modello-outline5" style:family="presentation" style:parent-style-name="modello-outline4">
      <style:paragraph-properties fo:margin-left="0cm" fo:margin-right="0cm" fo:margin-top="0.141cm" fo:margin-bottom="0cm" fo:line-height="118%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language="it" fo:country="IT" fo:font-style="normal" fo:text-shadow="none" style:text-underline-style="none" fo:font-weight="normal" style:font-size-asian="16pt" style:language-asian="it" style:country-asian="IT" style:font-size-complex="16pt" style:language-complex="it" style:country-complex="IT" style:font-relief="none"/>
    </style:style>
    <style:style style:name="modello-outline6" style:family="presentation" style:parent-style-name="modello-outline5">
      <style:paragraph-properties fo:margin-left="0cm" fo:margin-right="0cm" fo:margin-top="0.141cm" fo:margin-bottom="0cm" fo:line-height="118%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language="it" fo:country="IT" fo:font-style="normal" fo:text-shadow="none" style:text-underline-style="none" fo:font-weight="normal" style:font-size-asian="16pt" style:language-asian="it" style:country-asian="IT" style:font-size-complex="16pt" style:language-complex="it" style:country-complex="IT" style:font-relief="none"/>
    </style:style>
    <style:style style:name="modello-outline7" style:family="presentation" style:parent-style-name="modello-outline6">
      <style:paragraph-properties fo:margin-left="0cm" fo:margin-right="0cm" fo:margin-top="0.141cm" fo:margin-bottom="0cm" fo:line-height="118%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language="it" fo:country="IT" fo:font-style="normal" fo:text-shadow="none" style:text-underline-style="none" fo:font-weight="normal" style:font-size-asian="16pt" style:language-asian="it" style:country-asian="IT" style:font-size-complex="16pt" style:language-complex="it" style:country-complex="IT" style:font-relief="none"/>
    </style:style>
    <style:style style:name="modello-outline8" style:family="presentation" style:parent-style-name="modello-outline7">
      <style:paragraph-properties fo:margin-left="0cm" fo:margin-right="0cm" fo:margin-top="0.141cm" fo:margin-bottom="0cm" fo:line-height="118%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language="it" fo:country="IT" fo:font-style="normal" fo:text-shadow="none" style:text-underline-style="none" fo:font-weight="normal" style:font-size-asian="16pt" style:language-asian="it" style:country-asian="IT" style:font-size-complex="16pt" style:language-complex="it" style:country-complex="IT" style:font-relief="none"/>
    </style:style>
    <style:style style:name="modello-outline9" style:family="presentation" style:parent-style-name="modello-outline8">
      <style:paragraph-properties fo:margin-left="0cm" fo:margin-right="0cm" fo:margin-top="0.141cm" fo:margin-bottom="0cm" fo:line-height="118%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language="it" fo:country="IT" fo:font-style="normal" fo:text-shadow="none" style:text-underline-style="none" fo:font-weight="normal" style:font-size-asian="16pt" style:language-asian="it" style:country-asian="IT" style:font-size-complex="16pt" style:language-complex="it" style:country-complex="IT" style:font-relief="none"/>
    </style:style>
    <style:style style:name="modello-subtitle" style:family="presentation">
      <style:graphic-properties draw:stroke="none" draw:fill="none" draw:textarea-vertical-align="middle">
        <text:list-style style:name="modello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•">
            <style:list-level-properties text:space-before="1.58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3.17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4.339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5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5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5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5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5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4cm" fo:margin-bottom="0cm" style:line-height-at-least="0.93cm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position="0% 100%" fo:font-family="Arial" style:font-family-generic="swiss" style:font-pitch="variable" fo:font-size="24pt" fo:language="it" fo:country="IT" fo:font-style="normal" fo:text-shadow="none" style:text-underline-style="none" fo:font-weight="bold" style:font-family-asian="'HG Mincho Light J'" style:font-pitch-asian="variable" style:font-size-asian="24pt" style:language-asian="it" style:country-asian="IT" style:font-style-asian="normal" style:font-weight-asian="normal" style:font-family-complex="'Arial Unicode MS'" style:font-pitch-complex="variable" style:font-size-complex="24pt" style:language-complex="it" style:country-complex="IT" style:font-style-complex="normal" style:font-weight-complex="normal" style:font-relief="none"/>
    </style:style>
    <style:style style:name="modello-title" style:family="presentation">
      <style:graphic-properties draw:stroke="none" draw:fill="none" draw:textarea-vertical-align="middle">
        <text:list-style style:name="modell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24pt" fo:language="it" fo:country="IT" fo:font-style="normal" fo:text-shadow="none" style:text-underline-style="none" fo:font-weight="normal" style:font-family-asian="'HG Mincho Light J'" style:font-pitch-asian="variable" style:font-size-asian="24pt" style:language-asian="it" style:country-asian="IT" style:font-style-asian="normal" style:font-weight-asian="normal" style:font-family-complex="'Arial Unicode MS'" style:font-pitch-complex="variable" style:font-size-complex="24pt" style:language-complex="it" style:country-complex="I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language="it" fo:country="IT" fo:font-style="normal" fo:text-shadow="none" style:text-underline-style="none" fo:font-weight="normal" style:font-family-asian="'HG Mincho Light J'" style:font-pitch-asian="variable" style:font-size-asian="12pt" style:language-asian="it" style:country-asian="IT" style:font-style-asian="normal" style:font-weight-asian="normal" style:font-family-complex="'Arial Unicode MS'" style:font-pitch-complex="variable" style:font-size-complex="12pt" style:language-complex="it" style:country-complex="I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language="it" fo:country="IT" fo:font-style="normal" fo:text-shadow="none" style:text-underline-style="none" fo:font-weight="normal" style:font-family-asian="'HG Mincho Light J'" style:font-pitch-asian="variable" style:font-size-asian="32pt" style:language-asian="it" style:country-asian="IT" style:font-style-asian="normal" style:font-weight-asian="normal" style:font-family-complex="'Arial Unicode MS'" style:font-pitch-complex="variable" style:font-size-complex="32pt" style:language-complex="it" style:country-complex="I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5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language="it" fo:country="IT" fo:font-style="normal" fo:text-shadow="none" style:text-underline-style="none" fo:font-weight="normal" style:font-size-asian="28pt" style:language-asian="it" style:country-asian="IT" style:font-size-complex="28pt" style:language-complex="it" style:country-complex="IT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5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language="it" fo:country="IT" fo:font-style="normal" fo:text-shadow="none" style:text-underline-style="none" fo:font-weight="normal" style:font-size-asian="24pt" style:language-asian="it" style:country-asian="IT" style:font-size-complex="24pt" style:language-complex="it" style:country-complex="IT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5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language="it" fo:country="IT" fo:font-style="normal" fo:text-shadow="none" style:text-underline-style="none" fo:font-weight="normal" style:font-size-asian="20pt" style:language-asian="it" style:country-asian="IT" style:font-size-complex="20pt" style:language-complex="it" style:country-complex="IT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5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language="it" fo:country="IT" fo:font-style="normal" fo:text-shadow="none" style:text-underline-style="none" fo:font-weight="normal" style:font-size-asian="20pt" style:language-asian="it" style:country-asian="IT" style:font-size-complex="20pt" style:language-complex="it" style:country-complex="IT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5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language="it" fo:country="IT" fo:font-style="normal" fo:text-shadow="none" style:text-underline-style="none" fo:font-weight="normal" style:font-size-asian="20pt" style:language-asian="it" style:country-asian="IT" style:font-size-complex="20pt" style:language-complex="it" style:country-complex="IT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5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language="it" fo:country="IT" fo:font-style="normal" fo:text-shadow="none" style:text-underline-style="none" fo:font-weight="normal" style:font-size-asian="20pt" style:language-asian="it" style:country-asian="IT" style:font-size-complex="20pt" style:language-complex="it" style:country-complex="IT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5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language="it" fo:country="IT" fo:font-style="normal" fo:text-shadow="none" style:text-underline-style="none" fo:font-weight="normal" style:font-size-asian="20pt" style:language-asian="it" style:country-asian="IT" style:font-size-complex="20pt" style:language-complex="it" style:country-complex="IT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5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language="it" fo:country="IT" fo:font-style="normal" fo:text-shadow="none" style:text-underline-style="none" fo:font-weight="normal" style:font-size-asian="20pt" style:language-asian="it" style:country-asian="IT" style:font-size-complex="20pt" style:language-complex="it" style:country-complex="I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language="it" fo:country="IT" fo:font-style="normal" fo:text-shadow="none" style:text-underline-style="none" fo:font-weight="normal" style:font-family-asian="'HG Mincho Light J'" style:font-pitch-asian="variable" style:font-size-asian="32pt" style:language-asian="it" style:country-asian="IT" style:font-style-asian="normal" style:font-weight-asian="normal" style:font-family-complex="'Arial Unicode MS'" style:font-pitch-complex="variable" style:font-size-complex="32pt" style:language-complex="it" style:country-complex="I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24pt" fo:language="it" fo:country="IT" fo:font-style="normal" fo:text-shadow="none" style:text-underline-style="none" fo:font-weight="normal" style:font-family-asian="'HG Mincho Light J'" style:font-pitch-asian="variable" style:font-size-asian="24pt" style:language-asian="it" style:country-asian="IT" style:font-style-asian="normal" style:font-weight-asian="normal" style:font-family-complex="'Arial Unicode MS'" style:font-pitch-complex="variable" style:font-size-complex="24pt" style:language-complex="it" style:country-complex="I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solid" svg:stroke-width="0.071cm" svg:stroke-color="#000000" draw:fill="solid" draw:fill-color="#ffffff" draw:textarea-horizontal-align="center" draw:textarea-vertical-align="middle" fo:padding-top="0.035cm" fo:padding-bottom="0.035cm" fo:padding-left="0.035cm" fo:padding-right="0.035cm" draw:shadow="visible" draw:shadow-offset-x="0.212cm" draw:shadow-offset-y="-0.212cm" draw:shadow-color="#808080"/>
    </style:style>
    <style:style style:name="Mgr2" style:family="graphic" style:parent-style-name="standard">
      <style:graphic-properties draw:stroke="solid" svg:stroke-width="0.071cm" svg:stroke-color="#000000" draw:fill="solid" draw:fill-color="#dbdbdb" draw:textarea-horizontal-align="center" draw:textarea-vertical-align="middle" fo:padding-top="0.035cm" fo:padding-bottom="0.035cm" fo:padding-left="0.035cm" fo:padding-right="0.035cm" draw:shadow="visible" draw:shadow-offset-x="0.212cm" draw:shadow-offset-y="-0.212cm" draw:shadow-color="#808080"/>
    </style:style>
    <style:style style:name="M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0.862cm" fo:min-width="0cm" fo:padding-top="0.13cm" fo:padding-bottom="0.13cm" fo:padding-left="0.25cm" fo:padding-right="0.25cm" draw:shadow-color="#808080"/>
    </style:style>
    <style:style style:name="Mgr4" style:family="graphic" style:parent-style-name="standard">
      <style:graphic-properties draw:stroke="none" draw:fill="gradient" draw:fill-color="#ff0000" draw:fill-gradient-name="Gradient_20_1" draw:textarea-horizontal-align="center" draw:textarea-vertical-align="middle" draw:shadow-color="#808080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81cm" fo:min-width="8.378cm" fo:padding-top="0.13cm" fo:padding-bottom="0.13cm" fo:padding-left="0.25cm" fo:padding-right="0.25cm" draw:shadow-offset-x="0.212cm" draw:shadow-offset-y="-0.212cm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46cm" fo:min-width="0cm" fo:padding-top="0.137cm" fo:padding-bottom="0.137cm" fo:padding-left="0.275cm" fo:padding-right="0.275cm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46cm" fo:min-width="0cm" fo:padding-top="0.137cm" fo:padding-bottom="0.137cm" fo:padding-left="0.275cm" fo:padding-right="0.275cm" draw:shadow-color="#808080"/>
    </style:style>
    <style:style style:name="Mgr9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46cm" fo:min-width="0cm" fo:padding-top="0.137cm" fo:padding-bottom="0.137cm" fo:padding-left="0.275cm" fo:padding-right="0.275cm" draw:shadow-color="#808080"/>
    </style:style>
    <style:style style:name="Mgr10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46cm" fo:min-width="0cm" fo:padding-top="0.137cm" fo:padding-bottom="0.137cm" fo:padding-left="0.275cm" fo:padding-right="0.275cm" draw:shadow-color="#808080"/>
    </style:style>
    <style:style style:name="Mgr11" style:family="graphic" style:parent-style-name="standard">
      <style:graphic-properties draw:stroke="none" draw:fill="gradient" draw:fill-color="#ff0000" draw:fill-gradient-name="Gradient_20_7" draw:textarea-horizontal-align="center" draw:textarea-vertical-align="middle" draw:shadow-color="#808080"/>
    </style:style>
    <style:style style:name="Mgr12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-color="#808080"/>
    </style:style>
    <style:style style:name="Mgr13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-color="#808080"/>
    </style:style>
    <style:style style:name="Mgr14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-color="#808080"/>
    </style:style>
    <style:style style:name="Mgr15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-color="#808080"/>
    </style:style>
    <style:style style:name="Mpr1" style:family="presentation" style:parent-style-name="modello-outline1">
      <style:graphic-properties draw:fill-color="#ffffff" draw:auto-grow-height="false" fo:min-height="12.001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margin-top="0.396cm" fo:margin-bottom="0cm" fo:text-indent="0cm"/>
    </style:style>
    <style:style style:name="MP3" style:family="paragraph">
      <style:paragraph-properties text:enable-numbering="false" fo:margin-left="0cm" fo:margin-right="0cm" fo:margin-top="0.396cm" fo:margin-bottom="0cm" fo:text-indent="0cm"/>
      <style:text-properties fo:font-size="26.5pt"/>
    </style:style>
    <style:style style:name="MP4" style:family="paragraph">
      <style:paragraph-properties fo:margin-left="0cm" fo:margin-right="0cm" fo:margin-top="0.24cm" fo:margin-bottom="0cm" style:line-height-at-least="0.93cm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  <style:tab-stop style:position="26.881cm"/>
        </style:tab-stops>
      </style:paragraph-properties>
    </style:style>
    <style:style style:name="MP5" style:family="paragraph">
      <style:paragraph-properties fo:margin-left="0cm" fo:margin-right="0cm" fo:margin-top="0cm" fo:margin-bottom="0cm" fo:line-height="118%" fo:text-align="start" fo:text-indent="0cm" style:punctuation-wrap="simple" style:line-break="normal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  <style:tab-stop style:position="25.294cm"/>
        </style:tab-stops>
      </style:paragraph-properties>
    </style:style>
    <style:style style:name="MP6" style:family="paragraph">
      <style:paragraph-properties fo:margin-left="0cm" fo:margin-right="0cm" fo:margin-top="0cm" fo:margin-bottom="0cm" fo:line-height="118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</style:style>
    <style:style style:name="MP7" style:family="paragraph">
      <style:paragraph-properties fo:margin-left="0cm" fo:margin-right="0cm" fo:margin-top="0cm" fo:margin-bottom="0cm" fo:line-height="118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</style:style>
    <style:style style:name="MP8" style:family="paragraph">
      <style:paragraph-properties fo:margin-left="0cm" fo:margin-right="0cm" fo:margin-top="0cm" fo:margin-bottom="0cm" fo:line-height="118%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</style:tab-stops>
      </style:paragraph-properties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text:enable-numbering="false" fo:margin-left="0cm" fo:margin-right="0cm" fo:text-align="center" fo:text-indent="0cm"/>
      <style:text-properties fo:font-size="26.5pt"/>
    </style:style>
    <style:style style:name="MP12" style:family="paragraph">
      <style:paragraph-properties fo:margin-left="0cm" fo:margin-right="0cm" fo:text-align="end" fo:text-indent="0cm"/>
    </style:style>
    <style:style style:name="MP13" style:family="paragraph">
      <style:paragraph-properties text:enable-numbering="false" fo:margin-left="0cm" fo:margin-right="0cm" fo:text-align="end" fo:text-indent="0cm"/>
      <style:text-properties fo:font-size="24pt"/>
    </style:style>
    <style:style style:name="MT1" style:family="text">
      <style:text-properties fo:color="#3333cc" fo:font-size="18pt" fo:language="it" fo:country="IT" fo:font-weight="bold" style:font-size-asian="18pt" style:language-asian="it" style:country-asian="IT" style:font-size-complex="18pt" style:language-complex="it" style:country-complex="IT"/>
    </style:style>
    <style:style style:name="MT2" style:family="text">
      <style:text-properties fo:color="#3333cc" style:text-outline="false" style:text-line-through-style="none" style:text-position="0% 100%" fo:font-family="Arial" style:font-family-generic="swiss" style:font-pitch="variable" fo:font-size="23pt" fo:language="it" fo:country="IT" fo:font-style="normal" fo:text-shadow="none" style:text-underline-style="none" fo:font-weight="bold" style:font-family-asian="'HG Mincho Light J'" style:font-pitch-asian="variable" style:font-size-asian="24pt" style:language-asian="it" style:country-asian="IT" style:font-style-asian="normal" style:font-weight-asian="normal" style:font-family-complex="'Arial Unicode MS'" style:font-pitch-complex="variable" style:font-size-complex="24pt" style:language-complex="it" style:country-complex="IT" style:font-style-complex="normal" style:font-weight-complex="normal" style:font-relief="none"/>
    </style:style>
    <style:style style:name="MT3" style:family="text">
      <style:text-properties fo:color="#000000" style:text-outline="false" style:text-line-through-style="none" style:text-position="0% 100%" fo:font-family="Arial" style:font-family-generic="swiss" style:font-pitch="variable" fo:font-size="21pt" fo:language="it" fo:country="IT" fo:font-style="normal" fo:text-shadow="none" style:text-underline-style="none" fo:font-weight="normal" style:font-family-asian="'HG Mincho Light J'" style:font-pitch-asian="variable" style:font-size-asian="23pt" style:language-asian="it" style:country-asian="IT" style:font-style-asian="normal" style:font-weight-asian="normal" style:font-family-complex="'Arial Unicode MS'" style:font-pitch-complex="variable" style:font-size-complex="23pt" style:language-complex="it" style:country-complex="IT" style:font-style-complex="normal" style:font-weight-complex="normal" style:font-relief="none"/>
    </style:style>
    <style:style style:name="MT4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it" fo:country="IT" fo:font-style="normal" fo:text-shadow="none" style:text-underline-style="none" fo:font-weight="normal" style:font-family-asian="'HG Mincho Light J'" style:font-pitch-asian="variable" style:font-size-asian="22pt" style:language-asian="it" style:country-asian="IT" style:font-style-asian="normal" style:font-weight-asian="normal" style:font-family-complex="'Arial Unicode MS'" style:font-pitch-complex="variable" style:font-size-complex="22pt" style:language-complex="it" style:country-complex="IT" style:font-style-complex="normal" style:font-weight-complex="normal" style:font-relief="none"/>
    </style:style>
    <style:style style:name="MT5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it" fo:country="IT" fo:font-style="normal" fo:text-shadow="none" style:text-underline-style="none" fo:font-weight="normal" style:font-family-asian="'HG Mincho Light J'" style:font-pitch-asian="variable" style:font-size-asian="18pt" style:language-asian="it" style:country-asian="IT" style:font-style-asian="normal" style:font-weight-asian="normal" style:font-family-complex="'Arial Unicode MS'" style:font-pitch-complex="variable" style:font-size-complex="18pt" style:language-complex="it" style:country-complex="IT" style:font-style-complex="normal" style:font-weight-complex="normal" style:font-relief="none"/>
    </style:style>
    <style:style style:name="MT6" style:family="text">
      <style:text-properties fo:color="#000000" style:text-outline="false" style:text-line-through-style="none" style:text-position="0% 100%" fo:font-family="Arial" style:font-family-generic="swiss" style:font-pitch="variable" fo:font-size="16pt" fo:language="it" fo:country="IT" fo:font-style="normal" fo:text-shadow="none" style:text-underline-style="none" fo:font-weight="normal" style:font-family-asian="'HG Mincho Light J'" style:font-pitch-asian="variable" style:font-size-asian="16pt" style:language-asian="it" style:country-asian="IT" style:font-style-asian="normal" style:font-weight-asian="normal" style:font-family-complex="'Arial Unicode MS'" style:font-pitch-complex="variable" style:font-size-complex="16pt" style:language-complex="it" style:country-complex="IT" style:font-style-complex="normal" style:font-weight-complex="normal" style:font-relief="none"/>
    </style:style>
    <style:style style:name="MT7" style:family="text">
      <style:text-properties fo:font-size="12pt" fo:language="it" fo:country="IT" style:font-family-asian="'Times New Roman'" style:font-pitch-asian="variable" style:font-size-asian="12pt" style:language-asian="it" style:country-asian="IT" style:font-family-complex="'Times New Roman'" style:font-pitch-complex="variable" style:font-size-complex="12pt" style:language-complex="it" style:country-complex="IT"/>
    </style:style>
    <style:style style:name="MT8" style:family="text">
      <style:text-properties fo:color="#000000" fo:font-size="13pt" fo:language="zxx" fo:country="none" style:font-size-asian="13pt" style:language-asian="zxx" style:country-asian="none" style:font-size-complex="13pt" style:language-complex="zxx" style:country-complex="none"/>
    </style:style>
    <style:style style:name="MT9" style:family="text">
      <style:text-properties fo:color="#3333cc" fo:font-size="18pt" fo:language="en" fo:country="GB" fo:font-weight="bold" style:font-size-asian="18pt" style:language-asian="en" style:country-asian="GB" style:font-size-complex="18pt" style:language-complex="en" style:country-complex="GB"/>
    </style:style>
    <style:style style:name="MT10" style:family="text">
      <style:text-properties fo:font-size="12pt" fo:language="en" fo:country="GB" style:font-size-asian="12pt" style:language-asian="en" style:country-asian="GB" style:font-size-complex="12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">
        <style:list-level-properties text:min-label-width="1.058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587cm" text:min-label-width="1.058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3.175cm" text:min-label-width="0.635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4.339cm" text:min-label-width="0.635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503cm" text:min-label-width="0.635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5.503cm" text:min-label-width="0.635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5.503cm" text:min-label-width="0.635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5.503cm" text:min-label-width="0.635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89cm" svg:height="5.167cm" svg:x="1.969cm" svg:y="5.226cm"/>
      <draw:page-thumbnail draw:layer="backgroundobjects" svg:width="6.89cm" svg:height="5.167cm" svg:x="10.829cm" svg:y="5.226cm"/>
      <draw:page-thumbnail draw:layer="backgroundobjects" svg:width="6.89cm" svg:height="5.167cm" svg:x="1.969cm" svg:y="18.006cm"/>
      <draw:page-thumbnail draw:layer="backgroundobjects" svg:width="6.89cm" svg:height="5.167cm" svg:x="10.829cm" svg:y="18.006cm"/>
    </style:handout-master>
    <style:master-page style:name="modello" style:page-layout-name="PM1" draw:style-name="Mdp1">
      <draw:g>
        <draw:polygon draw:style-name="Mgr1" draw:text-style-name="MP1" draw:layer="backgroundobjects" svg:width="29.699cm" svg:height="20.999cm" svg:x="-0.213cm" svg:y="0.21cm" svg:viewBox="0 0 29700 21000" draw:points="0,0 29700,0 29700,18856 26667,21000 0,21000">
          <text:p/>
        </draw:polygon>
        <draw:path draw:style-name="Mgr2" draw:text-style-name="MP1" draw:layer="backgroundobjects" svg:width="3.032cm" svg:height="2.143cm" svg:x="26.454cm" svg:y="19.066cm" svg:viewBox="0 0 3033 2144" svg:d="M0 2144l787-2144c758 306 729 133 2246 0z">
          <text:p/>
        </draw:path>
      </draw:g>
      <draw:frame presentation:style-name="modello-title" draw:layer="backgroundobjects" svg:width="28.328cm" svg:height="1.604cm" svg:x="0.68cm" svg:y="0.832cm" presentation:class="title" presentation:placeholder="true">
        <draw:text-box/>
      </draw:frame>
      <draw:frame draw:style-name="Mgr3" draw:text-style-name="MP3" draw:layer="backgroundobjects" svg:width="1.733cm" svg:height="1.122cm" svg:x="27.966cm" svg:y="19.833cm">
        <draw:text-box>
          <text:p text:style-name="MP2"><text:span text:style-name="MT1"><text:page-number>&lt;numero&gt;</text:page-number></text:span></text:p>
        </draw:text-box>
      </draw:frame>
      <draw:rect draw:style-name="Mgr4" draw:text-style-name="MP1" draw:layer="backgroundobjects" svg:width="28.102cm" svg:height="0.467cm" svg:x="0.809cm" svg:y="2.566cm">
        <text:p/>
      </draw:rect>
      <draw:frame presentation:style-name="Mpr1" draw:text-style-name="MP9" draw:layer="backgroundobjects" svg:width="27.719cm" svg:height="10.286cm" svg:x="0.99cm" svg:y="3.5cm" presentation:class="outline">
        <draw:text-box>
          <text:list text:style-name="ML2">
            <text:list-item>
              <text:p text:style-name="MP4"><text:span text:style-name="MT2">Cliccate per modificare il formato del testo della struttura</text:span></text:p>
              <text:list>
                <text:list-item>
                  <text:p text:style-name="MP5"><text:span text:style-name="MT3">Secondo livello struttura</text:span></text:p>
                  <text:list>
                    <text:list-item>
                      <text:p text:style-name="MP6"><text:span text:style-name="MT4">Terzo livello struttura</text:span></text:p>
                      <text:list>
                        <text:list-item>
                          <text:p text:style-name="MP7"><text:span text:style-name="MT5">Quarto livello struttura</text:span></text:p>
                          <text:list>
                            <text:list-item>
                              <text:p text:style-name="MP8"><text:span text:style-name="MT6">Quinto livello struttura</text:span></text:p>
                              <text:list>
                                <text:list-item>
                                  <text:p text:style-name="MP8"><text:span text:style-name="MT6">Sesto livello struttura</text:span></text:p>
                                  <text:list>
                                    <text:list-item>
                                      <text:p text:style-name="MP8"><text:span text:style-name="MT6">Settimo livello struttura</text:span></text:p>
                                      <text:list>
                                        <text:list-item>
                                          <text:p text:style-name="MP8"><text:span text:style-name="MT6">Ottavo livello struttura</text:span></text:p>
                                          <text:list>
                                            <text:list-item>
                                              <text:p text:style-name="MP8"><text:span text:style-name="MT6">Nono livello struttur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1" draw:layer="backgroundobjects" svg:width="8.878cm" svg:height="0.841cm" svg:x="0.1cm" svg:y="20.158cm">
        <draw:text-box>
          <text:p text:style-name="MP10"><text:span text:style-name="MT7">© 2002-2005 Renzo Davoli, Alberto Montresor</text:span></text:p>
        </draw:text-box>
      </draw:frame>
      <presentation:notes style:page-layout-name="PM2">
        <draw:rect draw:style-name="Mgr6" draw:text-style-name="MP1" draw:layer="backgroundobjects" svg:width="19.69cm" svg:height="28.4cm" svg:x="0cm" svg:y="0cm">
          <text:p/>
        </draw:rect>
        <draw:frame draw:style-name="Mgr7" draw:layer="backgroundobjects" svg:width="8.528cm" svg:height="1.42cm" svg:x="0cm" svg:y="0cm">
          <draw:text-box>
            <text:p/>
          </draw:text-box>
        </draw:frame>
        <draw:frame draw:style-name="Mgr8" draw:layer="backgroundobjects" svg:width="8.528cm" svg:height="1.42cm" svg:x="11.157cm" svg:y="0cm">
          <draw:text-box>
            <text:p/>
          </draw:text-box>
        </draw:frame>
        <draw:page-thumbnail presentation:style-name="modello-title" draw:layer="backgroundobjects" svg:width="14.199cm" svg:height="10.649cm" svg:x="2.743cm" svg:y="2.13cm" presentation:class="page"/>
        <draw:frame presentation:style-name="modello-notes" draw:layer="backgroundobjects" svg:width="14.437cm" svg:height="12.784cm" svg:x="2.624cm" svg:y="13.485cm" presentation:class="notes" presentation:placeholder="true">
          <draw:text-box/>
        </draw:frame>
        <draw:frame draw:style-name="Mgr9" draw:layer="backgroundobjects" svg:width="8.528cm" svg:height="1.42cm" svg:x="0cm" svg:y="26.979cm">
          <draw:text-box>
            <text:p/>
          </draw:text-box>
        </draw:frame>
        <draw:frame draw:style-name="Mgr10" draw:layer="backgroundobjects" svg:width="8.528cm" svg:height="1.42cm" svg:x="11.157cm" svg:y="26.979cm">
          <draw:text-box>
            <text:p text:style-name="MP12"><text:span text:style-name="MT8"><text:page-number>&lt;numero&gt;</text:page-number></text:span></text:p>
          </draw:text-box>
        </draw:frame>
      </presentation:notes>
    </style:master-page>
    <style:master-page style:name="Standard" style:page-layout-name="PM1" draw:style-name="Mdp1">
      <draw:g>
        <draw:polygon draw:style-name="Mgr1" draw:text-style-name="MP1" draw:layer="backgroundobjects" svg:width="29.699cm" svg:height="20.999cm" svg:x="0.036cm" svg:y="-0.022cm" svg:viewBox="0 0 29700 21000" draw:points="0,0 29700,0 29700,18856 26667,21000 0,21000">
          <text:p/>
        </draw:polygon>
        <draw:path draw:style-name="Mgr2" draw:text-style-name="MP1" draw:layer="backgroundobjects" svg:width="3.032cm" svg:height="2.143cm" svg:x="26.703cm" svg:y="18.834cm" svg:viewBox="0 0 3033 2144" svg:d="M0 2144l787-2144c758 306 729 133 2246 0z">
          <text:p/>
        </draw:path>
      </draw:g>
      <draw:frame presentation:style-name="Standard-title" draw:layer="backgroundobjects" svg:width="28.328cm" svg:height="2.722cm" svg:x="0.494cm" svg:y="0.273cm" presentation:class="title" presentation:placeholder="true" presentation:user-transformed="true">
        <draw:text-box/>
      </draw:frame>
      <draw:frame draw:style-name="Mgr3" draw:text-style-name="MP3" draw:layer="backgroundobjects" svg:width="1.733cm" svg:height="1.122cm" svg:x="27.965cm" svg:y="19.833cm">
        <draw:text-box>
          <text:p text:style-name="MP2"><text:span text:style-name="MT9"><text:page-number>&lt;numero&gt;</text:page-number></text:span></text:p>
        </draw:text-box>
      </draw:frame>
      <draw:rect draw:style-name="Mgr11" draw:text-style-name="MP1" draw:layer="backgroundobjects" svg:width="28.102cm" svg:height="0.467cm" svg:x="0.685cm" svg:y="2.566cm">
        <text:p/>
      </draw:rect>
      <draw:frame presentation:style-name="Standard-outline1" draw:layer="backgroundobjects" svg:width="25.362cm" svg:height="13.86cm" svg:x="2.181cm" svg:y="5.837cm" presentation:class="outline" presentation:placeholder="true" presentation:user-transformed="true">
        <draw:text-box/>
      </draw:frame>
      <presentation:notes style:page-layout-name="PM2">
        <draw:rect draw:style-name="Mgr6" draw:text-style-name="MP1" draw:layer="backgroundobjects" svg:width="19.05cm" svg:height="25.4cm" svg:x="1.938cm" svg:y="2cm">
          <text:p/>
        </draw:rect>
        <draw:frame draw:style-name="Mgr12" draw:layer="backgroundobjects" svg:width="8.255cm" svg:height="1.27cm" svg:x="2cm" svg:y="2cm">
          <draw:text-box>
            <text:p/>
          </draw:text-box>
        </draw:frame>
        <draw:frame draw:style-name="Mgr13" draw:layer="backgroundobjects" svg:width="8.255cm" svg:height="1.27cm" svg:x="10.733cm" svg:y="2cm">
          <draw:text-box>
            <text:p/>
          </draw:text-box>
        </draw:frame>
        <draw:page-thumbnail presentation:style-name="Standard-title" draw:layer="backgroundobjects" svg:width="12.7cm" svg:height="9.525cm" svg:x="3.175cm" svg:y="2cm" presentation:class="page"/>
        <draw:frame presentation:style-name="Standard-notes" draw:layer="backgroundobjects" svg:width="13.97cm" svg:height="11.43cm" svg:x="2.54cm" svg:y="12.065cm" presentation:class="notes" presentation:placeholder="true" presentation:user-transformed="true">
          <draw:text-box/>
        </draw:frame>
        <draw:frame draw:style-name="Mgr14" draw:layer="backgroundobjects" svg:width="8.255cm" svg:height="1.27cm" svg:x="2cm" svg:y="24.13cm">
          <draw:text-box>
            <text:p/>
          </draw:text-box>
        </draw:frame>
        <draw:frame draw:style-name="Mgr15" draw:text-style-name="MP13" draw:layer="backgroundobjects" svg:width="8.255cm" svg:height="1.27cm" svg:x="10.733cm" svg:y="24.13cm">
          <draw:text-box>
            <text:p text:style-name="MP12"><text:span text:style-name="MT10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1$Win32 OpenOffice.org_project/411m6$Build-9775</meta:generator>
    <meta:initial-creator>Alberto Montresor</meta:initial-creator>
    <meta:creation-date>2002-08-19T11:31:52</meta:creation-date>
    <dc:date>2015-11-25T08:40:18.15</dc:date>
    <meta:printed-by>vic </meta:printed-by>
    <meta:print-date>2015-11-19T18:38:11.44</meta:print-date>
    <dc:language>en-US</dc:language>
    <meta:editing-cycles>165</meta:editing-cycles>
    <meta:editing-duration>P19DT4H29M8S</meta:editing-duration>
    <dc:creator>vic </dc:creator>
    <meta:document-statistic meta:object-count="1500"/>
    <meta:user-defined meta:name="Info 1"/>
    <meta:user-defined meta:name="Info 2"/>
    <meta:user-defined meta:name="Info 3"/>
    <meta:user-defined meta:name="Info 4"/>
  </office:meta>
</office:document-meta>
</file>